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aecf00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579d1c" draw:textarea-horizontal-align="center" draw:textarea-vertical-align="middle"/>
    </style:style>
    <style:style style:name="gr5" style:family="graphic" style:parent-style-name="standard">
      <style:graphic-properties draw:fill="solid" draw:fill-color="#83caff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ffd320" draw:textarea-horizontal-align="center" draw:textarea-vertical-align="middle"/>
    </style:style>
    <style:style style:name="gr8" style:family="graphic" style:parent-style-name="standard">
      <style:graphic-properties draw:fill="solid" draw:fill-color="#ffd320" draw:textarea-horizontal-align="center" draw:textarea-vertical-align="middle"/>
    </style:style>
    <style:style style:name="gr9" style:family="graphic" style:parent-style-name="standard">
      <style:graphic-properties draw:fill="solid" draw:fill-color="#aecf00" draw:textarea-horizontal-align="center" draw:textarea-vertical-align="middle"/>
    </style:style>
    <style:style style:name="gr10" style:family="graphic" style:parent-style-name="standard">
      <style:graphic-properties draw:fill="solid" draw:fill-color="#579d1c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74cm" fo:min-width="0cm"/>
    </style:style>
    <style:style style:name="gr12" style:family="graphic" style:parent-style-name="standard">
      <style:graphic-properties draw:fill="solid" draw:fill-color="#ff950e" draw:textarea-horizontal-align="center" draw:textarea-vertical-align="middle"/>
    </style:style>
    <style:style style:name="gr13" style:family="graphic" style:parent-style-name="standard">
      <style:graphic-properties draw:fill="solid" draw:fill-color="#ff950e" draw:textarea-horizontal-align="center" draw:textarea-vertical-align="middle"/>
    </style:style>
    <style:style style:name="gr14" style:family="graphic" style:parent-style-name="standard">
      <style:graphic-properties draw:fill="solid" draw:fill-color="#cccccc" draw:textarea-horizontal-align="center" draw:textarea-vertical-align="middle"/>
    </style:style>
    <style:style style:name="gr15" style:family="graphic" style:parent-style-name="standard">
      <style:graphic-properties draw:fill="solid" draw:fill-color="#0084d1" draw:textarea-horizontal-align="center" draw:textarea-vertical-align="middle"/>
    </style:style>
    <style:style style:name="gr16" style:family="graphic" style:parent-style-name="standard">
      <style:graphic-properties svg:stroke-width="0.05cm" svg:stroke-color="#aecf00" draw:marker-start-width="0.275cm" draw:marker-end-width="0.275cm" draw:fill="solid" draw:fill-color="#83caff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="solid" draw:fill-color="#e6e6ff" draw:textarea-horizontal-align="center" draw:textarea-vertical-align="middle"/>
    </style:style>
    <style:style style:name="gr18" style:family="graphic" style:parent-style-name="standard">
      <style:graphic-properties draw:stroke="dash" draw:stroke-dash="Ultrafine_20_Dashed" draw:fill="solid" draw:fill-color="#ff8080" draw:textarea-horizontal-align="center" draw:textarea-vertical-align="middle"/>
    </style:style>
    <style:style style:name="gr19" style:family="graphic" style:parent-style-name="standard">
      <style:graphic-properties draw:fill="solid" draw:fill-color="#83caff" draw:textarea-horizontal-align="center" draw:textarea-vertical-align="middle"/>
    </style:style>
    <style:style style:name="gr20" style:family="graphic" style:parent-style-name="standard">
      <style:graphic-properties draw:fill="solid" draw:fill-color="#ccccff" draw:textarea-horizontal-align="center" draw:textarea-vertical-align="middle"/>
    </style:style>
    <style:style style:name="gr21" style:family="graphic" style:parent-style-name="standard">
      <style:graphic-properties draw:stroke="solid" svg:stroke-width="0.05cm" svg:stroke-color="#ff0000" draw:marker-start-width="0.275cm" draw:marker-end-width="0.275cm" draw:fill="solid" draw:fill-color="#ccccff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fill="solid" draw:fill-color="#c5000b" draw:textarea-horizontal-align="center" draw:textarea-vertical-align="middle"/>
    </style:style>
    <style:style style:name="gr23" style:family="graphic" style:parent-style-name="standard">
      <style:graphic-properties svg:stroke-width="0.05cm" svg:stroke-color="#c5000b" draw:marker-start-width="0.275cm" draw:marker-end-width="0.275cm" draw:fill="solid" draw:fill-color="#83caff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dash" draw:stroke-dash="Ultrafine_20_Dashed" draw:fill="solid" draw:fill-color="#ffcc99" draw:textarea-horizontal-align="center" draw:textarea-vertical-align="middle"/>
    </style:style>
    <style:style style:name="gr25" style:family="graphic" style:parent-style-name="standard">
      <style:graphic-properties draw:fill="solid" draw:fill-color="#e6e6ff" draw:textarea-horizontal-align="center" draw:textarea-vertical-align="middle"/>
    </style:style>
    <style:style style:name="gr26" style:family="graphic" style:parent-style-name="standard">
      <style:graphic-properties draw:fill="solid" draw:fill-color="#004586" draw:textarea-horizontal-align="center" draw:textarea-vertical-align="middle"/>
    </style:style>
    <style:style style:name="gr27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7e0021" draw:textarea-horizontal-align="justify" draw:textarea-vertical-align="middle" draw:auto-grow-height="false"/>
    </style:style>
    <style:style style:name="gr30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32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solid" draw:fill-color="#83caff" draw:textarea-horizontal-align="left" draw:auto-grow-height="true" draw:auto-grow-width="false" fo:min-height="2.747cm" fo:min-width="14.243cm"/>
    </style:style>
    <style:style style:name="gr34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35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6" style:family="graphic" style:parent-style-name="standard">
      <style:graphic-properties draw:marker-start="Arrow" draw:marker-start-width="0.15cm" draw:marker-end="Arrow" draw:marker-end-width="0.15cm" draw:textarea-horizontal-align="center" draw:textarea-vertical-align="middle"/>
    </style:style>
    <style:style style:name="gr37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38" style:family="graphic" style:parent-style-name="standard">
      <style:graphic-properties draw:stroke="none" draw:fill="solid" draw:fill-color="#ff420e" draw:textarea-horizontal-align="justify" draw:textarea-vertical-align="middle" draw:auto-grow-height="false"/>
    </style:style>
    <style:style style:name="gr39" style:family="graphic" style:parent-style-name="standard">
      <style:graphic-properties draw:stroke="none" svg:stroke-color="#000000" draw:fill="solid" draw:fill-color="#ff420e" draw:textarea-horizontal-align="left" draw:auto-grow-height="true" draw:auto-grow-width="false" fo:min-height="6.042cm" fo:min-width="14.243cm"/>
    </style:style>
    <style:style style:name="gr40" style:family="graphic" style:parent-style-name="standard">
      <style:graphic-properties draw:stroke="none" draw:fill="solid" draw:fill-color="#0047ff" draw:textarea-horizontal-align="justify" draw:textarea-vertical-align="middle" draw:auto-grow-height="false"/>
    </style:style>
    <style:style style:name="gr41" style:family="graphic" style:parent-style-name="standard">
      <style:graphic-properties draw:marker-start="" draw:textarea-horizontal-align="center" draw:textarea-vertical-align="middle"/>
    </style:style>
    <style:style style:name="gr42" style:family="graphic" style:parent-style-name="standard">
      <style:graphic-properties draw:fill="solid" draw:fill-color="#0099ff" draw:textarea-horizontal-align="center" draw:textarea-vertical-align="middle"/>
    </style:style>
    <style:style style:name="gr43" style:family="graphic" style:parent-style-name="standard">
      <style:graphic-properties draw:fill="solid" draw:fill-color="#dc2300" draw:textarea-horizontal-align="center" draw:textarea-vertical-align="middle"/>
    </style:style>
    <style:style style:name="gr44" style:family="graphic" style:parent-style-name="standard">
      <style:graphic-properties draw:stroke="solid" svg:stroke-color="#ff0000" draw:marker-end="Arrow" draw:fill="solid" draw:fill-color="#c0c0c0" draw:textarea-horizontal-align="center" draw:textarea-vertical-align="middle"/>
    </style:style>
    <style:style style:name="gr45" style:family="graphic" style:parent-style-name="standard">
      <style:graphic-properties draw:stroke="solid" svg:stroke-color="#ff0000" draw:marker-end="Arrow" draw:fill="solid" draw:fill-color="#cccccc" draw:textarea-horizontal-align="center" draw:textarea-vertical-align="middle"/>
    </style:style>
    <style:style style:name="gr46" style:family="graphic" style:parent-style-name="standard">
      <style:graphic-properties draw:stroke="none" draw:marker-end="Arrow" draw:fill="solid" draw:fill-color="#c0c0c0" draw:textarea-horizontal-align="center" draw:textarea-vertical-align="middle"/>
    </style:style>
    <style:style style:name="gr47" style:family="graphic" style:parent-style-name="standard">
      <style:graphic-properties draw:stroke="dash" draw:stroke-dash="Ultrafine_20_Dashed" svg:stroke-color="#99284c" draw:fill="none" draw:textarea-horizontal-align="justify" draw:textarea-vertical-align="middle" draw:auto-grow-height="false"/>
    </style:style>
    <style:style style:name="gr48" style:family="graphic" style:parent-style-name="standard">
      <style:graphic-properties svg:stroke-color="#000000" draw:fill="solid" draw:fill-color="#ff3366" draw:textarea-horizontal-align="justify" draw:textarea-vertical-align="middle" draw:auto-grow-height="false"/>
    </style:style>
    <style:style style:name="gr49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50" style:family="graphic" style:parent-style-name="standard">
      <style:graphic-properties draw:fill="solid" draw:fill-color="#b84700" draw:textarea-horizontal-align="justify" draw:textarea-vertical-align="middle" draw:auto-grow-height="false"/>
    </style:style>
    <style:style style:name="gr5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52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gr53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54" style:family="graphic" style:parent-style-name="standard">
      <style:graphic-properties draw:fill="solid" draw:fill-color="#ff3366" draw:textarea-horizontal-align="center" draw:textarea-vertical-align="middle"/>
    </style:style>
    <style:style style:name="gr55" style:family="graphic" style:parent-style-name="standard">
      <style:graphic-properties draw:marker-end="Arrow" draw:textarea-horizontal-align="center" draw:textarea-vertical-align="middle"/>
    </style:style>
    <style:style style:name="gr56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57" style:family="graphic" style:parent-style-name="standard">
      <style:graphic-properties draw:fill="solid" draw:fill-color="#eb613d" draw:textarea-horizontal-align="center" draw:textarea-vertical-align="middle"/>
    </style:style>
    <style:style style:name="gr58" style:family="graphic" style:parent-style-name="standard">
      <style:graphic-properties draw:fill="solid" draw:fill-color="#ff3333" draw:textarea-horizontal-align="center" draw:textarea-vertical-align="middle"/>
    </style:style>
    <style:style style:name="gr59" style:family="graphic" style:parent-style-name="standard">
      <style:graphic-properties draw:fill="solid" draw:fill-color="#b84700" draw:textarea-horizontal-align="center" draw:textarea-vertical-align="middle"/>
    </style:style>
    <style:style style:name="gr6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61" style:family="graphic" style:parent-style-name="standard">
      <style:graphic-properties draw:fill="solid" draw:fill-color="#dc2300" draw:textarea-horizontal-align="center" draw:textarea-vertical-align="middle"/>
    </style:style>
    <style:style style:name="gr62" style:family="graphic" style:parent-style-name="standard">
      <style:graphic-properties draw:marker-end="Arrow" draw:textarea-horizontal-align="center" draw:textarea-vertical-align="middle"/>
    </style:style>
    <style:style style:name="gr6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4" style:family="graphic" style:parent-style-name="standard">
      <style:graphic-properties draw:stroke="dash" draw:stroke-dash="Ultrafine_20_Dashed" draw:fill="solid" draw:fill-color="#ffcc99" draw:textarea-horizontal-align="center" draw:textarea-vertical-align="middle"/>
    </style:style>
    <style:style style:name="gr65" style:family="graphic" style:parent-style-name="standard">
      <style:graphic-properties draw:textarea-horizontal-align="center" draw:textarea-vertical-align="middle"/>
    </style:style>
    <style:style style:name="gr66" style:family="graphic" style:parent-style-name="standard">
      <style:graphic-properties draw:fill="solid" draw:fill-color="#e6e6e6" draw:textarea-horizontal-align="center" draw:textarea-vertical-align="middle"/>
    </style:style>
    <style:style style:name="gr67" style:family="graphic" style:parent-style-name="standard">
      <style:graphic-properties draw:stroke="none" draw:textarea-horizontal-align="center" draw:textarea-vertical-align="middle"/>
    </style:style>
    <style:style style:name="gr68" style:family="graphic" style:parent-style-name="standard">
      <style:graphic-properties draw:fill="solid" draw:fill-color="#c0c0c0" draw:textarea-horizontal-align="center" draw:textarea-vertical-align="middle"/>
    </style:style>
    <style:style style:name="gr69" style:family="graphic" style:parent-style-name="standard">
      <style:graphic-properties draw:fill="none" draw:textarea-horizontal-align="center" draw:textarea-vertical-align="middle"/>
    </style:style>
    <style:style style:name="gr70" style:family="graphic" style:parent-style-name="standard">
      <style:graphic-properties draw:stroke="none" svg:stroke-color="#000000" draw:fill="solid" draw:fill-color="#7e0021" fo:min-height="0.438cm"/>
    </style:style>
    <style:style style:name="gr71" style:family="graphic" style:parent-style-name="standard">
      <style:graphic-properties draw:stroke="none" svg:stroke-color="#000000" draw:fill="none" draw:fill-color="#ffffff" fo:min-height="8.229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1cm" fo:min-width="0cm"/>
    </style:style>
    <style:style style:name="gr73" style:family="graphic" style:parent-style-name="standard">
      <style:graphic-properties draw:fill="solid" draw:fill-color="#7da647" draw:textarea-horizontal-align="center" draw:textarea-vertical-align="middle"/>
    </style:style>
    <style:style style:name="gr74" style:family="graphic" style:parent-style-name="standard">
      <style:graphic-properties draw:fill="solid" draw:fill-color="#c0c0c0" draw:textarea-horizontal-align="center" draw:textarea-vertical-align="middle"/>
    </style:style>
    <style:style style:name="gr75" style:family="graphic" style:parent-style-name="standard">
      <style:graphic-properties draw:fill="solid" draw:fill-color="#808019" draw:textarea-horizontal-align="center" draw:textarea-vertical-align="middle"/>
    </style:style>
    <style:style style:name="gr76" style:family="graphic" style:parent-style-name="standard">
      <style:graphic-properties draw:stroke="none" draw:fill="solid" draw:fill-color="#cccccc" draw:textarea-horizontal-align="center" draw:textarea-vertical-align="middle"/>
    </style:style>
    <style:style style:name="gr77" style:family="graphic" style:parent-style-name="standard">
      <style:graphic-properties draw:stroke="solid" svg:stroke-color="#000000" draw:fill="none" draw:fill-color="#7e0021" fo:min-height="0.438cm"/>
    </style:style>
    <style:style style:name="gr78" style:family="graphic" style:parent-style-name="standard">
      <style:graphic-properties draw:stroke="none" svg:stroke-color="#000000" draw:fill="none" draw:fill-color="#ffffff" fo:min-height="1.148cm"/>
    </style:style>
    <style:style style:name="gr79" style:family="graphic" style:parent-style-name="standard">
      <style:graphic-properties draw:stroke="none" svg:stroke-color="#000000" draw:fill="none" draw:fill-color="#ffffff" fo:min-height="0.425cm"/>
    </style:style>
    <style:style style:name="gr80" style:family="graphic" style:parent-style-name="standard">
      <style:graphic-properties draw:stroke="dash" draw:stroke-dash="Fine_20_Dashed" draw:textarea-horizontal-align="center" draw:textarea-vertical-align="middle"/>
    </style:style>
    <style:style style:name="gr81" style:family="graphic" style:parent-style-name="standard">
      <style:graphic-properties draw:stroke="none" svg:stroke-color="#000000" draw:fill="solid" draw:fill-color="#e6e6e6" fo:min-height="0.382cm"/>
    </style:style>
    <style:style style:name="gr82" style:family="graphic" style:parent-style-name="standard">
      <style:graphic-properties draw:stroke="dash" draw:stroke-dash="Ultrafine_20_Dashed" svg:stroke-color="#008000" draw:marker-end="Arrow" draw:marker-end-width="0.3cm" draw:textarea-horizontal-align="center" draw:textarea-vertical-align="middle"/>
    </style:style>
    <style:style style:name="gr83" style:family="graphic" style:parent-style-name="standard">
      <style:graphic-properties draw:stroke="dash" draw:stroke-dash="Ultrafine_20_Dashed" svg:stroke-color="#800000" draw:marker-end="Arrow" draw:marker-end-width="0.3cm" draw:textarea-horizontal-align="center" draw:textarea-vertical-align="middle"/>
    </style:style>
    <style:style style:name="gr84" style:family="graphic" style:parent-style-name="standard">
      <style:graphic-properties draw:stroke="none" svg:stroke-color="#000000" draw:fill="none" draw:fill-color="#ffffff" fo:min-height="0.393cm"/>
    </style:style>
    <style:style style:name="gr85" style:family="graphic" style:parent-style-name="standard">
      <style:graphic-properties draw:stroke="solid" svg:stroke-color="#000000" draw:fill="solid" draw:fill-color="#ff950e" fo:min-height="0.438cm"/>
    </style:style>
    <style:style style:name="gr86" style:family="graphic" style:parent-style-name="standard">
      <style:graphic-properties draw:fill="solid" draw:fill-color="#9999cc" draw:textarea-horizontal-align="center" draw:textarea-vertical-align="middle"/>
    </style:style>
    <style:style style:name="gr87" style:family="graphic" style:parent-style-name="standard">
      <style:graphic-properties draw:marker-end="Arrow" draw:marker-end-width="0.15cm" draw:textarea-horizontal-align="center" draw:textarea-vertical-align="middle"/>
    </style:style>
    <style:style style:name="gr88" style:family="graphic" style:parent-style-name="standard">
      <style:graphic-properties draw:fill="hatch" draw:fill-hatch-name="Black_20_-45_20_Degrees" draw:textarea-horizontal-align="center" draw:textarea-vertical-align="middle"/>
    </style:style>
    <style:style style:name="gr89" style:family="graphic" style:parent-style-name="standard">
      <style:graphic-properties draw:fill="hatch" draw:fill-hatch-name="Black_20_45_20_Degrees" draw:textarea-horizontal-align="center" draw:textarea-vertical-align="middle"/>
    </style:style>
    <style:style style:name="gr90" style:family="graphic" style:parent-style-name="standard">
      <style:graphic-properties draw:marker-end="Double_20_Arrow" draw:marker-end-width="0.15cm" draw:textarea-horizontal-align="center" draw:textarea-vertical-align="middle"/>
    </style:style>
    <style:style style:name="gr91" style:family="graphic" style:parent-style-name="standard">
      <style:graphic-properties draw:fill="solid" draw:fill-color="#ccccff" draw:textarea-horizontal-align="center" draw:textarea-vertical-align="middle"/>
    </style:style>
    <style:style style:name="gr92" style:family="graphic" style:parent-style-name="standard">
      <style:graphic-properties draw:marker-end="Arrow" draw:marker-end-width="0.2cm" draw:fill="solid" draw:fill-color="#ccccff" draw:textarea-horizontal-align="center" draw:textarea-vertical-align="middle"/>
    </style:style>
    <style:style style:name="gr93" style:family="graphic" style:parent-style-name="standard">
      <style:graphic-properties svg:stroke-width="0.02cm" draw:marker-start-width="0.23cm" draw:marker-end-width="0.23cm" draw:fill="none" draw:fill-color="#aecf00" draw:textarea-horizontal-align="center" draw:textarea-vertical-align="middle" fo:padding-top="0.135cm" fo:padding-bottom="0.135cm" fo:padding-left="0.26cm" fo:padding-right="0.26cm"/>
    </style:style>
    <style:style style:name="gr94" style:family="graphic" style:parent-style-name="standard">
      <style:graphic-properties draw:stroke="dash" draw:stroke-dash="Fine_20_Dashed" svg:stroke-color="#000000" draw:fill="none" draw:fill-color="#ffcc99" draw:fill-hatch-name="Black_20_45_20_Degrees_20_Wide" draw:textarea-horizontal-align="center" draw:textarea-vertical-align="middle"/>
    </style:style>
    <style:style style:name="gr95" style:family="graphic" style:parent-style-name="standard">
      <style:graphic-properties draw:fill="solid" draw:fill-color="#7e0021" draw:textarea-horizontal-align="center" draw:textarea-vertical-align="middle"/>
    </style:style>
    <style:style style:name="gr96" style:family="graphic" style:parent-style-name="standard">
      <style:graphic-properties draw:marker-end="Arrow" draw:marker-end-width="0.15cm" draw:textarea-horizontal-align="center" draw:textarea-vertical-align="middle"/>
    </style:style>
    <style:style style:name="gr97" style:family="graphic" style:parent-style-name="standard">
      <style:graphic-properties draw:fill="solid" draw:fill-color="#ffcc99" draw:textarea-horizontal-align="center" draw:textarea-vertical-align="middle"/>
    </style:style>
    <style:style style:name="gr9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99" style:family="graphic" style:parent-style-name="standard">
      <style:graphic-properties draw:fill="solid" draw:fill-color="#ffcc99" draw:textarea-horizontal-align="center" draw:textarea-vertical-align="middle"/>
    </style:style>
    <style:style style:name="gr100" style:family="graphic" style:parent-style-name="standard">
      <style:graphic-properties draw:marker-end="Arrow" draw:marker-end-width="0.15cm" draw:fill="solid" draw:fill-color="#ffcc99" draw:textarea-horizontal-align="center" draw:textarea-vertical-align="middl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2cm" fo:min-width="3.689cm"/>
    </style:style>
    <style:style style:name="gr102" style:family="graphic" style:parent-style-name="standard">
      <style:graphic-properties draw:stroke="dash" draw:stroke-dash="Ultrafine_20_Dashed" draw:marker-end="Arrow" draw:marker-end-width="0.15cm" draw:fill="solid" draw:fill-color="#ffcc99" draw:textarea-horizontal-align="center" draw:textarea-vertical-align="middle"/>
    </style:style>
    <style:style style:name="gr103" style:family="graphic" style:parent-style-name="standard">
      <style:graphic-properties draw:marker-end="Arrow" draw:marker-end-width="0.2cm" draw:fill="solid" draw:fill-color="#ffcc99" draw:textarea-horizontal-align="center" draw:textarea-vertical-align="middle"/>
    </style:style>
    <style:style style:name="gr104" style:family="graphic" style:parent-style-name="standard">
      <style:graphic-properties draw:stroke="dash" draw:stroke-dash="Ultrafine_20_Dashed" draw:marker-end="Arrow" draw:marker-end-width="0.2cm" draw:fill="solid" draw:fill-color="#ffcc99" draw:textarea-horizontal-align="center" draw:textarea-vertical-align="middle"/>
    </style:style>
    <style:style style:name="gr105" style:family="graphic" style:parent-style-name="standard">
      <style:graphic-properties draw:stroke="dash" draw:stroke-dash="Ultrafine_20_Dashed" draw:marker-end="Arrow" draw:marker-end-width="0.3cm" draw:fill="solid" draw:fill-color="#ffcc99" draw:textarea-horizontal-align="center" draw:textarea-vertical-align="middle"/>
    </style:style>
    <style:style style:name="gr106" style:family="graphic" style:parent-style-name="standard">
      <style:graphic-properties draw:stroke="dash" draw:stroke-dash="Ultrafine_20_Dashed" draw:marker-end="Arrow" draw:marker-end-width="0.3cm" draw:fill="solid" draw:fill-color="#ffcc99" draw:textarea-horizontal-align="center" draw:textarea-vertical-align="middle"/>
    </style:style>
    <style:style style:name="gr107" style:family="graphic" style:parent-style-name="standard">
      <style:graphic-properties draw:stroke="dash" draw:stroke-dash="Ultrafine_20_Dashed" draw:marker-end="Arrow" draw:marker-end-width="0.2cm" draw:fill="solid" draw:fill-color="#ffcc99" draw:textarea-horizontal-align="center" draw:textarea-vertical-align="middle"/>
    </style:style>
    <style:style style:name="gr108" style:family="graphic" style:parent-style-name="standard">
      <style:graphic-properties draw:marker-end="Line_20_Arrow" draw:marker-end-width="0.2cm" draw:fill="solid" draw:fill-color="#ffcc99" draw:textarea-horizontal-align="center" draw:textarea-vertical-align="middle"/>
    </style:style>
    <style:style style:name="gr109" style:family="graphic" style:parent-style-name="standard">
      <style:graphic-properties draw:marker-end="Arrow" draw:marker-end-width="0.3cm" draw:fill="solid" draw:fill-color="#ffcc99" draw:textarea-horizontal-align="center" draw:textarea-vertical-align="middle"/>
    </style:style>
    <style:style style:name="gr110" style:family="graphic" style:parent-style-name="standard">
      <style:graphic-properties draw:marker-start="Arrow" draw:marker-end="" draw:marker-end-width="0.3cm" draw:fill="solid" draw:fill-color="#ffcc99" draw:textarea-horizontal-align="center" draw:textarea-vertical-align="middle"/>
    </style:style>
    <style:style style:name="gr111" style:family="graphic" style:parent-style-name="standard">
      <style:graphic-properties draw:marker-start="" draw:marker-end="Arrow" draw:marker-end-width="0.3cm" draw:fill="solid" draw:fill-color="#ffcc99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18pt" style:font-size-complex="18pt"/>
    </style:style>
    <style:style style:name="P3" style:family="paragraph">
      <style:paragraph-properties fo:text-align="center"/>
      <style:text-properties fo:font-size="6pt" style:font-size-asian="18pt" style:font-size-complex="18pt"/>
    </style:style>
    <style:style style:name="P4" style:family="paragraph">
      <style:text-properties fo:font-size="10pt" fo:font-weight="bold" style:font-size-asian="18pt" style:font-weight-asian="bold" style:font-size-complex="18pt" style:font-weight-complex="bold"/>
    </style:style>
    <style:style style:name="P5" style:family="paragraph">
      <style:text-properties fo:font-size="10pt" fo:font-weight="normal" style:font-size-asian="18pt" style:font-weight-asian="normal" style:font-size-complex="18pt" style:font-weight-complex="normal"/>
    </style:style>
    <style:style style:name="P6" style:family="paragraph">
      <style:paragraph-properties fo:text-align="center"/>
      <style:text-properties fo:font-size="8pt" style:font-size-asian="18pt" style:font-size-complex="18pt"/>
    </style:style>
    <style:style style:name="P7" style:family="paragraph">
      <style:text-properties fo:font-size="10pt" style:font-size-asian="18pt" style:font-size-complex="18pt"/>
    </style:style>
    <style:style style:name="P8" style:family="paragraph">
      <style:text-properties fo:font-size="8pt" style:font-size-asian="8pt" style:font-size-complex="8pt"/>
    </style:style>
    <style:style style:name="P9" style:family="paragraph">
      <style:paragraph-properties fo:text-align="center"/>
      <style:text-properties fo:font-size="10pt" fo:font-weight="bold" style:font-size-asian="18pt" style:font-weight-asian="bold" style:font-size-complex="18pt" style:font-weight-complex="bold"/>
    </style:style>
    <style:style style:name="P10" style:family="paragraph">
      <style:paragraph-properties fo:text-align="center"/>
      <style:text-properties fo:font-size="10pt" style:font-size-asian="18pt" style:font-size-complex="18pt"/>
    </style:style>
    <style:style style:name="P11" style:family="paragraph">
      <style:paragraph-properties fo:text-align="center"/>
      <style:text-properties style:text-position="0% 100%" fo:font-size="8pt" style:font-size-asian="18pt" style:font-size-complex="18pt"/>
    </style:style>
    <style:style style:name="P12" style:family="paragraph">
      <style:paragraph-properties fo:text-align="center"/>
      <style:text-properties fo:font-size="12pt" style:font-size-asian="18pt" style:font-size-complex="18pt"/>
    </style:style>
    <style:style style:name="P13" style:family="paragraph">
      <style:paragraph-properties fo:text-align="center"/>
      <style:text-properties fo:color="#c0c0c0" fo:font-size="8pt" style:font-size-asian="18pt" style:font-size-complex="18pt"/>
    </style:style>
    <style:style style:name="P14" style:family="paragraph">
      <style:paragraph-properties fo:text-align="center"/>
      <style:text-properties fo:color="#000000" fo:font-size="8pt" style:font-size-asian="18pt" style:font-size-complex="18pt"/>
    </style:style>
    <style:style style:name="P15" style:family="paragraph">
      <style:paragraph-properties fo:text-align="center"/>
      <style:text-properties fo:font-size="7pt" style:font-size-asian="18pt" style:font-size-complex="18pt"/>
    </style:style>
    <style:style style:name="P16" style:family="paragraph">
      <style:paragraph-properties fo:text-align="center"/>
      <style:text-properties fo:font-size="5pt" style:font-size-asian="18pt" style:font-size-complex="18pt"/>
    </style:style>
    <style:style style:name="P17" style:family="paragraph">
      <style:paragraph-properties fo:text-align="center"/>
      <style:text-properties fo:font-size="9pt" fo:font-weight="bold" style:font-size-asian="18pt" style:font-weight-asian="bold" style:font-size-complex="18pt" style:font-weight-complex="bold"/>
    </style:style>
    <style:style style:name="P18" style:family="paragraph">
      <style:paragraph-properties fo:text-align="center"/>
      <style:text-properties fo:font-size="7pt" fo:font-weight="normal" style:font-size-asian="18pt" style:font-weight-asian="normal" style:font-size-complex="18pt" style:font-weight-complex="normal"/>
    </style:style>
    <style:style style:name="P19" style:family="paragraph">
      <style:paragraph-properties fo:text-align="center"/>
      <style:text-properties fo:font-size="9pt" style:font-size-asian="18pt" style:font-size-complex="18pt"/>
    </style:style>
    <style:style style:name="P20" style:family="paragraph">
      <style:paragraph-properties fo:line-height="100%" fo:text-align="center"/>
    </style:style>
    <style:style style:name="P21" style:family="paragraph">
      <style:paragraph-properties fo:line-height="100%" fo:text-align="center"/>
      <style:text-properties fo:font-size="12pt" style:font-size-asian="18pt" style:font-size-complex="18pt"/>
    </style:style>
    <style:style style:name="P22" style:family="paragraph">
      <style:text-properties fo:font-size="10pt" style:font-size-asian="10pt" style:font-size-complex="10pt"/>
    </style:style>
    <style:style style:name="P23" style:family="paragraph">
      <style:text-properties fo:font-size="12pt" style:font-size-asian="18pt" style:font-size-complex="18pt"/>
    </style:style>
    <style:style style:name="P24" style:family="paragraph">
      <style:text-properties fo:font-size="7pt" style:font-size-asian="7pt" style:font-size-complex="7pt"/>
    </style:style>
    <style:style style:name="P25" style:family="paragraph">
      <style:text-properties fo:font-size="8pt" style:font-size-asian="18pt" style:font-size-complex="18pt"/>
    </style:style>
    <style:style style:name="P26" style:family="paragraph">
      <style:text-properties fo:font-size="7pt" fo:font-weight="bold" style:font-size-asian="18pt" style:font-weight-asian="bold" style:font-size-complex="18pt" style:font-weight-complex="bold"/>
    </style:style>
    <style:style style:name="P27" style:family="paragraph">
      <style:text-properties fo:font-size="9pt" style:font-size-asian="9pt" style:font-size-complex="9pt"/>
    </style:style>
    <style:style style:name="P28" style:family="paragraph">
      <style:text-properties fo:font-size="10pt" fo:font-weight="bold" style:font-size-asian="10pt" style:font-weight-asian="bold" style:font-size-complex="10pt" style:font-weight-complex="bold"/>
    </style:style>
    <style:style style:name="P29" style:family="paragraph">
      <style:text-properties fo:font-size="9pt" style:font-size-asian="10pt" style:font-size-complex="10pt"/>
    </style:style>
    <style:style style:name="P30" style:family="paragraph">
      <style:text-properties fo:font-family="Arial" style:font-family-generic="swiss" style:font-pitch="variable" fo:font-size="9pt" style:font-size-asian="10pt" style:font-size-complex="10pt"/>
    </style:style>
    <style:style style:name="P31" style:family="paragraph">
      <style:text-properties fo:color="#008000" fo:font-size="8pt" fo:font-weight="normal" style:font-size-asian="10pt" style:font-weight-asian="normal" style:font-size-complex="10pt" style:font-weight-complex="normal"/>
    </style:style>
    <style:style style:name="P32" style:family="paragraph">
      <style:text-properties fo:color="#000000" fo:font-family="Arial" style:font-family-generic="swiss" style:font-pitch="variable" fo:font-size="9pt" style:font-size-asian="10pt" style:font-size-complex="10pt"/>
    </style:style>
    <style:style style:name="P33" style:family="paragraph">
      <style:text-properties fo:font-size="6pt" style:font-size-asian="6pt" style:font-size-complex="6pt"/>
    </style:style>
    <style:style style:name="P34" style:family="paragraph">
      <style:text-properties fo:font-size="8pt" style:font-size-asian="10pt" style:font-size-complex="10pt"/>
    </style:style>
    <style:style style:name="P35" style:family="paragraph">
      <style:text-properties fo:font-size="12pt" fo:font-weight="bold" style:font-size-asian="18pt" style:font-weight-asian="bold" style:font-size-complex="18pt" style:font-weight-complex="bold"/>
    </style:style>
    <style:style style:name="P36" style:family="paragraph">
      <style:text-properties fo:font-size="7pt" style:font-size-asian="10pt" style:font-size-complex="10pt"/>
    </style:style>
    <style:style style:name="P37" style:family="paragraph">
      <style:paragraph-properties fo:text-align="center"/>
      <style:text-properties fo:font-size="4pt" style:font-size-asian="18pt" style:font-size-complex="18pt"/>
    </style:style>
    <style:style style:name="P38" style:family="paragraph">
      <style:paragraph-properties style:text-autospace="none"/>
    </style:style>
    <style:style style:name="P39" style:family="paragraph">
      <style:paragraph-properties fo:text-align="center"/>
      <style:text-properties fo:font-size="14pt" style:font-size-asian="18pt" style:font-size-complex="18pt"/>
    </style:style>
    <style:style style:name="P40" style:family="paragraph">
      <style:text-properties fo:color="#b3b3b3" fo:font-size="12pt" style:font-size-asian="18pt" style:font-size-complex="18pt"/>
    </style:style>
    <style:style style:name="P41" style:family="paragraph">
      <style:text-properties fo:font-size="5pt" style:font-size-asian="18pt" style:font-size-complex="18pt"/>
    </style:style>
    <style:style style:name="T1" style:family="text">
      <style:text-properties fo:font-size="6pt" style:font-size-asian="18pt" style:font-size-complex="18pt"/>
    </style:style>
    <style:style style:name="T2" style:family="text">
      <style:text-properties fo:font-size="10pt" fo:font-weight="bold" style:font-size-asian="18pt" style:font-weight-asian="bold" style:font-size-complex="18pt" style:font-weight-complex="bold"/>
    </style:style>
    <style:style style:name="T3" style:family="text">
      <style:text-properties fo:font-size="10pt" fo:font-weight="normal" style:font-size-asian="18pt" style:font-weight-asian="normal" style:font-size-complex="18pt" style:font-weight-complex="normal"/>
    </style:style>
    <style:style style:name="T4" style:family="text">
      <style:text-properties fo:font-size="1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size="10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10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fo:font-size="10pt" style:font-size-asian="18pt" style:font-size-complex="18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style:style style:name="T11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2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3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4" style:family="text">
      <style:text-properties fo:font-size="8pt" fo:font-weight="normal" style:font-size-asian="18pt" style:font-weight-asian="normal" style:font-size-complex="18pt" style:font-weight-complex="normal"/>
    </style:style>
    <style:style style:name="T15" style:family="text">
      <style:text-properties fo:font-size="8pt" fo:font-weight="bold" style:font-size-asian="18pt" style:font-weight-asian="bold" style:font-size-complex="18pt" style:font-weight-complex="bold"/>
    </style:style>
    <style:style style:name="T16" style:family="text">
      <style:text-properties style:text-position="0% 100%" fo:font-size="8pt" style:font-size-asian="18pt" style:font-size-complex="18pt"/>
    </style:style>
    <style:style style:name="T17" style:family="text">
      <style:text-properties fo:font-size="8pt" style:font-size-asian="18pt" style:font-size-complex="18pt"/>
    </style:style>
    <style:style style:name="T18" style:family="text">
      <style:text-properties fo:font-size="12pt" style:font-size-asian="18pt" style:font-size-complex="18pt"/>
    </style:style>
    <style:style style:name="T19" style:family="text">
      <style:text-properties fo:color="#c0c0c0" fo:font-size="8pt" style:font-size-asian="18pt" style:font-size-complex="18pt"/>
    </style:style>
    <style:style style:name="T20" style:family="text">
      <style:text-properties fo:color="#000000" fo:font-size="8pt" style:font-size-asian="18pt" style:font-size-complex="18pt"/>
    </style:style>
    <style:style style:name="T21" style:family="text">
      <style:text-properties fo:font-size="7pt" style:font-size-asian="18pt" style:font-size-complex="18pt"/>
    </style:style>
    <style:style style:name="T22" style:family="text">
      <style:text-properties fo:font-size="5pt" style:font-size-asian="18pt" style:font-size-complex="18pt"/>
    </style:style>
    <style:style style:name="T23" style:family="text">
      <style:text-properties fo:font-size="9pt" fo:font-weight="bold" style:font-size-asian="18pt" style:font-weight-asian="bold" style:font-size-complex="18pt" style:font-weight-complex="bold"/>
    </style:style>
    <style:style style:name="T24" style:family="text">
      <style:text-properties fo:font-size="7pt" fo:font-weight="normal" style:font-size-asian="18pt" style:font-weight-asian="normal" style:font-size-complex="18pt" style:font-weight-complex="normal"/>
    </style:style>
    <style:style style:name="T25" style:family="text">
      <style:text-properties fo:color="#666666" fo:font-size="9pt" fo:font-weight="bold" style:font-size-asian="18pt" style:font-weight-asian="bold" style:font-size-complex="18pt" style:font-weight-complex="bold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color="#999999" fo:font-size="10pt" style:font-size-asian="10pt" style:font-size-complex="10pt"/>
    </style:style>
    <style:style style:name="T28" style:family="text">
      <style:text-properties fo:color="#000000" fo:font-size="10pt" style:font-size-asian="10pt" style:font-size-complex="10pt"/>
    </style:style>
    <style:style style:name="T29" style:family="text">
      <style:text-properties fo:color="#b3b3b3" fo:font-size="10pt" style:font-size-asian="10pt" style:font-size-complex="10pt"/>
    </style:style>
    <style:style style:name="T30" style:family="text">
      <style:text-properties fo:font-size="12pt" fo:font-weight="bold" style:font-size-asian="18pt" style:font-weight-asian="bold" style:font-size-complex="18pt" style:font-weight-complex="bold"/>
    </style:style>
    <style:style style:name="T31" style:family="text">
      <style:text-properties fo:font-size="9pt" style:font-size-asian="18pt" style:font-size-complex="18pt"/>
    </style:style>
    <style:style style:name="T32" style:family="text">
      <style:text-properties fo:font-size="7pt" style:font-size-asian="7pt" style:font-size-complex="7pt"/>
    </style:style>
    <style:style style:name="T33" style:family="text">
      <style:text-properties fo:font-size="9pt" fo:font-weight="normal" style:font-size-asian="18pt" style:font-weight-asian="normal" style:font-size-complex="18pt" style:font-weight-complex="normal"/>
    </style:style>
    <style:style style:name="T34" style:family="text">
      <style:text-properties fo:font-size="6pt" fo:font-weight="normal" style:font-size-asian="6pt" style:font-weight-asian="normal" style:font-size-complex="6pt" style:font-weight-complex="normal"/>
    </style:style>
    <style:style style:name="T35" style:family="text">
      <style:text-properties fo:color="#000000" style:text-outline="false" style:text-line-through-style="none" fo:font-family="'Courier New'" style:font-family-generic="modern" style:font-pitch="fixed" fo:font-size="6pt" fo:font-style="normal" fo:text-shadow="none" style:text-underline-style="none" fo:font-weight="normal" style:letter-kerning="true" style:font-family-asian="'Courier New'" style:font-family-generic-asian="modern" style:font-pitch-asian="fixed" style:font-size-asian="6pt" style:font-style-asian="normal" style:font-weight-asian="normal" style:font-family-complex="'Courier New'" style:font-family-generic-complex="modern" style:font-pitch-complex="fixed" style:font-size-complex="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fo:font-family="'Courier New'" style:font-family-generic="modern" style:font-pitch="fixed" fo:font-size="6pt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6pt" fo:font-weight="normal" style:font-size-asian="18pt" style:font-weight-asian="normal" style:font-size-complex="18pt" style:font-weight-complex="normal"/>
    </style:style>
    <style:style style:name="T38" style:family="text">
      <style:text-properties fo:font-size="7pt" fo:font-weight="bold" style:font-size-asian="18pt" style:font-weight-asian="bold" style:font-size-complex="18pt" style:font-weight-complex="bold"/>
    </style:style>
    <style:style style:name="T39" style:family="text">
      <style:text-properties fo:font-size="10pt" fo:font-weight="bold" style:font-size-asian="10pt" style:font-weight-asian="bold" style:font-size-complex="10pt" style:font-weight-complex="bold"/>
    </style:style>
    <style:style style:name="T40" style:family="text">
      <style:text-properties fo:font-size="9pt" style:font-size-asian="9pt" style:font-size-complex="9pt"/>
    </style:style>
    <style:style style:name="T41" style:family="text">
      <style:text-properties fo:font-size="9pt" style:font-size-asian="10pt" style:font-size-complex="10pt"/>
    </style:style>
    <style:style style:name="T42" style:family="text">
      <style:text-properties fo:font-family="Arial" style:font-family-generic="swiss" style:font-pitch="variable" fo:font-size="9pt" style:font-size-asian="9pt" style:font-size-complex="9pt"/>
    </style:style>
    <style:style style:name="T43" style:family="text">
      <style:text-properties fo:color="#000000" style:text-outline="false" style:text-line-through-style="none" fo:font-family="Arial" style:font-family-generic="swiss" style:font-pitch="variable" fo:font-size="9pt" fo:font-style="normal" fo:text-shadow="none" style:text-underline-style="none" fo:font-weight="normal" style:letter-kerning="true" style:font-family-asian="'Courier New'" style:font-family-generic-asian="modern" style:font-pitch-asian="fixed" style:font-size-asian="9pt" style:font-style-asian="normal" style:font-weight-asian="normal" style:font-family-complex="'Courier New'" style:font-family-generic-complex="modern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8000" fo:font-size="8pt" fo:font-weight="normal" style:font-size-asian="10pt" style:font-weight-asian="normal" style:font-size-complex="10pt" style:font-weight-complex="normal"/>
    </style:style>
    <style:style style:name="T45" style:family="text">
      <style:text-properties fo:color="#000000" fo:font-family="Arial" style:font-family-generic="swiss" style:font-pitch="variable" fo:font-size="9pt" style:font-size-asian="10pt" style:font-size-complex="10pt"/>
    </style:style>
    <style:style style:name="T46" style:family="text">
      <style:text-properties fo:color="#000000" style:text-outline="false" style:text-line-through-style="none" fo:font-family="Arial" style:font-family-generic="swiss" style:font-pitch="variable" fo:font-size="9pt" fo:font-style="normal" fo:text-shadow="none" style:text-underline-style="none" fo:font-weight="normal" style:letter-kerning="true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2a00ff" style:text-outline="false" style:text-line-through-style="none" fo:font-family="'Courier New'" style:font-family-generic="modern" style:font-pitch="fixed" fo:font-size="9pt" fo:font-style="normal" fo:text-shadow="none" style:text-underline-style="none" fo:font-weight="normal" style:letter-kerning="true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1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6pt" style:font-size-asian="6pt" style:font-size-complex="6pt"/>
    </style:style>
    <style:style style:name="T49" style:family="text">
      <style:text-properties fo:font-size="8pt" style:font-size-asian="9pt" style:font-size-complex="9pt"/>
    </style:style>
    <style:style style:name="T50" style:family="text">
      <style:text-properties fo:font-size="8pt" style:font-size-asian="10pt" style:font-size-complex="10pt"/>
    </style:style>
    <style:style style:name="T51" style:family="text">
      <style:text-properties fo:color="#000000" fo:font-size="8pt" style:font-size-asian="10pt" style:font-size-complex="10pt"/>
    </style:style>
    <style:style style:name="T52" style:family="text">
      <style:text-properties fo:font-size="7pt" style:font-size-asian="10pt" style:font-size-complex="10pt"/>
    </style:style>
    <style:style style:name="T53" style:family="text">
      <style:text-properties fo:font-size="4pt" style:font-size-asian="18pt" style:font-size-complex="18pt"/>
    </style:style>
    <style:style style:name="T54" style:family="text">
      <style:text-properties fo:color="#000000" style:text-outline="false" style:text-line-through-style="none" fo:font-family="'Courier New'" style:font-family-generic="modern" style:font-pitch="fixed" fo:font-size="4pt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position="-33% 58%" fo:font-size="12pt" style:font-size-asian="18pt" style:font-size-complex="18pt"/>
    </style:style>
    <style:style style:name="T56" style:family="text">
      <style:text-properties fo:font-size="14pt" style:font-size-asian="18pt" style:font-size-complex="18pt"/>
    </style:style>
    <style:style style:name="T57" style:family="text">
      <style:text-properties style:text-position="-33% 58%" fo:font-size="14pt" style:font-size-asian="18pt" style:font-size-complex="18pt"/>
    </style:style>
    <style:style style:name="T58" style:family="text">
      <style:text-properties style:text-position="-33% 58%" fo:font-size="10pt" style:font-size-asian="18pt" style:font-size-complex="18pt"/>
    </style:style>
    <style:style style:name="T59" style:family="text">
      <style:text-properties style:text-position="33% 58%" fo:font-size="10pt" style:font-size-asian="18pt" style:font-size-complex="18pt"/>
    </style:style>
    <style:style style:name="T60" style:family="text">
      <style:text-properties style:text-position="0% 100%" fo:font-size="10pt" style:font-size-asian="18pt" style:font-size-complex="18pt"/>
    </style:style>
    <style:style style:name="T61" style:family="text">
      <style:text-properties fo:color="#b3b3b3"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/>
        <draw:g>
          <draw:circle draw:style-name="gr1" draw:text-style-name="P1" draw:layer="layout" svg:width="0.481cm" svg:height="0.482cm" svg:x="3.536cm" svg:y="1.682cm">
            <text:p/>
          </draw:circle>
          <draw:line draw:style-name="gr2" draw:text-style-name="P1" draw:layer="layout" svg:x1="3.794cm" svg:y1="2.163cm" svg:x2="3.794cm" svg:y2="2.857cm">
            <text:p/>
          </draw:line>
          <draw:line draw:style-name="gr2" draw:text-style-name="P1" draw:layer="layout" svg:x1="3.329cm" svg:y1="2.371cm" svg:x2="4.237cm" svg:y2="2.371cm">
            <text:p/>
          </draw:line>
          <draw:line draw:style-name="gr2" draw:text-style-name="P1" draw:layer="layout" svg:x1="3.794cm" svg:y1="2.858cm" svg:x2="3.349cm" svg:y2="3.348cm">
            <text:p/>
          </draw:line>
          <draw:line draw:style-name="gr2" draw:text-style-name="P1" draw:layer="layout" svg:x1="4.239cm" svg:y1="3.348cm" svg:x2="3.794cm" svg:y2="2.858cm">
            <text:p/>
          </draw:line>
        </draw:g>
        <draw:frame draw:style-name="gr3" draw:text-style-name="P2" draw:layer="layout" svg:width="1.84cm" svg:height="0.735cm" svg:x="2.864cm" svg:y="3.348cm">
          <draw:text-box>
            <text:p><text:span text:style-name="T1">Наблюдатель</text:span></text:p>
            <text:p><text:span text:style-name="T1">1-ого уровня</text:span></text:p>
          </draw:text-box>
        </draw:frame>
        <draw:g>
          <draw:circle draw:style-name="gr4" draw:text-style-name="P1" draw:layer="layout" svg:width="0.481cm" svg:height="0.482cm" svg:x="3.457cm" svg:y="6.039cm">
            <text:p/>
          </draw:circle>
          <draw:line draw:style-name="gr2" draw:text-style-name="P1" draw:layer="layout" svg:x1="3.715cm" svg:y1="6.52cm" svg:x2="3.715cm" svg:y2="7.214cm">
            <text:p/>
          </draw:line>
          <draw:line draw:style-name="gr2" draw:text-style-name="P1" draw:layer="layout" svg:x1="3.25cm" svg:y1="6.728cm" svg:x2="4.158cm" svg:y2="6.728cm">
            <text:p/>
          </draw:line>
          <draw:line draw:style-name="gr2" draw:text-style-name="P1" draw:layer="layout" svg:x1="3.715cm" svg:y1="7.215cm" svg:x2="3.27cm" svg:y2="7.705cm">
            <text:p/>
          </draw:line>
          <draw:line draw:style-name="gr2" draw:text-style-name="P1" draw:layer="layout" svg:x1="4.16cm" svg:y1="7.705cm" svg:x2="3.715cm" svg:y2="7.215cm">
            <text:p/>
          </draw:line>
        </draw:g>
        <draw:frame draw:style-name="gr3" draw:text-style-name="P2" draw:layer="layout" svg:width="1.84cm" svg:height="0.735cm" svg:x="2.785cm" svg:y="7.705cm">
          <draw:text-box>
            <text:p><text:span text:style-name="T1">Наблюдатель</text:span></text:p>
            <text:p><text:span text:style-name="T1">2-го уровня</text:span></text:p>
          </draw:text-box>
        </draw:frame>
        <draw:rect draw:style-name="gr5" draw:text-style-name="P1" draw:layer="layout" svg:width="3.923cm" svg:height="7.352cm" svg:x="9.992cm" svg:y="1.223cm">
          <text:p/>
        </draw:rect>
        <draw:line draw:style-name="gr6" draw:text-style-name="P1" draw:layer="layout" svg:x1="4.714cm" svg:y1="3.957cm" svg:x2="6.292cm" svg:y2="3.957cm">
          <text:p/>
        </draw:line>
        <draw:line draw:style-name="gr6" draw:text-style-name="P1" draw:layer="layout" svg:x1="6.292cm" svg:y1="1.757cm" svg:x2="4.714cm" svg:y2="1.757cm">
          <text:p/>
        </draw:line>
        <draw:line draw:style-name="gr6" draw:text-style-name="P1" draw:layer="layout" svg:x1="5.777cm" svg:y1="7.157cm" svg:x2="4.614cm" svg:y2="7.157cm">
          <text:p/>
        </draw:line>
        <draw:g>
          <draw:circle draw:style-name="gr7" draw:text-style-name="P1" draw:layer="layout" svg:width="0.481cm" svg:height="0.482cm" svg:x="18.98cm" svg:y="1.983cm">
            <text:p/>
          </draw:circle>
          <draw:line draw:style-name="gr2" draw:text-style-name="P1" draw:layer="layout" svg:x1="19.238cm" svg:y1="2.464cm" svg:x2="19.238cm" svg:y2="3.158cm">
            <text:p/>
          </draw:line>
          <draw:line draw:style-name="gr2" draw:text-style-name="P1" draw:layer="layout" svg:x1="18.773cm" svg:y1="2.672cm" svg:x2="19.681cm" svg:y2="2.672cm">
            <text:p/>
          </draw:line>
          <draw:line draw:style-name="gr2" draw:text-style-name="P1" draw:layer="layout" svg:x1="19.238cm" svg:y1="3.159cm" svg:x2="18.793cm" svg:y2="3.649cm">
            <text:p/>
          </draw:line>
          <draw:line draw:style-name="gr2" draw:text-style-name="P1" draw:layer="layout" svg:x1="19.683cm" svg:y1="3.649cm" svg:x2="19.238cm" svg:y2="3.159cm">
            <text:p/>
          </draw:line>
        </draw:g>
        <draw:frame draw:style-name="gr3" draw:text-style-name="P2" draw:layer="layout" svg:width="1.298cm" svg:height="0.735cm" svg:x="18.579cm" svg:y="3.649cm">
          <draw:text-box>
            <text:p><text:span text:style-name="T1">Внеший</text:span></text:p>
            <text:p><text:span text:style-name="T1">аппарат</text:span></text:p>
          </draw:text-box>
        </draw:frame>
        <draw:line draw:style-name="gr6" draw:text-style-name="P1" draw:layer="layout" svg:x1="18.538cm" svg:y1="2.889cm" svg:x2="16.52cm" svg:y2="2.889cm">
          <text:p/>
        </draw:line>
        <draw:ellipse draw:style-name="gr8" draw:text-style-name="P3" draw:layer="layout" svg:width="2.532cm" svg:height="0.552cm" svg:x="14.2cm" svg:y="2.213cm">
          <text:p text:style-name="P1"><text:span text:style-name="T1">Оповещение</text:span></text:p>
          <text:p text:style-name="P1"><text:span text:style-name="T1">о состоянии</text:span></text:p>
        </draw:ellipse>
        <draw:ellipse draw:style-name="gr8" draw:text-style-name="P3" draw:layer="layout" svg:width="2.532cm" svg:height="0.552cm" svg:x="14.2cm" svg:y="3.013cm">
          <text:p text:style-name="P1"><text:span text:style-name="T1">Тревожные</text:span></text:p>
          <text:p text:style-name="P1"><text:span text:style-name="T1">оповещения</text:span></text:p>
        </draw:ellipse>
        <draw:ellipse draw:style-name="gr9" draw:text-style-name="P3" draw:layer="layout" svg:width="3.468cm" svg:height="0.938cm" svg:x="6.352cm" svg:y="1.299cm">
          <text:p text:style-name="P1"><text:span text:style-name="T1">Отображение</text:span></text:p>
          <text:p text:style-name="P1"><text:span text:style-name="T1">состояний</text:span></text:p>
          <text:p text:style-name="P1"><text:span text:style-name="T1">каждого аппарата</text:span></text:p>
        </draw:ellipse>
        <draw:ellipse draw:style-name="gr9" draw:text-style-name="P3" draw:layer="layout" svg:width="3.468cm" svg:height="0.938cm" svg:x="6.352cm" svg:y="2.399cm">
          <text:p text:style-name="P1"><text:span text:style-name="T1">Отдельные</text:span></text:p>
          <text:p text:style-name="P1"><text:span text:style-name="T1">отображение тревожных</text:span></text:p>
          <text:p text:style-name="P1"><text:span text:style-name="T1">сообщений</text:span></text:p>
        </draw:ellipse>
        <draw:ellipse draw:style-name="gr9" draw:text-style-name="P3" draw:layer="layout" svg:width="3.468cm" svg:height="0.938cm" svg:x="6.352cm" svg:y="3.599cm">
          <text:p text:style-name="P1"><text:span text:style-name="T1">Отправка оповещения</text:span></text:p>
          <text:p text:style-name="P1"><text:span text:style-name="T1">о реакции на тревожное </text:span></text:p>
          <text:p text:style-name="P1"><text:span text:style-name="T1">состояние</text:span></text:p>
        </draw:ellipse>
        <draw:ellipse draw:style-name="gr10" draw:text-style-name="P3" draw:layer="layout" svg:width="3.468cm" svg:height="0.938cm" svg:x="6.152cm" svg:y="5.599cm">
          <text:p text:style-name="P1"><text:span text:style-name="T1">Отображение</text:span></text:p>
          <text:p text:style-name="P1"><text:span text:style-name="T1">тревожных</text:span></text:p>
          <text:p text:style-name="P1"><text:span text:style-name="T1">состояний</text:span></text:p>
        </draw:ellipse>
        <draw:ellipse draw:style-name="gr10" draw:text-style-name="P3" draw:layer="layout" svg:width="3.881cm" svg:height="1cm" svg:x="5.939cm" svg:y="6.737cm">
          <text:p text:style-name="P1"><text:span text:style-name="T1">Отображение </text:span></text:p>
          <text:p text:style-name="P1"><text:span text:style-name="T1">реакций наблюдателя (1-го уровня)</text:span></text:p>
          <text:p text:style-name="P1"><text:span text:style-name="T1">на тревожные состояния</text:span></text:p>
        </draw:ellipse>
        <draw:frame draw:style-name="gr3" draw:layer="layout" svg:width="3.055cm" svg:height="0.963cm" svg:x="10.508cm" svg:y="4.009cm">
          <draw:text-box>
            <text:p>Система</text:p>
          </draw:text-box>
        </draw:frame>
        <draw:line draw:style-name="gr2" draw:text-style-name="P1" draw:layer="layout" svg:x1="1.999cm" svg:y1="9.132cm" svg:x2="19.321cm" svg:y2="9.132cm">
          <text:p/>
        </draw:line>
        <draw:g>
          <draw:circle draw:style-name="gr7" draw:text-style-name="P1" draw:layer="layout" svg:width="0.481cm" svg:height="0.482cm" svg:x="2.125cm" svg:y="9.384cm">
            <text:p/>
          </draw:circle>
          <draw:line draw:style-name="gr2" draw:text-style-name="P1" draw:layer="layout" svg:x1="2.383cm" svg:y1="9.865cm" svg:x2="2.383cm" svg:y2="10.559cm">
            <text:p/>
          </draw:line>
          <draw:line draw:style-name="gr2" draw:text-style-name="P1" draw:layer="layout" svg:x1="1.918cm" svg:y1="10.073cm" svg:x2="2.826cm" svg:y2="10.073cm">
            <text:p/>
          </draw:line>
          <draw:line draw:style-name="gr2" draw:text-style-name="P1" draw:layer="layout" svg:x1="2.383cm" svg:y1="10.56cm" svg:x2="1.938cm" svg:y2="11.05cm">
            <text:p/>
          </draw:line>
          <draw:line draw:style-name="gr2" draw:text-style-name="P1" draw:layer="layout" svg:x1="2.828cm" svg:y1="11.05cm" svg:x2="2.383cm" svg:y2="10.56cm">
            <text:p/>
          </draw:line>
        </draw:g>
        <draw:frame draw:style-name="gr3" draw:text-style-name="P2" draw:layer="layout" svg:width="1.298cm" svg:height="0.735cm" svg:x="1.724cm" svg:y="11.05cm">
          <draw:text-box>
            <text:p><text:span text:style-name="T1">Внеший</text:span></text:p>
            <text:p><text:span text:style-name="T1">аппарат</text:span></text:p>
          </draw:text-box>
        </draw:frame>
        <draw:frame draw:style-name="gr3" draw:text-style-name="P4" draw:layer="layout" svg:width="16.28cm" svg:height="4.581cm" svg:x="3.706cm" svg:y="9.132cm">
          <draw:text-box>
            <text:p><text:span text:style-name="T2">Внешний аппарат - </text:span><text:span text:style-name="T3">компьютер, который заключен в корпус и находится в помещении, либо вне</text:span></text:p>
            <text:p><text:span text:style-name="T3">помещения. Имеет сеть 220 В, Internet соединение.</text:span></text:p>
            <text:p><text:span text:style-name="T2">Оповещение о состоянии - </text:span><text:span text:style-name="T3">периодически, система должна получать оповещения о состоянии</text:span></text:p>
            <text:p><text:span text:style-name="T3">аппарата ( online ), если система не получает оповещение, то это становится тревожным </text:span></text:p>
            <text:p><text:span text:style-name="T3">сообщением «Аппарат OffLine»</text:span></text:p>
            <text:p><text:span text:style-name="T2">Тревожные оповещения - </text:span><text:span text:style-name="T3">события, который прочитаны с внешних датчиков и должны быть </text:span></text:p>
            <text:p><text:span text:style-name="T3">отправлены в систему незамедлительно, возможные варианты оповещений:</text:span></text:p>
            <text:p><text:span text:style-name="T3"><text:tab/></text:span><text:span text:style-name="T3">- тряска ( удары по корпусу )</text:span></text:p>
            <text:p><text:span text:style-name="T3"><text:tab/></text:span><text:span text:style-name="T3">- нарушение целостности ( разрыв/разъединение/открытие движущихся частей, </text:span></text:p>
            <text:p><text:span text:style-name="T3"><text:tab/></text:span><text:span text:style-name="T3">например, дверей )</text:span></text:p>
            <text:p><text:span text:style-name="T3"><text:tab/></text:span><text:span text:style-name="T3">- отключение питания от аппарата ( нарушение подачи энергии 220 В на компьютер)</text:span></text:p>
          </draw:text-box>
        </draw:frame>
        <draw:g>
          <draw:circle draw:style-name="gr1" draw:text-style-name="P1" draw:layer="layout" svg:width="0.481cm" svg:height="0.482cm" svg:x="2.137cm" svg:y="14.982cm">
            <text:p/>
          </draw:circle>
          <draw:line draw:style-name="gr2" draw:text-style-name="P1" draw:layer="layout" svg:x1="2.395cm" svg:y1="15.463cm" svg:x2="2.395cm" svg:y2="16.157cm">
            <text:p/>
          </draw:line>
          <draw:line draw:style-name="gr2" draw:text-style-name="P1" draw:layer="layout" svg:x1="1.93cm" svg:y1="15.671cm" svg:x2="2.838cm" svg:y2="15.671cm">
            <text:p/>
          </draw:line>
          <draw:line draw:style-name="gr2" draw:text-style-name="P1" draw:layer="layout" svg:x1="2.395cm" svg:y1="16.158cm" svg:x2="1.95cm" svg:y2="16.648cm">
            <text:p/>
          </draw:line>
          <draw:line draw:style-name="gr2" draw:text-style-name="P1" draw:layer="layout" svg:x1="2.84cm" svg:y1="16.648cm" svg:x2="2.395cm" svg:y2="16.158cm">
            <text:p/>
          </draw:line>
        </draw:g>
        <draw:frame draw:style-name="gr3" draw:text-style-name="P2" draw:layer="layout" svg:width="1.84cm" svg:height="0.735cm" svg:x="1.465cm" svg:y="16.648cm">
          <draw:text-box>
            <text:p><text:span text:style-name="T1">Наблюдатель</text:span></text:p>
            <text:p><text:span text:style-name="T1">1-ого уровня</text:span></text:p>
          </draw:text-box>
        </draw:frame>
        <draw:g>
          <draw:circle draw:style-name="gr4" draw:text-style-name="P1" draw:layer="layout" svg:width="0.481cm" svg:height="0.482cm" svg:x="2.058cm" svg:y="21.039cm">
            <text:p/>
          </draw:circle>
          <draw:line draw:style-name="gr2" draw:text-style-name="P1" draw:layer="layout" svg:x1="2.316cm" svg:y1="21.52cm" svg:x2="2.316cm" svg:y2="22.214cm">
            <text:p/>
          </draw:line>
          <draw:line draw:style-name="gr2" draw:text-style-name="P1" draw:layer="layout" svg:x1="1.851cm" svg:y1="21.728cm" svg:x2="2.759cm" svg:y2="21.728cm">
            <text:p/>
          </draw:line>
          <draw:line draw:style-name="gr2" draw:text-style-name="P1" draw:layer="layout" svg:x1="2.316cm" svg:y1="22.215cm" svg:x2="1.871cm" svg:y2="22.705cm">
            <text:p/>
          </draw:line>
          <draw:line draw:style-name="gr2" draw:text-style-name="P1" draw:layer="layout" svg:x1="2.761cm" svg:y1="22.705cm" svg:x2="2.316cm" svg:y2="22.215cm">
            <text:p/>
          </draw:line>
        </draw:g>
        <draw:frame draw:style-name="gr3" draw:text-style-name="P2" draw:layer="layout" svg:width="1.84cm" svg:height="0.735cm" svg:x="1.386cm" svg:y="22.705cm">
          <draw:text-box>
            <text:p><text:span text:style-name="T1">Наблюдатель</text:span></text:p>
            <text:p><text:span text:style-name="T1">2-го уровня</text:span></text:p>
          </draw:text-box>
        </draw:frame>
        <draw:frame draw:style-name="gr11" draw:text-style-name="P4" draw:layer="layout" svg:width="16.652cm" svg:height="6.224cm" svg:x="3.606cm" svg:y="13.732cm">
          <draw:text-box>
            <text:p><text:span text:style-name="T2">Наблюдатель первого уровня - </text:span><text:span text:style-name="T3">подразумевается программное обеспечение в виде десктопного</text:span></text:p>
            <text:p><text:span text:style-name="T3">приложения, которое будет установлено и доступно для человека, либо группы лиц.</text:span></text:p>
            <text:p><text:span text:style-name="T4">Отображение состояний каждого аппарата - </text:span><text:span text:style-name="T5">просмотр всех «внешних аппаратов» </text:span></text:p>
            <text:p><text:span text:style-name="T5">на состояние OnLine</text:span></text:p>
            <text:p><text:span text:style-name="T4">Отдельное отображение тревожных сообщений </text:span><text:span text:style-name="T5">- получение тревожных сообщений </text:span></text:p>
            <text:p><text:span text:style-name="T5">от «внешних аппаратов» ( отдельное - подразумевается особое выделение тревожных сообщений</text:span></text:p>
            <text:p><text:span text:style-name="T5">из всевозможных не тревожных сообщений; другими словами, например, если ПО отображает</text:span></text:p>
            <text:p><text:span text:style-name="T5">все состояния автоматов в виде таблицы, то тревожные сообщения, во время их возникновения,</text:span></text:p>
            <text:p><text:span text:style-name="T5">нужно помещать в верхнюю часть этой таблицы )</text:span></text:p>
            <text:p><text:span text:style-name="T4">Отправка оповещения на реакцию на тревожное состояние - </text:span><text:span text:style-name="T5">каждое тревожное состояние</text:span></text:p>
            <text:p><text:span text:style-name="T5">получает статусы: </text:span></text:p>
            <text:p><text:span text:style-name="T5"><text:tab/></text:span><text:span text:style-name="T5">Активно, </text:span></text:p>
            <text:p><text:span text:style-name="T5"><text:tab/></text:span><text:span text:style-name="T5">В процессе погашения ( возможны подстатусы ) </text:span></text:p>
            <text:p><text:span text:style-name="T5"><text:tab/></text:span><text:span text:style-name="T5">Закрыто ( возможны подстатусы )</text:span></text:p>
            <text:p><text:span text:style-name="T5"><text:tab/></text:span><text:span text:style-name="T5">Проблема не решена ( возможны подстатусы )</text:span></text:p>
          </draw:text-box>
        </draw:frame>
        <draw:frame draw:style-name="gr3" draw:text-style-name="P4" draw:layer="layout" svg:width="16.537cm" svg:height="4.209cm" svg:x="3.669cm" svg:y="20.132cm">
          <draw:text-box>
            <text:p><text:span text:style-name="T2">Наблюдатель второго уровня - </text:span><text:span text:style-name="T3">подразумевается программное обеспечение в виде десктопного</text:span></text:p>
            <text:p><text:span text:style-name="T3">приложения и приложения, доступного для мобильного устройства ( либо лёгкий HTML ресурс,</text:span></text:p>
            <text:p><text:span text:style-name="T3">либо J2ME application, либо .Net Application ).</text:span></text:p>
            <text:p><text:span text:style-name="T4">Отображение тревожных сообщений </text:span><text:span text:style-name="T5">- все тревожные состояния, которые получены</text:span></text:p>
            <text:p><text:span text:style-name="T5">от аппаратов. ( аналог тревожных состояний для Наблюдателя 1-го уровня, без выделения</text:span></text:p>
            <text:p><text:span text:style-name="T5">состояния )</text:span></text:p>
            <text:p><text:span text:style-name="T4">Отображение реакции наблюдателя 1-го уровня на тревожные состояния - </text:span><text:span text:style-name="T5">получение</text:span></text:p>
            <text:p><text:span text:style-name="T5">статусов оповещения на тревожные состояния </text:span></text:p>
            <text:p><text:span text:style-name="T4">Отчеты - </text:span><text:span text:style-name="T5">получение в табличном виде отчетов о работе системы ( например: кол-во тревожных </text:span></text:p>
            <text:p><text:span text:style-name="T5">сообщений, в разрезе статусов по аппаратам и/или по дням)</text:span></text:p>
          </draw:text-box>
        </draw:frame>
        <draw:ellipse draw:style-name="gr10" draw:text-style-name="P3" draw:layer="layout" svg:width="3.468cm" svg:height="0.938cm" svg:x="6.152cm" svg:y="7.899cm">
          <text:p text:style-name="P1"><text:span text:style-name="T1">Отчёты</text:span></text:p>
        </draw:ellipse>
        <draw:line draw:style-name="gr2" draw:text-style-name="P1" draw:layer="layout" svg:x1="7.913cm" svg:y1="13.732cm" svg:x2="12.986cm" svg:y2="13.732cm">
          <text:p/>
        </draw:line>
        <draw:line draw:style-name="gr2" draw:text-style-name="P1" draw:layer="layout" svg:x1="7.914cm" svg:y1="20.032cm" svg:x2="12.987cm" svg:y2="20.032cm">
          <text:p/>
        </draw:line>
        <draw:ellipse draw:style-name="gr8" draw:text-style-name="P3" draw:layer="layout" svg:width="2.532cm" svg:height="0.552cm" svg:x="14.2cm" svg:y="3.813cm">
          <text:p text:style-name="P1"><text:span text:style-name="T1">Управляющие</text:span></text:p>
          <text:p text:style-name="P1"><text:span text:style-name="T1">сигналы</text:span></text:p>
        </draw:ellipse>
        <draw:line draw:style-name="gr6" draw:text-style-name="P1" draw:layer="layout" svg:x1="16.52cm" svg:y1="3.789cm" svg:x2="18.538cm" svg:y2="3.789cm">
          <text:p/>
        </draw:line>
        <draw:g>
          <draw:circle draw:style-name="gr12" draw:text-style-name="P1" draw:layer="layout" svg:width="0.481cm" svg:height="0.482cm" svg:x="2.106cm" svg:y="24.64cm">
            <text:p/>
          </draw:circle>
          <draw:line draw:style-name="gr2" draw:text-style-name="P1" draw:layer="layout" svg:x1="2.364cm" svg:y1="25.121cm" svg:x2="2.364cm" svg:y2="25.815cm">
            <text:p/>
          </draw:line>
          <draw:line draw:style-name="gr2" draw:text-style-name="P1" draw:layer="layout" svg:x1="1.899cm" svg:y1="25.329cm" svg:x2="2.807cm" svg:y2="25.329cm">
            <text:p/>
          </draw:line>
          <draw:line draw:style-name="gr2" draw:text-style-name="P1" draw:layer="layout" svg:x1="2.364cm" svg:y1="25.816cm" svg:x2="1.919cm" svg:y2="26.306cm">
            <text:p/>
          </draw:line>
          <draw:line draw:style-name="gr2" draw:text-style-name="P1" draw:layer="layout" svg:x1="2.809cm" svg:y1="26.306cm" svg:x2="2.364cm" svg:y2="25.816cm">
            <text:p/>
          </draw:line>
        </draw:g>
        <draw:frame draw:style-name="gr3" draw:text-style-name="P2" draw:layer="layout" svg:width="1.552cm" svg:height="0.493cm" svg:x="1.578cm" svg:y="26.306cm">
          <draw:text-box>
            <text:p><text:span text:style-name="T1">Контролер</text:span></text:p>
          </draw:text-box>
        </draw:frame>
        <draw:line draw:style-name="gr2" draw:text-style-name="P1" draw:layer="layout" svg:x1="7.915cm" svg:y1="24.432cm" svg:x2="12.988cm" svg:y2="24.432cm">
          <text:p/>
        </draw:line>
        <draw:frame draw:style-name="gr3" draw:text-style-name="P4" draw:layer="layout" svg:width="16.292cm" svg:height="2.213cm" svg:x="3.67cm" svg:y="24.633cm">
          <draw:text-box>
            <text:p><text:span text:style-name="T2">Контролер - </text:span><text:span text:style-name="T3">подразумевается программное обеспечение в виде приложения для мобильного</text:span></text:p>
            <text:p><text:span text:style-name="T3">телефона, либо КПК, которое позволяет управлять тревожными состояниями аппарата,</text:span></text:p>
            <text:p><text:span text:style-name="T3">точнее отключениями этих состояний на период проведения плановых/профилактических работ</text:span></text:p>
            <text:p><text:span text:style-name="T3">( удаление аппарата с предназначеного для него места из-за: поломки, перемещения )</text:span></text:p>
            <text:p><text:span text:style-name="T5"/></text:p>
          </draw:text-box>
        </draw:frame>
        <draw:g>
          <draw:circle draw:style-name="gr12" draw:text-style-name="P1" draw:layer="layout" svg:width="0.481cm" svg:height="0.482cm" svg:x="18.839cm" svg:y="5.861cm">
            <text:p/>
          </draw:circle>
          <draw:line draw:style-name="gr2" draw:text-style-name="P1" draw:layer="layout" svg:x1="19.097cm" svg:y1="6.342cm" svg:x2="19.097cm" svg:y2="7.036cm">
            <text:p/>
          </draw:line>
          <draw:line draw:style-name="gr2" draw:text-style-name="P1" draw:layer="layout" svg:x1="18.632cm" svg:y1="6.55cm" svg:x2="19.54cm" svg:y2="6.55cm">
            <text:p/>
          </draw:line>
          <draw:line draw:style-name="gr2" draw:text-style-name="P1" draw:layer="layout" svg:x1="19.097cm" svg:y1="7.037cm" svg:x2="18.652cm" svg:y2="7.527cm">
            <text:p/>
          </draw:line>
          <draw:line draw:style-name="gr2" draw:text-style-name="P1" draw:layer="layout" svg:x1="19.542cm" svg:y1="7.527cm" svg:x2="19.097cm" svg:y2="7.037cm">
            <text:p/>
          </draw:line>
        </draw:g>
        <draw:frame draw:style-name="gr3" draw:text-style-name="P2" draw:layer="layout" svg:width="1.552cm" svg:height="0.493cm" svg:x="18.311cm" svg:y="7.527cm">
          <draw:text-box>
            <text:p><text:span text:style-name="T1">Контролер</text:span></text:p>
          </draw:text-box>
        </draw:frame>
        <draw:ellipse draw:style-name="gr13" draw:text-style-name="P3" draw:layer="layout" svg:width="2.532cm" svg:height="0.552cm" svg:x="14.2cm" svg:y="6.413cm">
          <text:p text:style-name="P1"><text:span text:style-name="T1">Управляющие</text:span></text:p>
          <text:p text:style-name="P1"><text:span text:style-name="T1">сигналы</text:span></text:p>
        </draw:ellipse>
        <draw:line draw:style-name="gr6" draw:text-style-name="P1" draw:layer="layout" svg:x1="18.538cm" svg:y1="6.989cm" svg:x2="16.52cm" svg:y2="6.989cm">
          <text:p/>
        </draw:line>
      </draw:page>
      <draw:page draw:name="page2" draw:style-name="dp1" draw:master-page-name="Обычный">
        <office:forms form:automatic-focus="false" form:apply-design-mode="false"/>
        <draw:frame draw:style-name="gr3" draw:layer="layout" svg:width="8.668cm" svg:height="0.963cm" svg:x="5.797cm" svg:y="0.037cm">
          <draw:text-box>
            <text:p>Программное обеспечение:</text:p>
          </draw:text-box>
        </draw:frame>
        <draw:frame draw:style-name="gr3" draw:text-style-name="P4" draw:layer="layout" svg:width="3.702cm" svg:height="0.657cm" svg:x="1.397cm" svg:y="1.038cm">
          <draw:text-box>
            <text:p><text:span text:style-name="T2">Внешний аппарат:</text:span></text:p>
          </draw:text-box>
        </draw:frame>
        <draw:frame draw:style-name="gr3" draw:text-style-name="P5" draw:layer="layout" svg:width="17.41cm" svg:height="6.48cm" svg:x="1.397cm" svg:y="1.639cm">
          <draw:text-box>
            <text:p><text:span text:style-name="T3"><text:tab/></text:span><text:span text:style-name="T3">Приложение, которое осуществляет сбор данных с датчиков ( возможно, двухсторонний обмен </text:span></text:p>
            <text:p><text:span text:style-name="T3">данными) и одновременно имеет двухсторонний обмен с системой.</text:span></text:p>
            <text:p><text:span text:style-name="T6"><text:tab/></text:span><text:span text:style-name="T6">аппаратное обеспечение:</text:span></text:p>
            <text:p><text:span text:style-name="T5"><text:tab/></text:span><text:span text:style-name="T5">а) промышленный GSM модуль, </text:span></text:p>
            <text:p><text:span text:style-name="T5"><text:tab/></text:span><text:span text:style-name="T5">б) soft-решение, на базе Java Virtual Machine и COM-порта</text:span></text:p>
            <text:p><text:span text:style-name="T5"><text:tab/></text:span><text:span text:style-name="T5">микроконтроллеры, датчики ( с возможностью горизонтального наращивания </text:span></text:p>
            <text:p><text:span text:style-name="T5">в масштабах модуля, т.е. наращивания кол-ва микроконтроллеров и датчиков, которые подчинены им )</text:span></text:p>
            <text:p><text:span text:style-name="T5"><text:tab/></text:span><text:span text:style-name="T5">возможные варианты событий, о которых может быть проинформирована система:</text:span></text:p>
            <text:p><text:span text:style-name="T5"><text:tab/></text:span><text:span text:style-name="T5">- удары по корпусу аппарата</text:span></text:p>
            <text:p><text:span text:style-name="T5"><text:tab/></text:span><text:span text:style-name="T5">- отключение подачи энергии</text:span></text:p>
            <text:p><text:span text:style-name="T5"><text:tab/></text:span><text:span text:style-name="T5">- различные нарушения целостности, либо же открытие движущихся частей</text:span></text:p>
            <text:p><text:span text:style-name="T5"><text:tab/></text:span><text:span text:style-name="T5">( - повышение температуры </text:span></text:p>
            <text:p><text:span text:style-name="T5"><text:tab/></text:span><text:span text:style-name="T5"> <text:s/></text:span><text:span text:style-name="T5">- влажность</text:span></text:p>
            <text:p><text:span text:style-name="T5"><text:tab/></text:span><text:span text:style-name="T5"> <text:s/></text:span><text:span text:style-name="T5">- дым </text:span></text:p>
            <text:p><text:span text:style-name="T5"><text:tab/></text:span><text:span text:style-name="T5"> <text:s/></text:span><text:span text:style-name="T5">- датчик наклона )</text:span></text:p>
            <text:p><text:span text:style-name="T3"/></text:p>
          </draw:text-box>
        </draw:frame>
        <draw:frame draw:style-name="gr3" draw:text-style-name="P4" draw:layer="layout" svg:width="18.739cm" svg:height="3.402cm" svg:x="1.397cm" svg:y="7.739cm">
          <draw:text-box>
            <text:p><text:span text:style-name="T2">Система:</text:span></text:p>
            <text:p><text:span text:style-name="T2"><text:tab/></text:span><text:span text:style-name="T3">серверное приложение ( J2EE ) которое осуществляет обмен данными между внешними аппаратами, </text:span></text:p>
            <text:p><text:span text:style-name="T3">предоставляет сервисы для приложений «наблюдателя 1-го ранга» и приложения «наблядателя 2-го ранга»</text:span></text:p>
            <text:p><text:span text:style-name="T3">( так же может быть расширено как по горизонтали, так и по вертикали )</text:span></text:p>
            <text:p><text:span text:style-name="T3"><text:tab/></text:span><text:span text:style-name="T6">аппаратное обеспечение:</text:span></text:p>
            <text:p><text:span text:style-name="T5">компьютер класса Pentium 4, имеющий постоянное подключение к сети интернет по выделенному каналу,</text:span></text:p>
            <text:p><text:span text:style-name="T5">с постоянным IP адресом. ( либо же покупка/аренда выделенного сервера у провайдера, либо же выделенного</text:span></text:p>
            <text:p><text:span text:style-name="T5">виртуального сервера )</text:span></text:p>
          </draw:text-box>
        </draw:frame>
        <draw:frame draw:style-name="gr3" draw:text-style-name="P4" draw:layer="layout" svg:width="17.757cm" svg:height="3.013cm" svg:x="1.397cm" svg:y="11.74cm">
          <draw:text-box>
            <text:p><text:span text:style-name="T2">Приложение для наблюдателя первого ранга:</text:span></text:p>
            <text:p><text:span text:style-name="T2"><text:tab/></text:span><text:span text:style-name="T3">десктопное (J2SE, Win32, .NET)приложение, которое в условиях, близких к реальному времени </text:span></text:p>
            <text:p><text:span text:style-name="T3">осуществляет информационный обмен с системой, получая данные о событиях от внешних аппаратов и </text:span></text:p>
            <text:p><text:span text:style-name="T3">оповещая систему о выполненных действиях, в ответ на тревожные состояния</text:span></text:p>
            <text:p><text:span text:style-name="T3"><text:tab/></text:span><text:span text:style-name="T6">аппаратное обеспечение</text:span><text:span text:style-name="T3"><text:tab/></text:span></text:p>
            <text:p><text:span text:style-name="T3">компьютер, подключенный к сети интернет ( желательно не радиоканал, т.к. данные должны поступать </text:span></text:p>
            <text:p><text:span text:style-name="T3">в условиях, приближенных к реальному времени )</text:span></text:p>
          </draw:text-box>
        </draw:frame>
        <draw:frame draw:style-name="gr3" draw:text-style-name="P4" draw:layer="layout" svg:width="18.867cm" svg:height="5.74cm" svg:x="1.398cm" svg:y="15.541cm">
          <draw:text-box>
            <text:p><text:span text:style-name="T2">Приложение для наблюдателя второго ранга:</text:span></text:p>
            <text:p><text:span text:style-name="T2"><text:tab/></text:span><text:span text:style-name="T2">( или же реализации всех, или же реализации одного из)</text:span></text:p>
            <text:p><text:span text:style-name="T3"><text:tab/></text:span><text:span text:style-name="T3">Цель данного программного обеспечения - контроль за отработкой тревожных сигналов от наблюдателя</text:span></text:p>
            <text:p><text:span text:style-name="T3">или наблюдателей первого ранга ( которые «гасят» тревожные события действиями своих сотрудников на </text:span></text:p>
            <text:p><text:span text:style-name="T3">местах, о чём свидетельствуют их действия в приложении для наблюдателей первого уровня). Второстепенная</text:span></text:p>
            <text:p><text:span text:style-name="T3">функция - всевозможные отчёты о работе наблюдателей и тревожных событиях внешних аппаратов.</text:span></text:p>
            <text:p><text:span text:style-name="T3"><text:tab/></text:span><text:span text:style-name="T3">- J2EE application ( simple HTML/JavaScript )</text:span></text:p>
            <text:p><text:span text:style-name="T3"><text:tab/></text:span><text:span text:style-name="T3">- J2ME application ( мобильные устройства )</text:span></text:p>
            <text:p><text:span text:style-name="T3"><text:tab/></text:span><text:span text:style-name="T3">- .NET application (мобильные устройства и/или полноценная ОС )</text:span></text:p>
            <text:p><text:span text:style-name="T3"><text:tab/></text:span><text:span text:style-name="T3">- J2SE application (богатые мобильные устройства или полноценная ОС )</text:span></text:p>
            <text:p><text:span text:style-name="T3"><text:tab/></text:span><text:span text:style-name="T3">- Win32 application ( Windows приложение )</text:span></text:p>
            <text:p><text:span text:style-name="T6">аппаратное обеспечение:</text:span></text:p>
            <text:p><text:span text:style-name="T6"><text:tab/></text:span><text:span text:style-name="T5">мобильный телефон с поддержкой J2ME 2.0 .. компьютер, с установленной операционной системой и </text:span></text:p>
            <text:p><text:span text:style-name="T5">имеющимся подключением к сети Интернет.</text:span></text:p>
          </draw:text-box>
        </draw:frame>
        <draw:frame draw:style-name="gr3" draw:text-style-name="P4" draw:layer="layout" svg:width="18.55cm" svg:height="4.945cm" svg:x="1.399cm" svg:y="21.741cm">
          <draw:text-box>
            <text:p><text:span text:style-name="T2">Приложение контролеров:</text:span></text:p>
            <text:p><text:span text:style-name="T3"><text:tab/></text:span><text:span text:style-name="T3">Цель данного программного обеспечения - уведомление системы о не оповещении наблюдателей о</text:span></text:p>
            <text:p><text:span text:style-name="T3">тревожных событиях ( нарушение целостности/состояния аппарата, отключение энергии, отключение связи </text:span></text:p>
            <text:p><text:span text:style-name="T3">с системой ...) с целью проведения плановых/профилактических мероприятий.</text:span></text:p>
            <text:p><text:span text:style-name="T3"><text:tab/></text:span><text:span text:style-name="T3">- J2EE application ( simple HTML/JavaScript )</text:span></text:p>
            <text:p><text:span text:style-name="T3"><text:tab/></text:span><text:span text:style-name="T3">- J2ME application ( мобильные устройства )</text:span></text:p>
            <text:p><text:span text:style-name="T3"><text:tab/></text:span><text:span text:style-name="T3">- .NET application (мобильные устройства и/или полноценная ОС )</text:span></text:p>
            <text:p><text:span text:style-name="T3"><text:tab/></text:span><text:span text:style-name="T3">- J2SE application (богатые мобильные устройства или полноценная ОС )</text:span></text:p>
            <text:p><text:span text:style-name="T3"><text:tab/></text:span><text:span text:style-name="T3">- Win32 application ( Windows приложение )</text:span></text:p>
            <text:p><text:span text:style-name="T6">аппаратное обеспечение:</text:span></text:p>
            <text:p><text:span text:style-name="T6"><text:tab/></text:span><text:span text:style-name="T5">мобильный телефон с поддержкой J2ME 2.0 .. компьютер, с установленной операционной системой и </text:span></text:p>
            <text:p><text:span text:style-name="T5">имеющимся подключением к сети Интернет.</text:span></text:p>
          </draw:text-box>
        </draw:frame>
      </draw:page>
      <draw:page draw:name="page3" draw:style-name="dp1" draw:master-page-name="Обычный">
        <office:forms form:automatic-focus="false" form:apply-design-mode="false"/>
        <draw:frame draw:style-name="gr3" draw:layer="layout" svg:width="6.882cm" svg:height="0.963cm" svg:x="7.595cm" svg:y="0.937cm">
          <draw:text-box>
            <text:p>Фазы разработки ПО:</text:p>
          </draw:text-box>
        </draw:frame>
        <draw:frame draw:style-name="gr3" draw:text-style-name="P4" draw:layer="layout" svg:width="13.837cm" svg:height="7.372cm" svg:x="1.797cm" svg:y="1.94cm">
          <draw:text-box>
            <text:p><text:span text:style-name="T2">1 - Выяснение/выявление минимальных требований к системе в целом:</text:span></text:p>
            <text:p><text:span text:style-name="T3"><text:tab/></text:span><text:span text:style-name="T3">датчиков на внешних аппаратах</text:span></text:p>
            <text:p><text:span text:style-name="T3"><text:tab/></text:span><text:span text:style-name="T3">функций, доступных для наблюдателей 1-го ранга</text:span></text:p>
            <text:p><text:span text:style-name="T3"><text:tab/></text:span><text:span text:style-name="T3">функций, доступных для наблюдаталей 2-го ранга</text:span></text:p>
            <text:p><text:span text:style-name="T3"><text:tab/></text:span><text:span text:style-name="T3">функций, доступных для контролеров</text:span></text:p>
            <text:p><text:span text:style-name="T2"/></text:p>
            <text:p><text:span text:style-name="T2">2 - Создание опытного образца ( для 2-3 аппаратов ) для </text:span></text:p>
            <text:p><text:span text:style-name="T2">тестирования системы </text:span><text:span text:style-name="T3">(приблизительное время - от одного</text:span></text:p>
            <text:p><text:span text:style-name="T3">календарного месяца )</text:span></text:p>
            <text:p><text:span text:style-name="T2"/></text:p>
            <text:p><text:span text:style-name="T2">3 - Внедрение проекта </text:span><text:span text:style-name="T3">(зависит от предоставления доступа ко всем</text:span></text:p>
            <text:p><text:span text:style-name="T3">составляющим системы)</text:span></text:p>
            <text:p><text:span text:style-name="T3"/></text:p>
            <text:p><text:span text:style-name="T2">4</text:span><text:span text:style-name="T3"> - </text:span><text:span text:style-name="T2">Выяснение <text:s/>дополнительного функционала </text:span><text:span text:style-name="T3">( выяснение требований ) для </text:span></text:p>
            <text:p><text:span text:style-name="T3">веток, не входящих в данную реализацию ( в силу невозможности на этапе</text:span></text:p>
            <text:p><text:span text:style-name="T3">проектирования предусмотреть первостепенно необходимые функции )</text:span></text:p>
            <text:p><text:span text:style-name="T3"/></text:p>
            <text:p><text:span text:style-name="T3"/></text:p>
          </draw:text-box>
        </draw:frame>
      </draw:page>
      <draw:page draw:name="page4" draw:style-name="dp1" draw:master-page-name="Обычный">
        <office:forms form:automatic-focus="false" form:apply-design-mode="false"/>
        <draw:frame draw:style-name="gr3" draw:layer="layout" svg:width="9.997cm" svg:height="0.963cm" svg:x="5.29cm" svg:y="0cm">
          <draw:text-box>
            <text:p>Экраны и функции «Контролёр»</text:p>
          </draw:text-box>
        </draw:frame>
        <draw:rect draw:style-name="gr14" draw:text-style-name="P6" draw:id="id1" draw:layer="layout" svg:width="4.062cm" svg:height="2.838cm" svg:x="1.1cm" svg:y="2.685cm">
          <text:p/>
        </draw:rect>
        <draw:rect draw:style-name="gr15" draw:text-style-name="P3" draw:layer="layout" svg:width="4.062cm" svg:height="0.537cm" svg:x="1.1cm" svg:y="2.684cm">
          <text:p text:style-name="P1"><text:span text:style-name="T1">Login</text:span></text:p>
        </draw:rect>
        <draw:rect draw:style-name="gr10" draw:text-style-name="P3" draw:layer="layout" svg:width="3.541cm" svg:height="0.364cm" svg:x="1.385cm" svg:y="3.506cm">
          <text:p text:style-name="P1"><text:span text:style-name="T1">Login</text:span></text:p>
        </draw:rect>
        <draw:rect draw:style-name="gr10" draw:text-style-name="P3" draw:layer="layout" svg:width="3.541cm" svg:height="0.364cm" svg:x="1.386cm" svg:y="4.006cm">
          <text:p text:style-name="P1"><text:span text:style-name="T1">Password</text:span></text:p>
        </draw:rect>
        <draw:rect draw:style-name="gr16" draw:text-style-name="P3" draw:layer="layout" svg:width="2.489cm" svg:height="0.364cm" svg:x="1.86cm" svg:y="4.625cm">
          <text:p text:style-name="P1"><text:span text:style-name="T1">Enter</text:span></text:p>
        </draw:rect>
        <draw:rect draw:style-name="gr14" draw:text-style-name="P6" draw:id="id2" draw:layer="layout" svg:width="4.062cm" svg:height="4.735cm" svg:x="5.759cm" svg:y="1.701cm">
          <text:p/>
        </draw:rect>
        <draw:rect draw:style-name="gr15" draw:text-style-name="P3" draw:layer="layout" svg:width="4.062cm" svg:height="0.537cm" svg:x="5.759cm" svg:y="1.7cm">
          <text:p text:style-name="P1"><text:span text:style-name="T1">ModuleBrowser</text:span></text:p>
        </draw:rect>
        <draw:rect draw:style-name="gr17" draw:text-style-name="P3" draw:layer="layout" svg:width="3.782cm" svg:height="1.283cm" svg:x="5.905cm" svg:y="2.237cm">
          <text:p/>
        </draw:rect>
        <draw:rect draw:style-name="gr18" draw:text-style-name="P3" draw:layer="layout" svg:width="3.782cm" svg:height="2.414cm" svg:x="5.905cm" svg:y="3.771cm">
          <text:p text:style-name="P1"><text:span text:style-name="T1">List of Modules</text:span></text:p>
        </draw:rect>
        <draw:connector draw:style-name="gr6" draw:text-style-name="P1" draw:layer="layout" draw:type="line" svg:x1="5.162cm" svg:y1="4.104cm" svg:x2="5.759cm" svg:y2="4.068cm" draw:start-shape="id1" draw:start-glue-point="1" draw:end-shape="id2" svg:d="m5162 4104 597-36">
          <text:p/>
        </draw:connector>
        <draw:rect draw:style-name="gr10" draw:text-style-name="P3" draw:layer="layout" svg:width="1.264cm" svg:height="0.364cm" svg:x="6.452cm" svg:y="2.401cm">
          <text:p text:style-name="P1"><text:span text:style-name="T1">Number</text:span></text:p>
        </draw:rect>
        <draw:rect draw:style-name="gr10" draw:text-style-name="P3" draw:layer="layout" svg:width="1.264cm" svg:height="0.364cm" svg:x="7.852cm" svg:y="2.401cm">
          <text:p text:style-name="P1"><text:span text:style-name="T1">Address</text:span></text:p>
        </draw:rect>
        <draw:rect draw:style-name="gr19" draw:text-style-name="P3" draw:layer="layout" svg:width="2.964cm" svg:height="0.364cm" svg:x="6.28cm" svg:y="2.924cm">
          <text:p text:style-name="P1"><text:span text:style-name="T1">Search</text:span></text:p>
        </draw:rect>
        <draw:rect draw:style-name="gr17" draw:text-style-name="P3" draw:layer="layout" svg:width="3.614cm" svg:height="0.483cm" svg:x="5.976cm" svg:y="3.857cm">
          <text:p/>
        </draw:rect>
        <draw:rect draw:style-name="gr20" draw:text-style-name="P3" draw:layer="layout" svg:width="0.927cm" svg:height="0.364cm" svg:x="6.049cm" svg:y="3.921cm">
          <text:p text:style-name="P1"><text:span text:style-name="T1">Number</text:span></text:p>
        </draw:rect>
        <draw:rect draw:style-name="gr20" draw:text-style-name="P3" draw:layer="layout" svg:width="0.927cm" svg:height="0.364cm" svg:x="7.05cm" svg:y="3.921cm">
          <text:p text:style-name="P1"><text:span text:style-name="T1">Address</text:span></text:p>
        </draw:rect>
        <draw:rect draw:style-name="gr20" draw:text-style-name="P3" draw:layer="layout" svg:width="0.927cm" svg:height="0.364cm" svg:x="8.051cm" svg:y="3.921cm">
          <text:p text:style-name="P1"><text:span text:style-name="T1">State</text:span></text:p>
        </draw:rect>
        <draw:rect draw:style-name="gr19" draw:text-style-name="P3" draw:id="id3" draw:layer="layout" svg:width="0.439cm" svg:height="0.364cm" svg:x="9.044cm" svg:y="3.92cm">
          <text:p text:style-name="P1"><text:span text:style-name="T1">...</text:span></text:p>
        </draw:rect>
        <draw:rect draw:style-name="gr14" draw:text-style-name="P6" draw:id="id4" draw:layer="layout" svg:width="4.062cm" svg:height="4.698cm" svg:x="10.359cm" svg:y="1.701cm">
          <text:p/>
        </draw:rect>
        <draw:rect draw:style-name="gr15" draw:text-style-name="P3" draw:layer="layout" svg:width="4.062cm" svg:height="0.537cm" svg:x="10.359cm" svg:y="1.7cm">
          <text:p text:style-name="P1"><text:span text:style-name="T1">ElementManager</text:span></text:p>
        </draw:rect>
        <draw:rect draw:style-name="gr17" draw:text-style-name="P3" draw:layer="layout" svg:width="3.782cm" svg:height="1.283cm" svg:x="10.505cm" svg:y="2.333cm">
          <text:p/>
        </draw:rect>
        <draw:rect draw:style-name="gr20" draw:text-style-name="P3" draw:layer="layout" svg:width="2.892cm" svg:height="0.364cm" svg:x="11.015cm" svg:y="2.421cm">
          <text:p text:style-name="P1"><text:span text:style-name="T1">Number</text:span></text:p>
        </draw:rect>
        <draw:rect draw:style-name="gr20" draw:text-style-name="P3" draw:layer="layout" svg:width="2.892cm" svg:height="0.364cm" svg:x="11.015cm" svg:y="2.785cm">
          <text:p text:style-name="P1"><text:span text:style-name="T1">Address</text:span></text:p>
        </draw:rect>
        <draw:rect draw:style-name="gr21" draw:text-style-name="P3" draw:layer="layout" svg:width="2.892cm" svg:height="0.364cm" svg:x="11.015cm" svg:y="3.149cm">
          <text:p text:style-name="P1"><text:span text:style-name="T1">State</text:span></text:p>
        </draw:rect>
        <draw:rect draw:style-name="gr17" draw:text-style-name="P3" draw:layer="layout" svg:width="3.782cm" svg:height="1.716cm" svg:x="10.505cm" svg:y="3.734cm">
          <text:p/>
        </draw:rect>
        <draw:rect draw:style-name="gr19" draw:text-style-name="P3" draw:id="id6" draw:layer="layout" svg:width="3.541cm" svg:height="0.364cm" svg:x="10.633cm" svg:y="3.851cm">
          <text:p text:style-name="P1"><text:span text:style-name="T1">Control Enabled</text:span></text:p>
        </draw:rect>
        <draw:rect draw:style-name="gr19" draw:text-style-name="P3" draw:id="id8" draw:layer="layout" svg:width="3.541cm" svg:height="0.364cm" svg:x="10.634cm" svg:y="4.351cm">
          <text:p text:style-name="P1"><text:span text:style-name="T1">Control Disabled</text:span></text:p>
        </draw:rect>
        <draw:connector draw:style-name="gr6" draw:text-style-name="P1" draw:layer="layout" draw:type="line" svg:x1="9.483cm" svg:y1="4.102cm" svg:x2="10.359cm" svg:y2="4.05cm" draw:start-shape="id3" draw:start-glue-point="1" draw:end-shape="id4" draw:end-glue-point="3" svg:d="m9483 4102 876-52">
          <text:p/>
        </draw:connector>
        <draw:rect draw:style-name="gr19" draw:text-style-name="P3" draw:id="id5" draw:layer="layout" svg:width="3.541cm" svg:height="0.364cm" svg:x="10.635cm" svg:y="5.651cm">
          <text:p text:style-name="P1"><text:span text:style-name="T1">Return</text:span></text:p>
        </draw:rect>
        <draw:connector draw:style-name="gr6" draw:text-style-name="P1" draw:layer="layout" draw:type="curve" svg:x1="12.405cm" svg:y1="6.015cm" svg:x2="7.79cm" svg:y2="6.436cm" draw:start-shape="id5" draw:start-glue-point="2" draw:end-shape="id2" svg:d="m12405 6015c0 1383-4615 1172-4615 421">
          <text:p/>
        </draw:connector>
        <draw:rect draw:style-name="gr19" draw:text-style-name="P3" draw:id="id9" draw:layer="layout" svg:width="3.541cm" svg:height="0.364cm" svg:x="10.635cm" svg:y="4.851cm">
          <text:p text:style-name="P1"><text:span text:style-name="T1">Disconnect</text:span></text:p>
        </draw:rect>
        <draw:rect draw:style-name="gr14" draw:text-style-name="P6" draw:id="id7" draw:layer="layout" svg:width="4.062cm" svg:height="2cm" svg:x="15.159cm" svg:y="1.302cm">
          <text:p/>
        </draw:rect>
        <draw:rect draw:style-name="gr15" draw:text-style-name="P3" draw:layer="layout" svg:width="4.062cm" svg:height="0.537cm" svg:x="15.159cm" svg:y="1.302cm">
          <text:p text:style-name="P1"><text:span text:style-name="T1">ConfirmPanel</text:span></text:p>
        </draw:rect>
        <draw:connector draw:style-name="gr6" draw:text-style-name="P1" draw:layer="layout" draw:type="line" svg:x1="14.174cm" svg:y1="4.033cm" svg:x2="15.159cm" svg:y2="2.302cm" draw:start-shape="id6" draw:start-glue-point="1" draw:end-shape="id7" draw:end-glue-point="3" svg:d="m14174 4033 985-1731">
          <text:p/>
        </draw:connector>
        <draw:connector draw:style-name="gr6" draw:text-style-name="P1" draw:layer="layout" draw:type="line" svg:x1="14.175cm" svg:y1="4.533cm" svg:x2="15.159cm" svg:y2="2.302cm" draw:start-shape="id8" draw:start-glue-point="1" draw:end-shape="id7" draw:end-glue-point="3" svg:d="m14175 4533 984-2231">
          <text:p/>
        </draw:connector>
        <draw:rect draw:style-name="gr19" draw:text-style-name="P3" draw:layer="layout" svg:width="1.163cm" svg:height="0.364cm" svg:x="15.333cm" svg:y="2.777cm">
          <text:p text:style-name="P1"><text:span text:style-name="T1">Yes</text:span></text:p>
        </draw:rect>
        <draw:rect draw:style-name="gr19" draw:text-style-name="P3" draw:layer="layout" svg:width="2.284cm" svg:height="0.364cm" svg:x="16.722cm" svg:y="2.777cm">
          <text:p text:style-name="P1"><text:span text:style-name="T1">No</text:span></text:p>
        </draw:rect>
        <draw:rect draw:style-name="gr20" draw:text-style-name="P3" draw:layer="layout" svg:width="2.892cm" svg:height="0.364cm" svg:x="15.715cm" svg:y="2.121cm">
          <text:p text:style-name="P1"><text:span text:style-name="T1">Are you sure ?</text:span></text:p>
        </draw:rect>
        <draw:connector draw:style-name="gr6" draw:text-style-name="P1" draw:layer="layout" draw:type="curve" svg:x1="17.19cm" svg:y1="3.302cm" svg:x2="14.421cm" svg:y2="4.05cm" draw:start-shape="id7" draw:start-glue-point="2" draw:end-shape="id4" draw:end-glue-point="1" svg:d="m17190 3302c0 499-923 748-2769 748">
          <text:p/>
        </draw:connector>
        <draw:rect draw:style-name="gr14" draw:text-style-name="P6" draw:id="id10" draw:layer="layout" svg:width="4.062cm" svg:height="2cm" svg:x="15.159cm" svg:y="4.402cm">
          <text:p/>
        </draw:rect>
        <draw:rect draw:style-name="gr15" draw:text-style-name="P3" draw:layer="layout" svg:width="4.062cm" svg:height="0.537cm" svg:x="15.159cm" svg:y="4.402cm">
          <text:p text:style-name="P1"><text:span text:style-name="T1">SwitchReason</text:span></text:p>
        </draw:rect>
        <draw:connector draw:style-name="gr6" draw:text-style-name="P1" draw:layer="layout" draw:type="line" svg:x1="14.176cm" svg:y1="5.033cm" svg:x2="15.159cm" svg:y2="5.402cm" draw:start-shape="id9" draw:start-glue-point="1" draw:end-shape="id10" draw:end-glue-point="3" svg:d="m14176 5033 983 369">
          <text:p/>
        </draw:connector>
        <draw:rect draw:style-name="gr22" draw:text-style-name="P3" draw:id="id11" draw:layer="layout" svg:width="3.541cm" svg:height="0.364cm" svg:x="15.461cm" svg:y="5.166cm">
          <text:p text:style-name="P1"><text:span text:style-name="T1">to workshop</text:span></text:p>
        </draw:rect>
        <draw:rect draw:style-name="gr22" draw:text-style-name="P3" draw:id="id12" draw:layer="layout" svg:width="3.541cm" svg:height="0.364cm" svg:x="15.462cm" svg:y="5.666cm">
          <text:p text:style-name="P1"><text:span text:style-name="T1">replace</text:span></text:p>
        </draw:rect>
        <draw:frame draw:style-name="gr3" draw:text-style-name="P7" draw:layer="layout" svg:width="17.609cm" svg:height="10.108cm" svg:x="1.583cm" svg:y="8.322cm">
          <draw:text-box>
            <text:p><text:span text:style-name="T2">Login</text:span><text:span text:style-name="T7"> - экран, который отображает возможность ввода логина и пароля контролера.</text:span></text:p>
            <text:p><text:span text:style-name="T7">( каждое действие контролера сохраняется в базе данных, и может быть получено в качестве отчета )</text:span></text:p>
            <text:p><text:span text:style-name="T7"/></text:p>
            <text:p><text:span text:style-name="T2">ModuleBrowser - </text:span><text:span text:style-name="T3">поиск модулей по номеру (</text:span><text:span text:style-name="T6">Number</text:span><text:span text:style-name="T3">), либо же по адресу(</text:span><text:span text:style-name="T6">Address</text:span><text:span text:style-name="T3">).</text:span></text:p>
            <text:p><text:span text:style-name="T3">нажатие на кнопку </text:span><text:span text:style-name="T6">Search</text:span><text:span text:style-name="T3"> приводит к выводу всех удовлетворяющих условиям поиска автоматов.</text:span></text:p>
            <text:p><text:span text:style-name="T3"/></text:p>
            <text:p><text:span text:style-name="T3"><text:tab/></text:span><text:span text:style-name="T2">List of Modules - </text:span><text:span text:style-name="T3">список найденных (согласно критериям поиска) модулей. </text:span></text:p>
            <text:p><text:span text:style-name="T3"><text:tab/></text:span><text:span text:style-name="T3">Модули отображаются в виде панелей с Номером(</text:span><text:span text:style-name="T6">Number</text:span><text:span text:style-name="T3">), Адресом (</text:span><text:span text:style-name="T6">Address</text:span><text:span text:style-name="T3">) и </text:span></text:p>
            <text:p><text:span text:style-name="T3"><text:tab/></text:span><text:span text:style-name="T3">Текущим состоянием (State)</text:span></text:p>
            <text:p><text:span text:style-name="T3"><text:tab/></text:span><text:span text:style-name="T3">( «...» кнопка редактирования/управления для каждого отдельного модуля )</text:span></text:p>
            <text:p><text:span text:style-name="T3"><text:tab/></text:span></text:p>
            <text:p><text:span text:style-name="T2">ElementManager - </text:span><text:span text:style-name="T3">окно редактирования/управления для модуля </text:span></text:p>
            <text:p><text:span text:style-name="T3"><text:tab/></text:span><text:span text:style-name="T3">верхняя часть - панель описания текущего состояния</text:span></text:p>
            <text:p><text:span text:style-name="T3"><text:tab/></text:span><text:span text:style-name="T3"><text:tab/></text:span><text:span text:style-name="T3">Номер, Адрес, Текущее состояние в системе </text:span></text:p>
            <text:p><text:span text:style-name="T3"><text:tab/></text:span><text:span text:style-name="T3">нижняя часть - управление</text:span></text:p>
            <text:p><text:span text:style-name="T3"><text:tab/></text:span><text:span text:style-name="T3"><text:tab/></text:span><text:span text:style-name="T6">Control Enabled </text:span><text:span text:style-name="T3">- установить оповещение о событиях данного аппарата </text:span></text:p>
            <text:p><text:span text:style-name="T3"><text:tab/></text:span><text:span text:style-name="T3"><text:tab/></text:span><text:span text:style-name="T3">наблюдателей первого уровня</text:span></text:p>
            <text:p><text:span text:style-name="T3"><text:tab/></text:span><text:span text:style-name="T3"><text:tab/></text:span><text:span text:style-name="T6">Control Disabled -</text:span><text:span text:style-name="T5"> запретить оповещение о событиях данного аппарата </text:span></text:p>
            <text:p><text:span text:style-name="T5"><text:tab/></text:span><text:span text:style-name="T5"><text:tab/></text:span><text:span text:style-name="T5">наблюдателей первого уровня</text:span></text:p>
            <text:p><text:span text:style-name="T5"><text:tab/></text:span><text:span text:style-name="T5"><text:tab/></text:span><text:span text:style-name="T6">Disconnect </text:span><text:span text:style-name="T5">- отсоединить аппарат от системы по некоторым, заранее оговоренным</text:span></text:p>
            <text:p><text:span text:style-name="T5"><text:tab/></text:span><text:span text:style-name="T5"><text:tab/></text:span><text:span text:style-name="T5">причинам</text:span></text:p>
            <text:p><text:span text:style-name="T5"><text:tab/></text:span><text:span text:style-name="T5"><text:tab/></text:span><text:span text:style-name="T6">Return </text:span><text:span text:style-name="T5">- вернуться в предыдущий экран</text:span></text:p>
            <text:p><text:span text:style-name="T4">ConfirmPanel - </text:span><text:span text:style-name="T5">предназначено для подтверждения управляющего действия со стороны контролера</text:span></text:p>
            <text:p><text:span text:style-name="T5"/></text:p>
            <text:p><text:span text:style-name="T4">SwitchReason - </text:span><text:span text:style-name="T5">окно выбора причины отсоединения данного аппарата от системы ( в виде RadioButton)</text:span></text:p>
          </draw:text-box>
        </draw:frame>
        <draw:connector draw:style-name="gr6" draw:text-style-name="P1" draw:layer="layout" draw:type="curve" svg:x1="19.002cm" svg:y1="5.348cm" svg:x2="19.221cm" svg:y2="2.302cm" draw:start-shape="id11" draw:start-glue-point="1" draw:end-shape="id7" draw:end-glue-point="1" svg:d="m19002 5348c1080 0 970-3046 219-3046">
          <text:p/>
        </draw:connector>
        <draw:connector draw:style-name="gr6" draw:text-style-name="P1" draw:layer="layout" draw:type="curve" svg:x1="19.003cm" svg:y1="5.848cm" svg:x2="19.221cm" svg:y2="2.302cm" draw:start-shape="id12" draw:start-glue-point="1" draw:end-shape="id7" draw:end-glue-point="1" svg:d="m19003 5848c1078 0 969-3546 218-3546">
          <text:p/>
        </draw:connector>
      </draw:page>
      <draw:page draw:name="page5" draw:style-name="dp1" draw:master-page-name="Обычный">
        <office:forms form:automatic-focus="false" form:apply-design-mode="false"/>
        <draw:rect draw:style-name="gr19" draw:text-style-name="P3" draw:layer="layout" svg:width="3.541cm" svg:height="0.364cm" svg:x="1.66cm" svg:y="-2.69cm">
          <text:p text:style-name="P1"><text:span text:style-name="T1">Link / Button</text:span></text:p>
        </draw:rect>
        <draw:rect draw:style-name="gr10" draw:text-style-name="P3" draw:layer="layout" svg:width="3.541cm" svg:height="0.364cm" svg:x="1.661cm" svg:y="-2.19cm">
          <text:p text:style-name="P1"><text:span text:style-name="T1">TextField</text:span></text:p>
        </draw:rect>
        <draw:rect draw:style-name="gr13" draw:text-style-name="P3" draw:layer="layout" svg:width="3.541cm" svg:height="0.364cm" svg:x="1.662cm" svg:y="-1.69cm">
          <text:p text:style-name="P1"><text:span text:style-name="T1">CheckBox</text:span></text:p>
        </draw:rect>
        <draw:rect draw:style-name="gr22" draw:text-style-name="P3" draw:layer="layout" svg:width="3.541cm" svg:height="0.364cm" svg:x="1.663cm" svg:y="-1.19cm">
          <text:p text:style-name="P1"><text:span text:style-name="T1">RadioButton</text:span></text:p>
        </draw:rect>
        <draw:rect draw:style-name="gr8" draw:text-style-name="P3" draw:layer="layout" svg:width="3.541cm" svg:height="0.364cm" svg:x="1.664cm" svg:y="-0.69cm">
          <text:p text:style-name="P1"><text:span text:style-name="T1">ComboBox</text:span></text:p>
        </draw:rect>
        <draw:rect draw:style-name="gr16" draw:text-style-name="P3" draw:layer="layout" svg:width="2.489cm" svg:height="0.364cm" svg:x="5.661cm" svg:y="-2.69cm">
          <text:p text:style-name="P1"><text:span text:style-name="T1">Forward/OK</text:span></text:p>
        </draw:rect>
        <draw:rect draw:style-name="gr23" draw:text-style-name="P3" draw:layer="layout" svg:width="2.489cm" svg:height="0.364cm" svg:x="8.462cm" svg:y="-2.69cm">
          <text:p text:style-name="P1"><text:span text:style-name="T1">Back/Cancel/Close</text:span></text:p>
        </draw:rect>
        <draw:rect draw:style-name="gr20" draw:text-style-name="P3" draw:layer="layout" svg:width="3.541cm" svg:height="0.364cm" svg:x="1.661cm" svg:y="-3.19cm">
          <text:p text:style-name="P1"><text:span text:style-name="T1">Caption / Information</text:span></text:p>
        </draw:rect>
        <draw:rect draw:style-name="gr24" draw:text-style-name="P3" draw:layer="layout" svg:width="3.178cm" svg:height="1.355cm" svg:x="-1.724cm" svg:y="-3.207cm">
          <text:p text:style-name="P1"><text:span text:style-name="T1">Table</text:span></text:p>
        </draw:rect>
        <draw:rect draw:style-name="gr18" draw:text-style-name="P3" draw:layer="layout" svg:width="3.178cm" svg:height="1.355cm" svg:x="-1.724cm" svg:y="-1.706cm">
          <text:p text:style-name="P1"><text:span text:style-name="T1">List</text:span></text:p>
        </draw:rect>
        <draw:rect draw:style-name="gr14" draw:text-style-name="P6" draw:layer="layout" svg:width="4.062cm" svg:height="2.838cm" svg:x="-10.514cm" svg:y="-3.196cm">
          <text:p/>
        </draw:rect>
        <draw:rect draw:style-name="gr15" draw:text-style-name="P3" draw:layer="layout" svg:width="4.062cm" svg:height="0.537cm" svg:x="-10.514cm" svg:y="-3.197cm">
          <text:p text:style-name="P1"><text:span text:style-name="T1">Frame</text:span></text:p>
        </draw:rect>
        <draw:rect draw:style-name="gr25" draw:text-style-name="P3" draw:layer="layout" svg:width="4.062cm" svg:height="2.838cm" svg:x="-6.104cm" svg:y="-3.195cm">
          <text:p text:style-name="P1"><text:span text:style-name="T1">Panel</text:span></text:p>
        </draw:rect>
        <draw:frame draw:style-name="gr3" draw:layer="layout" svg:width="15.505cm" svg:height="0.963cm" svg:x="3.091cm" svg:y="0.001cm">
          <draw:text-box>
            <text:p>Экраны и функции «Наблюдатель второго уровня»</text:p>
          </draw:text-box>
        </draw:frame>
        <draw:rect draw:style-name="gr14" draw:text-style-name="P6" draw:id="id13" draw:layer="layout" svg:width="4.062cm" svg:height="2.37cm" svg:x="1.1cm" svg:y="1.086cm">
          <text:p/>
        </draw:rect>
        <draw:rect draw:style-name="gr15" draw:text-style-name="P3" draw:layer="layout" svg:width="4.062cm" svg:height="0.537cm" svg:x="1.1cm" svg:y="1.085cm">
          <text:p text:style-name="P1"><text:span text:style-name="T1">Login</text:span></text:p>
        </draw:rect>
        <draw:rect draw:style-name="gr10" draw:text-style-name="P3" draw:layer="layout" svg:width="3.541cm" svg:height="0.364cm" svg:x="1.385cm" svg:y="1.745cm">
          <text:p text:style-name="P1"><text:span text:style-name="T1">Login</text:span></text:p>
        </draw:rect>
        <draw:rect draw:style-name="gr10" draw:text-style-name="P3" draw:layer="layout" svg:width="3.541cm" svg:height="0.364cm" svg:x="1.386cm" svg:y="2.245cm">
          <text:p text:style-name="P1"><text:span text:style-name="T1">Password</text:span></text:p>
        </draw:rect>
        <draw:rect draw:style-name="gr16" draw:text-style-name="P3" draw:layer="layout" svg:width="2.489cm" svg:height="0.364cm" svg:x="1.86cm" svg:y="2.864cm">
          <text:p text:style-name="P1"><text:span text:style-name="T1">Enter</text:span></text:p>
        </draw:rect>
        <draw:rect draw:style-name="gr14" draw:text-style-name="P6" draw:id="id14" draw:layer="layout" svg:width="4.062cm" svg:height="2.62cm" svg:x="6.059cm" svg:y="1.101cm">
          <text:p/>
        </draw:rect>
        <draw:rect draw:style-name="gr15" draw:text-style-name="P3" draw:layer="layout" svg:width="4.062cm" svg:height="0.537cm" svg:x="6.059cm" svg:y="1.1cm">
          <text:p text:style-name="P1"><text:span text:style-name="T1">SelectMode</text:span></text:p>
        </draw:rect>
        <draw:rect draw:style-name="gr19" draw:text-style-name="P3" draw:id="id38" draw:layer="layout" svg:width="3.541cm" svg:height="0.364cm" svg:x="6.303cm" svg:y="1.797cm">
          <text:p text:style-name="P1"><text:span text:style-name="T1">ControlSecurity</text:span></text:p>
        </draw:rect>
        <draw:rect draw:style-name="gr19" draw:text-style-name="P3" draw:id="id35" draw:layer="layout" svg:width="3.541cm" svg:height="0.364cm" svg:x="6.304cm" svg:y="2.297cm">
          <text:p text:style-name="P1"><text:span text:style-name="T1">ControlControler</text:span></text:p>
        </draw:rect>
        <draw:rect draw:style-name="gr19" draw:text-style-name="P3" draw:id="id50" draw:layer="layout" svg:width="3.541cm" svg:height="0.364cm" svg:x="6.305cm" svg:y="2.797cm">
          <text:p text:style-name="P1"><text:span text:style-name="T1">FindModule</text:span></text:p>
        </draw:rect>
        <draw:connector draw:style-name="gr6" draw:text-style-name="P1" draw:layer="layout" draw:type="line" svg:x1="5.162cm" svg:y1="2.271cm" svg:x2="6.059cm" svg:y2="2.411cm" draw:start-shape="id13" draw:start-glue-point="1" draw:end-shape="id14" draw:end-glue-point="3" svg:d="m5162 2271 897 140">
          <text:p/>
        </draw:connector>
        <draw:frame draw:style-name="gr3" draw:text-style-name="P8" draw:layer="layout" svg:width="14.32cm" svg:height="12.209cm" svg:x="5.747cm" svg:y="16.042cm">
          <draw:text-box>
            <text:p><text:span text:style-name="T8">Login</text:span><text:span text:style-name="T9"> - экран, который отображает возможность ввода логина и пароля наблюдателя второго уровня.</text:span></text:p>
            <text:p><text:span text:style-name="T9">( для возможного контроля за его действиями - не входит в текущую реализацию)</text:span></text:p>
            <text:p><text:span text:style-name="T9"/></text:p>
            <text:p><text:span text:style-name="T8">SelectMode - </text:span><text:span text:style-name="T10">выбор режима работы ( выбор доступных функций )</text:span></text:p>
            <text:p><text:span text:style-name="T10"><text:tab/></text:span><text:span text:style-name="T11">ControlSecurity</text:span><text:span text:style-name="T10"> - режим контроля за действиями наблюдателями первого уровня</text:span></text:p>
            <text:p><text:span text:style-name="T10"><text:tab/></text:span><text:span text:style-name="T11">ControlControler</text:span><text:span text:style-name="T10"> - режим контроля за действиями контролеров</text:span></text:p>
            <text:p><text:span text:style-name="T10"><text:tab/></text:span><text:span text:style-name="T11">FindModule</text:span><text:span text:style-name="T10"> - поиск модулей и просмотр их состояний</text:span></text:p>
            <text:p><text:span text:style-name="T10"><text:tab/></text:span><text:span text:style-name="T10">Reports - отчеты о работе программы ( не входит в текущую реализацию )</text:span></text:p>
            <text:p><text:span text:style-name="T10"><text:tab/></text:span><text:span text:style-name="T10">Settings - настройки работы системы ( не входит в текущую реализацию )</text:span></text:p>
            <text:p><text:span text:style-name="T10"/></text:p>
            <text:p><text:span text:style-name="T8">FindModule - </text:span><text:span text:style-name="T10">окно поиска интересующего модуля по номеру либо же по адресу</text:span></text:p>
            <text:p><text:span text:style-name="T8"/></text:p>
            <text:p><text:span text:style-name="T8">ModuleState</text:span><text:span text:style-name="T10"> - окно управления заданным модулем или просмотра по нему событий</text:span></text:p>
            <text:p><text:span text:style-name="T12"/></text:p>
            <text:p><text:span text:style-name="T12">ConfirmPanel - </text:span><text:span text:style-name="T13">предназначено для подтверждения управляющего действия со стороны контролера</text:span></text:p>
            <text:p><text:span text:style-name="T13"/></text:p>
            <text:p><text:span text:style-name="T12">SwitchReason - </text:span><text:span text:style-name="T13">окно выбора причины отсоединения данного аппарата от системы ( в виде RadioButton)</text:span></text:p>
            <text:p><text:span text:style-name="T13"/></text:p>
            <text:p><text:span text:style-name="T12">ModuleHistory</text:span><text:span text:style-name="T13"> - история событий по данному модулю, исходя из выбора временного интервала </text:span></text:p>
            <text:p><text:span text:style-name="T13">( от текущего времени )</text:span></text:p>
            <text:p><text:span text:style-name="T13"/></text:p>
            <text:p><text:span text:style-name="T12">BrowserControler - </text:span><text:span text:style-name="T13">список всех контролеров в системе с возможностью просмотра/редактирования</text:span></text:p>
            <text:p><text:span text:style-name="T13">каждого из них</text:span></text:p>
            <text:p><text:span text:style-name="T13"/></text:p>
            <text:p><text:span text:style-name="T12">ManagmentControler - </text:span><text:span text:style-name="T13">окно создания/редактирования контролера в системе, с предоставлением</text:span></text:p>
            <text:p><text:span text:style-name="T13">ему полномочий на управление модулями.</text:span></text:p>
            <text:p><text:span text:style-name="T13"/></text:p>
            <text:p><text:span text:style-name="T12">BrowserSecurity - </text:span><text:span text:style-name="T13">список всех охранных терминалов <text:s/>в системе, с возможностью </text:span></text:p>
            <text:p><text:span text:style-name="T13">добавления/редактирования каждого из них</text:span></text:p>
            <text:p><text:span text:style-name="T13"/></text:p>
            <text:p><text:span text:style-name="T12">ManagmentControler - </text:span><text:span text:style-name="T13">окно создания/редактирования охранного терминала в системе</text:span></text:p>
            <text:p><text:span text:style-name="T13"/></text:p>
            <text:p><text:span text:style-name="T12">ControlerEvents - </text:span><text:span text:style-name="T13">события по конкретному контролеру в разрезе времени, в разрезе модуля</text:span></text:p>
            <text:p><text:span text:style-name="T13"><text:s/></text:span><text:span text:style-name="T13">( возможно, в разрезе событий)</text:span></text:p>
            <text:p><text:span text:style-name="T13"/></text:p>
            <text:p><text:span text:style-name="T12">SecurityEvents - </text:span><text:span text:style-name="T13">события по конкретному охранному терминалу <text:s/>в разрезе времени в разрезе модуля</text:span></text:p>
            <text:p><text:span text:style-name="T13"><text:s/></text:span><text:span text:style-name="T13">( возможно, в разрезе событий)</text:span></text:p>
          </draw:text-box>
        </draw:frame>
        <draw:rect draw:style-name="gr14" draw:text-style-name="P6" draw:layer="layout" svg:width="4.062cm" svg:height="3.752cm" svg:x="1.175cm" svg:y="3.88cm">
          <text:p/>
        </draw:rect>
        <draw:rect draw:style-name="gr15" draw:text-style-name="P3" draw:id="id51" draw:layer="layout" svg:width="4.062cm" svg:height="0.537cm" svg:x="1.175cm" svg:y="3.879cm">
          <text:p text:style-name="P1"><text:span text:style-name="T1">FindModule</text:span></text:p>
        </draw:rect>
        <draw:rect draw:style-name="gr17" draw:text-style-name="P3" draw:layer="layout" svg:width="3.782cm" svg:height="1.434cm" svg:x="1.315cm" svg:y="4.416cm">
          <text:p/>
        </draw:rect>
        <draw:rect draw:style-name="gr18" draw:text-style-name="P3" draw:layer="layout" svg:width="3.782cm" svg:height="1.447cm" svg:x="1.315cm" svg:y="5.95cm">
          <text:p text:style-name="P1"><text:span text:style-name="T1">List of Modules</text:span></text:p>
        </draw:rect>
        <draw:rect draw:style-name="gr10" draw:text-style-name="P3" draw:layer="layout" svg:width="1.264cm" svg:height="0.364cm" svg:x="1.862cm" svg:y="4.508cm">
          <text:p text:style-name="P1"><text:span text:style-name="T1">Number</text:span></text:p>
        </draw:rect>
        <draw:rect draw:style-name="gr10" draw:text-style-name="P3" draw:layer="layout" svg:width="1.264cm" svg:height="0.364cm" svg:x="3.262cm" svg:y="4.508cm">
          <text:p text:style-name="P1"><text:span text:style-name="T1">Address</text:span></text:p>
        </draw:rect>
        <draw:rect draw:style-name="gr19" draw:text-style-name="P3" draw:layer="layout" svg:width="2.964cm" svg:height="0.364cm" svg:x="1.69cm" svg:y="4.959cm">
          <text:p text:style-name="P1"><text:span text:style-name="T1">Search</text:span></text:p>
        </draw:rect>
        <draw:rect draw:style-name="gr17" draw:text-style-name="P3" draw:layer="layout" svg:width="3.614cm" svg:height="0.483cm" svg:x="1.386cm" svg:y="6.036cm">
          <text:p/>
        </draw:rect>
        <draw:rect draw:style-name="gr20" draw:text-style-name="P3" draw:layer="layout" svg:width="0.927cm" svg:height="0.364cm" svg:x="1.459cm" svg:y="6.1cm">
          <text:p text:style-name="P1"><text:span text:style-name="T1">Number</text:span></text:p>
        </draw:rect>
        <draw:rect draw:style-name="gr20" draw:text-style-name="P3" draw:layer="layout" svg:width="0.927cm" svg:height="0.364cm" svg:x="2.46cm" svg:y="6.1cm">
          <text:p text:style-name="P1"><text:span text:style-name="T1">Address</text:span></text:p>
        </draw:rect>
        <draw:rect draw:style-name="gr20" draw:text-style-name="P3" draw:layer="layout" svg:width="0.927cm" svg:height="0.364cm" svg:x="3.461cm" svg:y="6.1cm">
          <text:p text:style-name="P1"><text:span text:style-name="T1">State</text:span></text:p>
        </draw:rect>
        <draw:rect draw:style-name="gr19" draw:text-style-name="P3" draw:id="id15" draw:layer="layout" svg:width="0.439cm" svg:height="0.364cm" svg:x="4.454cm" svg:y="6.099cm">
          <text:p text:style-name="P1"><text:span text:style-name="T1">...</text:span></text:p>
        </draw:rect>
        <draw:rect draw:style-name="gr14" draw:text-style-name="P6" draw:id="id21" draw:layer="layout" svg:width="4.062cm" svg:height="4.639cm" svg:x="1.175cm" svg:y="7.78cm">
          <text:p/>
        </draw:rect>
        <draw:rect draw:style-name="gr15" draw:text-style-name="P3" draw:id="id16" draw:layer="layout" svg:width="4.062cm" svg:height="0.537cm" svg:x="1.175cm" svg:y="7.779cm">
          <text:p text:style-name="P1"><text:span text:style-name="T1">ModuleState</text:span></text:p>
        </draw:rect>
        <draw:rect draw:style-name="gr17" draw:text-style-name="P3" draw:layer="layout" svg:width="3.782cm" svg:height="1.283cm" svg:x="1.35cm" svg:y="8.778cm">
          <text:p/>
        </draw:rect>
        <draw:rect draw:style-name="gr20" draw:text-style-name="P3" draw:layer="layout" svg:width="2.892cm" svg:height="0.364cm" svg:x="1.86cm" svg:y="8.866cm">
          <text:p text:style-name="P1"><text:span text:style-name="T1">Number</text:span></text:p>
        </draw:rect>
        <draw:rect draw:style-name="gr20" draw:text-style-name="P3" draw:layer="layout" svg:width="2.892cm" svg:height="0.364cm" svg:x="1.86cm" svg:y="9.23cm">
          <text:p text:style-name="P1"><text:span text:style-name="T1">Address</text:span></text:p>
        </draw:rect>
        <draw:rect draw:style-name="gr21" draw:text-style-name="P3" draw:layer="layout" svg:width="2.892cm" svg:height="0.364cm" svg:x="1.86cm" svg:y="9.594cm">
          <text:p text:style-name="P1"><text:span text:style-name="T1">State</text:span></text:p>
        </draw:rect>
        <draw:rect draw:style-name="gr17" draw:text-style-name="P3" draw:layer="layout" svg:width="3.782cm" svg:height="1.545cm" svg:x="1.35cm" svg:y="10.803cm">
          <text:p/>
        </draw:rect>
        <draw:rect draw:style-name="gr19" draw:text-style-name="P3" draw:id="id17" draw:layer="layout" svg:width="3.541cm" svg:height="0.364cm" svg:x="1.478cm" svg:y="10.896cm">
          <text:p text:style-name="P1"><text:span text:style-name="T1">Control Enabled</text:span></text:p>
        </draw:rect>
        <draw:rect draw:style-name="gr19" draw:text-style-name="P3" draw:id="id19" draw:layer="layout" svg:width="3.541cm" svg:height="0.364cm" svg:x="1.479cm" svg:y="11.396cm">
          <text:p text:style-name="P1"><text:span text:style-name="T1">Control Disabled</text:span></text:p>
        </draw:rect>
        <draw:rect draw:style-name="gr19" draw:text-style-name="P3" draw:id="id22" draw:layer="layout" svg:width="3.541cm" svg:height="0.364cm" svg:x="1.48cm" svg:y="11.896cm">
          <text:p text:style-name="P1"><text:span text:style-name="T1">Disconnect</text:span></text:p>
        </draw:rect>
        <draw:connector draw:style-name="gr6" draw:text-style-name="P1" draw:layer="layout" draw:type="line" svg:x1="4.673cm" svg:y1="6.463cm" svg:x2="3.206cm" svg:y2="7.779cm" draw:start-shape="id15" draw:start-glue-point="2" draw:end-shape="id16" draw:end-glue-point="0" svg:d="m4673 6463-1467 1316">
          <text:p/>
        </draw:connector>
        <draw:rect draw:style-name="gr19" draw:text-style-name="P3" draw:layer="layout" svg:width="2.964cm" svg:height="0.364cm" svg:x="1.69cm" svg:y="5.359cm">
          <text:p text:style-name="P1"><text:span text:style-name="T1">Return</text:span></text:p>
        </draw:rect>
        <draw:rect draw:style-name="gr19" draw:text-style-name="P3" draw:layer="layout" svg:width="2.964cm" svg:height="0.364cm" svg:x="1.69cm" svg:y="8.359cm">
          <text:p text:style-name="P1"><text:span text:style-name="T1">Return</text:span></text:p>
        </draw:rect>
        <draw:rect draw:style-name="gr17" draw:text-style-name="P3" draw:layer="layout" svg:width="3.782cm" svg:height="0.558cm" svg:x="1.35cm" svg:y="10.104cm">
          <text:p/>
        </draw:rect>
        <draw:rect draw:style-name="gr19" draw:text-style-name="P3" draw:layer="layout" svg:width="3.541cm" svg:height="0.364cm" svg:x="1.479cm" svg:y="10.196cm">
          <text:p text:style-name="P1"><text:span text:style-name="T1">History</text:span></text:p>
        </draw:rect>
        <draw:rect draw:style-name="gr14" draw:text-style-name="P6" draw:id="id20" draw:layer="layout" svg:width="4.062cm" svg:height="2cm" svg:x="1.144cm" svg:y="13.019cm">
          <text:p/>
        </draw:rect>
        <draw:rect draw:style-name="gr15" draw:text-style-name="P3" draw:id="id18" draw:layer="layout" svg:width="4.062cm" svg:height="0.537cm" svg:x="1.144cm" svg:y="13.019cm">
          <text:p text:style-name="P1"><text:span text:style-name="T1">ConfirmPanel</text:span></text:p>
        </draw:rect>
        <draw:rect draw:style-name="gr19" draw:text-style-name="P3" draw:layer="layout" svg:width="1.163cm" svg:height="0.364cm" svg:x="1.318cm" svg:y="14.494cm">
          <text:p text:style-name="P1"><text:span text:style-name="T1">Yes</text:span></text:p>
        </draw:rect>
        <draw:rect draw:style-name="gr19" draw:text-style-name="P3" draw:layer="layout" svg:width="2.284cm" svg:height="0.364cm" svg:x="2.707cm" svg:y="14.494cm">
          <text:p text:style-name="P1"><text:span text:style-name="T1">No</text:span></text:p>
        </draw:rect>
        <draw:rect draw:style-name="gr20" draw:text-style-name="P3" draw:layer="layout" svg:width="2.892cm" svg:height="0.364cm" svg:x="1.7cm" svg:y="13.838cm">
          <text:p text:style-name="P1"><text:span text:style-name="T1">Are you sure ?</text:span></text:p>
        </draw:rect>
        <draw:rect draw:style-name="gr14" draw:text-style-name="P6" draw:id="id24" draw:layer="layout" svg:width="4.062cm" svg:height="2cm" svg:x="5.476cm" svg:y="13.041cm">
          <text:p/>
        </draw:rect>
        <draw:rect draw:style-name="gr15" draw:text-style-name="P3" draw:id="id23" draw:layer="layout" svg:width="4.062cm" svg:height="0.537cm" svg:x="5.476cm" svg:y="13.041cm">
          <text:p text:style-name="P1"><text:span text:style-name="T1">SwitchReason</text:span></text:p>
        </draw:rect>
        <draw:rect draw:style-name="gr22" draw:text-style-name="P3" draw:layer="layout" svg:width="3.541cm" svg:height="0.364cm" svg:x="5.778cm" svg:y="13.805cm">
          <text:p text:style-name="P1"><text:span text:style-name="T1">to workshop</text:span></text:p>
        </draw:rect>
        <draw:rect draw:style-name="gr22" draw:text-style-name="P3" draw:layer="layout" svg:width="3.541cm" svg:height="0.364cm" svg:x="5.779cm" svg:y="14.305cm">
          <text:p text:style-name="P1"><text:span text:style-name="T1">replace</text:span></text:p>
        </draw:rect>
        <draw:connector draw:style-name="gr6" draw:text-style-name="P1" draw:layer="layout" draw:type="curve" svg:x1="5.019cm" svg:y1="11.078cm" svg:x2="3.175cm" svg:y2="13.019cm" draw:start-shape="id17" draw:start-glue-point="1" draw:end-shape="id18" draw:end-glue-point="0" svg:d="m5019 11078c751 0 626 531-22 687s-1822-64-1822 1254">
          <text:p/>
        </draw:connector>
        <draw:connector draw:style-name="gr6" draw:text-style-name="P1" draw:layer="layout" draw:type="curve" svg:x1="5.02cm" svg:y1="11.578cm" svg:x2="3.175cm" svg:y2="13.019cm" draw:start-shape="id19" draw:start-glue-point="1" draw:end-shape="id18" draw:end-glue-point="0" svg:d="m5020 11578c751 0 626 406-23 531s-1822-33-1822 910">
          <text:p/>
        </draw:connector>
        <draw:connector draw:style-name="gr6" draw:text-style-name="P1" draw:layer="layout" draw:type="curve" svg:x1="3.175cm" svg:y1="15.019cm" svg:x2="5.237cm" svg:y2="10.099cm" draw:start-shape="id20" draw:start-glue-point="2" draw:end-shape="id21" svg:d="m3175 15019c0 751 1282 626 1985-791s828-4129 77-4129">
          <text:p/>
        </draw:connector>
        <draw:connector draw:style-name="gr6" draw:text-style-name="P1" draw:layer="layout" draw:type="curve" svg:x1="5.021cm" svg:y1="12.078cm" svg:x2="7.507cm" svg:y2="13.041cm" draw:start-shape="id22" draw:start-glue-point="1" draw:end-shape="id23" svg:d="m5021 12078c1658 0 2486 321 2486 963">
          <text:p/>
        </draw:connector>
        <draw:connector draw:style-name="gr6" draw:text-style-name="P1" draw:layer="layout" draw:type="curve" draw:line-skew="-0.556cm -3.785cm" svg:x1="7.507cm" svg:y1="15.041cm" svg:x2="5.237cm" svg:y2="10.099cm" draw:start-shape="id24" draw:start-glue-point="2" draw:end-shape="id21" draw:end-glue-point="1" svg:d="m7507 15041c0-82-627-68-813-1283s68-3659-1457-3659">
          <text:p/>
        </draw:connector>
        <draw:rect draw:style-name="gr14" draw:text-style-name="P6" draw:id="id27" draw:layer="layout" svg:width="4.062cm" svg:height="5.279cm" svg:x="1.144cm" svg:y="15.619cm">
          <text:p/>
        </draw:rect>
        <draw:rect draw:style-name="gr15" draw:text-style-name="P3" draw:layer="layout" svg:width="4.062cm" svg:height="0.537cm" svg:x="1.144cm" svg:y="15.619cm">
          <text:p text:style-name="P1"><text:span text:style-name="T1">ModuleHistory</text:span></text:p>
        </draw:rect>
        <draw:rect draw:style-name="gr19" draw:text-style-name="P3" draw:id="id25" draw:layer="layout" svg:width="2.964cm" svg:height="0.364cm" svg:x="1.712cm" svg:y="16.26cm">
          <text:p text:style-name="P1"><text:span text:style-name="T1">Return</text:span></text:p>
        </draw:rect>
        <draw:rect draw:style-name="gr17" draw:text-style-name="P3" draw:layer="layout" svg:width="3.782cm" svg:height="1.283cm" svg:x="1.314cm" svg:y="16.752cm">
          <text:p/>
        </draw:rect>
        <draw:rect draw:style-name="gr20" draw:text-style-name="P3" draw:layer="layout" svg:width="2.892cm" svg:height="0.364cm" svg:x="1.824cm" svg:y="16.84cm">
          <text:p text:style-name="P1"><text:span text:style-name="T1">Number</text:span></text:p>
        </draw:rect>
        <draw:rect draw:style-name="gr20" draw:text-style-name="P3" draw:layer="layout" svg:width="2.892cm" svg:height="0.364cm" svg:x="1.824cm" svg:y="17.204cm">
          <text:p text:style-name="P1"><text:span text:style-name="T1">Address</text:span></text:p>
        </draw:rect>
        <draw:rect draw:style-name="gr21" draw:text-style-name="P3" draw:layer="layout" svg:width="2.892cm" svg:height="0.364cm" svg:x="1.824cm" svg:y="17.568cm">
          <text:p text:style-name="P1"><text:span text:style-name="T1">State</text:span></text:p>
        </draw:rect>
        <draw:rect draw:style-name="gr17" draw:text-style-name="P3" draw:layer="layout" svg:width="3.782cm" svg:height="0.892cm" svg:x="1.314cm" svg:y="18.086cm">
          <text:p/>
        </draw:rect>
        <draw:rect draw:style-name="gr22" draw:text-style-name="P3" draw:layer="layout" svg:width="0.591cm" svg:height="0.364cm" svg:x="1.506cm" svg:y="18.138cm">
          <text:p text:style-name="P1"><text:span text:style-name="T1">6H</text:span></text:p>
        </draw:rect>
        <draw:rect draw:style-name="gr22" draw:text-style-name="P3" draw:layer="layout" svg:width="0.591cm" svg:height="0.364cm" svg:x="2.207cm" svg:y="18.138cm">
          <text:p text:style-name="P1"><text:span text:style-name="T1">12H</text:span></text:p>
        </draw:rect>
        <draw:rect draw:style-name="gr22" draw:text-style-name="P3" draw:layer="layout" svg:width="0.591cm" svg:height="0.364cm" svg:x="2.908cm" svg:y="18.138cm">
          <text:p text:style-name="P1"><text:span text:style-name="T1">24H</text:span></text:p>
        </draw:rect>
        <draw:rect draw:style-name="gr22" draw:text-style-name="P3" draw:layer="layout" svg:width="0.591cm" svg:height="0.364cm" svg:x="3.609cm" svg:y="18.138cm">
          <text:p text:style-name="P1"><text:span text:style-name="T1">3Day</text:span></text:p>
        </draw:rect>
        <draw:rect draw:style-name="gr22" draw:text-style-name="P3" draw:layer="layout" svg:width="0.591cm" svg:height="0.364cm" svg:x="4.31cm" svg:y="18.138cm">
          <text:p text:style-name="P1"><text:span text:style-name="T1">7Day</text:span></text:p>
        </draw:rect>
        <draw:rect draw:style-name="gr18" draw:text-style-name="P3" draw:layer="layout" svg:width="3.782cm" svg:height="1.676cm" svg:x="1.327cm" svg:y="19.021cm">
          <text:p text:style-name="P1"><text:span text:style-name="T1">List of History</text:span></text:p>
        </draw:rect>
        <draw:rect draw:style-name="gr17" draw:text-style-name="P3" draw:layer="layout" svg:width="3.681cm" svg:height="0.44cm" svg:x="1.374cm" svg:y="19.129cm">
          <text:p/>
        </draw:rect>
        <draw:rect draw:style-name="gr20" draw:text-style-name="P3" draw:layer="layout" svg:width="0.819cm" svg:height="0.364cm" svg:x="1.448cm" svg:y="19.159cm">
          <text:p text:style-name="P1"><text:span text:style-name="T1">Time</text:span></text:p>
        </draw:rect>
        <draw:rect draw:style-name="gr20" draw:text-style-name="P3" draw:layer="layout" svg:width="0.819cm" svg:height="0.364cm" svg:x="2.349cm" svg:y="19.159cm">
          <text:p text:style-name="P1"><text:span text:style-name="T1">Event</text:span></text:p>
        </draw:rect>
        <draw:rect draw:style-name="gr20" draw:text-style-name="P3" draw:layer="layout" svg:width="1.753cm" svg:height="0.364cm" svg:x="3.25cm" svg:y="19.159cm">
          <text:p text:style-name="P1"><text:span text:style-name="T1">Description</text:span></text:p>
        </draw:rect>
        <draw:rect draw:style-name="gr19" draw:text-style-name="P3" draw:id="id26" draw:layer="layout" svg:width="2.964cm" svg:height="0.364cm" svg:x="1.712cm" svg:y="18.56cm">
          <text:p text:style-name="P1"><text:span text:style-name="T1">Show</text:span></text:p>
        </draw:rect>
        <draw:connector draw:style-name="gr6" draw:text-style-name="P1" draw:layer="layout" draw:type="curve" svg:x1="3.194cm" svg:y1="16.26cm" svg:x2="5.237cm" svg:y2="10.099cm" draw:start-shape="id25" draw:start-glue-point="0" draw:end-shape="id21" draw:end-glue-point="1" svg:d="m3194 16260c0-2880 1272-2400 1971-3220s823-2941 72-2941">
          <text:p/>
        </draw:connector>
        <draw:connector draw:style-name="gr6" draw:text-style-name="P1" draw:layer="layout" draw:type="curve" svg:x1="4.676cm" svg:y1="18.742cm" svg:x2="5.206cm" svg:y2="18.258cm" draw:start-shape="id26" draw:start-glue-point="1" draw:end-shape="id27" draw:end-glue-point="1" svg:d="m4676 18742c1546 0 1281-484 530-484">
          <text:p/>
        </draw:connector>
        <draw:rect draw:style-name="gr14" draw:text-style-name="P6" draw:id="id33" draw:layer="layout" svg:width="4.062cm" svg:height="2.877cm" svg:x="6.075cm" svg:y="3.881cm">
          <text:p/>
        </draw:rect>
        <draw:rect draw:style-name="gr15" draw:text-style-name="P3" draw:id="id36" draw:layer="layout" svg:width="4.062cm" svg:height="0.537cm" svg:x="6.075cm" svg:y="3.88cm">
          <text:p text:style-name="P1"><text:span text:style-name="T1">BrowserControler</text:span></text:p>
        </draw:rect>
        <draw:rect draw:style-name="gr18" draw:text-style-name="P3" draw:layer="layout" svg:width="3.782cm" svg:height="1.571cm" svg:x="6.215cm" svg:y="4.951cm">
          <text:p text:style-name="P1"><text:span text:style-name="T1">List of Controler</text:span></text:p>
        </draw:rect>
        <draw:rect draw:style-name="gr20" draw:text-style-name="P3" draw:id="id31" draw:layer="layout" svg:width="2.282cm" svg:height="0.364cm" svg:x="6.33cm" svg:y="5.09cm">
          <text:p text:style-name="P1"><text:span text:style-name="T1">Surname Name</text:span></text:p>
        </draw:rect>
        <draw:rect draw:style-name="gr19" draw:text-style-name="P3" draw:id="id28" draw:layer="layout" svg:width="1.918cm" svg:height="0.364cm" svg:x="8.069cm" svg:y="4.485cm">
          <text:p text:style-name="P1"><text:span text:style-name="T1">Return</text:span></text:p>
        </draw:rect>
        <draw:connector draw:style-name="gr6" draw:text-style-name="P1" draw:layer="layout" draw:type="curve" draw:line-skew="-1.45cm -1.629cm" svg:x1="9.987cm" svg:y1="4.667cm" svg:x2="8.09cm" svg:y2="3.721cm" draw:start-shape="id28" draw:start-glue-point="1" draw:end-shape="id14" draw:end-glue-point="2" svg:d="m9987 4667c-1222 0-1018-473-1187-710s-710-236-710-236">
          <text:p/>
        </draw:connector>
        <draw:rect draw:style-name="gr14" draw:text-style-name="P6" draw:layer="layout" svg:width="4.062cm" svg:height="3.687cm" svg:x="6.075cm" svg:y="6.981cm">
          <text:p/>
        </draw:rect>
        <draw:rect draw:style-name="gr15" draw:text-style-name="P3" draw:id="id30" draw:layer="layout" svg:width="4.062cm" svg:height="0.537cm" svg:x="6.075cm" svg:y="6.98cm">
          <text:p text:style-name="P1"><text:span text:style-name="T1">ManagmentControler</text:span></text:p>
        </draw:rect>
        <draw:rect draw:style-name="gr19" draw:text-style-name="P3" draw:id="id34" draw:layer="layout" svg:width="1.501cm" svg:height="0.364cm" svg:x="8.526cm" svg:y="10.219cm">
          <text:p text:style-name="P1"><text:span text:style-name="T1">Cancel</text:span></text:p>
        </draw:rect>
        <draw:rect draw:style-name="gr10" draw:text-style-name="P3" draw:layer="layout" svg:width="3.541cm" svg:height="0.364cm" svg:x="6.417cm" svg:y="7.626cm">
          <text:p text:style-name="P1"><text:span text:style-name="T1">Surname</text:span></text:p>
        </draw:rect>
        <draw:rect draw:style-name="gr19" draw:text-style-name="P3" draw:id="id32" draw:layer="layout" svg:width="1.501cm" svg:height="0.364cm" svg:x="6.427cm" svg:y="10.219cm">
          <text:p text:style-name="P1"><text:span text:style-name="T1">Save</text:span></text:p>
        </draw:rect>
        <draw:rect draw:style-name="gr19" draw:text-style-name="P3" draw:id="id29" draw:layer="layout" svg:width="1.584cm" svg:height="0.364cm" svg:x="6.269cm" svg:y="4.485cm">
          <text:p text:style-name="P1"><text:span text:style-name="T1">Create</text:span></text:p>
        </draw:rect>
        <draw:rect draw:style-name="gr10" draw:text-style-name="P3" draw:layer="layout" svg:width="3.541cm" svg:height="0.364cm" svg:x="6.418cm" svg:y="8.026cm">
          <text:p text:style-name="P1"><text:span text:style-name="T1">Name</text:span></text:p>
        </draw:rect>
        <draw:rect draw:style-name="gr10" draw:text-style-name="P3" draw:layer="layout" svg:width="3.541cm" svg:height="0.364cm" svg:x="6.419cm" svg:y="8.426cm">
          <text:p text:style-name="P1"><text:span text:style-name="T1">Login</text:span></text:p>
        </draw:rect>
        <draw:rect draw:style-name="gr10" draw:text-style-name="P3" draw:layer="layout" svg:width="3.541cm" svg:height="0.364cm" svg:x="6.42cm" svg:y="8.826cm">
          <text:p text:style-name="P1"><text:span text:style-name="T1">Password</text:span></text:p>
        </draw:rect>
        <draw:rect draw:style-name="gr13" draw:text-style-name="P3" draw:layer="layout" svg:width="1.576cm" svg:height="0.364cm" svg:x="6.494cm" svg:y="9.295cm">
          <text:p text:style-name="P1"><text:span text:style-name="T1">AllowEnabled</text:span></text:p>
        </draw:rect>
        <draw:rect draw:style-name="gr13" draw:text-style-name="P3" draw:layer="layout" svg:width="1.576cm" svg:height="0.364cm" svg:x="8.294cm" svg:y="9.295cm">
          <text:p text:style-name="P1"><text:span text:style-name="T1">AllowDisabled</text:span></text:p>
        </draw:rect>
        <draw:rect draw:style-name="gr13" draw:text-style-name="P3" draw:layer="layout" svg:width="2.861cm" svg:height="0.364cm" svg:x="6.775cm" svg:y="9.744cm">
          <text:p text:style-name="P1"><text:span text:style-name="T1">AllowDisconnect</text:span></text:p>
        </draw:rect>
        <draw:connector draw:style-name="gr6" draw:text-style-name="P1" draw:layer="layout" draw:type="curve" svg:x1="7.061cm" svg:y1="4.849cm" svg:x2="8.106cm" svg:y2="6.98cm" draw:start-shape="id29" draw:start-glue-point="2" draw:end-shape="id30" svg:d="m7061 4849c0 1599 1045 534 1045 2131">
          <text:p/>
        </draw:connector>
        <draw:connector draw:style-name="gr6" draw:text-style-name="P1" draw:layer="layout" draw:type="curve" svg:x1="7.471cm" svg:y1="5.454cm" svg:x2="8.106cm" svg:y2="6.98cm" draw:start-shape="id31" draw:start-glue-point="2" draw:end-shape="id30" draw:end-glue-point="0" svg:d="m7471 5454c0 1144 635 382 635 1526">
          <text:p/>
        </draw:connector>
        <draw:connector draw:style-name="gr6" draw:text-style-name="P1" draw:layer="layout" draw:type="curve" svg:x1="7.177cm" svg:y1="10.583cm" svg:x2="6.075cm" svg:y2="5.319cm" draw:start-shape="id32" draw:start-glue-point="2" draw:end-shape="id33" svg:d="m7177 10583c0 751-802 626-1265-877s-588-4387 163-4387">
          <text:p/>
        </draw:connector>
        <draw:connector draw:style-name="gr6" draw:text-style-name="P1" draw:layer="layout" draw:type="curve" svg:x1="9.276cm" svg:y1="10.583cm" svg:x2="10.137cm" svg:y2="5.319cm" draw:start-shape="id34" draw:start-glue-point="2" draw:end-shape="id33" draw:end-glue-point="1" svg:d="m9276 10583c0 751 681 626 1084-877s528-4387-223-4387">
          <text:p/>
        </draw:connector>
        <draw:connector draw:style-name="gr6" draw:text-style-name="P1" draw:layer="layout" draw:type="curve" svg:x1="9.845cm" svg:y1="2.479cm" svg:x2="10.137cm" svg:y2="4.148cm" draw:start-shape="id35" draw:start-glue-point="1" draw:end-shape="id36" draw:end-glue-point="1" svg:d="m9845 2479c1189 0 1043 1669 292 1669">
          <text:p/>
        </draw:connector>
        <draw:rect draw:style-name="gr14" draw:text-style-name="P6" draw:id="id44" draw:layer="layout" svg:width="4.062cm" svg:height="2.877cm" svg:x="11.375cm" svg:y="3.881cm">
          <text:p/>
        </draw:rect>
        <draw:rect draw:style-name="gr15" draw:text-style-name="P3" draw:id="id39" draw:layer="layout" svg:width="4.062cm" svg:height="0.537cm" svg:x="11.375cm" svg:y="3.88cm">
          <text:p text:style-name="P1"><text:span text:style-name="T1">BrowserSecurity</text:span></text:p>
        </draw:rect>
        <draw:rect draw:style-name="gr18" draw:text-style-name="P3" draw:layer="layout" svg:width="3.782cm" svg:height="1.571cm" svg:x="11.515cm" svg:y="4.952cm">
          <text:p text:style-name="P1"><text:span text:style-name="T1">List of Security</text:span></text:p>
        </draw:rect>
        <draw:rect draw:style-name="gr20" draw:text-style-name="P3" draw:id="id42" draw:layer="layout" svg:width="2.274cm" svg:height="0.364cm" svg:x="11.63cm" svg:y="5.091cm">
          <text:p text:style-name="P1"><text:span text:style-name="T1">Identifier</text:span></text:p>
        </draw:rect>
        <draw:rect draw:style-name="gr19" draw:text-style-name="P3" draw:id="id37" draw:layer="layout" svg:width="1.918cm" svg:height="0.364cm" svg:x="13.369cm" svg:y="4.486cm">
          <text:p text:style-name="P1"><text:span text:style-name="T1">Return</text:span></text:p>
        </draw:rect>
        <draw:rect draw:style-name="gr19" draw:text-style-name="P3" draw:id="id40" draw:layer="layout" svg:width="1.584cm" svg:height="0.364cm" svg:x="11.569cm" svg:y="4.486cm">
          <text:p text:style-name="P1"><text:span text:style-name="T1">Create</text:span></text:p>
        </draw:rect>
        <draw:connector draw:style-name="gr6" draw:text-style-name="P1" draw:layer="layout" draw:type="curve" svg:x1="14.328cm" svg:y1="4.486cm" svg:x2="10.121cm" svg:y2="2.411cm" draw:start-shape="id37" draw:start-glue-point="0" draw:end-shape="id14" draw:end-glue-point="1" svg:d="m14328 4486c0-1384-1402-2075-4207-2075">
          <text:p/>
        </draw:connector>
        <draw:connector draw:style-name="gr6" draw:text-style-name="P1" draw:layer="layout" draw:type="curve" svg:x1="9.844cm" svg:y1="1.979cm" svg:x2="13.406cm" svg:y2="3.88cm" draw:start-shape="id38" draw:start-glue-point="1" draw:end-shape="id39" draw:end-glue-point="0" svg:d="m9844 1979c2375 0 3562 633 3562 1901">
          <text:p/>
        </draw:connector>
        <draw:rect draw:style-name="gr14" draw:text-style-name="P6" draw:layer="layout" svg:width="4.062cm" svg:height="2.457cm" svg:x="11.375cm" svg:y="6.981cm">
          <text:p/>
        </draw:rect>
        <draw:rect draw:style-name="gr15" draw:text-style-name="P3" draw:id="id41" draw:layer="layout" svg:width="4.062cm" svg:height="0.537cm" svg:x="11.375cm" svg:y="6.98cm">
          <text:p text:style-name="P1"><text:span text:style-name="T1">ManagmentSecurity</text:span></text:p>
        </draw:rect>
        <draw:rect draw:style-name="gr19" draw:text-style-name="P3" draw:id="id45" draw:layer="layout" svg:width="1.501cm" svg:height="0.364cm" svg:x="13.826cm" svg:y="8.919cm">
          <text:p text:style-name="P1"><text:span text:style-name="T1">Cancel</text:span></text:p>
        </draw:rect>
        <draw:rect draw:style-name="gr10" draw:text-style-name="P3" draw:layer="layout" svg:width="3.541cm" svg:height="0.364cm" svg:x="11.717cm" svg:y="7.626cm">
          <text:p text:style-name="P1"><text:span text:style-name="T1">Identifier</text:span></text:p>
        </draw:rect>
        <draw:rect draw:style-name="gr19" draw:text-style-name="P3" draw:id="id43" draw:layer="layout" svg:width="1.501cm" svg:height="0.364cm" svg:x="11.727cm" svg:y="8.919cm">
          <text:p text:style-name="P1"><text:span text:style-name="T1">Save</text:span></text:p>
        </draw:rect>
        <draw:rect draw:style-name="gr10" draw:text-style-name="P3" draw:layer="layout" svg:width="3.541cm" svg:height="0.364cm" svg:x="11.719cm" svg:y="8.04cm">
          <text:p text:style-name="P1"><text:span text:style-name="T1">Login</text:span></text:p>
        </draw:rect>
        <draw:rect draw:style-name="gr10" draw:text-style-name="P3" draw:layer="layout" svg:width="3.541cm" svg:height="0.364cm" svg:x="11.72cm" svg:y="8.454cm">
          <text:p text:style-name="P1"><text:span text:style-name="T1">Password</text:span></text:p>
        </draw:rect>
        <draw:connector draw:style-name="gr6" draw:text-style-name="P1" draw:layer="layout" draw:type="curve" svg:x1="12.361cm" svg:y1="4.85cm" svg:x2="13.406cm" svg:y2="6.98cm" draw:start-shape="id40" draw:start-glue-point="2" draw:end-shape="id41" svg:d="m12361 4850c0 1597 1045 533 1045 2130">
          <text:p/>
        </draw:connector>
        <draw:connector draw:style-name="gr6" draw:text-style-name="P1" draw:layer="layout" draw:type="curve" svg:x1="12.767cm" svg:y1="5.455cm" svg:x2="13.406cm" svg:y2="6.98cm" draw:start-shape="id42" draw:start-glue-point="2" draw:end-shape="id41" draw:end-glue-point="0" svg:d="m12767 5455c0 1144 639 382 639 1525">
          <text:p/>
        </draw:connector>
        <draw:connector draw:style-name="gr6" draw:text-style-name="P1" draw:layer="layout" draw:type="curve" svg:x1="11.727cm" svg:y1="9.101cm" svg:x2="11.375cm" svg:y2="5.319cm" draw:start-shape="id43" draw:start-glue-point="3" draw:end-shape="id44" draw:end-glue-point="3" svg:d="m11727 9101c-1279 0-1103-3782-352-3782">
          <text:p/>
        </draw:connector>
        <draw:connector draw:style-name="gr6" draw:text-style-name="P1" draw:layer="layout" draw:type="curve" svg:x1="15.327cm" svg:y1="9.101cm" svg:x2="15.437cm" svg:y2="5.319cm" draw:start-shape="id45" draw:start-glue-point="1" draw:end-shape="id44" draw:end-glue-point="1" svg:d="m15327 9101c916 0 861-3782 110-3782">
          <text:p/>
        </draw:connector>
        <draw:rect draw:style-name="gr20" draw:text-style-name="P3" draw:id="id46" draw:layer="layout" svg:width="1.146cm" svg:height="0.364cm" svg:x="8.73cm" svg:y="5.09cm">
          <text:p text:style-name="P1"><text:span text:style-name="T1">Events</text:span></text:p>
        </draw:rect>
        <draw:rect draw:style-name="gr14" draw:text-style-name="P6" draw:layer="layout" svg:width="4.062cm" svg:height="4.134cm" svg:x="9.951cm" svg:y="11.808cm">
          <text:p/>
        </draw:rect>
        <draw:rect draw:style-name="gr15" draw:text-style-name="P3" draw:id="id47" draw:layer="layout" svg:width="4.062cm" svg:height="0.537cm" svg:x="9.951cm" svg:y="11.807cm">
          <text:p text:style-name="P1"><text:span text:style-name="T1">ControlerEvents</text:span></text:p>
        </draw:rect>
        <draw:connector draw:style-name="gr6" draw:text-style-name="P1" draw:layer="layout" draw:type="curve" svg:x1="9.303cm" svg:y1="5.454cm" svg:x2="11.982cm" svg:y2="11.807cm" draw:start-shape="id46" draw:start-glue-point="2" draw:end-shape="id47" draw:end-glue-point="0" svg:d="m9303 5454c0 4765 2679 1589 2679 6353">
          <text:p/>
        </draw:connector>
        <draw:rect draw:style-name="gr17" draw:text-style-name="P3" draw:layer="layout" svg:width="3.782cm" svg:height="1.376cm" svg:x="10.092cm" svg:y="12.544cm">
          <text:p/>
        </draw:rect>
        <draw:rect draw:style-name="gr22" draw:text-style-name="P3" draw:layer="layout" svg:width="0.591cm" svg:height="0.364cm" svg:x="10.284cm" svg:y="12.596cm">
          <text:p text:style-name="P1"><text:span text:style-name="T1">6H</text:span></text:p>
        </draw:rect>
        <draw:rect draw:style-name="gr22" draw:text-style-name="P3" draw:layer="layout" svg:width="0.591cm" svg:height="0.364cm" svg:x="10.985cm" svg:y="12.596cm">
          <text:p text:style-name="P1"><text:span text:style-name="T1">12H</text:span></text:p>
        </draw:rect>
        <draw:rect draw:style-name="gr22" draw:text-style-name="P3" draw:layer="layout" svg:width="0.591cm" svg:height="0.364cm" svg:x="11.686cm" svg:y="12.596cm">
          <text:p text:style-name="P1"><text:span text:style-name="T1">24H</text:span></text:p>
        </draw:rect>
        <draw:rect draw:style-name="gr22" draw:text-style-name="P3" draw:layer="layout" svg:width="0.591cm" svg:height="0.364cm" svg:x="12.387cm" svg:y="12.596cm">
          <text:p text:style-name="P1"><text:span text:style-name="T1">3Day</text:span></text:p>
        </draw:rect>
        <draw:rect draw:style-name="gr22" draw:text-style-name="P3" draw:layer="layout" svg:width="0.591cm" svg:height="0.364cm" svg:x="13.088cm" svg:y="12.596cm">
          <text:p text:style-name="P1"><text:span text:style-name="T1">7Day</text:span></text:p>
        </draw:rect>
        <draw:rect draw:style-name="gr18" draw:text-style-name="P3" draw:layer="layout" svg:width="3.782cm" svg:height="1.676cm" svg:x="10.105cm" svg:y="14.079cm">
          <text:p text:style-name="P1"><text:span text:style-name="T1">List of History</text:span></text:p>
        </draw:rect>
        <draw:rect draw:style-name="gr17" draw:text-style-name="P3" draw:layer="layout" svg:width="3.681cm" svg:height="0.44cm" svg:x="10.152cm" svg:y="14.187cm">
          <text:p/>
        </draw:rect>
        <draw:rect draw:style-name="gr20" draw:text-style-name="P3" draw:layer="layout" svg:width="0.819cm" svg:height="0.364cm" svg:x="10.226cm" svg:y="14.217cm">
          <text:p text:style-name="P1"><text:span text:style-name="T1">Time</text:span></text:p>
        </draw:rect>
        <draw:rect draw:style-name="gr20" draw:text-style-name="P3" draw:layer="layout" svg:width="0.819cm" svg:height="0.364cm" svg:x="11.127cm" svg:y="14.217cm">
          <text:p text:style-name="P1"><text:span text:style-name="T1">Event</text:span></text:p>
        </draw:rect>
        <draw:rect draw:style-name="gr20" draw:text-style-name="P3" draw:layer="layout" svg:width="1.674cm" svg:height="0.364cm" svg:x="12.028cm" svg:y="14.219cm">
          <text:p text:style-name="P1"><text:span text:style-name="T1">Module Number</text:span></text:p>
        </draw:rect>
        <draw:rect draw:style-name="gr19" draw:text-style-name="P3" draw:layer="layout" svg:width="2.964cm" svg:height="0.364cm" svg:x="10.49cm" svg:y="13.484cm">
          <text:p text:style-name="P1"><text:span text:style-name="T1">Show</text:span></text:p>
        </draw:rect>
        <draw:rect draw:style-name="gr14" draw:text-style-name="P6" draw:layer="layout" svg:width="4.062cm" svg:height="4.151cm" svg:x="14.451cm" svg:y="11.808cm">
          <text:p/>
        </draw:rect>
        <draw:rect draw:style-name="gr15" draw:text-style-name="P3" draw:id="id49" draw:layer="layout" svg:width="4.062cm" svg:height="0.537cm" svg:x="14.451cm" svg:y="11.807cm">
          <text:p text:style-name="P1"><text:span text:style-name="T1">SecurityEvents</text:span></text:p>
        </draw:rect>
        <draw:rect draw:style-name="gr17" draw:text-style-name="P3" draw:layer="layout" svg:width="3.782cm" svg:height="1.376cm" svg:x="14.592cm" svg:y="12.544cm">
          <text:p/>
        </draw:rect>
        <draw:rect draw:style-name="gr22" draw:text-style-name="P3" draw:layer="layout" svg:width="0.591cm" svg:height="0.364cm" svg:x="14.784cm" svg:y="12.596cm">
          <text:p text:style-name="P1"><text:span text:style-name="T1">6H</text:span></text:p>
        </draw:rect>
        <draw:rect draw:style-name="gr22" draw:text-style-name="P3" draw:layer="layout" svg:width="0.591cm" svg:height="0.364cm" svg:x="15.485cm" svg:y="12.596cm">
          <text:p text:style-name="P1"><text:span text:style-name="T1">12H</text:span></text:p>
        </draw:rect>
        <draw:rect draw:style-name="gr22" draw:text-style-name="P3" draw:layer="layout" svg:width="0.591cm" svg:height="0.364cm" svg:x="16.186cm" svg:y="12.596cm">
          <text:p text:style-name="P1"><text:span text:style-name="T1">24H</text:span></text:p>
        </draw:rect>
        <draw:rect draw:style-name="gr22" draw:text-style-name="P3" draw:layer="layout" svg:width="0.591cm" svg:height="0.364cm" svg:x="16.887cm" svg:y="12.596cm">
          <text:p text:style-name="P1"><text:span text:style-name="T1">3Day</text:span></text:p>
        </draw:rect>
        <draw:rect draw:style-name="gr22" draw:text-style-name="P3" draw:layer="layout" svg:width="0.591cm" svg:height="0.364cm" svg:x="17.588cm" svg:y="12.596cm">
          <text:p text:style-name="P1"><text:span text:style-name="T1">7Day</text:span></text:p>
        </draw:rect>
        <draw:rect draw:style-name="gr18" draw:text-style-name="P3" draw:layer="layout" svg:width="3.782cm" svg:height="1.676cm" svg:x="14.605cm" svg:y="14.079cm">
          <text:p text:style-name="P1"><text:span text:style-name="T1">List of History</text:span></text:p>
        </draw:rect>
        <draw:rect draw:style-name="gr17" draw:text-style-name="P3" draw:layer="layout" svg:width="3.681cm" svg:height="0.44cm" svg:x="14.652cm" svg:y="14.187cm">
          <text:p/>
        </draw:rect>
        <draw:rect draw:style-name="gr20" draw:text-style-name="P3" draw:layer="layout" svg:width="0.819cm" svg:height="0.364cm" svg:x="14.726cm" svg:y="14.217cm">
          <text:p text:style-name="P1"><text:span text:style-name="T1">Time</text:span></text:p>
        </draw:rect>
        <draw:rect draw:style-name="gr20" draw:text-style-name="P3" draw:layer="layout" svg:width="0.819cm" svg:height="0.364cm" svg:x="15.627cm" svg:y="14.217cm">
          <text:p text:style-name="P1"><text:span text:style-name="T1">Event</text:span></text:p>
        </draw:rect>
        <draw:rect draw:style-name="gr20" draw:text-style-name="P3" draw:layer="layout" svg:width="1.674cm" svg:height="0.364cm" svg:x="16.528cm" svg:y="14.219cm">
          <text:p text:style-name="P1"><text:span text:style-name="T1">Module Number</text:span></text:p>
        </draw:rect>
        <draw:rect draw:style-name="gr19" draw:text-style-name="P3" draw:layer="layout" svg:width="2.964cm" svg:height="0.364cm" svg:x="14.99cm" svg:y="13.467cm">
          <text:p text:style-name="P1"><text:span text:style-name="T1">Show</text:span></text:p>
        </draw:rect>
        <draw:rect draw:style-name="gr20" draw:text-style-name="P3" draw:id="id48" draw:layer="layout" svg:width="1.146cm" svg:height="0.364cm" svg:x="14.03cm" svg:y="5.09cm">
          <text:p text:style-name="P1"><text:span text:style-name="T1">Events</text:span></text:p>
        </draw:rect>
        <draw:connector draw:style-name="gr6" draw:text-style-name="P1" draw:layer="layout" draw:type="curve" svg:x1="14.603cm" svg:y1="5.454cm" svg:x2="16.482cm" svg:y2="11.807cm" draw:start-shape="id48" draw:start-glue-point="2" draw:end-shape="id49" draw:end-glue-point="0" svg:d="m14603 5454c0 4765 1879 1589 1879 6353">
          <text:p/>
        </draw:connector>
        <draw:rect draw:style-name="gr10" draw:text-style-name="P3" draw:layer="layout" svg:width="1.68cm" svg:height="0.364cm" svg:x="14.701cm" svg:y="13.054cm">
          <text:p text:style-name="P1"><text:span text:style-name="T1">Module Number</text:span></text:p>
        </draw:rect>
        <draw:rect draw:style-name="gr10" draw:text-style-name="P3" draw:layer="layout" svg:width="1.68cm" svg:height="0.364cm" svg:x="16.501cm" svg:y="13.054cm">
          <text:p text:style-name="P1"><text:span text:style-name="T1">Module Address</text:span></text:p>
        </draw:rect>
        <draw:rect draw:style-name="gr10" draw:text-style-name="P3" draw:layer="layout" svg:width="1.68cm" svg:height="0.364cm" svg:x="10.301cm" svg:y="13.054cm">
          <text:p text:style-name="P1"><text:span text:style-name="T1">Module Number</text:span></text:p>
        </draw:rect>
        <draw:rect draw:style-name="gr10" draw:text-style-name="P3" draw:layer="layout" svg:width="1.68cm" svg:height="0.364cm" svg:x="12.101cm" svg:y="13.054cm">
          <text:p text:style-name="P1"><text:span text:style-name="T1">Module Address</text:span></text:p>
        </draw:rect>
        <draw:rect draw:style-name="gr19" draw:text-style-name="P3" draw:layer="layout" svg:width="1.769cm" svg:height="0.364cm" svg:x="6.306cm" svg:y="3.251cm">
          <text:p text:style-name="P1"><text:span text:style-name="T1">Reports</text:span></text:p>
        </draw:rect>
        <draw:connector draw:style-name="gr6" draw:text-style-name="P1" draw:layer="layout" draw:type="line" svg:x1="8.075cm" svg:y1="3.161cm" svg:x2="3.206cm" svg:y2="3.879cm" draw:start-shape="id50" draw:start-glue-point="2" draw:end-shape="id51" draw:end-glue-point="0" svg:d="m8075 3161-4869 718">
          <text:p/>
        </draw:connector>
        <draw:rect draw:style-name="gr19" draw:text-style-name="P3" draw:layer="layout" svg:width="1.769cm" svg:height="0.364cm" svg:x="8.207cm" svg:y="3.251cm">
          <text:p text:style-name="P1"><text:span text:style-name="T1">Settings</text:span></text:p>
        </draw:rect>
        <draw:frame draw:style-name="gr3" draw:text-style-name="P8" draw:layer="layout" svg:width="5.071cm" svg:height="4.409cm" svg:x="15.159cm" svg:y="1.117cm">
          <draw:text-box>
            <text:p><text:span text:style-name="T8">Reports </text:span><text:span text:style-name="T9"><text:s/></text:span><text:span text:style-name="T8">-</text:span><text:span text:style-name="T9"> </text:span><text:span text:style-name="T13">возможные варианты:</text:span></text:p>
            <text:p><text:span text:style-name="T13"><text:tab/></text:span><text:span text:style-name="T13">- события в разрезах</text:span></text:p>
            <text:p><text:span text:style-name="T13"><text:tab/></text:span><text:span text:style-name="T13">контролеров, </text:span></text:p>
            <text:p><text:span text:style-name="T13"><text:tab/></text:span><text:span text:style-name="T13">наблюдателей за период</text:span></text:p>
            <text:p><text:span text:style-name="T13"><text:tab/></text:span><text:span text:style-name="T13">времени</text:span></text:p>
            <text:p><text:span text:style-name="T13"/></text:p>
            <text:p><text:span text:style-name="T12">Settings - </text:span><text:span text:style-name="T13">возможные варинаты:</text:span></text:p>
            <text:p><text:span text:style-name="T13"><text:tab/></text:span><text:span text:style-name="T13">- задание времени</text:span></text:p>
            <text:p><text:span text:style-name="T13"><text:tab/></text:span><text:span text:style-name="T13">опроса модулей</text:span></text:p>
            <text:p><text:span text:style-name="T13"><text:tab/></text:span><text:span text:style-name="T13">- задание разделения</text:span></text:p>
            <text:p><text:span text:style-name="T13"><text:tab/></text:span><text:span text:style-name="T13">групп модулей для</text:span></text:p>
            <text:p><text:span text:style-name="T13"><text:tab/></text:span><text:span text:style-name="T13">каждого контролера/</text:span></text:p>
            <text:p><text:span text:style-name="T13"><text:tab/></text:span><text:span text:style-name="T13">наблюдателя 1-го уровня</text:span></text:p>
          </draw:text-box>
        </draw:frame>
      </draw:page>
      <draw:page draw:name="page6" draw:style-name="dp1" draw:master-page-name="Обычный">
        <office:forms form:automatic-focus="false" form:apply-design-mode="false"/>
        <draw:rect draw:style-name="gr19" draw:text-style-name="P3" draw:layer="layout" svg:width="3.541cm" svg:height="0.364cm" svg:x="1.66cm" svg:y="-2.689cm">
          <text:p text:style-name="P1"><text:span text:style-name="T1">Link / Button</text:span></text:p>
        </draw:rect>
        <draw:rect draw:style-name="gr10" draw:text-style-name="P3" draw:layer="layout" svg:width="3.541cm" svg:height="0.364cm" svg:x="1.661cm" svg:y="-2.189cm">
          <text:p text:style-name="P1"><text:span text:style-name="T1">TextField</text:span></text:p>
        </draw:rect>
        <draw:rect draw:style-name="gr13" draw:text-style-name="P3" draw:layer="layout" svg:width="3.541cm" svg:height="0.364cm" svg:x="1.662cm" svg:y="-1.689cm">
          <text:p text:style-name="P1"><text:span text:style-name="T1">CheckBox</text:span></text:p>
        </draw:rect>
        <draw:rect draw:style-name="gr22" draw:text-style-name="P3" draw:layer="layout" svg:width="3.541cm" svg:height="0.364cm" svg:x="1.663cm" svg:y="-1.189cm">
          <text:p text:style-name="P1"><text:span text:style-name="T1">RadioButton</text:span></text:p>
        </draw:rect>
        <draw:rect draw:style-name="gr8" draw:text-style-name="P3" draw:layer="layout" svg:width="3.541cm" svg:height="0.364cm" svg:x="1.664cm" svg:y="-0.689cm">
          <text:p text:style-name="P1"><text:span text:style-name="T1">ComboBox</text:span></text:p>
        </draw:rect>
        <draw:rect draw:style-name="gr16" draw:text-style-name="P3" draw:layer="layout" svg:width="2.489cm" svg:height="0.364cm" svg:x="5.661cm" svg:y="-2.689cm">
          <text:p text:style-name="P1"><text:span text:style-name="T1">Forward/OK</text:span></text:p>
        </draw:rect>
        <draw:rect draw:style-name="gr23" draw:text-style-name="P3" draw:layer="layout" svg:width="2.489cm" svg:height="0.364cm" svg:x="8.462cm" svg:y="-2.689cm">
          <text:p text:style-name="P1"><text:span text:style-name="T1">Back/Cancel/Close</text:span></text:p>
        </draw:rect>
        <draw:rect draw:style-name="gr20" draw:text-style-name="P3" draw:layer="layout" svg:width="3.541cm" svg:height="0.364cm" svg:x="1.661cm" svg:y="-3.189cm">
          <text:p text:style-name="P1"><text:span text:style-name="T1">Caption / Information</text:span></text:p>
        </draw:rect>
        <draw:rect draw:style-name="gr24" draw:text-style-name="P3" draw:layer="layout" svg:width="3.178cm" svg:height="1.355cm" svg:x="-1.724cm" svg:y="-3.206cm">
          <text:p text:style-name="P1"><text:span text:style-name="T1">Table</text:span></text:p>
        </draw:rect>
        <draw:rect draw:style-name="gr18" draw:text-style-name="P3" draw:layer="layout" svg:width="3.178cm" svg:height="1.355cm" svg:x="-1.724cm" svg:y="-1.705cm">
          <text:p text:style-name="P1"><text:span text:style-name="T1">List</text:span></text:p>
        </draw:rect>
        <draw:rect draw:style-name="gr14" draw:text-style-name="P6" draw:layer="layout" svg:width="4.062cm" svg:height="2.838cm" svg:x="-10.514cm" svg:y="-3.195cm">
          <text:p/>
        </draw:rect>
        <draw:rect draw:style-name="gr15" draw:text-style-name="P3" draw:layer="layout" svg:width="4.062cm" svg:height="0.537cm" svg:x="-10.514cm" svg:y="-3.196cm">
          <text:p text:style-name="P1"><text:span text:style-name="T1">Frame</text:span></text:p>
        </draw:rect>
        <draw:rect draw:style-name="gr25" draw:text-style-name="P3" draw:layer="layout" svg:width="4.062cm" svg:height="2.838cm" svg:x="-6.104cm" svg:y="-3.194cm">
          <text:p text:style-name="P1"><text:span text:style-name="T1">Panel</text:span></text:p>
        </draw:rect>
        <draw:frame draw:style-name="gr3" draw:layer="layout" svg:width="15.568cm" svg:height="0.963cm" svg:x="3.091cm" svg:y="0.002cm">
          <draw:text-box>
            <text:p>Экраны и функции «Наблюдатель первого уровня»</text:p>
          </draw:text-box>
        </draw:frame>
        <draw:rect draw:style-name="gr14" draw:text-style-name="P6" draw:id="id52" draw:layer="layout" svg:width="4.062cm" svg:height="2.37cm" svg:x="1.1cm" svg:y="1.087cm">
          <text:p/>
        </draw:rect>
        <draw:rect draw:style-name="gr15" draw:text-style-name="P3" draw:layer="layout" svg:width="4.062cm" svg:height="0.537cm" svg:x="1.1cm" svg:y="1.086cm">
          <text:p text:style-name="P1"><text:span text:style-name="T1">Login</text:span></text:p>
        </draw:rect>
        <draw:rect draw:style-name="gr10" draw:text-style-name="P3" draw:layer="layout" svg:width="3.541cm" svg:height="0.364cm" svg:x="1.385cm" svg:y="1.746cm">
          <text:p text:style-name="P1"><text:span text:style-name="T1">Login</text:span></text:p>
        </draw:rect>
        <draw:rect draw:style-name="gr10" draw:text-style-name="P3" draw:layer="layout" svg:width="3.541cm" svg:height="0.364cm" svg:x="1.386cm" svg:y="2.246cm">
          <text:p text:style-name="P1"><text:span text:style-name="T1">Password</text:span></text:p>
        </draw:rect>
        <draw:rect draw:style-name="gr16" draw:text-style-name="P3" draw:layer="layout" svg:width="2.489cm" svg:height="0.364cm" svg:x="1.86cm" svg:y="2.865cm">
          <text:p text:style-name="P1"><text:span text:style-name="T1">Forward/OK</text:span></text:p>
        </draw:rect>
        <draw:rect draw:style-name="gr14" draw:text-style-name="P6" draw:id="id53" draw:layer="layout" svg:width="4.674cm" svg:height="4.903cm" svg:x="6.059cm" svg:y="1.102cm">
          <text:p/>
        </draw:rect>
        <draw:rect draw:style-name="gr15" draw:text-style-name="P3" draw:layer="layout" svg:width="4.062cm" svg:height="0.537cm" svg:x="6.059cm" svg:y="1.101cm">
          <text:p text:style-name="P1"><text:span text:style-name="T1">ModuleBrowser</text:span></text:p>
        </draw:rect>
        <draw:connector draw:style-name="gr6" draw:text-style-name="P1" draw:layer="layout" draw:type="line" svg:x1="5.162cm" svg:y1="2.272cm" svg:x2="6.059cm" svg:y2="3.553cm" draw:start-shape="id52" draw:start-glue-point="1" draw:end-shape="id53" draw:end-glue-point="3" svg:d="m5162 2272 897 1281">
          <text:p/>
        </draw:connector>
        <draw:rect draw:style-name="gr17" draw:text-style-name="P3" draw:layer="layout" svg:width="4.459cm" svg:height="0.434cm" svg:x="6.154cm" svg:y="1.718cm">
          <text:p/>
        </draw:rect>
        <draw:rect draw:style-name="gr22" draw:text-style-name="P3" draw:layer="layout" svg:width="2.025cm" svg:height="0.364cm" svg:x="6.417cm" svg:y="1.761cm">
          <text:p text:style-name="P1"><text:span text:style-name="T1">ShowEventOnly</text:span></text:p>
        </draw:rect>
        <draw:rect draw:style-name="gr22" draw:text-style-name="P3" draw:layer="layout" svg:width="1.527cm" svg:height="0.364cm" svg:x="8.918cm" svg:y="1.761cm">
          <text:p text:style-name="P1"><text:span text:style-name="T1">ShowAll</text:span></text:p>
        </draw:rect>
        <draw:rect draw:style-name="gr18" draw:text-style-name="P3" draw:layer="layout" svg:width="4.461cm" svg:height="3.635cm" svg:x="6.152cm" svg:y="2.233cm">
          <text:p text:style-name="P1"><text:span text:style-name="T1">List of Module</text:span></text:p>
        </draw:rect>
        <draw:rect draw:style-name="gr17" draw:text-style-name="P3" draw:id="id54" draw:layer="layout" svg:width="4.35cm" svg:height="0.49cm" svg:x="6.194cm" svg:y="2.261cm">
          <text:p/>
        </draw:rect>
        <draw:rect draw:style-name="gr20" draw:text-style-name="P3" draw:layer="layout" svg:width="1.589cm" svg:height="0.364cm" svg:x="6.273cm" svg:y="2.319cm">
          <text:p text:style-name="P1"><text:span text:style-name="T1">Module</text:span></text:p>
        </draw:rect>
        <draw:rect draw:style-name="gr20" draw:text-style-name="P3" draw:layer="layout" svg:width="1.174cm" svg:height="0.364cm" svg:x="7.972cm" svg:y="2.319cm">
          <text:p text:style-name="P1"><text:span text:style-name="T1">Event</text:span></text:p>
        </draw:rect>
        <draw:frame draw:style-name="gr3" draw:text-style-name="P7" draw:layer="layout" svg:width="14.497cm" svg:height="10.527cm" svg:x="1.278cm" svg:y="6.901cm">
          <draw:text-box>
            <text:p><text:span text:style-name="T2">Login</text:span><text:span text:style-name="T7"> - экран, который отображает возможность ввода логина и пароля наблюдателя</text:span></text:p>
            <text:p><text:span text:style-name="T7"/></text:p>
            <text:p><text:span text:style-name="T7"/></text:p>
            <text:p><text:span text:style-name="T2">ModuleBrowser - </text:span></text:p>
            <text:p><text:span text:style-name="T4"><text:tab/></text:span><text:span text:style-name="T4">- ShowEventOnly - </text:span><text:span text:style-name="T5">список модулей, по которым в данный момент есть </text:span></text:p>
            <text:p><text:span text:style-name="T5"><text:tab/></text:span><text:span text:style-name="T5">тревожные события</text:span></text:p>
            <text:p><text:span text:style-name="T5"><text:tab/></text:span><text:span text:style-name="T4">-</text:span><text:span text:style-name="T5"> </text:span><text:span text:style-name="T4">ShowAll - </text:span><text:span text:style-name="T5">отобразить все модули, но вверх списка помещать те модули,</text:span></text:p>
            <text:p><text:span text:style-name="T5"><text:tab/></text:span><text:span text:style-name="T5">которые находятся в состоянии срабатывания тревожного события</text:span></text:p>
            <text:p><text:span text:style-name="T5"><text:tab/></text:span><text:span text:style-name="T5">( чем «свежее» событие, тем выше в списке модуль )</text:span></text:p>
            <text:p><text:span text:style-name="T5"/></text:p>
            <text:p><text:span text:style-name="T5"><text:tab/></text:span><text:span text:style-name="T6">Module - </text:span><text:span text:style-name="T5"><text:s/>модуль, по которому сработал данный сигнал</text:span></text:p>
            <text:p><text:span text:style-name="T5"><text:tab/></text:span><text:span text:style-name="T6">Event - </text:span><text:span text:style-name="T5">тип сработавшего сигнала</text:span></text:p>
            <text:p><text:span text:style-name="T5"><text:tab/></text:span><text:span text:style-name="T6">Reaction - </text:span><text:span text:style-name="T5">реакция наблюдателя на сработанный сигнал</text:span></text:p>
            <text:p><text:span text:style-name="T5"/></text:p>
            <text:p><text:span text:style-name="T4">ModuleReaction - </text:span><text:span text:style-name="T5">окно, которое отображает адрес модуля, текущее состояние,</text:span></text:p>
            <text:p><text:span text:style-name="T5">историю реакций по данному модулю по данному наблюдателю и возможный ввод</text:span></text:p>
            <text:p><text:span text:style-name="T5">очередной реакции - </text:span><text:span text:style-name="T6">список которых нужно уточнить</text:span></text:p>
            <text:p><text:span text:style-name="T6">( например: </text:span></text:p>
            <text:p><text:span text:style-name="T6"><text:tab/></text:span><text:span text:style-name="T6">- случайное/несущественное срабатывание ( датчика тряски )</text:span></text:p>
            <text:p><text:span text:style-name="T6"><text:tab/></text:span><text:span text:style-name="T6">- проводится проверка</text:span></text:p>
            <text:p><text:span text:style-name="T6"><text:tab/></text:span><text:span text:style-name="T6">- проверка не обнаружила нарушителей</text:span></text:p>
            <text:p><text:span text:style-name="T6"><text:tab/></text:span><text:span text:style-name="T6">- предотвращена попытка порчи оборудования</text:span></text:p>
            <text:p><text:span text:style-name="T6"><text:tab/></text:span><text:span text:style-name="T6">- предотвращена попытка взлома</text:span></text:p>
            <text:p><text:span text:style-name="T6"><text:tab/></text:span><text:span text:style-name="T6">- предотвращена попытка кражи оборудования ...</text:span></text:p>
            <text:p><text:span text:style-name="T6">)</text:span></text:p>
            <text:p><text:span text:style-name="T4"><text:tab/></text:span></text:p>
          </draw:text-box>
        </draw:frame>
        <draw:rect draw:style-name="gr14" draw:text-style-name="P6" draw:id="id55" draw:layer="layout" svg:width="4.062cm" svg:height="4.903cm" svg:x="11.159cm" svg:y="1.102cm">
          <text:p/>
        </draw:rect>
        <draw:rect draw:style-name="gr15" draw:text-style-name="P3" draw:layer="layout" svg:width="4.062cm" svg:height="0.537cm" svg:x="11.159cm" svg:y="1.101cm">
          <text:p text:style-name="P1"><text:span text:style-name="T1">ModuleReaction</text:span></text:p>
        </draw:rect>
        <draw:rect draw:style-name="gr20" draw:text-style-name="P3" draw:layer="layout" svg:width="1.174cm" svg:height="0.364cm" svg:x="9.272cm" svg:y="2.319cm">
          <text:p text:style-name="P1"><text:span text:style-name="T1">Reaction</text:span></text:p>
        </draw:rect>
        <draw:rect draw:style-name="gr18" draw:text-style-name="P3" draw:layer="layout" svg:width="3.848cm" svg:height="1.954cm" svg:x="11.253cm" svg:y="3.848cm">
          <text:p text:style-name="P1"><text:span text:style-name="T1">Event-Reaction History</text:span></text:p>
        </draw:rect>
        <draw:rect draw:style-name="gr20" draw:text-style-name="P3" draw:layer="layout" svg:width="1.174cm" svg:height="0.364cm" svg:x="11.972cm" svg:y="3.919cm">
          <text:p text:style-name="P1"><text:span text:style-name="T1">Event</text:span></text:p>
        </draw:rect>
        <draw:rect draw:style-name="gr20" draw:text-style-name="P3" draw:layer="layout" svg:width="1.174cm" svg:height="0.364cm" svg:x="13.272cm" svg:y="3.919cm">
          <text:p text:style-name="P1"><text:span text:style-name="T1">Reaction</text:span></text:p>
        </draw:rect>
        <draw:rect draw:style-name="gr20" draw:text-style-name="P3" draw:layer="layout" svg:width="0.927cm" svg:height="0.364cm" svg:x="11.665cm" svg:y="1.762cm">
          <text:p text:style-name="P1"><text:span text:style-name="T1">Number</text:span></text:p>
        </draw:rect>
        <draw:rect draw:style-name="gr20" draw:text-style-name="P3" draw:layer="layout" svg:width="0.927cm" svg:height="0.364cm" svg:x="12.666cm" svg:y="1.762cm">
          <text:p text:style-name="P1"><text:span text:style-name="T1">Address</text:span></text:p>
        </draw:rect>
        <draw:rect draw:style-name="gr20" draw:text-style-name="P3" draw:layer="layout" svg:width="0.927cm" svg:height="0.364cm" svg:x="13.667cm" svg:y="1.762cm">
          <text:p text:style-name="P1"><text:span text:style-name="T1">State</text:span></text:p>
        </draw:rect>
        <draw:rect draw:style-name="gr19" draw:text-style-name="P3" draw:layer="layout" svg:width="1.952cm" svg:height="0.364cm" svg:x="12.175cm" svg:y="2.264cm">
          <text:p text:style-name="P1"><text:span text:style-name="T1">Reaction 1</text:span></text:p>
        </draw:rect>
        <draw:rect draw:style-name="gr19" draw:text-style-name="P3" draw:layer="layout" svg:width="1.952cm" svg:height="0.364cm" svg:x="12.175cm" svg:y="2.664cm">
          <text:p text:style-name="P1"><text:span text:style-name="T1">Reaction 2</text:span></text:p>
        </draw:rect>
        <draw:rect draw:style-name="gr19" draw:text-style-name="P3" draw:layer="layout" svg:width="1.952cm" svg:height="0.364cm" svg:x="12.175cm" svg:y="3.364cm">
          <text:p text:style-name="P1"><text:span text:style-name="T1">Reaction n</text:span></text:p>
        </draw:rect>
        <draw:connector draw:style-name="gr6" draw:text-style-name="P1" draw:layer="layout" draw:type="curve" svg:x1="10.544cm" svg:y1="2.506cm" svg:x2="11.159cm" svg:y2="3.553cm" draw:start-shape="id54" draw:start-glue-point="1" draw:end-shape="id55" draw:end-glue-point="3" svg:d="m10544 2506c462 0 155 1047 615 1047">
          <text:p/>
        </draw:connector>
      </draw:page>
      <draw:page draw:name="page7" draw:style-name="dp1" draw:master-page-name="Обычный">
        <office:forms form:automatic-focus="false" form:apply-design-mode="false"/>
        <draw:rect draw:style-name="gr26" draw:text-style-name="P1" draw:id="id71" draw:layer="layout" svg:width="8.216cm" svg:height="9.219cm" svg:x="8.077cm" svg:y="1.225cm">
          <draw:glue-point draw:id="4" svg:x="-5cm" svg:y="-3.398cm"/>
          <draw:glue-point draw:id="5" svg:x="-5cm" svg:y="2.915cm"/>
          <text:p/>
        </draw:rect>
        <draw:frame draw:style-name="gr3" draw:layer="layout" svg:width="8.461cm" svg:height="0.963cm" svg:x="7cm" svg:y="0.037cm">
          <draw:text-box>
            <text:p>Составные части системы </text:p>
          </draw:text-box>
        </draw:frame>
        <draw:custom-shape draw:style-name="gr27" draw:text-style-name="P9" draw:layer="layout" svg:width="2.458cm" svg:height="3.606cm" svg:x="13.17cm" svg:y="3.647cm">
          <draw:glue-point draw:id="9" svg:x="-5cm" svg:y="-1.946cm"/>
          <draw:glue-point draw:id="10" svg:x="-5cm" svg:y="2.207cm"/>
          <text:p text:style-name="P1"><text:span text:style-name="T2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8" draw:text-style-name="P9" draw:id="id59" draw:layer="layout" svg:width="2.716cm" svg:height="1.499cm" svg:x="9.148cm" svg:y="8.581cm">
          <draw:glue-point draw:id="8" svg:x="-2.757cm" svg:y="4.976cm"/>
          <draw:glue-point draw:id="9" svg:x="2.673cm" svg:y="3.282cm"/>
          <text:p text:style-name="P1"><text:span text:style-name="T2">WebServic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9" draw:text-style-name="P9" draw:id="id57" draw:layer="layout" svg:width="6.391cm" svg:height="1.874cm" svg:x="1cm" svg:y="12.159cm">
          <text:p text:style-name="P1"><text:span text:style-name="T2"/></text:p>
          <text:p text:style-name="P1"><text:span text:style-name="T2">Module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9" draw:id="id60" draw:layer="layout" svg:width="2.318cm" svg:height="0.726cm" svg:x="8.643cm" svg:y="13.191cm">
          <text:p text:style-name="P1"><text:span text:style-name="T2">Modul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10" draw:id="id68" draw:layer="layout" svg:width="5.1cm" svg:height="1.827cm" svg:x="1.194cm" svg:y="4.249cm">
          <draw:glue-point draw:id="8" svg:x="5cm" svg:y="-2.49cm"/>
          <draw:glue-point draw:id="9" svg:x="5cm" svg:y="2.233cm"/>
          <text:p text:style-name="P1"><text:span text:style-name="T2">FenomenMonitor</text:span></text:p>
          <text:p text:style-name="P1"><text:span text:style-name="T7">Система OnLine</text:span></text:p>
          <text:p text:style-name="P1"><text:span text:style-name="T7">оповещения</text:span></text:p>
          <text:p text:style-name="P1"><text:span text:style-name="T7">(J2SE -&gt;JNLP or Apple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10" draw:id="id72" draw:layer="layout" svg:width="5.1cm" svg:height="1.827cm" svg:x="1.166cm" svg:y="7.503cm">
          <text:p text:style-name="P1"><text:span text:style-name="T2">FenomenMonitorSecondLevel</text:span></text:p>
          <text:p text:style-name="P1"><text:span text:style-name="T7">Система настроек</text:span></text:p>
          <text:p text:style-name="P1"><text:span text:style-name="T7">удаленных модулей</text:span></text:p>
          <text:p text:style-name="P1"><text:span text:style-name="T7"><text:s/></text:span><text:span text:style-name="T7">( GWT HTML 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2" draw:text-style-name="P1" draw:layer="layout" draw:type="line" svg:x1="2.531cm" svg:y1="11.311cm" svg:x2="4.195cm" svg:y2="12.159cm" draw:start-shape="id56" draw:start-glue-point="6" draw:end-shape="id57" draw:end-glue-point="4" svg:d="m2531 11311 1664 848">
          <text:p/>
        </draw:connector>
        <draw:connector draw:style-name="gr32" draw:text-style-name="P1" draw:layer="layout" draw:type="line" svg:x1="8.634cm" svg:y1="11.071cm" svg:x2="11.231cm" svg:y2="9.821cm" draw:start-shape="id58" draw:start-glue-point="4" draw:end-shape="id59" draw:end-glue-point="9" svg:d="m8634 11071 2597-1250">
          <text:p/>
        </draw:connector>
        <draw:connector draw:style-name="gr32" draw:text-style-name="P1" draw:layer="layout" draw:type="line" svg:x1="8.634cm" svg:y1="12.143cm" svg:x2="9.801cm" svg:y2="13.191cm" draw:start-shape="id58" draw:start-glue-point="6" draw:end-shape="id60" draw:end-glue-point="4" svg:d="m8634 12143 1167 1048">
          <text:p/>
        </draw:connector>
        <draw:frame draw:name="ProtocolModule" draw:style-name="gr33" draw:text-style-name="P10" draw:layer="layout" svg:width="7.335cm" svg:height="4.485cm" svg:x="1.4cm" svg:y="16.062cm">
          <draw:text-box>
            <text:p text:style-name="P1"><text:span text:style-name="T2">Protocol Module</text:span></text:p>
            <text:p><text:span text:style-name="T14">протокол, который производит общение </text:span></text:p>
            <text:p><text:span text:style-name="T14">удаленного модуля с WebService системы,</text:span></text:p>
            <text:p><text:span text:style-name="T14">и включает в себя отдельные задачи:</text:span></text:p>
            <text:p><text:span text:style-name="T14">1. модуль посылает HeartBeat на сервер</text:span></text:p>
            <text:p><text:span text:style-name="T14">и получает уведомление о задачах</text:span></text:p>
            <text:p><text:span text:style-name="T14">2. модуль посылает Alarm</text:span></text:p>
            <text:p><text:span text:style-name="T14">3. модуль запрашивает Task</text:span></text:p>
            <text:p><text:span text:style-name="T14">4. модуль посылает TaskResponse</text:span></text:p>
            <text:p><text:span text:style-name="T14">5. модуль посылает уведомление (reboot)</text:span></text:p>
            <text:p><text:span text:style-name="T15"><text:tab/></text:span><text:span text:style-name="T15">Настройки протокола:</text:span></text:p>
            <text:p><text:span text:style-name="T14">1. период выхода в эфир</text:span></text:p>
            <text:p><text:span text:style-name="T14"/></text:p>
          </draw:text-box>
          <svg:title>ProtocolModule</svg:title>
        </draw:frame>
        <draw:custom-shape draw:style-name="gr34" draw:text-style-name="P11" draw:id="id63" draw:layer="layout" svg:width="1.766cm" svg:height="1.218cm" svg:x="5.571cm" svg:y="12.65cm">
          <text:p text:style-name="P1"><text:span text:style-name="T16">Devic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5" draw:text-style-name="P10" draw:id="id61" draw:layer="layout" svg:width="1.467cm" svg:height="0.879cm" svg:x="1.144cm" svg:y="13.052cm">
          <text:p text:style-name="P1"><text:span text:style-name="T7">C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2" draw:text-style-name="P1" draw:layer="layout" draw:type="line" svg:x1="4.195cm" svg:y1="12.159cm" svg:x2="1.877cm" svg:y2="13.052cm" draw:start-shape="id57" draw:start-glue-point="4" draw:end-shape="id61" draw:end-glue-point="4" svg:d="m4195 12159-2318 893">
          <text:p/>
        </draw:connector>
        <draw:connector draw:style-name="gr36" draw:text-style-name="P1" draw:layer="layout" draw:type="line" svg:x1="3.437cm" svg:y1="13.481cm" svg:x2="2.611cm" svg:y2="13.491cm" draw:start-shape="id62" draw:start-glue-point="5" draw:end-shape="id61" draw:end-glue-point="7" svg:d="m3437 13481-826 10">
          <text:p/>
        </draw:connector>
        <draw:connector draw:style-name="gr36" draw:text-style-name="P1" draw:layer="layout" draw:type="line" svg:x1="4.881cm" svg:y1="13.481cm" svg:x2="5.571cm" svg:y2="13.259cm" draw:start-shape="id62" draw:end-shape="id63" svg:d="m4881 13481 690-222">
          <text:p/>
        </draw:connector>
        <draw:custom-shape draw:style-name="gr37" draw:text-style-name="P6" draw:id="id58" draw:layer="layout" svg:width="1.314cm" svg:height="1.072cm" svg:x="7.978cm" svg:y="11.071cm">
          <text:p text:style-name="P1"><text:span text:style-name="T17">Protocol</text:span></text:p>
          <text:p text:style-name="P1"><text:span text:style-name="T17">Modu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7" draw:text-style-name="P6" draw:id="id56" draw:layer="layout" svg:width="1.314cm" svg:height="1.072cm" svg:x="1.875cm" svg:y="10.239cm">
          <text:p text:style-name="P1"><text:span text:style-name="T17">Protocol</text:span></text:p>
          <text:p text:style-name="P1"><text:span text:style-name="T17">Modu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8" draw:text-style-name="P6" draw:id="id62" draw:layer="layout" svg:width="1.444cm" svg:height="0.859cm" svg:x="3.437cm" svg:y="13.052cm">
          <text:p text:style-name="P1"><text:span text:style-name="T17">Protocol</text:span></text:p>
          <text:p text:style-name="P1"><text:span text:style-name="T17">Devic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name="ProtocolSensor" draw:style-name="gr39" draw:text-style-name="P10" draw:layer="layout" svg:width="7.335cm" svg:height="6.292cm" svg:x="11.769cm" svg:y="16.258cm">
          <draw:text-box>
            <text:p text:style-name="P1"><text:span text:style-name="T2">Protocol Sensor</text:span></text:p>
            <text:p><text:span text:style-name="T14">протокол, который производит общение </text:span></text:p>
            <text:p><text:span text:style-name="T14">Core с Датчиками и включает в себя: </text:span></text:p>
            <text:p><text:span text:style-name="T14">- опрос устройств</text:span></text:p>
            <text:p><text:span text:style-name="T14">- выявление Alarm событий по устройствам.датчикам</text:span></text:p>
            <text:p><text:span text:style-name="T14">- задание настроек для датчиков</text:span></text:p>
            <text:p><text:span text:style-name="T14">- опрос наличия устройств и датчиков в системе</text:span></text:p>
            <text:p text:style-name="P1"><text:span text:style-name="T15">Настройки протокола:</text:span></text:p>
            <text:p><text:span text:style-name="T14">- настройка Alarm для датчиков (по значениям)</text:span></text:p>
            <text:p><text:span text:style-name="T14">- время опроса устройств</text:span></text:p>
          </draw:text-box>
          <svg:title>ProtocolModule</svg:title>
        </draw:frame>
        <draw:custom-shape draw:style-name="gr34" draw:text-style-name="P6" draw:layer="layout" svg:width="3.48cm" svg:height="2.393cm" svg:x="14.931cm" svg:y="20.017cm">
          <text:p text:style-name="P1"><text:span text:style-name="T17"><text:s text:c="6"/></text:span><text:span text:style-name="T17">Devic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0" draw:text-style-name="P6" draw:id="id64" draw:layer="layout" svg:width="1.98cm" svg:height="0.859cm" svg:x="12.04cm" svg:y="20.16cm">
          <text:p text:style-name="P1"><text:span text:style-name="T17">Checker</text:span></text:p>
          <text:p text:style-name="P1"><text:span text:style-name="T17">Information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0" draw:text-style-name="P6" draw:id="id66" draw:layer="layout" svg:width="1.98cm" svg:height="0.859cm" svg:x="12.04cm" svg:y="21.565cm">
          <text:p text:style-name="P1"><text:span text:style-name="T17">Checker</text:span></text:p>
          <text:p text:style-name="P1"><text:span text:style-name="T17">Alarm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1" draw:text-style-name="P1" draw:layer="layout" draw:type="line" svg:x1="14.02cm" svg:y1="20.589cm" svg:x2="15.06cm" svg:y2="20.745cm" draw:start-shape="id64" draw:start-glue-point="7" draw:end-shape="id65" draw:end-glue-point="3" svg:d="m14020 20589 1040 156">
          <text:p/>
        </draw:connector>
        <draw:connector draw:style-name="gr2" draw:text-style-name="P1" draw:layer="layout" draw:type="line" svg:x1="14.02cm" svg:y1="21.994cm" svg:x2="15.06cm" svg:y2="20.745cm" draw:start-shape="id66" draw:start-glue-point="7" draw:end-shape="id65" draw:end-glue-point="3" svg:d="m14020 21994 1040-1249">
          <text:p/>
        </draw:connector>
        <draw:rect draw:style-name="gr42" draw:text-style-name="P3" draw:id="id65" draw:layer="layout" svg:width="0.907cm" svg:height="0.434cm" svg:x="15.06cm" svg:y="20.528cm">
          <text:p text:style-name="P1"><text:span text:style-name="T1">Sensor</text:span></text:p>
        </draw:rect>
        <draw:rect draw:style-name="gr42" draw:text-style-name="P3" draw:layer="layout" svg:width="0.907cm" svg:height="0.434cm" svg:x="15.061cm" svg:y="21.128cm">
          <text:p text:style-name="P1"><text:span text:style-name="T1">Sensor</text:span></text:p>
        </draw:rect>
        <draw:rect draw:style-name="gr42" draw:text-style-name="P3" draw:layer="layout" svg:width="0.907cm" svg:height="0.434cm" svg:x="15.062cm" svg:y="21.728cm">
          <text:p text:style-name="P1"><text:span text:style-name="T1">Sensor</text:span></text:p>
        </draw:rect>
        <draw:connector draw:style-name="gr32" draw:text-style-name="P1" draw:layer="layout" draw:type="line" svg:x1="3.189cm" svg:y1="10.774cm" svg:x2="9.148cm" svg:y2="9.33cm" draw:start-shape="id56" draw:start-glue-point="7" draw:end-shape="id59" draw:end-glue-point="5" svg:d="m3189 10774 5959-1444">
          <text:p/>
        </draw:connector>
        <draw:custom-shape draw:style-name="gr27" draw:text-style-name="P10" draw:id="id70" draw:layer="layout" svg:width="5.1cm" svg:height="1.827cm" svg:x="1.194cm" svg:y="1.133cm">
          <text:p text:style-name="P1"><text:span text:style-name="T2">FenomenMonitorManager</text:span></text:p>
          <text:p text:style-name="P1"><text:span text:style-name="T7">управление мониторами</text:span></text:p>
          <text:p text:style-name="P1"><text:span text:style-name="T7">( create/edit/remove)</text:span></text:p>
          <text:p text:style-name="P1"><text:span text:style-name="T7">(GWT HTML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rect draw:style-name="gr43" draw:text-style-name="P12" draw:id="id67" draw:layer="layout" svg:width="2.716cm" svg:height="1.365cm" svg:x="8.448cm" svg:y="3.731cm">
          <text:p text:style-name="P1"><text:span text:style-name="T18">Jabber</text:span></text:p>
          <text:p text:style-name="P1"><text:span text:style-name="T18">Server</text:span></text:p>
        </draw:rect>
        <draw:custom-shape draw:style-name="gr28" draw:text-style-name="P9" draw:id="id69" draw:layer="layout" svg:width="2.716cm" svg:height="1.499cm" svg:x="8.448cm" svg:y="5.782cm">
          <draw:glue-point draw:id="8" svg:x="-2.757cm" svg:y="4.976cm"/>
          <draw:glue-point draw:id="9" svg:x="2.673cm" svg:y="3.282cm"/>
          <text:p text:style-name="P1"><text:span text:style-name="T2">WebServic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2" draw:text-style-name="P1" draw:layer="layout" draw:type="line" svg:x1="8.448cm" svg:y1="4.413cm" svg:x2="6.294cm" svg:y2="4.708cm" draw:start-shape="id67" draw:start-glue-point="3" draw:end-shape="id68" draw:end-glue-point="8" svg:d="m8448 4413-2154 295">
          <text:p/>
        </draw:connector>
        <draw:connector draw:style-name="gr32" draw:text-style-name="P1" draw:layer="layout" draw:type="line" svg:x1="8.448cm" svg:y1="6.531cm" svg:x2="6.294cm" svg:y2="5.569cm" draw:start-shape="id69" draw:start-glue-point="5" draw:end-shape="id68" draw:end-glue-point="9" svg:d="m8448 6531-2154-962">
          <text:p/>
        </draw:connector>
        <draw:frame draw:style-name="gr3" draw:text-style-name="P1" draw:layer="layout" svg:width="3.177cm" svg:height="1.675cm" svg:x="10.444cm" svg:y="1.365cm">
          <draw:text-box>
            <text:p text:style-name="P1">Fenomen</text:p>
            <text:p text:style-name="P1">Server</text:p>
          </draw:text-box>
        </draw:frame>
        <draw:connector draw:style-name="gr32" draw:text-style-name="P1" draw:layer="layout" draw:type="line" svg:x1="6.294cm" svg:y1="2.045cm" svg:x2="8.077cm" svg:y2="2.702cm" draw:start-shape="id70" draw:start-glue-point="7" draw:end-shape="id71" draw:end-glue-point="4" svg:d="m6294 2045 1783 657">
          <text:p/>
        </draw:connector>
        <draw:connector draw:style-name="gr32" draw:text-style-name="P1" draw:layer="layout" draw:type="line" svg:x1="6.266cm" svg:y1="8.415cm" svg:x2="8.077cm" svg:y2="8.521cm" draw:start-shape="id72" draw:start-glue-point="7" draw:end-shape="id71" draw:end-glue-point="5" svg:d="m6266 8415 1811 106">
          <text:p/>
        </draw:connector>
      </draw:page>
      <draw:page draw:name="page8" draw:style-name="dp1" draw:master-page-name="Обычный">
        <office:forms form:automatic-focus="false" form:apply-design-mode="false"/>
        <draw:rect draw:style-name="gr44" draw:text-style-name="P3" draw:layer="layout" svg:width="15.258cm" svg:height="0.909cm" svg:x="1.491cm" svg:y="13.346cm">
          <text:p text:style-name="P1"><text:span text:style-name="T1">Оповещение сервера </text:span></text:p>
          <text:p text:style-name="P1"><text:span text:style-name="T1">о новом тревожном</text:span></text:p>
          <text:p text:style-name="P1"><text:span text:style-name="T1">событии</text:span></text:p>
        </draw:rect>
        <draw:rect draw:style-name="gr45" draw:text-style-name="P3" draw:layer="layout" svg:width="15.258cm" svg:height="1.964cm" svg:x="1.491cm" svg:y="9.584cm">
          <text:p text:style-name="P1"><text:span text:style-name="T1">Оповещение </text:span></text:p>
          <text:p text:style-name="P1"><text:span text:style-name="T1">сервера </text:span></text:p>
          <text:p text:style-name="P1"><text:span text:style-name="T1">о новом </text:span></text:p>
          <text:p text:style-name="P1"><text:span text:style-name="T1">информационном</text:span></text:p>
          <text:p text:style-name="P1"><text:span text:style-name="T1">событии</text:span></text:p>
        </draw:rect>
        <draw:rect draw:style-name="gr46" draw:text-style-name="P3" draw:layer="layout" svg:width="9.514cm" svg:height="2.09cm" svg:x="9.881cm" svg:y="2.546cm">
          <text:p text:style-name="P1"><text:span text:style-name="T1">Штатный опрос датчиков</text:span></text:p>
          <text:p text:style-name="P1"><text:span text:style-name="T1">и оповещение </text:span></text:p>
          <text:p text:style-name="P1"><text:span text:style-name="T1">об изменении</text:span></text:p>
        </draw:rect>
        <draw:rect draw:style-name="gr44" draw:text-style-name="P3" draw:layer="layout" svg:width="15.258cm" svg:height="1.964cm" svg:x="1.491cm" svg:y="7.584cm">
          <text:p text:style-name="P1"><text:span text:style-name="T1">HeartBeat оповестил</text:span></text:p>
          <text:p text:style-name="P1"><text:span text:style-name="T1">о новом Task,</text:span></text:p>
          <text:p text:style-name="P1"><text:span text:style-name="T1">Task отработал,</text:span></text:p>
          <text:p text:style-name="P1"><text:span text:style-name="T1">опросив нужные</text:span></text:p>
          <text:p text:style-name="P1"><text:span text:style-name="T1">потоки/объекты</text:span></text:p>
          <text:p text:style-name="P1"><text:span text:style-name="T1">и передал данные</text:span></text:p>
        </draw:rect>
        <draw:rect draw:style-name="gr44" draw:text-style-name="P3" draw:layer="layout" svg:width="6.794cm" svg:height="1.721cm" svg:x="1.491cm" svg:y="2.335cm">
          <text:p text:style-name="P1"><text:span text:style-name="T1">Штатный вызов <text:s text:c="27"/></text:span></text:p>
          <text:p text:style-name="P1"><text:span text:style-name="T1">сервиса HearBeat <text:s text:c="29"/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custom-shape draw:style-name="gr47" draw:text-style-name="P1" draw:layer="layout" svg:width="13.855cm" svg:height="15.809cm" svg:x="3.585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9" draw:layer="layout" svg:width="7.422cm" svg:height="0.726cm" svg:x="6.568cm" svg:y="0.123cm">
          <text:p text:style-name="P1"><text:span text:style-name="T2">Modul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8" draw:text-style-name="P13" draw:layer="layout" svg:width="2.331cm" svg:height="0.54cm" svg:x="3.998cm" svg:y="1.739cm">
          <text:p text:style-name="P1"><text:span text:style-name="T19">ThreadHeartBea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3" draw:layer="layout" svg:width="2.331cm" svg:height="0.904cm" svg:x="6.699cm" svg:y="1.375cm">
          <text:p text:style-name="P1"><text:span text:style-name="T19">ThreadTask</text:span></text:p>
          <text:p text:style-name="P1"><text:span text:style-name="T19">TaskProcess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3" draw:layer="layout" svg:width="2.331cm" svg:height="0.54cm" svg:x="9.5cm" svg:y="1.739cm">
          <text:p text:style-name="P1"><text:span text:style-name="T19">ThreadInform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3" draw:layer="layout" svg:width="2.331cm" svg:height="0.54cm" svg:x="12.301cm" svg:y="1.739cm">
          <text:p text:style-name="P1"><text:span text:style-name="T19">ThreadAla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5.163cm" svg:y1="2.279cm" svg:x2="5.163cm" svg:y2="16.398cm">
          <text:p/>
        </draw:line>
        <draw:line draw:style-name="gr2" draw:text-style-name="P1" draw:layer="layout" svg:x1="7.863cm" svg:y1="2.28cm" svg:x2="7.863cm" svg:y2="16.399cm">
          <text:p/>
        </draw:line>
        <draw:line draw:style-name="gr2" draw:text-style-name="P1" draw:layer="layout" svg:x1="10.663cm" svg:y1="2.281cm" svg:x2="10.663cm" svg:y2="16.4cm">
          <text:p/>
        </draw:line>
        <draw:line draw:style-name="gr2" draw:text-style-name="P1" draw:layer="layout" svg:x1="13.463cm" svg:y1="2.282cm" svg:x2="13.463cm" svg:y2="16.401cm">
          <text:p/>
        </draw:line>
        <draw:custom-shape draw:style-name="gr52" draw:text-style-name="P14" draw:layer="layout" svg:width="2.331cm" svg:height="0.54cm" svg:x="0.999cm" svg:y="1.739cm">
          <text:p text:style-name="P1"><text:span text:style-name="T20">Web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" draw:text-style-name="P14" draw:layer="layout" svg:width="2.331cm" svg:height="0.54cm" svg:x="17.6cm" svg:y="1.739cm">
          <text:p text:style-name="P1"><text:span text:style-name="T20">Датчик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2.063cm" svg:y1="2.28cm" svg:x2="2.063cm" svg:y2="16.399cm">
          <text:p/>
        </draw:line>
        <draw:line draw:style-name="gr2" draw:text-style-name="P1" draw:layer="layout" svg:x1="18.763cm" svg:y1="2.283cm" svg:x2="18.763cm" svg:y2="16.402cm">
          <text:p/>
        </draw:line>
        <draw:frame draw:style-name="gr3" draw:text-style-name="P7" draw:layer="layout" svg:width="4.625cm" svg:height="0.64cm" svg:x="8.808cm" svg:y="0.933cm">
          <draw:text-box>
            <text:p><text:span text:style-name="T7">Основные потоки модуля</text:span></text:p>
          </draw:text-box>
        </draw:frame>
        <draw:rect draw:style-name="gr54" draw:text-style-name="P1" draw:layer="layout" svg:width="0.398cm" svg:height="1.237cm" svg:x="4.962cm" svg:y="2.703cm">
          <text:p/>
        </draw:rect>
        <draw:rect draw:style-name="gr1" draw:text-style-name="P1" draw:layer="layout" svg:width="0.398cm" svg:height="0.767cm" svg:x="1.862cm" svg:y="2.804cm">
          <text:p/>
        </draw:rect>
        <draw:line draw:style-name="gr6" draw:text-style-name="P1" draw:layer="layout" svg:x1="4.962cm" svg:y1="2.933cm" svg:x2="2.26cm" svg:y2="2.933cm">
          <text:p/>
        </draw:line>
        <draw:line draw:style-name="gr55" draw:text-style-name="P1" draw:layer="layout" svg:x1="2.26cm" svg:y1="3.392cm" svg:x2="4.962cm" svg:y2="3.392cm">
          <text:p/>
        </draw:line>
        <draw:rect draw:style-name="gr54" draw:text-style-name="P1" draw:layer="layout" svg:width="0.398cm" svg:height="0.903cm" svg:x="4.962cm" svg:y="7.605cm">
          <text:p/>
        </draw:rect>
        <draw:rect draw:style-name="gr1" draw:text-style-name="P1" draw:id="id78" draw:layer="layout" svg:width="0.398cm" svg:height="0.767cm" svg:x="1.862cm" svg:y="7.706cm">
          <text:p/>
        </draw:rect>
        <draw:line draw:style-name="gr6" draw:text-style-name="P1" draw:layer="layout" svg:x1="4.962cm" svg:y1="7.835cm" svg:x2="2.26cm" svg:y2="7.835cm">
          <text:p/>
        </draw:line>
        <draw:line draw:style-name="gr55" draw:text-style-name="P1" draw:layer="layout" svg:x1="2.26cm" svg:y1="8.294cm" svg:x2="4.962cm" svg:y2="8.294cm">
          <text:p/>
        </draw:line>
        <draw:rect draw:style-name="gr54" draw:text-style-name="P1" draw:layer="layout" svg:width="0.398cm" svg:height="0.903cm" svg:x="4.962cm" svg:y="14.306cm">
          <text:p/>
        </draw:rect>
        <draw:rect draw:style-name="gr1" draw:text-style-name="P1" draw:layer="layout" svg:width="0.398cm" svg:height="0.767cm" svg:x="1.862cm" svg:y="14.407cm">
          <text:p/>
        </draw:rect>
        <draw:line draw:style-name="gr6" draw:text-style-name="P1" draw:layer="layout" svg:x1="4.962cm" svg:y1="14.536cm" svg:x2="2.26cm" svg:y2="14.536cm">
          <text:p/>
        </draw:line>
        <draw:line draw:style-name="gr55" draw:text-style-name="P1" draw:layer="layout" svg:x1="2.26cm" svg:y1="14.995cm" svg:x2="4.962cm" svg:y2="14.995cm">
          <text:p/>
        </draw:line>
        <draw:custom-shape draw:style-name="gr56" draw:text-style-name="P13" draw:layer="layout" svg:width="2.331cm" svg:height="0.54cm" svg:x="15.002cm" svg:y="1.739cm">
          <text:p text:style-name="P1"><text:span text:style-name="T19">ThreadSens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6.163cm" svg:y1="2.283cm" svg:x2="16.163cm" svg:y2="16.402cm">
          <text:p/>
        </draw:line>
        <draw:rect draw:style-name="gr57" draw:text-style-name="P1" draw:layer="layout" svg:width="0.398cm" svg:height="1.663cm" svg:x="15.962cm" svg:y="2.704cm">
          <text:p/>
        </draw:rect>
        <draw:rect draw:style-name="gr4" draw:text-style-name="P1" draw:layer="layout" svg:width="0.398cm" svg:height="1.476cm" svg:x="18.562cm" svg:y="2.805cm">
          <text:p/>
        </draw:rect>
        <draw:line draw:style-name="gr6" draw:text-style-name="P1" draw:layer="layout" svg:x1="16.36cm" svg:y1="2.882cm" svg:x2="18.562cm" svg:y2="2.882cm">
          <text:p/>
        </draw:line>
        <draw:line draw:style-name="gr6" draw:text-style-name="P1" draw:layer="layout" svg:x1="18.562cm" svg:y1="4.092cm" svg:x2="16.36cm" svg:y2="4.092cm">
          <text:p/>
        </draw:line>
        <draw:rect draw:style-name="gr58" draw:text-style-name="P1" draw:layer="layout" svg:width="0.398cm" svg:height="0.231cm" svg:x="13.262cm" svg:y="2.69cm">
          <text:p/>
        </draw:rect>
        <draw:rect draw:style-name="gr59" draw:text-style-name="P1" draw:layer="layout" svg:width="0.398cm" svg:height="0.219cm" svg:x="10.462cm" svg:y="2.991cm">
          <text:p/>
        </draw:rect>
        <draw:line draw:style-name="gr60" draw:text-style-name="P1" draw:layer="layout" svg:x1="13.66cm" svg:y1="2.834cm" svg:x2="15.962cm" svg:y2="2.834cm">
          <text:p/>
        </draw:line>
        <draw:line draw:style-name="gr60" draw:text-style-name="P1" draw:layer="layout" svg:x1="10.86cm" svg:y1="3.08cm" svg:x2="15.962cm" svg:y2="3.08cm">
          <text:p/>
        </draw:line>
        <draw:rect draw:style-name="gr57" draw:text-style-name="P1" draw:layer="layout" svg:width="0.398cm" svg:height="1.663cm" svg:x="15.962cm" svg:y="5.905cm">
          <text:p/>
        </draw:rect>
        <draw:rect draw:style-name="gr4" draw:text-style-name="P1" draw:layer="layout" svg:width="0.398cm" svg:height="1.476cm" svg:x="18.562cm" svg:y="6.006cm">
          <text:p/>
        </draw:rect>
        <draw:line draw:style-name="gr6" draw:text-style-name="P1" draw:layer="layout" svg:x1="16.36cm" svg:y1="6.083cm" svg:x2="18.562cm" svg:y2="6.083cm">
          <text:p/>
        </draw:line>
        <draw:line draw:style-name="gr6" draw:text-style-name="P1" draw:layer="layout" svg:x1="18.562cm" svg:y1="7.293cm" svg:x2="16.36cm" svg:y2="7.293cm">
          <text:p/>
        </draw:line>
        <draw:rect draw:style-name="gr58" draw:text-style-name="P1" draw:layer="layout" svg:width="0.398cm" svg:height="0.231cm" svg:x="13.262cm" svg:y="5.891cm">
          <text:p/>
        </draw:rect>
        <draw:rect draw:style-name="gr59" draw:text-style-name="P1" draw:layer="layout" svg:width="0.398cm" svg:height="0.219cm" svg:x="10.462cm" svg:y="6.192cm">
          <text:p/>
        </draw:rect>
        <draw:line draw:style-name="gr60" draw:text-style-name="P1" draw:layer="layout" svg:x1="13.66cm" svg:y1="6.035cm" svg:x2="15.962cm" svg:y2="6.035cm">
          <text:p/>
        </draw:line>
        <draw:line draw:style-name="gr60" draw:text-style-name="P1" draw:layer="layout" svg:x1="10.86cm" svg:y1="6.281cm" svg:x2="15.962cm" svg:y2="6.281cm">
          <text:p/>
        </draw:line>
        <draw:rect draw:style-name="gr57" draw:text-style-name="P1" draw:layer="layout" svg:width="0.398cm" svg:height="1.663cm" svg:x="15.962cm" svg:y="9.606cm">
          <text:p/>
        </draw:rect>
        <draw:rect draw:style-name="gr4" draw:text-style-name="P1" draw:layer="layout" svg:width="0.398cm" svg:height="1.476cm" svg:x="18.562cm" svg:y="9.707cm">
          <text:p/>
        </draw:rect>
        <draw:line draw:style-name="gr6" draw:text-style-name="P1" draw:layer="layout" svg:x1="16.36cm" svg:y1="9.784cm" svg:x2="18.562cm" svg:y2="9.784cm">
          <text:p/>
        </draw:line>
        <draw:line draw:style-name="gr6" draw:text-style-name="P1" draw:layer="layout" svg:x1="18.562cm" svg:y1="10.994cm" svg:x2="16.36cm" svg:y2="10.994cm">
          <text:p/>
        </draw:line>
        <draw:rect draw:style-name="gr58" draw:text-style-name="P1" draw:layer="layout" svg:width="0.398cm" svg:height="0.231cm" svg:x="13.262cm" svg:y="9.592cm">
          <text:p/>
        </draw:rect>
        <draw:rect draw:style-name="gr59" draw:text-style-name="P1" draw:layer="layout" svg:width="0.398cm" svg:height="0.55cm" svg:x="10.462cm" svg:y="9.893cm">
          <text:p/>
        </draw:rect>
        <draw:line draw:style-name="gr60" draw:text-style-name="P1" draw:layer="layout" svg:x1="13.66cm" svg:y1="9.736cm" svg:x2="15.962cm" svg:y2="9.736cm">
          <text:p/>
        </draw:line>
        <draw:line draw:style-name="gr60" draw:text-style-name="P1" draw:layer="layout" svg:x1="10.86cm" svg:y1="9.982cm" svg:x2="15.962cm" svg:y2="9.982cm">
          <text:p/>
        </draw:line>
        <draw:rect draw:style-name="gr57" draw:text-style-name="P1" draw:layer="layout" svg:width="0.398cm" svg:height="1.663cm" svg:x="15.962cm" svg:y="13.407cm">
          <text:p/>
        </draw:rect>
        <draw:rect draw:style-name="gr4" draw:text-style-name="P1" draw:layer="layout" svg:width="0.398cm" svg:height="1.476cm" svg:x="18.562cm" svg:y="13.508cm">
          <text:p/>
        </draw:rect>
        <draw:line draw:style-name="gr6" draw:text-style-name="P1" draw:layer="layout" svg:x1="16.36cm" svg:y1="13.585cm" svg:x2="18.562cm" svg:y2="13.585cm">
          <text:p/>
        </draw:line>
        <draw:line draw:style-name="gr6" draw:text-style-name="P1" draw:layer="layout" svg:x1="18.562cm" svg:y1="14.795cm" svg:x2="16.36cm" svg:y2="14.795cm">
          <text:p/>
        </draw:line>
        <draw:rect draw:style-name="gr58" draw:text-style-name="P1" draw:layer="layout" svg:width="0.398cm" svg:height="0.796cm" svg:x="13.262cm" svg:y="13.393cm">
          <text:p/>
        </draw:rect>
        <draw:rect draw:style-name="gr59" draw:text-style-name="P1" draw:layer="layout" svg:width="0.398cm" svg:height="0.219cm" svg:x="10.462cm" svg:y="13.694cm">
          <text:p/>
        </draw:rect>
        <draw:line draw:style-name="gr60" draw:text-style-name="P1" draw:layer="layout" svg:x1="13.66cm" svg:y1="13.537cm" svg:x2="15.962cm" svg:y2="13.537cm">
          <text:p/>
        </draw:line>
        <draw:line draw:style-name="gr60" draw:text-style-name="P1" draw:layer="layout" svg:x1="10.86cm" svg:y1="13.783cm" svg:x2="15.962cm" svg:y2="13.783cm">
          <text:p/>
        </draw:line>
        <draw:rect draw:style-name="gr61" draw:text-style-name="P1" draw:layer="layout" svg:width="0.398cm" svg:height="1.766cm" svg:x="7.662cm" svg:y="7.763cm">
          <text:p/>
        </draw:rect>
        <draw:line draw:style-name="gr6" draw:text-style-name="P1" draw:layer="layout" svg:x1="5.36cm" svg:y1="7.863cm" svg:x2="7.662cm" svg:y2="7.863cm">
          <text:p/>
        </draw:line>
        <draw:rect draw:style-name="gr57" draw:text-style-name="P1" draw:layer="layout" svg:width="0.398cm" svg:height="0.453cm" svg:x="15.962cm" svg:y="7.807cm">
          <text:p/>
        </draw:rect>
        <draw:line draw:style-name="gr6" draw:text-style-name="P1" draw:layer="layout" svg:x1="8.06cm" svg:y1="7.893cm" svg:x2="15.962cm" svg:y2="7.893cm">
          <text:p/>
        </draw:line>
        <draw:line draw:style-name="gr6" draw:text-style-name="P1" draw:layer="layout" svg:x1="15.962cm" svg:y1="8.069cm" svg:x2="8.06cm" svg:y2="8.069cm">
          <text:p/>
        </draw:line>
        <draw:rect draw:style-name="gr1" draw:text-style-name="P1" draw:id="id80" draw:layer="layout" svg:width="0.398cm" svg:height="0.392cm" svg:x="1.862cm" svg:y="9.08cm">
          <text:p/>
        </draw:rect>
        <draw:line draw:style-name="gr6" draw:text-style-name="P1" draw:layer="layout" svg:x1="7.662cm" svg:y1="9.188cm" svg:x2="2.26cm" svg:y2="9.188cm">
          <text:p/>
        </draw:line>
        <draw:line draw:style-name="gr55" draw:text-style-name="P1" draw:layer="layout" svg:x1="2.26cm" svg:y1="9.394cm" svg:x2="7.662cm" svg:y2="9.394cm">
          <text:p/>
        </draw:line>
        <draw:rect draw:style-name="gr1" draw:text-style-name="P1" draw:layer="layout" svg:width="0.398cm" svg:height="0.435cm" svg:x="1.862cm" svg:y="10.008cm">
          <text:p/>
        </draw:rect>
        <draw:line draw:style-name="gr6" draw:text-style-name="P1" draw:layer="layout" svg:x1="7.662cm" svg:y1="8.07cm" svg:x2="5.36cm" svg:y2="8.07cm">
          <text:p/>
        </draw:line>
        <draw:line draw:style-name="gr6" draw:text-style-name="P1" draw:layer="layout" svg:x1="5.36cm" svg:y1="8.367cm" svg:x2="7.662cm" svg:y2="8.367cm">
          <text:p/>
        </draw:line>
        <draw:rect draw:style-name="gr58" draw:text-style-name="P1" draw:layer="layout" svg:width="0.398cm" svg:height="0.453cm" svg:x="13.262cm" svg:y="8.259cm">
          <text:p/>
        </draw:rect>
        <draw:line draw:style-name="gr6" draw:text-style-name="P1" draw:layer="layout" svg:x1="8.06cm" svg:y1="8.394cm" svg:x2="13.262cm" svg:y2="8.394cm">
          <text:p/>
        </draw:line>
        <draw:line draw:style-name="gr6" draw:text-style-name="P1" draw:layer="layout" svg:x1="13.262cm" svg:y1="8.57cm" svg:x2="8.06cm" svg:y2="8.57cm">
          <text:p/>
        </draw:line>
        <draw:rect draw:style-name="gr59" draw:text-style-name="P1" draw:layer="layout" svg:width="0.398cm" svg:height="0.453cm" svg:x="10.462cm" svg:y="8.743cm">
          <text:p/>
        </draw:rect>
        <draw:line draw:style-name="gr6" draw:text-style-name="P1" draw:layer="layout" svg:x1="8.06cm" svg:y1="8.894cm" svg:x2="10.462cm" svg:y2="8.894cm">
          <text:p/>
        </draw:line>
        <draw:line draw:style-name="gr6" draw:text-style-name="P1" draw:layer="layout" svg:x1="10.462cm" svg:y1="9.07cm" svg:x2="8.06cm" svg:y2="9.07cm">
          <text:p/>
        </draw:line>
        <draw:line draw:style-name="gr6" draw:text-style-name="P1" draw:id="id76" draw:layer="layout" svg:x1="10.462cm" svg:y1="10.188cm" svg:x2="2.26cm" svg:y2="10.188cm">
          <text:p/>
        </draw:line>
        <draw:line draw:style-name="gr60" draw:text-style-name="P1" draw:layer="layout" svg:x1="2.26cm" svg:y1="14.006cm" svg:x2="13.262cm" svg:y2="14.006cm">
          <text:p/>
        </draw:line>
        <draw:rect draw:style-name="gr1" draw:text-style-name="P1" draw:id="id74" draw:layer="layout" svg:width="0.398cm" svg:height="0.331cm" svg:x="1.862cm" svg:y="13.813cm">
          <text:p/>
        </draw:rect>
        <draw:rect draw:style-name="gr61" draw:text-style-name="P1" draw:layer="layout" svg:width="0.398cm" svg:height="0.281cm" svg:x="7.662cm" svg:y="3.663cm">
          <text:p/>
        </draw:rect>
        <draw:line draw:style-name="gr62" draw:text-style-name="P3" draw:layer="layout" svg:x1="5.36cm" svg:y1="3.792cm" svg:x2="7.662cm" svg:y2="3.792cm">
          <text:p text:style-name="P1"><text:span text:style-name="T1">Оповещение</text:span></text:p>
          <text:p text:style-name="P1"><text:span text:style-name="T1">о Task</text:span></text:p>
        </draw:line>
        <draw:rect draw:style-name="gr43" draw:text-style-name="P15" draw:layer="layout" svg:width="5.187cm" svg:height="1.422cm" svg:x="20cm" svg:y="7.734cm">
          <text:p text:style-name="P1"><text:span text:style-name="T21">Точка входа на обработку принятых задач:</text:span></text:p>
          <text:p text:style-name="P1"><text:span text:style-name="T21">TaskProcessor.processTaskAndSendConfirm</text:span></text:p>
          <text:p text:style-name="P1"><text:span text:style-name="T21"/></text:p>
          <text:p text:style-name="P1"><text:span text:style-name="T21">Обработчики для принятых задач:</text:span></text:p>
          <text:p text:style-name="P1"><text:span text:style-name="T21">fenomen.module.service_task.handler - </text:span></text:p>
        </draw:rect>
        <draw:custom-shape draw:style-name="gr63" draw:text-style-name="P16" draw:id="id73" draw:layer="layout" svg:width="2.03cm" svg:height="0.315cm" svg:x="2.216cm" svg:y="12.801cm">
          <text:p text:style-name="P1"><text:span text:style-name="T22">AlarmImplementation</text:span></text:p>
          <draw:enhanced-geometry svg:viewBox="0 0 21600 21600" draw:glue-points="10800 0 0 10800 10800 21600 21600 10800" draw:text-areas="0 0 21600 ?f11" draw:type="paper" draw:modifiers="18505.169867060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4" draw:text-style-name="P1" draw:layer="layout" draw:type="line" svg:x1="3.23cm" svg:y1="13.116cm" svg:x2="2.26cm" svg:y2="13.978cm" draw:start-shape="id73" draw:start-glue-point="6" draw:end-shape="id74" draw:end-glue-point="1" svg:d="m3230 13116-970 862">
          <text:p/>
        </draw:connector>
        <draw:custom-shape draw:style-name="gr63" draw:text-style-name="P16" draw:id="id75" draw:layer="layout" svg:width="2.222cm" svg:height="0.315cm" svg:x="2.216cm" svg:y="10.802cm">
          <text:p text:style-name="P1"><text:span text:style-name="T22">InformationImplementation</text:span></text:p>
          <draw:enhanced-geometry svg:viewBox="0 0 21600 21600" draw:glue-points="10800 0 0 10800 10800 21600 21600 10800" draw:text-areas="0 0 21600 ?f11" draw:type="paper" draw:modifiers="18505.169867060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4" draw:text-style-name="P1" draw:layer="layout" draw:type="line" svg:x1="3.326cm" svg:y1="10.802cm" svg:x2="2.26cm" svg:y2="10.188cm" draw:start-shape="id75" draw:start-glue-point="4" draw:end-shape="id76" draw:end-glue-point="3" svg:d="m3326 10802-1066-614">
          <text:p/>
        </draw:connector>
        <draw:custom-shape draw:style-name="gr63" draw:text-style-name="P16" draw:id="id79" draw:layer="layout" svg:width="2.222cm" svg:height="0.315cm" svg:x="2.216cm" svg:y="8.603cm">
          <text:p text:style-name="P1"><text:span text:style-name="T22">TaskImplementation</text:span></text:p>
          <draw:enhanced-geometry svg:viewBox="0 0 21600 21600" draw:glue-points="10800 0 0 10800 10800 21600 21600 10800" draw:text-areas="0 0 21600 ?f11" draw:type="paper" draw:modifiers="18505.169867060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3" draw:text-style-name="P16" draw:id="id77" draw:layer="layout" svg:width="2.222cm" svg:height="0.315cm" svg:x="2.216cm" svg:y="6.804cm">
          <text:p text:style-name="P1"><text:span text:style-name="T22">HeartBeatImplementation</text:span></text:p>
          <draw:enhanced-geometry svg:viewBox="0 0 21600 21600" draw:glue-points="10800 0 0 10800 10800 21600 21600 10800" draw:text-areas="0 0 21600 ?f11" draw:type="paper" draw:modifiers="18505.169867060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4" draw:text-style-name="P1" draw:layer="layout" draw:type="line" svg:x1="3.326cm" svg:y1="7.119cm" svg:x2="2.061cm" svg:y2="7.706cm" draw:start-shape="id77" draw:start-glue-point="6" draw:end-shape="id78" draw:end-glue-point="0" svg:d="m3326 7119-1265 587">
          <text:p/>
        </draw:connector>
        <draw:connector draw:style-name="gr64" draw:text-style-name="P1" draw:layer="layout" draw:type="line" svg:x1="3.326cm" svg:y1="8.918cm" svg:x2="2.061cm" svg:y2="9.08cm" draw:start-shape="id79" draw:start-glue-point="6" draw:end-shape="id80" draw:end-glue-point="0" svg:d="m3326 8918-1265 162">
          <text:p/>
        </draw:connector>
        <draw:rect draw:style-name="gr65" draw:text-style-name="P17" draw:layer="layout" svg:width="4.244cm" svg:height="0.496cm" svg:x="8.508cm" svg:y="22.755cm">
          <text:p text:style-name="P1"><text:span text:style-name="T23">module_task</text:span></text:p>
        </draw:rect>
        <draw:rect draw:style-name="gr65" draw:text-style-name="P17" draw:id="id82" draw:layer="layout" svg:width="4.045cm" svg:height="0.785cm" svg:x="3.427cm" svg:y="25.856cm">
          <text:p text:style-name="P1"><text:span text:style-name="T23">module_alarm_checker</text:span></text:p>
        </draw:rect>
        <draw:rect draw:style-name="gr65" draw:text-style-name="P17" draw:id="id83" draw:layer="layout" svg:width="5.128cm" svg:height="0.785cm" svg:x="8.068cm" svg:y="25.857cm">
          <text:p text:style-name="P1"><text:span text:style-name="T23">module_information_checker</text:span></text:p>
        </draw:rect>
        <draw:rect draw:style-name="gr65" draw:text-style-name="P17" draw:id="id84" draw:layer="layout" svg:width="4.503cm" svg:height="0.785cm" svg:x="13.868cm" svg:y="25.858cm">
          <text:p text:style-name="P1"><text:span text:style-name="T23">module_settings</text:span></text:p>
        </draw:rect>
        <draw:rect draw:style-name="gr66" draw:text-style-name="P18" draw:id="id81" draw:layer="layout" svg:width="4.244cm" svg:height="1.657cm" svg:x="8.508cm" svg:y="23.251cm">
          <text:p text:style-name="P1"><text:span text:style-name="T24">id_storage - путь к файлу, в </text:span></text:p>
          <text:p text:style-name="P1"><text:span text:style-name="T24">котором содержится текст</text:span></text:p>
          <text:p text:style-name="P1"><text:span text:style-name="T24">XML файла с заданием для</text:span></text:p>
          <text:p text:style-name="P1"><text:span text:style-name="T24">удаленного модуля</text:span></text:p>
        </draw:rect>
        <draw:rect draw:style-name="gr66" draw:text-style-name="P18" draw:layer="layout" svg:width="4.045cm" svg:height="1.657cm" svg:x="3.427cm" svg:y="26.641cm">
          <text:p text:style-name="P1"><text:span text:style-name="T24">id_storage - путь к файлу, в </text:span></text:p>
          <text:p text:style-name="P1"><text:span text:style-name="T24">котором содержится </text:span></text:p>
          <text:p text:style-name="P1"><text:span text:style-name="T24">сериализованный Checker</text:span></text:p>
        </draw:rect>
        <draw:rect draw:style-name="gr66" draw:text-style-name="P18" draw:layer="layout" svg:width="5.128cm" svg:height="1.657cm" svg:x="8.068cm" svg:y="26.642cm">
          <text:p text:style-name="P1"><text:span text:style-name="T24">id_storage - путь к файлу, в </text:span></text:p>
          <text:p text:style-name="P1"><text:span text:style-name="T24">котором содержится </text:span></text:p>
          <text:p text:style-name="P1"><text:span text:style-name="T24">сериализованный Checker</text:span></text:p>
        </draw:rect>
        <draw:rect draw:style-name="gr66" draw:text-style-name="P18" draw:layer="layout" svg:width="4.503cm" svg:height="1.657cm" svg:x="13.868cm" svg:y="26.643cm">
          <text:p text:style-name="P1"><text:span text:style-name="T24">значения, которые были переданы</text:span></text:p>
          <text:p text:style-name="P1"><text:span text:style-name="T24">на Destination Module</text:span></text:p>
          <text:p text:style-name="P1"><text:span text:style-name="T24">(если флаг доставки и </text:span></text:p>
          <text:p text:style-name="P1"><text:span text:style-name="T24">флаг «понимания» установлены</text:span></text:p>
          <text:p text:style-name="P1"><text:span text:style-name="T24">удаленным модулем)</text:span></text:p>
        </draw:rect>
        <draw:connector draw:style-name="gr6" draw:text-style-name="P1" draw:layer="layout" draw:type="line" svg:x1="8.508cm" svg:y1="24.079cm" svg:x2="5.449cm" svg:y2="25.856cm" draw:start-shape="id81" draw:start-glue-point="3" draw:end-shape="id82" draw:end-glue-point="0" svg:d="m8508 24079-3059 1777">
          <text:p/>
        </draw:connector>
        <draw:connector draw:style-name="gr6" draw:text-style-name="P1" draw:layer="layout" draw:type="line" svg:x1="10.63cm" svg:y1="24.908cm" svg:x2="10.632cm" svg:y2="25.857cm" draw:start-shape="id81" draw:start-glue-point="2" draw:end-shape="id83" draw:end-glue-point="0" svg:d="m10630 24908 2 949">
          <text:p/>
        </draw:connector>
        <draw:connector draw:style-name="gr6" draw:text-style-name="P1" draw:layer="layout" draw:type="line" svg:x1="12.752cm" svg:y1="24.079cm" svg:x2="16.119cm" svg:y2="25.858cm" draw:start-shape="id81" draw:start-glue-point="1" draw:end-shape="id84" draw:end-glue-point="0" svg:d="m12752 24079 3367 1779">
          <text:p/>
        </draw:connector>
        <draw:line draw:style-name="gr2" draw:text-style-name="P1" draw:layer="layout" svg:x1="1.397cm" svg:y1="21.888cm" svg:x2="19.54cm" svg:y2="21.888cm">
          <text:p/>
        </draw:line>
        <draw:frame draw:style-name="gr3" draw:layer="layout" svg:width="10.73cm" svg:height="0.963cm" svg:x="1cm" svg:y="21.888cm">
          <draw:text-box>
            <text:p>Способ хранения задач на модуле</text:p>
          </draw:text-box>
        </draw:frame>
      </draw:page>
      <draw:page draw:name="page9" draw:style-name="dp1" draw:master-page-name="Обычный">
        <office:forms form:automatic-focus="false" form:apply-design-mode="false"/>
        <draw:rect draw:style-name="gr67" draw:text-style-name="P15" draw:layer="measurelines" svg:width="3.149cm" svg:height="0.82cm" svg:x="16.317cm" svg:y="7.157cm">
          <text:p text:style-name="P1"><text:span text:style-name="T21"><text:s text:c="25"/></text:span><text:span text:style-name="T21">ModuleTask</text:span></text:p>
        </draw:rect>
        <draw:rect draw:style-name="gr67" draw:text-style-name="P15" draw:layer="layout" svg:width="3.149cm" svg:height="0.82cm" svg:x="9.631cm" svg:y="7.157cm">
          <text:p text:style-name="P1"><text:span text:style-name="T21"><text:s text:c="25"/></text:span><text:span text:style-name="T21">ModuleTask</text:span></text:p>
        </draw:rect>
        <draw:rect draw:style-name="gr68" draw:text-style-name="P19" draw:layer="layout" svg:width="6.862cm" svg:height="0.614cm" svg:x="11.112cm" svg:y="4.834cm">
          <text:p text:style-name="P1"><text:span text:style-name="T25">IInformation</text:span></text:p>
        </draw:rect>
        <draw:rect draw:style-name="gr68" draw:text-style-name="P19" draw:layer="layout" svg:width="6.862cm" svg:height="1.7cm" svg:x="11.112cm" svg:y="2.838cm">
          <text:p text:style-name="P1"><text:span text:style-name="T25">ITask ( IHeartBeat = discover )</text:span></text:p>
        </draw:rect>
        <draw:rect draw:style-name="gr68" draw:text-style-name="P15" draw:layer="layout" svg:width="2.241cm" svg:height="0.907cm" svg:x="12.576cm" svg:y="12.34cm">
          <text:p text:style-name="P1"><text:span text:style-name="T21"/></text:p>
          <text:p text:style-name="P1"><text:span text:style-name="T21"/></text:p>
        </draw:rect>
        <draw:rect draw:style-name="gr69" draw:text-style-name="P1" draw:layer="layout" svg:width="10.66cm" svg:height="4.423cm" svg:x="8.981cm" svg:y="10.91cm">
          <text:p/>
        </draw:rect>
        <draw:frame draw:name="Task description" draw:style-name="gr70" draw:text-style-name="P21" draw:layer="layout" svg:width="13.646cm" svg:height="0.725cm" svg:x="3.5cm" svg:y="0.147cm">
          <draw:text-box>
            <text:p text:style-name="P20"><text:span text:style-name="T18">Задачи, которые могут выдаваться модулю (Task XML)</text:span></text:p>
          </draw:text-box>
        </draw:frame>
        <draw:frame draw:style-name="gr71" draw:text-style-name="P22" draw:layer="layout" svg:width="7.797cm" svg:height="13.866cm" svg:x="0.808cm" svg:y="1.191cm">
          <draw:text-box>
            <text:p><text:span text:style-name="T26"><text:a xlink:href="#настройки ThreadHearBeat">- настройки для ThreadHeartBeat</text:a></text:span></text:p>
            <text:p><text:span text:style-name="T26"><text:tab/></text:span><text:span text:style-name="T26">- </text:span><text:span text:style-name="T27">получить </text:span></text:p>
            <text:p><text:span text:style-name="T26"><text:tab/></text:span><text:span text:style-name="T26">- </text:span><text:span text:style-name="T28">установить</text:span></text:p>
            <text:p><text:span text:style-name="T26">==================</text:span></text:p>
            <text:p><text:span text:style-name="T26">- </text:span><text:span text:style-name="T26"><text:a xlink:href="#настройки для ThreadInformation">настройки для ThreadInformation</text:a></text:span></text:p>
            <text:p><text:span text:style-name="T26"><text:tab/></text:span><text:span text:style-name="T26">- </text:span><text:span text:style-name="T27">получить</text:span></text:p>
            <text:p><text:span text:style-name="T26"><text:tab/></text:span><text:span text:style-name="T26">- установить</text:span></text:p>
            <text:p><text:span text:style-name="T26">==================</text:span></text:p>
            <text:p><text:span text:style-name="T26">- </text:span><text:span text:style-name="T26"><text:a xlink:href="#настройки для ThreadAlarm">настройки для ThreadAlarm</text:a></text:span></text:p>
            <text:p><text:span text:style-name="T26"><text:tab/></text:span><text:span text:style-name="T26">- </text:span><text:span text:style-name="T27">получить</text:span></text:p>
            <text:p><text:span text:style-name="T26"><text:tab/></text:span><text:span text:style-name="T26">- установить</text:span></text:p>
            <text:p><text:span text:style-name="T26">==================</text:span></text:p>
            <text:p><text:span text:style-name="T26">- </text:span><text:span text:style-name="T26"><text:a xlink:href="#ThreadSensor">настройки для ThreadSensor</text:a></text:span></text:p>
            <text:p><text:span text:style-name="T26"><text:tab/></text:span><text:span text:style-name="T26">- </text:span><text:span text:style-name="T27">получить</text:span></text:p>
            <text:p><text:span text:style-name="T26"><text:tab/></text:span><text:span text:style-name="T26">- установить</text:span></text:p>
            <text:p><text:span text:style-name="T26">==================</text:span></text:p>
            <text:p><text:span text:style-name="T26">-</text:span><text:span text:style-name="T26"><text:a xlink:href="#список сенсоров"> получить список сенсоров</text:a></text:span></text:p>
            <text:p><text:span text:style-name="T26">==================</text:span></text:p>
            <text:p><text:span text:style-name="T26">- </text:span><text:span text:style-name="T26"><text:a xlink:href="#получить значение по сенсору">получить значение сенсора</text:a></text:span></text:p>
            <text:p><text:span text:style-name="T26">==================</text:span></text:p>
            <text:p><text:span text:style-name="T26">-</text:span><text:span text:style-name="T26"><text:a xlink:href="#установить значение сенсора/датчика"> установить значение сенсора</text:a></text:span><text:span text:style-name="T26"> ( Enabled/Disabled)</text:span></text:p>
            <text:p><text:span text:style-name="T26">==================</text:span></text:p>
            <text:p><text:span text:style-name="T26">- </text:span><text:span text:style-name="T26"><text:a xlink:href="#AlarmChecker">AlarmChecker</text:a></text:span></text:p>
            <text:p><text:span text:style-name="T26"><text:tab/></text:span><text:span text:style-name="T26">- </text:span><text:span text:style-name="T29">получить список описаний</text:span></text:p>
            <text:p><text:span text:style-name="T26"><text:tab/></text:span><text:span text:style-name="T26">- </text:span><text:span text:style-name="T29">добавить </text:span></text:p>
            <text:p><text:span text:style-name="T26"><text:tab/></text:span><text:span text:style-name="T26">- </text:span><text:span text:style-name="T29">изменить </text:span></text:p>
            <text:p><text:span text:style-name="T26"><text:tab/></text:span><text:span text:style-name="T26">- </text:span><text:span text:style-name="T29">удалить </text:span></text:p>
            <text:p><text:span text:style-name="T26">==================</text:span></text:p>
            <text:p><text:span text:style-name="T26">-</text:span><text:span text:style-name="T26"><text:a xlink:href="#InformationChecker">InformationChecker</text:a></text:span></text:p>
            <text:p><text:span text:style-name="T26"><text:tab/></text:span><text:span text:style-name="T26">- </text:span><text:span text:style-name="T29">получить список описаний</text:span></text:p>
            <text:p><text:span text:style-name="T26"><text:tab/></text:span><text:span text:style-name="T26">- </text:span><text:span text:style-name="T29">добавить AlarmInformation</text:span></text:p>
            <text:p><text:span text:style-name="T26"><text:tab/></text:span><text:span text:style-name="T26">- </text:span><text:span text:style-name="T29">изменить AlarmInformation</text:span></text:p>
            <text:p><text:span text:style-name="T26"><text:tab/></text:span><text:span text:style-name="T26">- </text:span><text:span text:style-name="T29">удалить AlarmInformation</text:span></text:p>
            <text:p><text:span text:style-name="T26"/></text:p>
          </draw:text-box>
        </draw:frame>
        <draw:custom-shape draw:style-name="gr28" draw:text-style-name="P1" draw:layer="layout" svg:width="3.688cm" svg:height="1.938cm" draw:transform="rotate (-1.57079632679579) translate (11.112cm 2.624cm)">
          <text:p text:style-name="P1">Server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4" draw:text-style-name="P1" draw:layer="layout" svg:width="3.688cm" svg:height="1.938cm" draw:transform="rotate (1.5707963267946) translate (17.974cm 6.312cm)">
          <text:p text:style-name="P1">Clien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3" draw:layer="layout" svg:width="1.81cm" svg:height="0.963cm" svg:x="13.124cm" svg:y="1cm">
          <draw:text-box>
            <text:p>Task</text:p>
          </draw:text-box>
        </draw:frame>
        <draw:line draw:style-name="gr6" draw:text-style-name="P1" draw:layer="layout" svg:x1="11.112cm" svg:y1="3.354cm" svg:x2="17.974cm" svg:y2="3.354cm">
          <text:p/>
        </draw:line>
        <draw:line draw:style-name="gr6" draw:text-style-name="P1" draw:layer="layout" svg:x1="17.974cm" svg:y1="4.293cm" svg:x2="11.112cm" svg:y2="4.293cm">
          <text:p/>
        </draw:line>
        <draw:frame draw:style-name="gr3" draw:text-style-name="P23" draw:layer="layout" svg:width="5.278cm" svg:height="0.738cm" svg:x="11.967cm" svg:y="2.73cm">
          <draw:text-box>
            <text:p><text:span text:style-name="T30">getTask</text:span><text:span text:style-name="T18"> </text:span><text:span text:style-name="T31">ModuleTaskContainer</text:span></text:p>
          </draw:text-box>
        </draw:frame>
        <draw:frame draw:style-name="gr3" draw:text-style-name="P23" draw:layer="layout" svg:width="4.49cm" svg:height="0.738cm" svg:x="12.185cm" svg:y="3.699cm">
          <draw:text-box>
            <text:p><text:span text:style-name="T30">tookTask </text:span><text:span text:style-name="T31">ModuleTask.id</text:span></text:p>
          </draw:text-box>
        </draw:frame>
        <draw:frame draw:style-name="gr3" draw:text-style-name="P24" draw:layer="layout" svg:width="2.259cm" svg:height="1.646cm" svg:x="9.396cm" svg:y="6.762cm">
          <draw:text-box>
            <text:p><text:span text:style-name="T32">&lt;task_request&gt;</text:span></text:p>
            <text:p><text:span text:style-name="T32"><text:s text:c="4"/></text:span><text:span text:style-name="T32">&lt;task&gt;</text:span></text:p>
            <text:p><text:span text:style-name="T32"><text:s text:c="8"/></text:span><text:span text:style-name="T32">...</text:span></text:p>
            <text:p><text:span text:style-name="T32"><text:s text:c="4"/></text:span><text:span text:style-name="T32">&lt;/task&gt;</text:span></text:p>
            <text:p><text:span text:style-name="T32">&lt;/task_request&gt;</text:span></text:p>
          </draw:text-box>
        </draw:frame>
        <draw:frame draw:style-name="gr3" draw:text-style-name="P24" draw:layer="layout" svg:width="2.449cm" svg:height="1.646cm" svg:x="15.996cm" svg:y="6.763cm">
          <draw:text-box>
            <text:p><text:span text:style-name="T32">&lt;task_response&gt;</text:span></text:p>
            <text:p><text:span text:style-name="T32"><text:s text:c="4"/></text:span><text:span text:style-name="T32">&lt;task&gt;</text:span></text:p>
            <text:p><text:span text:style-name="T32"><text:s text:c="8"/></text:span><text:span text:style-name="T32">...</text:span></text:p>
            <text:p><text:span text:style-name="T32"><text:s text:c="4"/></text:span><text:span text:style-name="T32">&lt;/task&gt;</text:span></text:p>
            <text:p><text:span text:style-name="T32">&lt;/task_response&gt;</text:span></text:p>
          </draw:text-box>
        </draw:frame>
        <draw:line draw:style-name="gr2" draw:text-style-name="P1" draw:layer="layout" svg:x1="8.764cm" svg:y1="13.501cm" svg:x2="8.764cm" svg:y2="1.191cm">
          <text:p/>
        </draw:line>
        <draw:line draw:style-name="gr6" draw:text-style-name="P1" draw:layer="layout" svg:x1="17.974cm" svg:y1="5.167cm" svg:x2="11.112cm" svg:y2="5.167cm">
          <text:p/>
        </draw:line>
        <draw:rect draw:style-name="gr68" draw:text-style-name="P15" draw:id="id85" draw:layer="layout" svg:width="2.53cm" svg:height="0.907cm" svg:x="9.116cm" svg:y="13.441cm">
          <text:p text:style-name="P1"><text:span text:style-name="T21"/></text:p>
          <text:p text:style-name="P1"><text:span text:style-name="T21"/></text:p>
        </draw:rect>
        <draw:rect draw:style-name="gr10" draw:text-style-name="P15" draw:id="id86" draw:layer="layout" svg:width="2.241cm" svg:height="0.386cm" svg:x="12.576cm" svg:y="12.34cm">
          <text:p text:style-name="P1"><text:span text:style-name="T21">ModuleTask</text:span></text:p>
        </draw:rect>
        <draw:connector draw:style-name="gr2" draw:text-style-name="P1" draw:layer="layout" draw:type="line" svg:x1="11.646cm" svg:y1="13.894cm" svg:x2="12.576cm" svg:y2="12.533cm" draw:start-shape="id85" draw:start-glue-point="1" draw:end-shape="id86" draw:end-glue-point="3" svg:d="m11646 13894 930-1361">
          <text:p/>
        </draw:connector>
        <draw:connector draw:style-name="gr2" draw:text-style-name="P1" draw:layer="layout" draw:type="line" svg:x1="11.646cm" svg:y1="13.894cm" svg:x2="12.587cm" svg:y2="14.223cm" draw:start-shape="id85" draw:start-glue-point="1" draw:end-shape="id87" draw:end-glue-point="3" svg:d="m11646 13894 941 329">
          <text:p/>
        </draw:connector>
        <draw:connector draw:style-name="gr2" draw:text-style-name="P1" draw:layer="layout" draw:type="line" svg:x1="11.646cm" svg:y1="13.894cm" svg:x2="13.171cm" svg:y2="13.662cm" draw:start-shape="id85" draw:start-glue-point="1" draw:end-shape="id88" draw:end-glue-point="3" svg:d="m11646 13894 1525-232">
          <text:p/>
        </draw:connector>
        <draw:frame draw:style-name="gr72" draw:id="id88" draw:layer="layout" svg:width="1.035cm" svg:height="0.963cm" svg:x="13.171cm" svg:y="13.181cm">
          <draw:text-box>
            <text:p>...</text:p>
          </draw:text-box>
        </draw:frame>
        <draw:rect draw:style-name="gr73" draw:text-style-name="P15" draw:id="id90" draw:layer="layout" svg:width="2.241cm" svg:height="0.508cm" svg:x="15.577cm" svg:y="12.226cm">
          <text:p text:style-name="P1"><text:span text:style-name="T21">id</text:span></text:p>
          <text:p text:style-name="P1"><text:span text:style-name="T1">( TaskModule.id )</text:span></text:p>
        </draw:rect>
        <draw:connector draw:style-name="gr2" draw:text-style-name="P1" draw:layer="layout" draw:type="line" svg:x1="14.671cm" svg:y1="12.846cm" svg:x2="15.577cm" svg:y2="12.48cm" draw:start-shape="id89" draw:start-glue-point="1" draw:end-shape="id90" draw:end-glue-point="3" svg:d="m14671 12846 906-366">
          <text:p/>
        </draw:connector>
        <draw:frame draw:style-name="gr3" draw:text-style-name="P4" draw:layer="layout" svg:width="10.535cm" svg:height="1.435cm" svg:x="9.193cm" svg:y="10.905cm">
          <draw:text-box>
            <text:p><text:span text:style-name="T2">Ограничение: </text:span><text:span text:style-name="T3">ModuleTaskContainer может иметь несколько</text:span></text:p>
            <text:p><text:span text:style-name="T3">ModuleTask, в то же время каждый ModuleTask может <text:s/>иметь </text:span></text:p>
            <text:p><text:span text:style-name="T3">только один тэг &lt;task&gt;, то есть только одну задачу</text:span></text:p>
          </draw:text-box>
        </draw:frame>
        <draw:rect draw:style-name="gr69" draw:text-style-name="P1" draw:layer="layout" svg:width="10.66cm" svg:height="4.058cm" svg:x="8.981cm" svg:y="15.337cm">
          <text:p/>
        </draw:rect>
        <draw:frame draw:style-name="gr3" draw:text-style-name="P4" draw:layer="layout" svg:width="10.201cm" svg:height="3.787cm" svg:x="9.194cm" svg:y="15.506cm">
          <draw:text-box>
            <text:p><text:span text:style-name="T33">Передача задачи на модуль: </text:span></text:p>
            <text:p><text:span text:style-name="T34">(</text:span><text:span text:style-name="T35">fenomen.server.controller.server.SensorManagerImpl</text:span><text:span text:style-name="T34">)</text:span></text:p>
            <text:p><text:span text:style-name="T33"><text:tab/></text:span><text:span text:style-name="T33">- сформировать XML файл</text:span></text:p>
            <text:p><text:span text:style-name="T33"><text:tab/></text:span><text:span text:style-name="T33">- сохранить XML файл</text:span></text:p>
            <text:p><text:span text:style-name="T33"><text:tab/></text:span><text:span text:style-name="T33">- положить задачу в таблицу module_task </text:span></text:p>
            <text:p><text:span text:style-name="T33"><text:tab/></text:span><text:span text:style-name="T33">( module_task.id_state=0, module_task.id_result=0 )</text:span></text:p>
            <text:p><text:span text:style-name="T33"/></text:p>
            <text:p><text:span text:style-name="T33">Передача ответа на сервер в виде информационных сообщений,</text:span></text:p>
            <text:p><text:span text:style-name="T33">который обрабатываются сервером:</text:span></text:p>
            <text:p><text:span text:style-name="T36">fenomen.module.web_service.service_implementation.InformationImplementation</text:span></text:p>
            <text:p><text:span text:style-name="T37"/></text:p>
          </draw:text-box>
        </draw:frame>
        <draw:rect draw:style-name="gr69" draw:text-style-name="P1" draw:layer="layout" svg:width="10.66cm" svg:height="4.058cm" svg:x="8.981cm" svg:y="19.395cm">
          <text:p/>
        </draw:rect>
        <draw:frame draw:style-name="gr3" draw:text-style-name="P4" draw:layer="layout" svg:width="9.261cm" svg:height="1.029cm" svg:x="9.195cm" svg:y="19.407cm">
          <draw:text-box>
            <text:p><text:span text:style-name="T3">Представление настроек каждого модуля в таблицах </text:span></text:p>
            <text:p><text:span text:style-name="T3">базы данных:</text:span></text:p>
          </draw:text-box>
        </draw:frame>
        <draw:rect draw:style-name="gr74" draw:text-style-name="P1" draw:layer="layout" svg:width="2.402cm" svg:height="2.211cm" svg:x="9.417cm" svg:y="20.561cm">
          <text:p/>
        </draw:rect>
        <draw:rect draw:style-name="gr20" draw:text-style-name="P6" draw:layer="layout" svg:width="2.402cm" svg:height="0.59cm" svg:x="9.417cm" svg:y="20.562cm">
          <text:p text:style-name="P1"><text:span text:style-name="T17">module_settings</text:span></text:p>
        </draw:rect>
        <draw:rect draw:style-name="gr19" draw:text-style-name="P3" draw:id="id91" draw:layer="layout" svg:width="2.088cm" svg:height="0.331cm" svg:x="9.557cm" svg:y="21.291cm">
          <text:p text:style-name="P1"><text:span text:style-name="T1">id_section</text:span></text:p>
        </draw:rect>
        <draw:rect draw:style-name="gr19" draw:text-style-name="P3" draw:id="id93" draw:layer="layout" svg:width="2.088cm" svg:height="0.331cm" svg:x="9.557cm" svg:y="21.792cm">
          <text:p text:style-name="P1"><text:span text:style-name="T1">id_parameter</text:span></text:p>
        </draw:rect>
        <draw:rect draw:style-name="gr74" draw:text-style-name="P1" draw:id="id92" draw:layer="layout" svg:width="3.768cm" svg:height="1.386cm" svg:x="13.117cm" svg:y="20.062cm">
          <text:p/>
        </draw:rect>
        <draw:rect draw:style-name="gr20" draw:text-style-name="P6" draw:layer="layout" svg:width="3.768cm" svg:height="0.59cm" svg:x="13.117cm" svg:y="20.063cm">
          <text:p text:style-name="P1"><text:span text:style-name="T17">module_settings_section</text:span></text:p>
        </draw:rect>
        <draw:rect draw:style-name="gr74" draw:text-style-name="P1" draw:id="id94" draw:layer="layout" svg:width="3.768cm" svg:height="1.386cm" svg:x="13.117cm" svg:y="21.762cm">
          <text:p/>
        </draw:rect>
        <draw:rect draw:style-name="gr20" draw:text-style-name="P6" draw:layer="layout" svg:width="3.768cm" svg:height="0.59cm" svg:x="13.117cm" svg:y="21.763cm">
          <text:p text:style-name="P1"><text:span text:style-name="T17">module_settings_parameter</text:span></text:p>
        </draw:rect>
        <draw:connector draw:style-name="gr65" draw:text-style-name="P1" draw:layer="layout" draw:type="line" svg:x1="11.645cm" svg:y1="21.456cm" svg:x2="13.117cm" svg:y2="20.755cm" draw:start-shape="id91" draw:start-glue-point="1" draw:end-shape="id92" draw:end-glue-point="3" svg:d="m11645 21456 1472-701">
          <text:p text:style-name="P1"><text:s text:c="2"/></text:p>
        </draw:connector>
        <draw:connector draw:style-name="gr2" draw:text-style-name="P1" draw:layer="layout" draw:type="line" svg:x1="11.645cm" svg:y1="21.957cm" svg:x2="13.117cm" svg:y2="22.455cm" draw:start-shape="id93" draw:start-glue-point="1" draw:end-shape="id94" svg:d="m11645 21957 1472 498">
          <text:p/>
        </draw:connector>
        <draw:rect draw:style-name="gr69" draw:text-style-name="P1" draw:layer="layout" svg:width="10.66cm" svg:height="4.899cm" svg:x="8.981cm" svg:y="23.444cm">
          <text:p/>
        </draw:rect>
        <draw:frame draw:style-name="gr3" draw:text-style-name="P4" draw:layer="layout" svg:width="9.269cm" svg:height="1.029cm" svg:x="8.996cm" svg:y="23.408cm">
          <draw:text-box>
            <text:p><text:span text:style-name="T3">Представление датчиков/сенсоров каждого модуля в </text:span></text:p>
            <text:p><text:span text:style-name="T3">таблицах <text:s/>базы данных:</text:span></text:p>
          </draw:text-box>
        </draw:frame>
        <draw:rect draw:style-name="gr74" draw:text-style-name="P1" draw:id="id98" draw:layer="layout" svg:width="2.402cm" svg:height="2.211cm" svg:x="14.229cm" svg:y="24.801cm">
          <text:p/>
        </draw:rect>
        <draw:rect draw:style-name="gr20" draw:text-style-name="P6" draw:layer="layout" svg:width="2.402cm" svg:height="0.59cm" svg:x="14.229cm" svg:y="24.802cm">
          <text:p text:style-name="P1"><text:span text:style-name="T17">module_sensor</text:span></text:p>
        </draw:rect>
        <draw:rect draw:style-name="gr19" draw:text-style-name="P3" draw:id="id95" draw:layer="layout" svg:width="2.088cm" svg:height="0.331cm" svg:x="14.369cm" svg:y="25.531cm">
          <text:p text:style-name="P1"><text:span text:style-name="T1">id_sensor_type</text:span></text:p>
        </draw:rect>
        <draw:rect draw:style-name="gr74" draw:text-style-name="P1" draw:id="id96" draw:layer="layout" svg:width="2.096cm" svg:height="1.249cm" svg:x="17.545cm" svg:y="24.563cm">
          <text:p/>
        </draw:rect>
        <draw:rect draw:style-name="gr20" draw:text-style-name="P6" draw:layer="layout" svg:width="2.096cm" svg:height="0.59cm" svg:x="17.545cm" svg:y="24.564cm">
          <text:p text:style-name="P1"><text:span text:style-name="T17">sensor_type</text:span></text:p>
        </draw:rect>
        <draw:connector draw:style-name="gr2" draw:text-style-name="P1" draw:layer="layout" draw:type="line" svg:x1="16.457cm" svg:y1="25.696cm" svg:x2="17.545cm" svg:y2="25.187cm" draw:start-shape="id95" draw:start-glue-point="1" draw:end-shape="id96" svg:d="m16457 25696 1088-509">
          <text:p/>
        </draw:connector>
        <draw:rect draw:style-name="gr74" draw:text-style-name="P1" draw:layer="layout" svg:width="4.058cm" svg:height="1.137cm" svg:x="9.248cm" svg:y="24.437cm">
          <text:p/>
        </draw:rect>
        <draw:rect draw:style-name="gr20" draw:text-style-name="P6" draw:layer="layout" svg:width="4.058cm" svg:height="0.59cm" svg:x="9.248cm" svg:y="24.438cm">
          <text:p text:style-name="P1"><text:span text:style-name="T17">module_alarm_checker</text:span></text:p>
        </draw:rect>
        <draw:rect draw:style-name="gr74" draw:text-style-name="P1" draw:layer="layout" svg:width="4.073cm" svg:height="1.137cm" svg:x="9.248cm" svg:y="26.038cm">
          <text:p/>
        </draw:rect>
        <draw:rect draw:style-name="gr20" draw:text-style-name="P6" draw:layer="layout" svg:width="4.073cm" svg:height="0.59cm" svg:x="9.248cm" svg:y="26.039cm">
          <text:p text:style-name="P1"><text:span text:style-name="T17">module_information_checker</text:span></text:p>
        </draw:rect>
        <draw:frame draw:style-name="gr3" draw:text-style-name="P25" draw:layer="layout" svg:width="9.671cm" svg:height="0.887cm" svg:x="9.168cm" svg:y="27.312cm">
          <draw:text-box>
            <text:p><text:span text:style-name="T17">Получение списка датчиков влчет за собой удаление всех checker-ов</text:span></text:p>
            <text:p><text:span text:style-name="T17">и необходимость их установки (отправки ) заново</text:span></text:p>
          </draw:text-box>
        </draw:frame>
        <draw:rect draw:style-name="gr19" draw:text-style-name="P3" draw:id="id97" draw:layer="layout" svg:width="2.088cm" svg:height="0.331cm" svg:x="10.169cm" svg:y="25.132cm">
          <text:p text:style-name="P1"><text:span text:style-name="T1">id_sensor</text:span></text:p>
        </draw:rect>
        <draw:rect draw:style-name="gr19" draw:text-style-name="P3" draw:id="id99" draw:layer="layout" svg:width="2.088cm" svg:height="0.331cm" svg:x="10.169cm" svg:y="26.733cm">
          <text:p text:style-name="P1"><text:span text:style-name="T1">id_sensor</text:span></text:p>
        </draw:rect>
        <draw:connector draw:style-name="gr2" draw:text-style-name="P1" draw:layer="layout" draw:type="line" svg:x1="12.257cm" svg:y1="25.297cm" svg:x2="14.229cm" svg:y2="25.906cm" draw:start-shape="id97" draw:start-glue-point="1" draw:end-shape="id98" svg:d="m12257 25297 1972 609">
          <text:p/>
        </draw:connector>
        <draw:connector draw:style-name="gr2" draw:text-style-name="P1" draw:layer="layout" draw:type="line" svg:x1="12.257cm" svg:y1="26.898cm" svg:x2="14.229cm" svg:y2="25.906cm" draw:start-shape="id99" draw:start-glue-point="1" draw:end-shape="id98" svg:d="m12257 26898 1972-992">
          <text:p/>
        </draw:connector>
        <draw:rect draw:style-name="gr10" draw:text-style-name="P15" draw:layer="layout" svg:width="2.53cm" svg:height="0.366cm" svg:x="9.116cm" svg:y="13.442cm">
          <text:p text:style-name="P1"><text:span text:style-name="T21">ModuleTaskContainer</text:span></text:p>
        </draw:rect>
        <draw:rect draw:style-name="gr75" draw:text-style-name="P1" draw:id="id89" draw:layer="layout" svg:width="1.844cm" svg:height="0.119cm" svg:x="12.827cm" svg:y="12.787cm">
          <text:p/>
        </draw:rect>
        <draw:rect draw:style-name="gr75" draw:text-style-name="P1" draw:id="id101" draw:layer="layout" svg:width="1.844cm" svg:height="0.119cm" svg:x="12.827cm" svg:y="12.988cm">
          <text:p/>
        </draw:rect>
        <draw:rect draw:style-name="gr73" draw:text-style-name="P15" draw:id="id100" draw:layer="layout" svg:width="2.241cm" svg:height="0.567cm" svg:x="15.578cm" svg:y="13.026cm">
          <text:p text:style-name="P1"><text:span text:style-name="T21">XML text</text:span></text:p>
          <text:p text:style-name="P1"><text:span text:style-name="T1">&lt;task_request&gt;&lt;/task&gt;</text:span></text:p>
        </draw:rect>
        <draw:connector draw:style-name="gr2" draw:text-style-name="P1" draw:layer="layout" draw:type="line" svg:x1="15.578cm" svg:y1="13.309cm" svg:x2="14.671cm" svg:y2="13.047cm" draw:start-shape="id100" draw:start-glue-point="3" draw:end-shape="id101" draw:end-glue-point="1" svg:d="m15578 13309-907-262">
          <text:p/>
        </draw:connector>
        <draw:rect draw:style-name="gr68" draw:text-style-name="P15" draw:layer="layout" svg:width="2.241cm" svg:height="0.907cm" svg:x="12.587cm" svg:y="14.03cm">
          <text:p text:style-name="P1"><text:span text:style-name="T21"/></text:p>
          <text:p text:style-name="P1"><text:span text:style-name="T21"/></text:p>
        </draw:rect>
        <draw:rect draw:style-name="gr10" draw:text-style-name="P15" draw:id="id87" draw:layer="layout" svg:width="2.241cm" svg:height="0.386cm" svg:x="12.587cm" svg:y="14.03cm">
          <text:p text:style-name="P1"><text:span text:style-name="T21">ModuleTask</text:span></text:p>
        </draw:rect>
        <draw:rect draw:style-name="gr73" draw:text-style-name="P15" draw:id="id103" draw:layer="layout" svg:width="2.241cm" svg:height="0.508cm" svg:x="15.588cm" svg:y="13.915cm">
          <text:p text:style-name="P1"><text:span text:style-name="T21">id</text:span></text:p>
          <text:p text:style-name="P1"><text:span text:style-name="T1">( TaskModule.id )</text:span></text:p>
        </draw:rect>
        <draw:connector draw:style-name="gr2" draw:text-style-name="P1" draw:layer="layout" draw:type="line" svg:x1="14.682cm" svg:y1="14.536cm" svg:x2="15.588cm" svg:y2="14.169cm" draw:start-shape="id102" draw:start-glue-point="1" draw:end-shape="id103" draw:end-glue-point="3" svg:d="m14682 14536 906-367">
          <text:p/>
        </draw:connector>
        <draw:rect draw:style-name="gr75" draw:text-style-name="P1" draw:id="id102" draw:layer="layout" svg:width="1.844cm" svg:height="0.119cm" svg:x="12.838cm" svg:y="14.477cm">
          <text:p/>
        </draw:rect>
        <draw:rect draw:style-name="gr75" draw:text-style-name="P1" draw:id="id105" draw:layer="layout" svg:width="1.844cm" svg:height="0.119cm" svg:x="12.838cm" svg:y="14.678cm">
          <text:p/>
        </draw:rect>
        <draw:rect draw:style-name="gr73" draw:text-style-name="P15" draw:id="id104" draw:layer="layout" svg:width="2.241cm" svg:height="0.567cm" svg:x="15.589cm" svg:y="14.715cm">
          <text:p text:style-name="P1"><text:span text:style-name="T21">XML text</text:span></text:p>
          <text:p text:style-name="P1"><text:span text:style-name="T1">&lt;task_request&gt;&lt;/task&gt;</text:span></text:p>
        </draw:rect>
        <draw:connector draw:style-name="gr2" draw:text-style-name="P1" draw:layer="layout" draw:type="line" svg:x1="15.589cm" svg:y1="14.998cm" svg:x2="14.682cm" svg:y2="14.737cm" draw:start-shape="id104" draw:start-glue-point="3" draw:end-shape="id105" draw:end-glue-point="1" svg:d="m15589 14998-907-261">
          <text:p/>
        </draw:connector>
        <draw:rect draw:style-name="gr68" draw:text-style-name="P19" draw:layer="layout" svg:width="6.862cm" svg:height="0.614cm" svg:x="11.112cm" svg:y="5.634cm">
          <text:p text:style-name="P1"><text:span text:style-name="T25">IAlarm</text:span></text:p>
        </draw:rect>
        <draw:line draw:style-name="gr6" draw:text-style-name="P1" draw:layer="layout" svg:x1="17.974cm" svg:y1="5.967cm" svg:x2="11.112cm" svg:y2="5.967cm">
          <text:p/>
        </draw:line>
        <draw:frame draw:style-name="gr3" draw:text-style-name="P26" draw:layer="layout" svg:width="11.496cm" svg:height="1.93cm" svg:x="8.653cm" svg:y="8.446cm">
          <draw:text-box>
            <text:p><text:span text:style-name="T38">Важное замечание: </text:span><text:span text:style-name="T24">на модуль передается ModuleTask (into ModuleTaskContainer),</text:span></text:p>
            <text:p><text:span text:style-name="T24"><text:s/></text:span><text:span text:style-name="T24">при достижении модуля передается информация о приеме (tookTask),</text:span></text:p>
            <text:p><text:span text:style-name="T24"><text:s/></text:span><text:span text:style-name="T24">- при положительной обработке - передается через ThreadInformation, ThreadAlarm (id в XML,</text:span></text:p>
            <text:p><text:span text:style-name="T24">то есть в этом случае передача ModuleTask.id осуществляется в теле XML task_response.task.id)</text:span></text:p>
            <text:p><text:span text:style-name="T24"><text:s/></text:span><text:span text:style-name="T24">- при ошибке обработки - передается через ThreadTask (taskProcessError)</text:span></text:p>
            <text:p><text:span text:style-name="T24"><text:s/></text:span><text:span text:style-name="T24">- при не нахождении обработчика - передается через ThreadTask (taskProcessNotFound)</text:span></text:p>
          </draw:text-box>
        </draw:frame>
      </draw:page>
      <draw:page draw:name="page10" draw:style-name="dp1" draw:master-page-name="Обычный">
        <office:forms form:automatic-focus="false" form:apply-design-mode="false"/>
        <draw:rect draw:style-name="gr76" draw:text-style-name="P1" draw:layer="layout" svg:width="19cm" svg:height="4.914cm" svg:x="1cm" svg:y="11.125cm">
          <text:p/>
        </draw:rect>
        <draw:rect draw:style-name="gr76" draw:text-style-name="P1" draw:layer="layout" svg:width="19cm" svg:height="6.396cm" svg:x="1cm" svg:y="4.224cm">
          <text:p/>
        </draw:rect>
        <draw:frame draw:style-name="gr77" draw:text-style-name="P21" draw:layer="layout" svg:width="13.646cm" svg:height="0.725cm" svg:x="3.5cm" svg:y="0.148cm">
          <draw:text-box>
            <text:p text:style-name="P20"><text:span text:style-name="T18">Примеры XML обмена ThreadHeartBeat</text:span></text:p>
          </draw:text-box>
        </draw:frame>
        <draw:frame draw:style-name="gr78" draw:text-style-name="P22" draw:layer="layout" svg:width="6.864cm" svg:height="1.824cm" svg:x="7.418cm" svg:y="1.219cm">
          <draw:text-box>
            <text:p><text:span text:style-name="T39">- настройки для ThreadHeartBeat</text:span></text:p>
            <text:p><text:span text:style-name="T26"><text:tab/></text:span><text:span text:style-name="T26">- получить</text:span></text:p>
            <text:p><text:span text:style-name="T26"><text:tab/></text:span><text:span text:style-name="T26">- установить</text:span></text:p>
            <text:p><text:span text:style-name="T26"/></text:p>
          </draw:text-box>
        </draw:frame>
        <draw:frame draw:style-name="gr3" draw:text-style-name="P27" draw:layer="layout" svg:width="3.908cm" svg:height="2.715cm" svg:x="0.959cm" svg:y="4.836cm">
          <draw:text-box>
            <text:p><text:span text:style-name="T40">&lt;task_request&gt;</text:span></text:p>
            <text:p><text:span text:style-name="T40">&lt;task&gt;</text:span></text:p>
            <text:p><text:span text:style-name="T40"><text:tab/></text:span><text:span text:style-name="T40">&lt;heart_beat&gt;</text:span></text:p>
            <text:p><text:span text:style-name="T40"><text:tab/></text:span><text:span text:style-name="T40"><text:tab/></text:span><text:span text:style-name="T40">&lt;get/&gt;</text:span></text:p>
            <text:p><text:span text:style-name="T40"><text:tab/></text:span><text:span text:style-name="T40">&lt;/heart_beat&gt;</text:span></text:p>
            <text:p><text:span text:style-name="T40">&lt;/task&gt;</text:span></text:p>
            <text:p><text:span text:style-name="T40">&lt;/task_request&gt;</text:span></text:p>
          </draw:text-box>
        </draw:frame>
        <draw:frame draw:style-name="gr79" draw:text-style-name="P28" draw:layer="layout" svg:width="5.043cm" svg:height="0.675cm" svg:x="2.375cm" svg:y="4.161cm">
          <draw:text-box>
            <text:p><text:span text:style-name="T39">- получить (request)</text:span></text:p>
          </draw:text-box>
        </draw:frame>
        <draw:frame draw:style-name="gr3" draw:text-style-name="P29" draw:layer="layout" svg:width="7.815cm" svg:height="3.771cm" svg:x="11.359cm" svg:y="4.537cm">
          <draw:text-box>
            <text:p><text:span text:style-name="T41">&lt;task_response&gt;</text:span></text:p>
            <text:p><text:span text:style-name="T41">&lt;task&gt;</text:span></text:p>
            <text:p><text:span text:style-name="T41"><text:tab/></text:span><text:span text:style-name="T41">&lt;id&gt; 21452 &lt;/id&gt;</text:span></text:p>
            <text:p><text:span text:style-name="T41"><text:tab/></text:span><text:span text:style-name="T41">&lt;value&gt;OK&lt;/value&gt;</text:span></text:p>
            <text:p><text:span text:style-name="T41"><text:tab/></text:span><text:span text:style-name="T41">&lt;heart_beat&gt;</text:span></text:p>
            <text:p><text:span text:style-name="T41"><text:tab/></text:span><text:span text:style-name="T41"><text:tab/></text:span><text:span text:style-name="T41">&lt;time_wait&gt; 30000 &lt;time_wait&gt;</text:span></text:p>
            <text:p><text:span text:style-name="T41"><text:tab/></text:span><text:span text:style-name="T41"><text:tab/></text:span><text:span text:style-name="T41">&lt;time_error&gt; 90000 &lt;/time_error&gt;</text:span></text:p>
            <text:p><text:span text:style-name="T41"><text:tab/></text:span><text:span text:style-name="T41">&lt;/heart_beat&gt;</text:span></text:p>
            <text:p><text:span text:style-name="T41">&lt;/task&gt;</text:span></text:p>
            <text:p><text:span text:style-name="T41">&lt;/task_response&gt;</text:span></text:p>
          </draw:text-box>
        </draw:frame>
        <draw:frame draw:style-name="gr79" draw:text-style-name="P28" draw:layer="layout" svg:width="4.916cm" svg:height="0.675cm" svg:x="13.475cm" svg:y="4.162cm">
          <draw:text-box>
            <text:p><text:span text:style-name="T39">- получить (response)</text:span></text:p>
          </draw:text-box>
        </draw:frame>
        <draw:frame draw:style-name="gr3" draw:text-style-name="P29" draw:layer="layout" svg:width="8.888cm" svg:height="3.771cm" svg:x="0.959cm" svg:y="12.037cm">
          <draw:text-box>
            <text:p><text:span text:style-name="T40">&lt;task_request&gt;</text:span></text:p>
            <text:p><text:span text:style-name="T41">&lt;task&gt;</text:span></text:p>
            <text:p><text:span text:style-name="T41"><text:tab/></text:span><text:span text:style-name="T41">&lt;heart_beat&gt;</text:span></text:p>
            <text:p><text:span text:style-name="T41"><text:tab/></text:span><text:span text:style-name="T41"><text:tab/></text:span><text:span text:style-name="T41">&lt;set&gt;</text:span></text:p>
            <text:p><text:span text:style-name="T41"><text:tab/></text:span><text:span text:style-name="T41"><text:tab/></text:span><text:span text:style-name="T41"><text:tab/></text:span><text:span text:style-name="T41">&lt;time_wait&gt;15000&lt;/time_wait&gt;</text:span></text:p>
            <text:p><text:span text:style-name="T41"><text:tab/></text:span><text:span text:style-name="T41"><text:tab/></text:span><text:span text:style-name="T41"><text:tab/></text:span><text:span text:style-name="T41">&lt;time_error&gt;45000&lt;/time_error&gt;</text:span></text:p>
            <text:p><text:span text:style-name="T41"><text:tab/></text:span><text:span text:style-name="T41"><text:tab/></text:span><text:span text:style-name="T41">&lt;/set&gt;</text:span></text:p>
            <text:p><text:span text:style-name="T41"><text:tab/></text:span><text:span text:style-name="T41">&lt;/heart_beat&gt;</text:span></text:p>
            <text:p><text:span text:style-name="T41">&lt;/task&gt;</text:span></text:p>
            <text:p><text:span text:style-name="T40">&lt;/task_request&gt;</text:span></text:p>
          </draw:text-box>
        </draw:frame>
        <draw:frame draw:style-name="gr79" draw:text-style-name="P28" draw:layer="layout" svg:width="5.043cm" svg:height="0.675cm" svg:x="2.376cm" svg:y="11.262cm">
          <draw:text-box>
            <text:p><text:span text:style-name="T39">- установить (request)</text:span></text:p>
          </draw:text-box>
        </draw:frame>
        <draw:frame draw:style-name="gr79" draw:text-style-name="P28" draw:layer="layout" svg:width="5.043cm" svg:height="0.675cm" svg:x="13.877cm" svg:y="11.263cm">
          <draw:text-box>
            <text:p><text:span text:style-name="T39">- установить (response)</text:span></text:p>
          </draw:text-box>
        </draw:frame>
        <draw:frame draw:style-name="gr3" draw:text-style-name="P29" draw:layer="layout" svg:width="4.567cm" svg:height="2.363cm" svg:x="10.76cm" svg:y="11.574cm">
          <draw:text-box>
            <text:p><text:span text:style-name="T41">&lt;task_response&gt;</text:span></text:p>
            <text:p><text:span text:style-name="T41">&lt;task&gt;</text:span></text:p>
            <text:p><text:span text:style-name="T41"><text:tab/></text:span><text:span text:style-name="T41">&lt;id&gt; 215887 &lt;/id&gt;</text:span></text:p>
            <text:p><text:span text:style-name="T41"><text:tab/></text:span><text:span text:style-name="T41">&lt;value&gt;OK&lt;/value&gt;</text:span></text:p>
            <text:p><text:span text:style-name="T41">&lt;/task&gt;</text:span></text:p>
            <text:p><text:span text:style-name="T41">&lt;/task_response&gt;</text:span></text:p>
          </draw:text-box>
        </draw:frame>
        <draw:frame draw:style-name="gr3" draw:text-style-name="P29" draw:layer="layout" svg:width="5.253cm" svg:height="2.363cm" svg:x="11.359cm" svg:y="8.338cm">
          <draw:text-box>
            <text:p><text:span text:style-name="T41">&lt;task_response&gt;</text:span></text:p>
            <text:p><text:span text:style-name="T41">&lt;task&gt;</text:span></text:p>
            <text:p><text:span text:style-name="T41"><text:tab/></text:span><text:span text:style-name="T41">&lt;id&gt; 21452 &lt;/id&gt;</text:span></text:p>
            <text:p><text:span text:style-name="T41"><text:tab/></text:span><text:span text:style-name="T41">&lt;value&gt;ERROR&lt;/value&gt;</text:span></text:p>
            <text:p><text:span text:style-name="T41">&lt;/task&gt;</text:span></text:p>
            <text:p><text:span text:style-name="T41">&lt;/task_response&gt;</text:span></text:p>
          </draw:text-box>
        </draw:frame>
        <draw:line draw:style-name="gr80" draw:text-style-name="P1" draw:layer="layout" svg:x1="10.88cm" svg:y1="8.274cm" svg:x2="19.657cm" svg:y2="8.274cm">
          <text:p/>
        </draw:line>
        <draw:frame draw:style-name="gr3" draw:text-style-name="P29" draw:layer="layout" svg:width="5.253cm" svg:height="2.363cm" svg:x="10.761cm" svg:y="13.937cm">
          <draw:text-box>
            <text:p><text:span text:style-name="T41">&lt;task_response&gt;</text:span></text:p>
            <text:p><text:span text:style-name="T41">&lt;task&gt;</text:span></text:p>
            <text:p><text:span text:style-name="T41"><text:tab/></text:span><text:span text:style-name="T41">&lt;id&gt; 215887 &lt;/id&gt;</text:span></text:p>
            <text:p><text:span text:style-name="T41"><text:tab/></text:span><text:span text:style-name="T41">&lt;value&gt;ERROR&lt;/value&gt;</text:span></text:p>
            <text:p><text:span text:style-name="T41">&lt;/task&gt;</text:span></text:p>
            <text:p><text:span text:style-name="T41">&lt;/task_response&gt;</text:span></text:p>
          </draw:text-box>
        </draw:frame>
        <draw:line draw:style-name="gr80" draw:text-style-name="P1" draw:layer="layout" svg:x1="10.881cm" svg:y1="13.899cm" svg:x2="19.658cm" svg:y2="13.899cm">
          <text:p/>
        </draw:line>
        <draw:frame draw:name="настройки ThreadHearBeat" draw:style-name="gr81" draw:text-style-name="P22" draw:layer="layout" svg:width="2.402cm" svg:height="0.657cm" svg:x="17.598cm" svg:y="1cm">
          <draw:text-box>
            <text:p><text:span text:style-name="T39"><text:a xlink:href="#Task description">Настройки</text:a></text:span></text:p>
          </draw:text-box>
        </draw:frame>
        <draw:frame draw:style-name="gr3" draw:text-style-name="P29" draw:layer="layout" svg:width="11.411cm" svg:height="0.603cm" svg:x="6.935cm" svg:y="2.723cm">
          <draw:text-box>
            <text:p><text:span text:style-name="T40">Module -&gt; fenomen.module.core.service_task.handler.TaskHandlerHeartBeat</text:span></text:p>
          </draw:text-box>
        </draw:frame>
        <draw:frame draw:style-name="gr3" draw:text-style-name="P30" draw:layer="layout" svg:width="17.897cm" svg:height="0.603cm" svg:x="1.635cm" svg:y="3.224cm">
          <draw:text-box>
            <text:p><text:span text:style-name="T42">Server -&gt; </text:span><text:span text:style-name="T43">fenomen.module.web_service.service_implementation.information_handler.</text:span><text:span text:style-name="T42">InformationHandlerSettingsHeartBeat</text:span></text:p>
          </draw:text-box>
        </draw:frame>
        <draw:line draw:style-name="gr82" draw:text-style-name="P1" draw:layer="layout" svg:x1="1.2cm" svg:y1="3.168cm" svg:x2="19.753cm" svg:y2="3.168cm">
          <text:p/>
        </draw:line>
        <draw:line draw:style-name="gr83" draw:text-style-name="P1" draw:layer="layout" svg:x1="19.753cm" svg:y1="3.668cm" svg:x2="1.2cm" svg:y2="3.668cm">
          <text:p/>
        </draw:line>
        <draw:frame draw:style-name="gr79" draw:text-style-name="P31" draw:layer="layout" svg:width="4.434cm" svg:height="0.675cm" svg:x="5.066cm" svg:y="4.825cm">
          <draw:text-box>
            <text:p><text:span text:style-name="T44">TaskDataHeartBeatGet</text:span></text:p>
          </draw:text-box>
        </draw:frame>
        <draw:frame draw:style-name="gr79" draw:text-style-name="P31" draw:layer="layout" svg:width="4.434cm" svg:height="0.675cm" svg:x="5.066cm" svg:y="11.826cm">
          <draw:text-box>
            <text:p><text:span text:style-name="T44">TaskDataHeartBeatSet</text:span></text:p>
          </draw:text-box>
        </draw:frame>
      </draw:page>
      <draw:page draw:name="page11" draw:style-name="dp1" draw:master-page-name="Обычный">
        <office:forms form:automatic-focus="false" form:apply-design-mode="false"/>
        <draw:frame draw:style-name="gr84" draw:text-style-name="P23" draw:layer="layout" svg:width="8.948cm" svg:height="0.725cm" svg:x="6.513cm" svg:y="0.173cm">
          <draw:text-box>
            <text:p><text:span text:style-name="T18">Примеры информационного обмена</text:span></text:p>
          </draw:text-box>
        </draw:frame>
        <draw:frame draw:name="настройки ThreadHearBeat" draw:style-name="gr81" draw:text-style-name="P22" draw:layer="layout" svg:width="2.402cm" svg:height="0.657cm" svg:x="17.598cm" svg:y="1cm">
          <draw:text-box>
            <text:p><text:span text:style-name="T39"><text:a xlink:href="#Task description">Настройки</text:a></text:span></text:p>
          </draw:text-box>
        </draw:frame>
        <draw:frame draw:name="настройки для ThreadInformation" draw:style-name="gr3" draw:text-style-name="P23" draw:layer="layout" svg:width="7.491cm" svg:height="1.686cm" svg:x="7.228cm" svg:y="1.087cm">
          <draw:text-box>
            <text:p><text:span text:style-name="T30">Настройки для ThreadInformation</text:span></text:p>
            <text:p><text:span text:style-name="T18"><text:tab/></text:span><text:span text:style-name="T18">- получить</text:span></text:p>
            <text:p><text:span text:style-name="T18"><text:tab/></text:span><text:span text:style-name="T18">- установить</text:span></text:p>
          </draw:text-box>
        </draw:frame>
        <draw:rect draw:style-name="gr76" draw:text-style-name="P1" draw:layer="layout" svg:width="19cm" svg:height="6.051cm" svg:x="1.001cm" svg:y="12.325cm">
          <text:p/>
        </draw:rect>
        <draw:rect draw:style-name="gr76" draw:text-style-name="P1" draw:layer="layout" svg:width="19cm" svg:height="7.218cm" svg:x="1.001cm" svg:y="4.724cm">
          <text:p/>
        </draw:rect>
        <draw:frame draw:style-name="gr3" draw:text-style-name="P29" draw:layer="layout" svg:width="3.908cm" svg:height="2.715cm" svg:x="0.96cm" svg:y="5.336cm">
          <draw:text-box>
            <text:p><text:span text:style-name="T40">&lt;task_request&gt;</text:span></text:p>
            <text:p><text:span text:style-name="T41">&lt;task&gt;</text:span></text:p>
            <text:p><text:span text:style-name="T41"><text:tab/></text:span><text:span text:style-name="T41">&lt;information&gt;</text:span></text:p>
            <text:p><text:span text:style-name="T41"><text:tab/></text:span><text:span text:style-name="T41"><text:tab/></text:span><text:span text:style-name="T41">&lt;get/&gt;</text:span></text:p>
            <text:p><text:span text:style-name="T41"><text:tab/></text:span><text:span text:style-name="T41">&lt;/information&gt;</text:span></text:p>
            <text:p><text:span text:style-name="T41">&lt;/task&gt;</text:span></text:p>
            <text:p><text:span text:style-name="T40">&lt;/task_request&gt;</text:span></text:p>
          </draw:text-box>
        </draw:frame>
        <draw:frame draw:style-name="gr79" draw:text-style-name="P28" draw:layer="layout" svg:width="5.043cm" svg:height="0.675cm" svg:x="2.376cm" svg:y="4.661cm">
          <draw:text-box>
            <text:p><text:span text:style-name="T39">- получить (request)</text:span></text:p>
          </draw:text-box>
        </draw:frame>
        <draw:frame draw:style-name="gr3" draw:text-style-name="P29" draw:layer="layout" svg:width="7.815cm" svg:height="4.827cm" svg:x="11.36cm" svg:y="5.037cm">
          <draw:text-box>
            <text:p><text:span text:style-name="T41">&lt;task_response&gt;</text:span></text:p>
            <text:p><text:span text:style-name="T41">&lt;task&gt;</text:span></text:p>
            <text:p><text:span text:style-name="T41"><text:tab/></text:span><text:span text:style-name="T41">&lt;id&gt; 21452 &lt;/id&gt;</text:span></text:p>
            <text:p><text:span text:style-name="T41"><text:tab/></text:span><text:span text:style-name="T41">&lt;value&gt;OK&lt;/value&gt;</text:span></text:p>
            <text:p><text:span text:style-name="T41"><text:tab/></text:span><text:span text:style-name="T41">&lt;information&gt;</text:span></text:p>
            <text:p><text:span text:style-name="T41"><text:tab/></text:span><text:span text:style-name="T41"><text:tab/></text:span><text:span text:style-name="T41">&lt;time_wait&gt; 30000 &lt;time_wait&gt;</text:span></text:p>
            <text:p><text:span text:style-name="T41"><text:tab/></text:span><text:span text:style-name="T41"><text:tab/></text:span><text:span text:style-name="T41">&lt;time_error&gt; 90000 &lt;/time_error&gt;</text:span></text:p>
            <text:p><text:span text:style-name="T41"><text:tab/></text:span><text:span text:style-name="T41"><text:tab/></text:span><text:span text:style-name="T41">&lt;max_count&gt;</text:span></text:p>
            <text:p><text:span text:style-name="T41"><text:tab/></text:span><text:span text:style-name="T41"><text:tab/></text:span><text:span text:style-name="T41"><text:tab/></text:span><text:span text:style-name="T41">5</text:span></text:p>
            <text:p><text:span text:style-name="T41"><text:tab/></text:span><text:span text:style-name="T41"><text:tab/></text:span><text:span text:style-name="T41">&lt;/max_count&gt;</text:span></text:p>
            <text:p><text:span text:style-name="T41"><text:tab/></text:span><text:span text:style-name="T41">&lt;/information&gt;</text:span></text:p>
            <text:p><text:span text:style-name="T41">&lt;/task&gt;</text:span></text:p>
            <text:p><text:span text:style-name="T41">&lt;/task_response&gt;</text:span></text:p>
          </draw:text-box>
        </draw:frame>
        <draw:frame draw:style-name="gr79" draw:text-style-name="P28" draw:layer="layout" svg:width="4.916cm" svg:height="0.675cm" svg:x="13.476cm" svg:y="4.662cm">
          <draw:text-box>
            <text:p><text:span text:style-name="T39">- получить (response)</text:span></text:p>
          </draw:text-box>
        </draw:frame>
        <draw:frame draw:style-name="gr3" draw:text-style-name="P29" draw:layer="layout" svg:width="8.888cm" svg:height="4.827cm" svg:x="0.96cm" svg:y="13.237cm">
          <draw:text-box>
            <text:p><text:span text:style-name="T40">&lt;task_request&gt;</text:span></text:p>
            <text:p><text:span text:style-name="T41">&lt;task&gt;</text:span></text:p>
            <text:p><text:span text:style-name="T41"><text:tab/></text:span><text:span text:style-name="T41">&lt;information&gt;</text:span></text:p>
            <text:p><text:span text:style-name="T41"><text:tab/></text:span><text:span text:style-name="T41"><text:tab/></text:span><text:span text:style-name="T41">&lt;set&gt;</text:span></text:p>
            <text:p><text:span text:style-name="T41"><text:tab/></text:span><text:span text:style-name="T41"><text:tab/></text:span><text:span text:style-name="T41"><text:tab/></text:span><text:span text:style-name="T41">&lt;time_wait&gt;15000&lt;/time_wait&gt;</text:span></text:p>
            <text:p><text:span text:style-name="T41"><text:tab/></text:span><text:span text:style-name="T41"><text:tab/></text:span><text:span text:style-name="T41"><text:tab/></text:span><text:span text:style-name="T41">&lt;time_error&gt;45000&lt;/time_error&gt;</text:span></text:p>
            <text:p><text:span text:style-name="T41"><text:tab/></text:span><text:span text:style-name="T41"><text:tab/></text:span><text:span text:style-name="T41"><text:tab/></text:span><text:span text:style-name="T41">&lt;max_count&gt;</text:span></text:p>
            <text:p><text:span text:style-name="T41"><text:tab/></text:span><text:span text:style-name="T41"><text:tab/></text:span><text:span text:style-name="T41"><text:tab/></text:span><text:span text:style-name="T41"><text:tab/></text:span><text:span text:style-name="T41">7</text:span></text:p>
            <text:p><text:span text:style-name="T41"><text:tab/></text:span><text:span text:style-name="T41"><text:tab/></text:span><text:span text:style-name="T41"><text:tab/></text:span><text:span text:style-name="T41">&lt;/max_count&gt;</text:span></text:p>
            <text:p><text:span text:style-name="T41"><text:tab/></text:span><text:span text:style-name="T41"><text:tab/></text:span><text:span text:style-name="T41">&lt;/set&gt;</text:span></text:p>
            <text:p><text:span text:style-name="T41"><text:tab/></text:span><text:span text:style-name="T41">&lt;/information&gt;</text:span></text:p>
            <text:p><text:span text:style-name="T41">&lt;/task&gt;</text:span></text:p>
            <text:p><text:span text:style-name="T40">&lt;/task_request&gt;</text:span></text:p>
          </draw:text-box>
        </draw:frame>
        <draw:frame draw:style-name="gr79" draw:text-style-name="P28" draw:layer="layout" svg:width="5.043cm" svg:height="0.675cm" svg:x="2.377cm" svg:y="12.462cm">
          <draw:text-box>
            <text:p><text:span text:style-name="T39">- установить (request)</text:span></text:p>
          </draw:text-box>
        </draw:frame>
        <draw:frame draw:style-name="gr79" draw:text-style-name="P28" draw:layer="layout" svg:width="5.043cm" svg:height="0.675cm" svg:x="13.878cm" svg:y="12.463cm">
          <draw:text-box>
            <text:p><text:span text:style-name="T39">- установить (response)</text:span></text:p>
          </draw:text-box>
        </draw:frame>
        <draw:frame draw:style-name="gr3" draw:text-style-name="P29" draw:layer="layout" svg:width="4.567cm" svg:height="2.363cm" svg:x="10.761cm" svg:y="12.737cm">
          <draw:text-box>
            <text:p><text:span text:style-name="T41">&lt;task_response&gt;</text:span></text:p>
            <text:p><text:span text:style-name="T41">&lt;task&gt;</text:span></text:p>
            <text:p><text:span text:style-name="T41"><text:tab/></text:span><text:span text:style-name="T41">&lt;id&gt; 215887 &lt;/id&gt;</text:span></text:p>
            <text:p><text:span text:style-name="T41"><text:tab/></text:span><text:span text:style-name="T41">&lt;value&gt;OK&lt;/value&gt;</text:span></text:p>
            <text:p><text:span text:style-name="T41">&lt;/task&gt;</text:span></text:p>
            <text:p><text:span text:style-name="T41">&lt;/task_response&gt;</text:span></text:p>
          </draw:text-box>
        </draw:frame>
        <draw:frame draw:style-name="gr3" draw:text-style-name="P29" draw:layer="layout" svg:width="5.253cm" svg:height="2.363cm" svg:x="11.36cm" svg:y="9.738cm">
          <draw:text-box>
            <text:p><text:span text:style-name="T41">&lt;task_response&gt;</text:span></text:p>
            <text:p><text:span text:style-name="T41">&lt;task&gt;</text:span></text:p>
            <text:p><text:span text:style-name="T41"><text:tab/></text:span><text:span text:style-name="T41">&lt;id&gt; 21452 &lt;/id&gt;</text:span></text:p>
            <text:p><text:span text:style-name="T41"><text:tab/></text:span><text:span text:style-name="T41">&lt;value&gt;ERROR&lt;/value&gt;</text:span></text:p>
            <text:p><text:span text:style-name="T41">&lt;/task&gt;</text:span></text:p>
            <text:p><text:span text:style-name="T41">&lt;/task_response&gt;</text:span></text:p>
          </draw:text-box>
        </draw:frame>
        <draw:line draw:style-name="gr80" draw:text-style-name="P1" draw:layer="layout" svg:x1="10.881cm" svg:y1="9.824cm" svg:x2="19.658cm" svg:y2="9.824cm">
          <text:p/>
        </draw:line>
        <draw:frame draw:style-name="gr3" draw:text-style-name="P29" draw:layer="layout" svg:width="5.253cm" svg:height="2.363cm" svg:x="10.762cm" svg:y="15.137cm">
          <draw:text-box>
            <text:p><text:span text:style-name="T41">&lt;task_response&gt;</text:span></text:p>
            <text:p><text:span text:style-name="T41">&lt;task&gt;</text:span></text:p>
            <text:p><text:span text:style-name="T41"><text:tab/></text:span><text:span text:style-name="T41">&lt;id&gt; 215887 &lt;/id&gt;</text:span></text:p>
            <text:p><text:span text:style-name="T41"><text:tab/></text:span><text:span text:style-name="T41">&lt;value&gt;ERROR&lt;/value&gt;</text:span></text:p>
            <text:p><text:span text:style-name="T41">&lt;/task&gt;</text:span></text:p>
            <text:p><text:span text:style-name="T41">&lt;/task_response&gt;</text:span></text:p>
          </draw:text-box>
        </draw:frame>
        <draw:line draw:style-name="gr80" draw:text-style-name="P1" draw:layer="layout" svg:x1="10.882cm" svg:y1="15.099cm" svg:x2="19.659cm" svg:y2="15.099cm">
          <text:p/>
        </draw:line>
        <draw:frame draw:style-name="gr3" draw:text-style-name="P29" draw:layer="layout" svg:width="11.576cm" svg:height="0.603cm" svg:x="6.936cm" svg:y="2.723cm">
          <draw:text-box>
            <text:p><text:span text:style-name="T40">Module -&gt; fenomen.module.core.service_task.handler.TaskHandlerInformation</text:span></text:p>
          </draw:text-box>
        </draw:frame>
        <draw:frame draw:style-name="gr3" draw:text-style-name="P30" draw:layer="layout" svg:width="18.062cm" svg:height="0.603cm" svg:x="1.636cm" svg:y="3.224cm">
          <draw:text-box>
            <text:p><text:span text:style-name="T42">Server -&gt; </text:span><text:span text:style-name="T43">fenomen.module.web_service.service_implementation.information_handler.</text:span><text:span text:style-name="T42">InformationHandlerSettingsInformation</text:span></text:p>
          </draw:text-box>
        </draw:frame>
        <draw:line draw:style-name="gr82" draw:text-style-name="P1" draw:layer="layout" svg:x1="1.201cm" svg:y1="3.168cm" svg:x2="19.754cm" svg:y2="3.168cm">
          <text:p/>
        </draw:line>
        <draw:line draw:style-name="gr83" draw:text-style-name="P1" draw:layer="layout" svg:x1="19.754cm" svg:y1="3.668cm" svg:x2="1.201cm" svg:y2="3.668cm">
          <text:p/>
        </draw:line>
        <draw:frame draw:style-name="gr79" draw:text-style-name="P31" draw:layer="layout" svg:width="4.434cm" svg:height="0.675cm" svg:x="5.066cm" svg:y="5.226cm">
          <draw:text-box>
            <text:p><text:span text:style-name="T44">TaskDataInformationGet</text:span></text:p>
          </draw:text-box>
        </draw:frame>
        <draw:frame draw:style-name="gr79" draw:text-style-name="P31" draw:layer="layout" svg:width="4.434cm" svg:height="0.675cm" svg:x="5.066cm" svg:y="13.127cm">
          <draw:text-box>
            <text:p><text:span text:style-name="T44">TaskDataInformationSet</text:span></text:p>
          </draw:text-box>
        </draw:frame>
      </draw:page>
      <draw:page draw:name="page12" draw:style-name="dp1" draw:master-page-name="Обычный">
        <office:forms form:automatic-focus="false" form:apply-design-mode="false"/>
        <draw:frame draw:name="настройки ThreadHearBeat" draw:style-name="gr81" draw:text-style-name="P22" draw:layer="layout" svg:width="2.402cm" svg:height="0.657cm" svg:x="17.599cm" svg:y="1.001cm">
          <draw:text-box>
            <text:p><text:span text:style-name="T39"><text:a xlink:href="#Task description">Настройки</text:a></text:span></text:p>
          </draw:text-box>
        </draw:frame>
        <draw:rect draw:style-name="gr76" draw:text-style-name="P1" draw:layer="layout" svg:width="19cm" svg:height="5.99cm" svg:x="1.002cm" svg:y="11.426cm">
          <text:p/>
        </draw:rect>
        <draw:rect draw:style-name="gr76" draw:text-style-name="P1" draw:layer="layout" svg:width="19cm" svg:height="7.278cm" svg:x="1.002cm" svg:y="3.825cm">
          <text:p/>
        </draw:rect>
        <draw:frame draw:style-name="gr3" draw:text-style-name="P29" draw:layer="layout" svg:width="4.152cm" svg:height="3.067cm" svg:x="0.961cm" svg:y="4.437cm">
          <draw:text-box>
            <text:p><text:span text:style-name="T40">&lt;task_request&gt;</text:span></text:p>
            <text:p><text:span text:style-name="T41">&lt;task&gt;</text:span></text:p>
            <text:p><text:span text:style-name="T41"><text:tab/></text:span><text:span text:style-name="T41">&lt;id&gt; 21452 &lt;/id&gt;</text:span></text:p>
            <text:p><text:span text:style-name="T41"><text:tab/></text:span><text:span text:style-name="T41">&lt;alarm&gt;</text:span></text:p>
            <text:p><text:span text:style-name="T41"><text:tab/></text:span><text:span text:style-name="T41"><text:tab/></text:span><text:span text:style-name="T41">&lt;get/&gt;</text:span></text:p>
            <text:p><text:span text:style-name="T41"><text:tab/></text:span><text:span text:style-name="T41">&lt;/alarm&gt;</text:span></text:p>
            <text:p><text:span text:style-name="T41">&lt;/task&gt;</text:span></text:p>
            <text:p><text:span text:style-name="T40">&lt;/task_request&gt;</text:span></text:p>
          </draw:text-box>
        </draw:frame>
        <draw:frame draw:style-name="gr79" draw:text-style-name="P28" draw:layer="layout" svg:width="5.043cm" svg:height="0.675cm" svg:x="2.377cm" svg:y="3.762cm">
          <draw:text-box>
            <text:p><text:span text:style-name="T39">- получить (request)</text:span></text:p>
          </draw:text-box>
        </draw:frame>
        <draw:frame draw:style-name="gr3" draw:text-style-name="P29" draw:layer="layout" svg:width="7.815cm" svg:height="4.827cm" svg:x="11.361cm" svg:y="4.138cm">
          <draw:text-box>
            <text:p><text:span text:style-name="T41">&lt;task_response&gt;</text:span></text:p>
            <text:p><text:span text:style-name="T41">&lt;task&gt;</text:span></text:p>
            <text:p><text:span text:style-name="T41"><text:tab/></text:span><text:span text:style-name="T41">&lt;id&gt; 21452 &lt;/id&gt;</text:span></text:p>
            <text:p><text:span text:style-name="T41"><text:tab/></text:span><text:span text:style-name="T41">&lt;value&gt;OK&lt;/value&gt;</text:span></text:p>
            <text:p><text:span text:style-name="T41"><text:tab/></text:span><text:span text:style-name="T41">&lt;alarm&gt;</text:span></text:p>
            <text:p><text:span text:style-name="T41"><text:tab/></text:span><text:span text:style-name="T41"><text:tab/></text:span><text:span text:style-name="T41">&lt;time_wait&gt; 30000 &lt;time_wait&gt;</text:span></text:p>
            <text:p><text:span text:style-name="T41"><text:tab/></text:span><text:span text:style-name="T41"><text:tab/></text:span><text:span text:style-name="T41">&lt;time_error&gt; 90000 &lt;/time_error&gt;</text:span></text:p>
            <text:p><text:span text:style-name="T41"><text:tab/></text:span><text:span text:style-name="T41"><text:tab/></text:span><text:span text:style-name="T41">&lt;max_count&gt;</text:span></text:p>
            <text:p><text:span text:style-name="T41"><text:tab/></text:span><text:span text:style-name="T41"><text:tab/></text:span><text:span text:style-name="T41"><text:tab/></text:span><text:span text:style-name="T41">5</text:span></text:p>
            <text:p><text:span text:style-name="T41"><text:tab/></text:span><text:span text:style-name="T41"><text:tab/></text:span><text:span text:style-name="T41">&lt;/max_count&gt;</text:span></text:p>
            <text:p><text:span text:style-name="T41"><text:tab/></text:span><text:span text:style-name="T41">&lt;/alarm&gt;</text:span></text:p>
            <text:p><text:span text:style-name="T41">&lt;/task&gt;</text:span></text:p>
            <text:p><text:span text:style-name="T41">&lt;/task_response&gt;</text:span></text:p>
          </draw:text-box>
        </draw:frame>
        <draw:frame draw:style-name="gr79" draw:text-style-name="P28" draw:layer="layout" svg:width="4.916cm" svg:height="0.675cm" svg:x="13.477cm" svg:y="3.763cm">
          <draw:text-box>
            <text:p><text:span text:style-name="T39">- получить (response)</text:span></text:p>
          </draw:text-box>
        </draw:frame>
        <draw:frame draw:style-name="gr3" draw:text-style-name="P29" draw:layer="layout" svg:width="8.888cm" svg:height="4.827cm" svg:x="0.961cm" svg:y="12.338cm">
          <draw:text-box>
            <text:p><text:span text:style-name="T40">&lt;task_request&gt;</text:span></text:p>
            <text:p><text:span text:style-name="T41">&lt;task&gt;</text:span></text:p>
            <text:p><text:span text:style-name="T41"><text:tab/></text:span><text:span text:style-name="T41">&lt;alarm&gt;</text:span></text:p>
            <text:p><text:span text:style-name="T41"><text:tab/></text:span><text:span text:style-name="T41"><text:tab/></text:span><text:span text:style-name="T41">&lt;set&gt;</text:span></text:p>
            <text:p><text:span text:style-name="T41"><text:tab/></text:span><text:span text:style-name="T41"><text:tab/></text:span><text:span text:style-name="T41"><text:tab/></text:span><text:span text:style-name="T41">&lt;time_wait&gt;15000&lt;/time_wait&gt;</text:span></text:p>
            <text:p><text:span text:style-name="T41"><text:tab/></text:span><text:span text:style-name="T41"><text:tab/></text:span><text:span text:style-name="T41"><text:tab/></text:span><text:span text:style-name="T41">&lt;time_error&gt;45000&lt;/time_error&gt;</text:span></text:p>
            <text:p><text:span text:style-name="T41"><text:tab/></text:span><text:span text:style-name="T41"><text:tab/></text:span><text:span text:style-name="T41"><text:tab/></text:span><text:span text:style-name="T41">&lt;max_count&gt;</text:span></text:p>
            <text:p><text:span text:style-name="T41"><text:tab/></text:span><text:span text:style-name="T41"><text:tab/></text:span><text:span text:style-name="T41"><text:tab/></text:span><text:span text:style-name="T41"><text:tab/></text:span><text:span text:style-name="T41">5</text:span></text:p>
            <text:p><text:span text:style-name="T41"><text:tab/></text:span><text:span text:style-name="T41"><text:tab/></text:span><text:span text:style-name="T41"><text:tab/></text:span><text:span text:style-name="T41">&lt;/max_count&gt;</text:span></text:p>
            <text:p><text:span text:style-name="T41"><text:tab/></text:span><text:span text:style-name="T41"><text:tab/></text:span><text:span text:style-name="T41">&lt;/set&gt;</text:span></text:p>
            <text:p><text:span text:style-name="T41"><text:tab/></text:span><text:span text:style-name="T41">&lt;/alarm&gt;</text:span></text:p>
            <text:p><text:span text:style-name="T41">&lt;/task&gt;</text:span></text:p>
            <text:p><text:span text:style-name="T40">&lt;/task_request&gt;</text:span></text:p>
          </draw:text-box>
        </draw:frame>
        <draw:frame draw:style-name="gr79" draw:text-style-name="P28" draw:layer="layout" svg:width="5.043cm" svg:height="0.675cm" svg:x="2.378cm" svg:y="11.563cm">
          <draw:text-box>
            <text:p><text:span text:style-name="T39">- установить (request)</text:span></text:p>
          </draw:text-box>
        </draw:frame>
        <draw:frame draw:style-name="gr79" draw:text-style-name="P28" draw:layer="layout" svg:width="5.043cm" svg:height="0.675cm" svg:x="13.879cm" svg:y="11.564cm">
          <draw:text-box>
            <text:p><text:span text:style-name="T39">- установить (response)</text:span></text:p>
          </draw:text-box>
        </draw:frame>
        <draw:frame draw:style-name="gr3" draw:text-style-name="P29" draw:layer="layout" svg:width="4.567cm" svg:height="2.363cm" svg:x="10.762cm" svg:y="11.838cm">
          <draw:text-box>
            <text:p><text:span text:style-name="T41">&lt;task_response&gt;</text:span></text:p>
            <text:p><text:span text:style-name="T41">&lt;task&gt;</text:span></text:p>
            <text:p><text:span text:style-name="T41"><text:tab/></text:span><text:span text:style-name="T41">&lt;id&gt; 215887 &lt;/id&gt;</text:span></text:p>
            <text:p><text:span text:style-name="T41"><text:tab/></text:span><text:span text:style-name="T41">&lt;value&gt;OK&lt;/value&gt;</text:span></text:p>
            <text:p><text:span text:style-name="T41">&lt;/task&gt;</text:span></text:p>
            <text:p><text:span text:style-name="T41">&lt;/task_response&gt;</text:span></text:p>
          </draw:text-box>
        </draw:frame>
        <draw:frame draw:style-name="gr3" draw:text-style-name="P29" draw:layer="layout" svg:width="5.253cm" svg:height="2.363cm" svg:x="11.361cm" svg:y="8.839cm">
          <draw:text-box>
            <text:p><text:span text:style-name="T41">&lt;task_response&gt;</text:span></text:p>
            <text:p><text:span text:style-name="T41">&lt;task&gt;</text:span></text:p>
            <text:p><text:span text:style-name="T41"><text:tab/></text:span><text:span text:style-name="T41">&lt;id&gt; 21452 &lt;/id&gt;</text:span></text:p>
            <text:p><text:span text:style-name="T41"><text:tab/></text:span><text:span text:style-name="T41">&lt;value&gt;ERROR&lt;/value&gt;</text:span></text:p>
            <text:p><text:span text:style-name="T41">&lt;/task&gt;</text:span></text:p>
            <text:p><text:span text:style-name="T41">&lt;/task_response&gt;</text:span></text:p>
          </draw:text-box>
        </draw:frame>
        <draw:line draw:style-name="gr80" draw:text-style-name="P1" draw:layer="layout" svg:x1="10.882cm" svg:y1="8.925cm" svg:x2="19.659cm" svg:y2="8.925cm">
          <text:p/>
        </draw:line>
        <draw:frame draw:style-name="gr3" draw:text-style-name="P29" draw:layer="layout" svg:width="5.253cm" svg:height="2.363cm" svg:x="10.763cm" svg:y="14.238cm">
          <draw:text-box>
            <text:p><text:span text:style-name="T41">&lt;task_response&gt;</text:span></text:p>
            <text:p><text:span text:style-name="T41">&lt;task&gt;</text:span></text:p>
            <text:p><text:span text:style-name="T41"><text:tab/></text:span><text:span text:style-name="T41">&lt;id&gt; 215887 &lt;/id&gt;</text:span></text:p>
            <text:p><text:span text:style-name="T41"><text:tab/></text:span><text:span text:style-name="T41">&lt;value&gt;ERROR&lt;/value&gt;</text:span></text:p>
            <text:p><text:span text:style-name="T41">&lt;/task&gt;</text:span></text:p>
            <text:p><text:span text:style-name="T41">&lt;/task_response&gt;</text:span></text:p>
          </draw:text-box>
        </draw:frame>
        <draw:line draw:style-name="gr80" draw:text-style-name="P1" draw:layer="layout" svg:x1="10.883cm" svg:y1="14.2cm" svg:x2="19.66cm" svg:y2="14.2cm">
          <text:p/>
        </draw:line>
        <draw:frame draw:name="настройки для ThreadAlarm" draw:style-name="gr3" draw:text-style-name="P23" draw:layer="layout" svg:width="6.352cm" svg:height="1.686cm" svg:x="7.245cm" svg:y="1.033cm">
          <draw:text-box>
            <text:p><text:span text:style-name="T30">Настройки для ThreadAlarm</text:span></text:p>
            <text:p><text:span text:style-name="T18"><text:tab/></text:span><text:span text:style-name="T18">- получить</text:span></text:p>
            <text:p><text:span text:style-name="T18"><text:tab/></text:span><text:span text:style-name="T18">- установить</text:span></text:p>
          </draw:text-box>
        </draw:frame>
        <draw:frame draw:style-name="gr3" draw:text-style-name="P23" draw:layer="layout" svg:width="7.373cm" svg:height="0.725cm" svg:x="6.92cm" svg:y="0.1cm">
          <draw:text-box>
            <text:p><text:span text:style-name="T18">Пример информационного обмена</text:span></text:p>
          </draw:text-box>
        </draw:frame>
        <draw:frame draw:style-name="gr3" draw:text-style-name="P29" draw:layer="layout" svg:width="10.81cm" svg:height="0.603cm" svg:x="8.235cm" svg:y="2.5cm">
          <draw:text-box>
            <text:p><text:span text:style-name="T40">Module -&gt; fenomen.module.core.service_task.handler.TaskHandlerAlarm</text:span></text:p>
          </draw:text-box>
        </draw:frame>
        <draw:frame draw:style-name="gr3" draw:text-style-name="P30" draw:layer="layout" svg:width="17.295cm" svg:height="0.603cm" svg:x="2.935cm" svg:y="3.001cm">
          <draw:text-box>
            <text:p><text:span text:style-name="T42">Server -&gt; </text:span><text:span text:style-name="T43">fenomen.module.web_service.service_implementation.information_handler.</text:span><text:span text:style-name="T42">InformationHandlerSettingsAlarm</text:span></text:p>
          </draw:text-box>
        </draw:frame>
        <draw:line draw:style-name="gr82" draw:text-style-name="P1" draw:layer="layout" svg:x1="2.5cm" svg:y1="2.945cm" svg:x2="17.096cm" svg:y2="2.945cm">
          <text:p/>
        </draw:line>
        <draw:line draw:style-name="gr83" draw:text-style-name="P1" draw:layer="layout" svg:x1="17.096cm" svg:y1="3.445cm" svg:x2="2.5cm" svg:y2="3.445cm">
          <text:p/>
        </draw:line>
        <draw:frame draw:style-name="gr79" draw:text-style-name="P31" draw:layer="layout" svg:width="4.434cm" svg:height="0.675cm" svg:x="5.049cm" svg:y="4.428cm">
          <draw:text-box>
            <text:p><text:span text:style-name="T44">TaskDataAlarmGet</text:span></text:p>
          </draw:text-box>
        </draw:frame>
        <draw:frame draw:style-name="gr79" draw:text-style-name="P31" draw:layer="layout" svg:width="4.434cm" svg:height="0.675cm" svg:x="4.849cm" svg:y="12.229cm">
          <draw:text-box>
            <text:p><text:span text:style-name="T44">TaskDataAlarmSet</text:span></text:p>
          </draw:text-box>
        </draw:frame>
      </draw:page>
      <draw:page draw:name="page13" draw:style-name="dp1" draw:master-page-name="Обычный">
        <office:forms form:automatic-focus="false" form:apply-design-mode="false"/>
        <draw:frame draw:name="настройки ThreadHearBeat" draw:style-name="gr81" draw:text-style-name="P22" draw:layer="layout" svg:width="2.402cm" svg:height="0.657cm" svg:x="17.6cm" svg:y="1.001cm">
          <draw:text-box>
            <text:p><text:span text:style-name="T39"><text:a xlink:href="#Task description">Настройки</text:a></text:span></text:p>
          </draw:text-box>
        </draw:frame>
        <draw:rect draw:style-name="gr76" draw:text-style-name="P1" draw:layer="layout" svg:width="19cm" svg:height="21.677cm" svg:x="1.003cm" svg:y="2.825cm">
          <text:p/>
        </draw:rect>
        <draw:frame draw:style-name="gr3" draw:text-style-name="P29" draw:layer="layout" svg:width="3.908cm" svg:height="2.715cm" svg:x="0.962cm" svg:y="3.437cm">
          <draw:text-box>
            <text:p><text:span text:style-name="T40">&lt;task_request&gt;</text:span></text:p>
            <text:p><text:span text:style-name="T41">&lt;task&gt;</text:span></text:p>
            <text:p><text:span text:style-name="T41"><text:tab/></text:span><text:span text:style-name="T41">&lt;sensor_list&gt;</text:span></text:p>
            <text:p><text:span text:style-name="T41"><text:tab/></text:span><text:span text:style-name="T41"><text:tab/></text:span><text:span text:style-name="T41">&lt;get/&gt;</text:span></text:p>
            <text:p><text:span text:style-name="T41"><text:tab/></text:span><text:span text:style-name="T41">&lt;/sensor_list&gt;</text:span></text:p>
            <text:p><text:span text:style-name="T41">&lt;/task&gt;</text:span></text:p>
            <text:p><text:span text:style-name="T40">&lt;/task_request&gt;</text:span></text:p>
          </draw:text-box>
        </draw:frame>
        <draw:frame draw:style-name="gr79" draw:text-style-name="P28" draw:layer="layout" svg:width="5.043cm" svg:height="0.675cm" svg:x="2.378cm" svg:y="2.762cm">
          <draw:text-box>
            <text:p><text:span text:style-name="T39">- получить (request)</text:span></text:p>
          </draw:text-box>
        </draw:frame>
        <draw:frame draw:style-name="gr3" draw:text-style-name="P32" draw:layer="layout" svg:width="12.141cm" svg:height="18.555cm" svg:x="7.562cm" svg:y="3.438cm">
          <draw:text-box>
            <text:p><text:span text:style-name="T45">&lt;task_response&gt;</text:span></text:p>
            <text:p><text:span text:style-name="T45">&lt;task&gt;</text:span></text:p>
            <text:p><text:span text:style-name="T45"><text:tab/></text:span><text:span text:style-name="T45">&lt;id&gt; 21452 &lt;/id&gt;</text:span></text:p>
            <text:p><text:span text:style-name="T45"><text:tab/></text:span><text:span text:style-name="T45">&lt;value&gt;OK&lt;/value&gt;</text:span></text:p>
            <text:p><text:span text:style-name="T45"><text:tab/></text:span><text:span text:style-name="T45">&lt;sensor_list&gt;</text:span></text:p>
            <text:p><text:span text:style-name="T45"><text:tab/></text:span><text:span text:style-name="T45"><text:tab/></text:span><text:span text:style-name="T45">&lt;sensor&gt;</text:span></text:p>
            <text:p><text:span text:style-name="T45"><text:tab/></text:span><text:span text:style-name="T45"><text:tab/></text:span><text:span text:style-name="T45"><text:tab/></text:span><text:span text:style-name="T45">&lt;id&gt;0&lt;/id&gt;</text:span></text:p>
            <text:p><text:span text:style-name="T45"><text:tab/></text:span><text:span text:style-name="T45"><text:tab/></text:span><text:span text:style-name="T45"><text:tab/></text:span><text:span text:style-name="T45">&lt;id_modbus&gt;25&lt;/id_modbus&gt;</text:span></text:p>
            <text:p><text:span text:style-name="T45"><text:tab/></text:span><text:span text:style-name="T45"><text:tab/></text:span><text:span text:style-name="T45"><text:tab/></text:span><text:span text:style-name="T45">&lt;type&gt;0512&lt;/type&gt;</text:span></text:p>
            <text:p><text:span text:style-name="T45"><text:tab/></text:span><text:span text:style-name="T45"><text:tab/></text:span><text:span text:style-name="T45"><text:tab/></text:span><text:span text:style-name="T45">&lt;enabled&gt;true&lt;/enabled&gt;</text:span></text:p>
            <text:p><text:span text:style-name="T45"><text:tab/></text:span><text:span text:style-name="T45"><text:tab/></text:span><text:span text:style-name="T45"><text:tab/></text:span><text:span text:style-name="T45">&lt;register_list&gt;</text:span></text:p>
            <text:p><text:span text:style-name="T45"><text:tab/></text:span><text:span text:style-name="T45"><text:tab/></text:span><text:span text:style-name="T45"><text:tab/></text:span><text:span text:style-name="T45"><text:tab/></text:span><text:span text:style-name="T45">&lt;register&gt;</text:span></text:p>
            <text:p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&lt;number&gt;0&lt;/number&gt; &lt;!-- address--&gt;</text:span></text:p>
            <text:p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&lt;value&gt;0&lt;/value&gt;</text:span></text:p>
            <text:p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&lt;date_write&gt;</text:span></text:p>
            <text:p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yyyy.MM.dd HH:mm:ss</text:span></text:p>
            <text:p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5">&lt;/date_write&gt;</text:span></text:p>
            <text:p><text:span text:style-name="T45"><text:tab/></text:span><text:span text:style-name="T45"><text:tab/></text:span><text:span text:style-name="T45"><text:tab/></text:span><text:span text:style-name="T45"><text:tab/></text:span><text:span text:style-name="T45">&lt;/register&gt;</text:span></text:p>
            <text:p><text:span text:style-name="T45"><text:tab/></text:span><text:span text:style-name="T45"><text:tab/></text:span><text:span text:style-name="T45"><text:tab/></text:span><text:span text:style-name="T45"><text:tab/></text:span><text:span text:style-name="T45">&lt;register&gt;</text:span></text:p>
            <text:p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&lt;number&gt;1&lt;/number&gt; &lt;!-- address--&gt;</text:span></text:p>
            <text:p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&lt;value&gt;-1&lt;/value&gt;</text:span></text:p>
            <text:p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&lt;date_write&gt;</text:span></text:p>
            <text:p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yyyy.MM.dd HH:mm:ss</text:span></text:p>
            <text:p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5">&lt;/date_write&gt;</text:span></text:p>
            <text:p><text:span text:style-name="T45"><text:tab/></text:span><text:span text:style-name="T45"><text:tab/></text:span><text:span text:style-name="T45"><text:tab/></text:span><text:span text:style-name="T45"><text:tab/></text:span><text:span text:style-name="T45">&lt;/register&gt;</text:span></text:p>
            <text:p><text:span text:style-name="T45"><text:tab/></text:span><text:span text:style-name="T45"><text:tab/></text:span><text:span text:style-name="T45"><text:tab/></text:span><text:span text:style-name="T45">&lt;/register_list&gt;</text:span></text:p>
            <text:p><text:span text:style-name="T45"><text:tab/></text:span><text:span text:style-name="T45"><text:tab/></text:span><text:span text:style-name="T45">&lt;/sensor&gt;</text:span></text:p>
            <text:p><text:span text:style-name="T45"><text:tab/></text:span><text:span text:style-name="T45"><text:tab/></text:span><text:span text:style-name="T45">&lt;sensor&gt;</text:span></text:p>
            <text:p><text:span text:style-name="T45"><text:tab/></text:span><text:span text:style-name="T45"><text:tab/></text:span><text:span text:style-name="T45"><text:tab/></text:span><text:span text:style-name="T45">&lt;id&gt;1&lt;/id&gt;</text:span></text:p>
            <text:p><text:span text:style-name="T45"><text:tab/></text:span><text:span text:style-name="T45"><text:tab/></text:span><text:span text:style-name="T45"><text:tab/></text:span><text:span text:style-name="T45">&lt;id_modbus&gt;23&lt;/id_modbus&gt;</text:span></text:p>
            <text:p><text:span text:style-name="T45"><text:tab/></text:span><text:span text:style-name="T45"><text:tab/></text:span><text:span text:style-name="T45"><text:tab/></text:span><text:span text:style-name="T45">&lt;type&gt;0103&lt;/type&gt;</text:span></text:p>
            <text:p><text:span text:style-name="T45"><text:tab/></text:span><text:span text:style-name="T45"><text:tab/></text:span><text:span text:style-name="T45"><text:tab/></text:span><text:span text:style-name="T45">&lt;enabled&gt;true&lt;/enabled&gt;</text:span></text:p>
            <text:p><text:span text:style-name="T45"><text:tab/></text:span><text:span text:style-name="T45"><text:tab/></text:span><text:span text:style-name="T45"><text:tab/></text:span><text:span text:style-name="T45">&lt;register_list&gt;</text:span></text:p>
            <text:p><text:span text:style-name="T45"><text:tab/></text:span><text:span text:style-name="T45"><text:tab/></text:span><text:span text:style-name="T45"><text:tab/></text:span><text:span text:style-name="T45"><text:tab/></text:span><text:span text:style-name="T45">&lt;register&gt;</text:span></text:p>
            <text:p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&lt;number&gt;0&lt;/number&gt; &lt;!-- address--&gt;</text:span></text:p>
            <text:p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&lt;value&gt;0&lt;/value&gt;</text:span></text:p>
            <text:p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&lt;date_write&gt;</text:span></text:p>
            <text:p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yyyy.MM.dd HH:mm:ss</text:span></text:p>
            <text:p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5">&lt;/date_write&gt;</text:span></text:p>
            <text:p><text:span text:style-name="T45"><text:tab/></text:span><text:span text:style-name="T45"><text:tab/></text:span><text:span text:style-name="T45"><text:tab/></text:span><text:span text:style-name="T45"><text:tab/></text:span><text:span text:style-name="T45">&lt;/register&gt;</text:span></text:p>
            <text:p><text:span text:style-name="T45"><text:tab/></text:span><text:span text:style-name="T45"><text:tab/></text:span><text:span text:style-name="T45"><text:tab/></text:span><text:span text:style-name="T45"><text:tab/></text:span><text:span text:style-name="T45">&lt;register&gt;</text:span></text:p>
            <text:p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&lt;number&gt;1&lt;/number&gt; &lt;!-- address--&gt;</text:span></text:p>
            <text:p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&lt;value&gt;-1&lt;/value&gt;</text:span></text:p>
            <text:p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&lt;date_write&gt;</text:span></text:p>
            <text:p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yyyy.MM.dd HH:mm:ss</text:span></text:p>
            <text:p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5">&lt;/date_write&gt;</text:span></text:p>
            <text:p><text:span text:style-name="T45"><text:tab/></text:span><text:span text:style-name="T45"><text:tab/></text:span><text:span text:style-name="T45"><text:tab/></text:span><text:span text:style-name="T45"><text:tab/></text:span><text:span text:style-name="T45">&lt;/register&gt;</text:span></text:p>
            <text:p><text:span text:style-name="T45"><text:tab/></text:span><text:span text:style-name="T45"><text:tab/></text:span><text:span text:style-name="T45"><text:tab/></text:span><text:span text:style-name="T45">&lt;/register_list&gt;</text:span></text:p>
            <text:p><text:span text:style-name="T45"><text:tab/></text:span><text:span text:style-name="T45"><text:tab/></text:span><text:span text:style-name="T45">&lt;/sensor&gt;</text:span></text:p>
            <text:p><text:span text:style-name="T45"><text:tab/></text:span><text:span text:style-name="T45">&lt;/sensor_list&gt;</text:span></text:p>
            <text:p><text:span text:style-name="T45">&lt;/task&gt;</text:span></text:p>
            <text:p><text:span text:style-name="T45">&lt;/task_response&gt;</text:span></text:p>
          </draw:text-box>
        </draw:frame>
        <draw:frame draw:style-name="gr79" draw:text-style-name="P28" draw:layer="layout" svg:width="4.916cm" svg:height="0.675cm" svg:x="13.178cm" svg:y="2.763cm">
          <draw:text-box>
            <text:p><text:span text:style-name="T39">- получить (response)</text:span></text:p>
          </draw:text-box>
        </draw:frame>
        <draw:frame draw:style-name="gr3" draw:text-style-name="P29" draw:layer="layout" svg:width="5.253cm" svg:height="2.363cm" svg:x="7.562cm" svg:y="22.139cm">
          <draw:text-box>
            <text:p><text:span text:style-name="T41">&lt;task_response&gt;</text:span></text:p>
            <text:p><text:span text:style-name="T41">&lt;task&gt;</text:span></text:p>
            <text:p><text:span text:style-name="T41"><text:tab/></text:span><text:span text:style-name="T41">&lt;id&gt; 21452 &lt;/id&gt;</text:span></text:p>
            <text:p><text:span text:style-name="T41"><text:tab/></text:span><text:span text:style-name="T41">&lt;value&gt;ERROR&lt;/value&gt;</text:span></text:p>
            <text:p><text:span text:style-name="T41">&lt;/task&gt;</text:span></text:p>
            <text:p><text:span text:style-name="T41">&lt;/task_response&gt;</text:span></text:p>
          </draw:text-box>
        </draw:frame>
        <draw:line draw:style-name="gr80" draw:text-style-name="P1" draw:layer="layout" svg:x1="7.083cm" svg:y1="22.025cm" svg:x2="15.86cm" svg:y2="22.025cm">
          <text:p/>
        </draw:line>
        <draw:frame draw:style-name="gr3" draw:text-style-name="P23" draw:layer="layout" svg:width="7.373cm" svg:height="0.725cm" svg:x="6.921cm" svg:y="0.1cm">
          <draw:text-box>
            <text:p><text:span text:style-name="T18">Пример информационного обмена</text:span></text:p>
          </draw:text-box>
        </draw:frame>
        <draw:frame draw:name="список сенсоров" draw:style-name="gr3" draw:text-style-name="P23" draw:layer="layout" svg:width="5.747cm" svg:height="0.725cm" svg:x="7.543cm" svg:y="1.262cm">
          <draw:text-box>
            <text:p><text:span text:style-name="T18">Получить список сенсоров</text:span></text:p>
          </draw:text-box>
        </draw:frame>
        <draw:frame draw:style-name="gr3" draw:text-style-name="P29" draw:layer="layout" svg:width="11.488cm" svg:height="0.603cm" svg:x="7.852cm" svg:y="1.781cm">
          <draw:text-box>
            <text:p><text:span text:style-name="T40">Module -&gt; fenomen.module.core.service_task.handler.TaskHandlerSensorList</text:span></text:p>
          </draw:text-box>
        </draw:frame>
        <draw:frame draw:style-name="gr3" draw:text-style-name="P30" draw:layer="layout" svg:width="16.817cm" svg:height="0.603cm" svg:x="2.552cm" svg:y="2.282cm">
          <draw:text-box>
            <text:p><text:span text:style-name="T42">Server -&gt; </text:span><text:span text:style-name="T43">fenomen.module.web_service.service_implementation.information_handler.</text:span><text:span text:style-name="T42">InformationHandlerSensorList</text:span></text:p>
          </draw:text-box>
        </draw:frame>
        <draw:line draw:style-name="gr82" draw:text-style-name="P1" draw:layer="layout" svg:x1="2.117cm" svg:y1="2.226cm" svg:x2="16.713cm" svg:y2="2.226cm">
          <text:p/>
        </draw:line>
        <draw:line draw:style-name="gr83" draw:text-style-name="P1" draw:layer="layout" svg:x1="16.713cm" svg:y1="2.726cm" svg:x2="2.117cm" svg:y2="2.726cm">
          <text:p/>
        </draw:line>
        <draw:frame draw:style-name="gr79" draw:text-style-name="P31" draw:layer="layout" svg:width="4.434cm" svg:height="0.675cm" svg:x="3.853cm" svg:y="3.439cm">
          <draw:text-box>
            <text:p><text:span text:style-name="T44">TaskDataGetSensorList</text:span></text:p>
          </draw:text-box>
        </draw:frame>
      </draw:page>
      <draw:page draw:name="page14" draw:style-name="dp1" draw:master-page-name="Обычный">
        <office:forms form:automatic-focus="false" form:apply-design-mode="false"/>
        <draw:frame draw:name="настройки ThreadHearBeat" draw:style-name="gr81" draw:text-style-name="P22" draw:layer="layout" svg:width="2.402cm" svg:height="0.657cm" svg:x="17.6cm" svg:y="1.002cm">
          <draw:text-box>
            <text:p><text:span text:style-name="T39"><text:a xlink:href="#Task description">Настройки</text:a></text:span></text:p>
          </draw:text-box>
        </draw:frame>
        <draw:frame draw:style-name="gr3" draw:text-style-name="P23" draw:layer="layout" svg:width="7.373cm" svg:height="0.725cm" svg:x="6.921cm" svg:y="0.101cm">
          <draw:text-box>
            <text:p><text:span text:style-name="T18">Пример информационного обмена</text:span></text:p>
          </draw:text-box>
        </draw:frame>
        <draw:frame draw:name="получить значение по сенсору" draw:style-name="gr3" draw:text-style-name="P23" draw:layer="layout" svg:width="7.703cm" svg:height="0.725cm" svg:x="6.895cm" svg:y="1.204cm">
          <draw:text-box>
            <text:p><text:span text:style-name="T18">Получить значение сенсора/датчика</text:span></text:p>
          </draw:text-box>
        </draw:frame>
        <draw:rect draw:style-name="gr76" draw:text-style-name="P1" draw:layer="layout" svg:width="19cm" svg:height="12.515cm" svg:x="1.004cm" svg:y="2.826cm">
          <text:p/>
        </draw:rect>
        <draw:frame draw:style-name="gr3" draw:text-style-name="P29" draw:layer="layout" svg:width="7.324cm" svg:height="3.067cm" svg:x="0.963cm" svg:y="3.438cm">
          <draw:text-box>
            <text:p><text:span text:style-name="T40">&lt;task_request&gt;</text:span></text:p>
            <text:p><text:span text:style-name="T41">&lt;task&gt;</text:span></text:p>
            <text:p><text:span text:style-name="T41"><text:tab/></text:span><text:span text:style-name="T41">&lt;sensor_get&gt;</text:span></text:p>
            <text:p><text:span text:style-name="T41">&lt;!-- адрес в сети ModBus --&gt;</text:span></text:p>
            <text:p><text:span text:style-name="T41"><text:tab/></text:span><text:span text:style-name="T41"><text:tab/></text:span><text:span text:style-name="T41">&lt;id_modbus&gt;23&lt;/id_modbus&gt;</text:span></text:p>
            <text:p><text:span text:style-name="T41"><text:tab/></text:span><text:span text:style-name="T41">&lt;/sensor_get&gt;</text:span></text:p>
            <text:p><text:span text:style-name="T41">&lt;/task&gt;</text:span></text:p>
            <text:p><text:span text:style-name="T40">&lt;/task_request&gt;</text:span></text:p>
          </draw:text-box>
        </draw:frame>
        <draw:frame draw:style-name="gr79" draw:text-style-name="P28" draw:layer="layout" svg:width="5.043cm" svg:height="0.675cm" svg:x="2.379cm" svg:y="2.763cm">
          <draw:text-box>
            <text:p><text:span text:style-name="T39">- получить (request)</text:span></text:p>
          </draw:text-box>
        </draw:frame>
        <draw:frame draw:style-name="gr3" draw:text-style-name="P29" draw:layer="layout" svg:width="12.894cm" svg:height="8.389cm" svg:x="7.263cm" svg:y="3.439cm">
          <draw:text-box>
            <text:p><text:span text:style-name="T41">&lt;task_response&gt;</text:span></text:p>
            <text:p><text:span text:style-name="T41">&lt;task&gt;</text:span></text:p>
            <text:p><text:span text:style-name="T41"><text:tab/></text:span><text:span text:style-name="T41">&lt;id&gt; 21452 &lt;/id&gt;</text:span></text:p>
            <text:p><text:span text:style-name="T41"><text:tab/></text:span><text:span text:style-name="T41">&lt;value&gt;OK&lt;/value&gt;</text:span></text:p>
            <text:p><text:span text:style-name="T41"><text:tab/></text:span><text:span text:style-name="T41">&lt;sensor&gt;</text:span></text:p>
            <text:p><text:span text:style-name="T41"><text:tab/></text:span><text:span text:style-name="T41"><text:tab/></text:span><text:span text:style-name="T41">&lt;id_modbus&gt;23&lt;/id_modbus&gt;&lt;!-- адрес ModBus --&gt;</text:span></text:p>
            <text:p><text:span text:style-name="T41"><text:tab/></text:span><text:span text:style-name="T41"><text:tab/></text:span><text:span text:style-name="T41">&lt;type&gt;0103&lt;/type&gt;</text:span></text:p>
            <text:p><text:span text:style-name="T41"><text:tab/></text:span><text:span text:style-name="T41"><text:tab/></text:span><text:span text:style-name="T41">&lt;enabled&gt;true&lt;/enabled&gt;</text:span></text:p>
            <text:p><text:span text:style-name="T41"><text:tab/></text:span><text:span text:style-name="T41"><text:tab/></text:span><text:span text:style-name="T41">&lt;register_list&gt;</text:span></text:p>
            <text:p><text:span text:style-name="T41"><text:tab/></text:span><text:span text:style-name="T41"><text:tab/></text:span><text:span text:style-name="T41"><text:tab/></text:span><text:span text:style-name="T41">&lt;register&gt;</text:span></text:p>
            <text:p><text:span text:style-name="T41"><text:tab/></text:span><text:span text:style-name="T41"><text:tab/></text:span><text:span text:style-name="T41"><text:tab/></text:span><text:span text:style-name="T41"><text:tab/></text:span><text:span text:style-name="T41">&lt;number&gt;0&lt;/number&gt;</text:span></text:p>
            <text:p><text:span text:style-name="T41"><text:tab/></text:span><text:span text:style-name="T41"><text:tab/></text:span><text:span text:style-name="T41"><text:tab/></text:span><text:span text:style-name="T41"><text:tab/></text:span><text:span text:style-name="T41">&lt;value&gt;0&lt;/value&gt;</text:span></text:p>
            <text:p><text:span text:style-name="T41"><text:tab/></text:span><text:span text:style-name="T41"><text:tab/></text:span><text:span text:style-name="T41"><text:tab/></text:span><text:span text:style-name="T41"><text:tab/></text:span><text:span text:style-name="T41">&lt;date_write&gt;</text:span><text:span text:style-name="T47">yyyy.MM.dd HH:mm:ss</text:span><text:span text:style-name="T41">&lt;/date_write&gt;</text:span></text:p>
            <text:p><text:span text:style-name="T41"><text:tab/></text:span><text:span text:style-name="T41"><text:tab/></text:span><text:span text:style-name="T41"><text:tab/></text:span><text:span text:style-name="T41">&lt;/register&gt;</text:span></text:p>
            <text:p><text:span text:style-name="T41"><text:tab/></text:span><text:span text:style-name="T41"><text:tab/></text:span><text:span text:style-name="T41"><text:tab/></text:span><text:span text:style-name="T41">&lt;register&gt;</text:span></text:p>
            <text:p><text:span text:style-name="T41"><text:tab/></text:span><text:span text:style-name="T41"><text:tab/></text:span><text:span text:style-name="T41"><text:tab/></text:span><text:span text:style-name="T41"><text:tab/></text:span><text:span text:style-name="T41">&lt;number&gt;1&lt;/number&gt;</text:span></text:p>
            <text:p><text:span text:style-name="T41"><text:tab/></text:span><text:span text:style-name="T41"><text:tab/></text:span><text:span text:style-name="T41"><text:tab/></text:span><text:span text:style-name="T41"><text:tab/></text:span><text:span text:style-name="T41">&lt;value&gt;-1&lt;/value&gt;</text:span></text:p>
            <text:p><text:span text:style-name="T41"><text:tab/></text:span><text:span text:style-name="T41"><text:tab/></text:span><text:span text:style-name="T41"><text:tab/></text:span><text:span text:style-name="T41"><text:tab/></text:span><text:span text:style-name="T41">&lt;date_write&gt;</text:span><text:span text:style-name="T47">yyyy.MM.dd HH:mm:ss</text:span><text:span text:style-name="T41">&lt;/date_write&gt;</text:span></text:p>
            <text:p><text:span text:style-name="T41"><text:tab/></text:span><text:span text:style-name="T41"><text:tab/></text:span><text:span text:style-name="T41"><text:tab/></text:span><text:span text:style-name="T41">&lt;/register&gt;</text:span></text:p>
            <text:p><text:span text:style-name="T41"><text:tab/></text:span><text:span text:style-name="T41"><text:tab/></text:span><text:span text:style-name="T41">&lt;/register_list&gt;</text:span></text:p>
            <text:p><text:span text:style-name="T41"><text:tab/></text:span><text:span text:style-name="T41">&lt;/sensor&gt;</text:span></text:p>
            <text:p><text:span text:style-name="T41">&lt;/task&gt;</text:span></text:p>
            <text:p><text:span text:style-name="T41">&lt;/task_response&gt;</text:span></text:p>
          </draw:text-box>
        </draw:frame>
        <draw:frame draw:style-name="gr79" draw:text-style-name="P28" draw:layer="layout" svg:width="4.916cm" svg:height="0.675cm" svg:x="13.479cm" svg:y="2.764cm">
          <draw:text-box>
            <text:p><text:span text:style-name="T39">- получить (response)</text:span></text:p>
          </draw:text-box>
        </draw:frame>
        <draw:frame draw:style-name="gr3" draw:text-style-name="P29" draw:layer="layout" svg:width="5.253cm" svg:height="2.363cm" svg:x="7.263cm" svg:y="12.325cm">
          <draw:text-box>
            <text:p><text:span text:style-name="T41">&lt;task_response&gt;</text:span></text:p>
            <text:p><text:span text:style-name="T41">&lt;task&gt;</text:span></text:p>
            <text:p><text:span text:style-name="T41"><text:tab/></text:span><text:span text:style-name="T41">&lt;id&gt; 21452 &lt;/id&gt;</text:span></text:p>
            <text:p><text:span text:style-name="T41"><text:tab/></text:span><text:span text:style-name="T41">&lt;value&gt;ERROR&lt;/value&gt;</text:span></text:p>
            <text:p><text:span text:style-name="T41">&lt;/task&gt;</text:span></text:p>
            <text:p><text:span text:style-name="T41">&lt;/task_response&gt;</text:span></text:p>
          </draw:text-box>
        </draw:frame>
        <draw:line draw:style-name="gr80" draw:text-style-name="P1" draw:layer="layout" svg:x1="6.784cm" svg:y1="12.211cm" svg:x2="15.561cm" svg:y2="12.211cm">
          <text:p/>
        </draw:line>
        <draw:frame draw:style-name="gr3" draw:text-style-name="P29" draw:layer="layout" svg:width="11.5cm" svg:height="0.603cm" svg:x="7.852cm" svg:y="1.781cm">
          <draw:text-box>
            <text:p><text:span text:style-name="T40">Module -&gt; fenomen.module.core.service_task.handler.TaskHandlerSensorGet</text:span></text:p>
          </draw:text-box>
        </draw:frame>
        <draw:frame draw:style-name="gr3" draw:text-style-name="P30" draw:layer="layout" svg:width="16.318cm" svg:height="0.603cm" svg:x="2.552cm" svg:y="2.282cm">
          <draw:text-box>
            <text:p><text:span text:style-name="T42">Server -&gt; </text:span><text:span text:style-name="T43">fenomen.module.web_service.service_implementation.information_handler.</text:span><text:span text:style-name="T42">InformationHandlerSensor</text:span></text:p>
          </draw:text-box>
        </draw:frame>
        <draw:line draw:style-name="gr82" draw:text-style-name="P1" draw:layer="layout" svg:x1="2.117cm" svg:y1="2.226cm" svg:x2="16.713cm" svg:y2="2.226cm">
          <text:p/>
        </draw:line>
        <draw:line draw:style-name="gr83" draw:text-style-name="P1" draw:layer="layout" svg:x1="16.713cm" svg:y1="2.726cm" svg:x2="2.117cm" svg:y2="2.726cm">
          <text:p/>
        </draw:line>
        <draw:frame draw:style-name="gr79" draw:text-style-name="P31" draw:layer="layout" svg:width="4.434cm" svg:height="0.675cm" svg:x="3.853cm" svg:y="3.438cm">
          <draw:text-box>
            <text:p><text:span text:style-name="T44">TaskDataSensorGet</text:span></text:p>
          </draw:text-box>
        </draw:frame>
      </draw:page>
      <draw:page draw:name="page15" draw:style-name="dp1" draw:master-page-name="Обычный">
        <office:forms form:automatic-focus="false" form:apply-design-mode="false"/>
        <draw:frame draw:name="настройки ThreadHearBeat" draw:style-name="gr81" draw:text-style-name="P22" draw:layer="layout" svg:width="2.402cm" svg:height="0.657cm" svg:x="17.601cm" svg:y="1.002cm">
          <draw:text-box>
            <text:p><text:span text:style-name="T39"><text:a xlink:href="#Task description">Настройки</text:a></text:span></text:p>
          </draw:text-box>
        </draw:frame>
        <draw:rect draw:style-name="gr76" draw:text-style-name="P1" draw:layer="layout" svg:width="19cm" svg:height="7.651cm" svg:x="1.005cm" svg:y="2.826cm">
          <text:p/>
        </draw:rect>
        <draw:frame draw:style-name="gr3" draw:text-style-name="P29" draw:layer="layout" svg:width="8.706cm" svg:height="6.939cm" svg:x="0.964cm" svg:y="3.438cm">
          <draw:text-box>
            <text:p><text:span text:style-name="T40">&lt;task_request&gt;</text:span></text:p>
            <text:p><text:span text:style-name="T41">&lt;task&gt;</text:span></text:p>
            <text:p><text:span text:style-name="T41"><text:tab/></text:span><text:span text:style-name="T41">&lt;sensor_set&gt;</text:span></text:p>
            <text:p><text:span text:style-name="T41"><text:tab/></text:span><text:span text:style-name="T41"><text:tab/></text:span><text:span text:style-name="T41">&lt;id_modbus&gt;1&lt;/id_modbus&gt;</text:span></text:p>
            <text:p><text:span text:style-name="T41">&lt;!-- может быть пустой строкой - изменять не нужно --&gt;</text:span></text:p>
            <text:p><text:span text:style-name="T41"><text:tab/></text:span><text:span text:style-name="T41"><text:tab/></text:span><text:span text:style-name="T41">&lt;enabled&gt;false&lt;/enabled&gt;</text:span></text:p>
            <text:p><text:span text:style-name="T41"><text:tab/></text:span><text:span text:style-name="T41"><text:tab/></text:span><text:span text:style-name="T41">&lt;register_list&gt;</text:span></text:p>
            <text:p><text:span text:style-name="T41"><text:tab/></text:span><text:span text:style-name="T41"><text:tab/></text:span><text:span text:style-name="T41"><text:tab/></text:span><text:span text:style-name="T41">&lt;register&gt;</text:span></text:p>
            <text:p><text:span text:style-name="T41"><text:tab/></text:span><text:span text:style-name="T41"><text:tab/></text:span><text:span text:style-name="T41"><text:tab/></text:span><text:span text:style-name="T41"><text:tab/></text:span><text:span text:style-name="T41">&lt;number&gt;5&lt;/number</text:span></text:p>
            <text:p><text:span text:style-name="T41"><text:tab/></text:span><text:span text:style-name="T41"><text:tab/></text:span><text:span text:style-name="T41"><text:tab/></text:span><text:span text:style-name="T41"><text:tab/></text:span><text:span text:style-name="T41">&lt;value&gt;0&lt;/value&gt;</text:span></text:p>
            <text:p><text:span text:style-name="T41"><text:tab/></text:span><text:span text:style-name="T41"><text:tab/></text:span><text:span text:style-name="T41"><text:tab/></text:span><text:span text:style-name="T41">&lt;/register&gt;</text:span></text:p>
            <text:p><text:span text:style-name="T41"><text:tab/></text:span><text:span text:style-name="T41"><text:tab/></text:span><text:span text:style-name="T41"><text:tab/></text:span><text:span text:style-name="T41">&lt;register&gt;</text:span></text:p>
            <text:p><text:span text:style-name="T41"><text:tab/></text:span><text:span text:style-name="T41"><text:tab/></text:span><text:span text:style-name="T41"><text:tab/></text:span><text:span text:style-name="T41"><text:tab/></text:span><text:span text:style-name="T41">&lt;number&gt;2&lt;/number</text:span></text:p>
            <text:p><text:span text:style-name="T41"><text:tab/></text:span><text:span text:style-name="T41"><text:tab/></text:span><text:span text:style-name="T41"><text:tab/></text:span><text:span text:style-name="T41"><text:tab/></text:span><text:span text:style-name="T41">&lt;value&gt;1&lt;/value&gt;</text:span></text:p>
            <text:p><text:span text:style-name="T41"><text:tab/></text:span><text:span text:style-name="T41"><text:tab/></text:span><text:span text:style-name="T41"><text:tab/></text:span><text:span text:style-name="T41">&lt;/register&gt;</text:span></text:p>
            <text:p><text:span text:style-name="T41"><text:tab/></text:span><text:span text:style-name="T41"><text:tab/></text:span><text:span text:style-name="T41">&lt;/register_list&gt;</text:span></text:p>
            <text:p><text:span text:style-name="T41"><text:tab/></text:span><text:span text:style-name="T41">&lt;/sensor_set&gt;</text:span></text:p>
            <text:p><text:span text:style-name="T41">&lt;/task&gt;</text:span></text:p>
            <text:p><text:span text:style-name="T40">&lt;/task_request&gt;</text:span></text:p>
          </draw:text-box>
        </draw:frame>
        <draw:frame draw:style-name="gr79" draw:text-style-name="P28" draw:layer="layout" svg:width="5.043cm" svg:height="0.675cm" svg:x="2.38cm" svg:y="2.763cm">
          <draw:text-box>
            <text:p><text:span text:style-name="T39">- получить (request)</text:span></text:p>
          </draw:text-box>
        </draw:frame>
        <draw:frame draw:style-name="gr3" draw:text-style-name="P29" draw:layer="layout" svg:width="4.567cm" svg:height="2.363cm" svg:x="11.364cm" svg:y="3.139cm">
          <draw:text-box>
            <text:p><text:span text:style-name="T41">&lt;task_response&gt;</text:span></text:p>
            <text:p><text:span text:style-name="T41">&lt;task&gt;</text:span></text:p>
            <text:p><text:span text:style-name="T41"><text:tab/></text:span><text:span text:style-name="T41">&lt;id&gt; 21452 &lt;/id&gt;</text:span></text:p>
            <text:p><text:span text:style-name="T41"><text:tab/></text:span><text:span text:style-name="T41">&lt;value&gt;OK&lt;/value&gt;</text:span></text:p>
            <text:p><text:span text:style-name="T41">&lt;/task&gt;</text:span></text:p>
            <text:p><text:span text:style-name="T41">&lt;/task_response&gt;</text:span></text:p>
          </draw:text-box>
        </draw:frame>
        <draw:frame draw:style-name="gr79" draw:text-style-name="P28" draw:layer="layout" svg:width="4.916cm" svg:height="0.675cm" svg:x="13.48cm" svg:y="2.764cm">
          <draw:text-box>
            <text:p><text:span text:style-name="T39">- получить (response)</text:span></text:p>
          </draw:text-box>
        </draw:frame>
        <draw:frame draw:style-name="gr3" draw:text-style-name="P29" draw:layer="layout" svg:width="5.253cm" svg:height="2.363cm" svg:x="11.364cm" svg:y="5.74cm">
          <draw:text-box>
            <text:p><text:span text:style-name="T41">&lt;task_response&gt;</text:span></text:p>
            <text:p><text:span text:style-name="T41">&lt;task&gt;</text:span></text:p>
            <text:p><text:span text:style-name="T41"><text:tab/></text:span><text:span text:style-name="T41">&lt;id&gt; 21452 &lt;/id&gt;</text:span></text:p>
            <text:p><text:span text:style-name="T41"><text:tab/></text:span><text:span text:style-name="T41">&lt;value&gt;ERROR&lt;/value&gt;</text:span></text:p>
            <text:p><text:span text:style-name="T41">&lt;/task&gt;</text:span></text:p>
            <text:p><text:span text:style-name="T41">&lt;/task_response&gt;</text:span></text:p>
          </draw:text-box>
        </draw:frame>
        <draw:line draw:style-name="gr80" draw:text-style-name="P1" draw:layer="layout" svg:x1="10.885cm" svg:y1="5.726cm" svg:x2="19.662cm" svg:y2="5.726cm">
          <text:p/>
        </draw:line>
        <draw:frame draw:style-name="gr3" draw:text-style-name="P23" draw:layer="layout" svg:width="7.373cm" svg:height="0.725cm" svg:x="7.023cm" svg:y="0.173cm">
          <draw:text-box>
            <text:p><text:span text:style-name="T18">Пример информационного обмена</text:span></text:p>
          </draw:text-box>
        </draw:frame>
        <draw:frame draw:name="установить значение сенсора/датчика" draw:style-name="gr3" draw:text-style-name="P23" draw:layer="layout" svg:width="8.071cm" svg:height="0.725cm" svg:x="6.681cm" svg:y="1.358cm">
          <draw:text-box>
            <text:p><text:span text:style-name="T18">Установить значение сенсора/датчика</text:span></text:p>
          </draw:text-box>
        </draw:frame>
        <draw:frame draw:style-name="gr3" draw:text-style-name="P33" draw:layer="layout" svg:width="3.558cm" svg:height="0.735cm" svg:x="1.188cm" svg:y="1.301cm">
          <draw:text-box>
            <text:p><text:span text:style-name="T48">&lt;enabled&gt; - может быть пустое</text:span></text:p>
            <text:p><text:span text:style-name="T48">&lt;value&gt; - может быть пустое</text:span></text:p>
          </draw:text-box>
        </draw:frame>
        <draw:frame draw:style-name="gr3" draw:text-style-name="P29" draw:layer="layout" svg:width="11.466cm" svg:height="0.603cm" svg:x="7.853cm" svg:y="1.781cm">
          <draw:text-box>
            <text:p><text:span text:style-name="T40">Module -&gt; fenomen.module.core.service_task.handler.TaskHandlerSensorSet</text:span></text:p>
          </draw:text-box>
        </draw:frame>
        <draw:frame draw:style-name="gr3" draw:text-style-name="P30" draw:layer="layout" svg:width="16.377cm" svg:height="0.603cm" svg:x="2.553cm" svg:y="2.282cm">
          <draw:text-box>
            <text:p><text:span text:style-name="T42">Server -&gt; </text:span><text:span text:style-name="T43">fenomen.module.web_service.service_implementation.information_handler.</text:span><text:span text:style-name="T42">InformationImplementation</text:span></text:p>
          </draw:text-box>
        </draw:frame>
        <draw:line draw:style-name="gr82" draw:text-style-name="P1" draw:layer="layout" svg:x1="2.118cm" svg:y1="2.226cm" svg:x2="16.714cm" svg:y2="2.226cm">
          <text:p/>
        </draw:line>
        <draw:line draw:style-name="gr83" draw:text-style-name="P1" draw:layer="layout" svg:x1="16.714cm" svg:y1="2.726cm" svg:x2="2.118cm" svg:y2="2.726cm">
          <text:p/>
        </draw:line>
        <draw:frame draw:style-name="gr79" draw:text-style-name="P31" draw:layer="layout" svg:width="4.434cm" svg:height="0.675cm" svg:x="3.853cm" svg:y="3.439cm">
          <draw:text-box>
            <text:p><text:span text:style-name="T44">TaskDataSensorSet</text:span></text:p>
          </draw:text-box>
        </draw:frame>
      </draw:page>
      <draw:page draw:name="page16" draw:style-name="dp1" draw:master-page-name="Обычный">
        <office:forms form:automatic-focus="false" form:apply-design-mode="false"/>
        <draw:frame draw:name="настройки ThreadHearBeat" draw:style-name="gr81" draw:text-style-name="P22" draw:layer="layout" svg:width="2.402cm" svg:height="0.657cm" svg:x="17.602cm" svg:y="1.002cm">
          <draw:text-box>
            <text:p><text:span text:style-name="T39"><text:a xlink:href="#Task description">Настройки</text:a></text:span></text:p>
          </draw:text-box>
        </draw:frame>
        <draw:rect draw:style-name="gr76" draw:text-style-name="P1" draw:layer="layout" svg:width="19cm" svg:height="10.781cm" svg:x="1.006cm" svg:y="4.035cm">
          <text:p/>
        </draw:rect>
        <draw:frame draw:style-name="gr3" draw:text-style-name="P34" draw:layer="layout" svg:width="9.223cm" svg:height="3.113cm" svg:x="0.965cm" svg:y="4.838cm">
          <draw:text-box>
            <text:p><text:span text:style-name="T49">&lt;task_request&gt;</text:span></text:p>
            <text:p><text:span text:style-name="T50">&lt;task&gt;</text:span></text:p>
            <text:p><text:span text:style-name="T50"><text:tab/></text:span><text:span text:style-name="T50">&lt;alarm_checker&gt;</text:span></text:p>
            <text:p><text:span text:style-name="T50"><text:tab/></text:span><text:span text:style-name="T50"><text:tab/></text:span><text:span text:style-name="T50">&lt;id_modbus&gt;0&lt;/id_modbus&gt;</text:span></text:p>
            <text:p><text:span text:style-name="T50">&lt;!-- можно сказать что это команда синхронизации с сервером --&gt;</text:span></text:p>
            <text:p><text:span text:style-name="T50"><text:tab/></text:span><text:span text:style-name="T50"><text:tab/></text:span><text:span text:style-name="T50">&lt;get_list /&gt;</text:span></text:p>
            <text:p><text:span text:style-name="T50"><text:tab/></text:span><text:span text:style-name="T50">&lt;/alarm_checker&gt;</text:span></text:p>
            <text:p><text:span text:style-name="T50">&lt;/task&gt;</text:span></text:p>
            <text:p><text:span text:style-name="T49">&lt;/task_request&gt;</text:span></text:p>
          </draw:text-box>
        </draw:frame>
        <draw:frame draw:style-name="gr79" draw:text-style-name="P28" draw:layer="layout" svg:width="8.202cm" svg:height="0.675cm" svg:x="1.281cm" svg:y="3.963cm">
          <draw:text-box>
            <text:p><text:span text:style-name="T39">- получить список описаний (request)</text:span></text:p>
          </draw:text-box>
        </draw:frame>
        <draw:frame draw:style-name="gr3" draw:text-style-name="P34" draw:layer="layout" svg:width="10.311cm" svg:height="8.837cm" svg:x="9.865cm" svg:y="4.439cm">
          <draw:text-box>
            <text:p><text:span text:style-name="T50">&lt;task_response&gt; &lt;task&gt;</text:span></text:p>
            <text:p><text:span text:style-name="T50"><text:tab/></text:span><text:span text:style-name="T50">&lt;id&gt; 21452 &lt;/id&gt;</text:span></text:p>
            <text:p><text:span text:style-name="T50"><text:tab/></text:span><text:span text:style-name="T50">&lt;value&gt;OK&lt;/value&gt;</text:span></text:p>
            <text:p><text:span text:style-name="T50"><text:tab/></text:span><text:span text:style-name="T50">&lt;alarm_checker&gt;</text:span></text:p>
            <text:p><text:span text:style-name="T50"><text:tab/></text:span><text:span text:style-name="T50"><text:tab/></text:span><text:span text:style-name="T50">&lt;id_modbus&gt;1&lt;/id_modbus&gt;</text:span></text:p>
            <text:p><text:span text:style-name="T50"><text:tab/></text:span><text:span text:style-name="T50"><text:tab/></text:span><text:span text:style-name="T50">&lt;list&gt;</text:span></text:p>
            <text:p><text:span text:style-name="T50"><text:tab/></text:span><text:span text:style-name="T50"><text:tab/></text:span><text:span text:style-name="T50"><text:tab/></text:span><text:span text:style-name="T50">&lt;checker&gt;</text:span></text:p>
            <text:p><text:span text:style-name="T50"><text:tab/></text:span><text:span text:style-name="T50"><text:tab/></text:span><text:span text:style-name="T50"><text:tab/></text:span><text:span text:style-name="T50"><text:tab/></text:span><text:span text:style-name="T50">&lt;id&gt;0&lt;/id&gt;&lt;!-- контекст id_modbus--&gt;</text:span></text:p>
            <text:p><text:span text:style-name="T50"><text:tab/></text:span><text:span text:style-name="T50"><text:tab/></text:span><text:span text:style-name="T50"><text:tab/></text:span><text:span text:style-name="T50"><text:tab/></text:span><text:span text:style-name="T50">&lt;id_modbus&gt;1&lt;/id_modbus&gt;</text:span></text:p>
            <text:p><text:span text:style-name="T51"><text:tab/></text:span><text:span text:style-name="T51"><text:tab/></text:span><text:span text:style-name="T51"><text:tab/></text:span><text:span text:style-name="T51"><text:tab/></text:span><text:span text:style-name="T51">&lt;register&gt;10&lt;/register&gt;</text:span></text:p>
            <text:p><text:span text:style-name="T51"><text:tab/></text:span><text:span text:style-name="T51"><text:tab/></text:span><text:span text:style-name="T51"><text:tab/></text:span><text:span text:style-name="T51"><text:tab/></text:span><text:span text:style-name="T51">&lt;id_file&gt;22431&lt;/id_file&gt;</text:span></text:p>
            <text:p><text:span text:style-name="T50"><text:tab/></text:span><text:span text:style-name="T50"><text:tab/></text:span><text:span text:style-name="T50"><text:tab/></text:span><text:span text:style-name="T50"><text:tab/></text:span><text:span text:style-name="T50">&lt;description&gt;</text:span></text:p>
            <text:p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описание №0</text:span></text:p>
            <text:p><text:span text:style-name="T50"><text:tab/></text:span><text:span text:style-name="T50"><text:tab/></text:span><text:span text:style-name="T50"><text:tab/></text:span><text:span text:style-name="T50"><text:tab/></text:span><text:span text:style-name="T50">&lt;/description&gt;</text:span></text:p>
            <text:p><text:span text:style-name="T50"><text:tab/></text:span><text:span text:style-name="T50"><text:tab/></text:span><text:span text:style-name="T50"><text:tab/></text:span><text:span text:style-name="T50">&lt;/checker&gt;</text:span></text:p>
            <text:p><text:span text:style-name="T50"><text:tab/></text:span><text:span text:style-name="T50"><text:tab/></text:span><text:span text:style-name="T50"><text:tab/></text:span><text:span text:style-name="T50">&lt;checker&gt;</text:span></text:p>
            <text:p><text:span text:style-name="T50"><text:tab/></text:span><text:span text:style-name="T50"><text:tab/></text:span><text:span text:style-name="T50"><text:tab/></text:span><text:span text:style-name="T50"><text:tab/></text:span><text:span text:style-name="T50">&lt;id&gt;1&lt;/id&gt;&lt;!-- контекст id_modbus--&gt;</text:span></text:p>
            <text:p><text:span text:style-name="T50"><text:tab/></text:span><text:span text:style-name="T50"><text:tab/></text:span><text:span text:style-name="T50"><text:tab/></text:span><text:span text:style-name="T50"><text:tab/></text:span><text:span text:style-name="T50">&lt;id_modbus&gt;1&lt;/id_modbus&gt;</text:span></text:p>
            <text:p><text:span text:style-name="T51"><text:tab/></text:span><text:span text:style-name="T51"><text:tab/></text:span><text:span text:style-name="T51"><text:tab/></text:span><text:span text:style-name="T51"><text:tab/></text:span><text:span text:style-name="T51">&lt;register&gt;10&lt;/register&gt;</text:span></text:p>
            <text:p><text:span text:style-name="T51"><text:tab/></text:span><text:span text:style-name="T51"><text:tab/></text:span><text:span text:style-name="T51"><text:tab/></text:span><text:span text:style-name="T51"><text:tab/></text:span><text:span text:style-name="T51">&lt;id_file&gt;23452&lt;/id_file&gt;</text:span></text:p>
            <text:p><text:span text:style-name="T50"><text:tab/></text:span><text:span text:style-name="T50"><text:tab/></text:span><text:span text:style-name="T50"><text:tab/></text:span><text:span text:style-name="T50"><text:tab/></text:span><text:span text:style-name="T50">&lt;description&gt;</text:span></text:p>
            <text:p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описание №1</text:span></text:p>
            <text:p><text:span text:style-name="T50"><text:tab/></text:span><text:span text:style-name="T50"><text:tab/></text:span><text:span text:style-name="T50"><text:tab/></text:span><text:span text:style-name="T50"><text:tab/></text:span><text:span text:style-name="T50">&lt;/description&gt;</text:span></text:p>
            <text:p><text:span text:style-name="T50"><text:tab/></text:span><text:span text:style-name="T50"><text:tab/></text:span><text:span text:style-name="T50"><text:tab/></text:span><text:span text:style-name="T50">&lt;/checker&gt;</text:span></text:p>
            <text:p><text:span text:style-name="T50"><text:tab/></text:span><text:span text:style-name="T50"><text:tab/></text:span><text:span text:style-name="T50">&lt;/list&gt;</text:span></text:p>
            <text:p><text:span text:style-name="T50"><text:tab/></text:span><text:span text:style-name="T50">&lt;/alarm_checker&gt;</text:span></text:p>
            <text:p><text:span text:style-name="T50">&lt;/task&gt; &lt;/task_response&gt;</text:span></text:p>
          </draw:text-box>
        </draw:frame>
        <draw:frame draw:style-name="gr3" draw:text-style-name="P34" draw:layer="layout" svg:width="4.859cm" svg:height="1.841cm" svg:x="9.865cm" svg:y="13.078cm">
          <draw:text-box>
            <text:p><text:span text:style-name="T50">&lt;task_response&gt; &lt;task&gt;</text:span></text:p>
            <text:p><text:span text:style-name="T50"><text:tab/></text:span><text:span text:style-name="T50">&lt;id&gt; 21452 &lt;/id&gt;</text:span></text:p>
            <text:p><text:span text:style-name="T50"><text:tab/></text:span><text:span text:style-name="T50">&lt;value&gt;ERROR&lt;/value&gt;</text:span></text:p>
            <text:p><text:span text:style-name="T50">&lt;/task&gt;</text:span></text:p>
            <text:p><text:span text:style-name="T50">&lt;/task_response&gt;</text:span></text:p>
          </draw:text-box>
        </draw:frame>
        <draw:line draw:style-name="gr80" draw:text-style-name="P1" draw:layer="layout" svg:x1="10.886cm" svg:y1="13.223cm" svg:x2="19.663cm" svg:y2="13.223cm">
          <text:p/>
        </draw:line>
        <draw:frame draw:style-name="gr3" draw:text-style-name="P23" draw:layer="layout" svg:width="7.373cm" svg:height="0.725cm" svg:x="7.024cm" svg:y="0.173cm">
          <draw:text-box>
            <text:p><text:span text:style-name="T18">Пример информационного обмена</text:span></text:p>
          </draw:text-box>
        </draw:frame>
        <draw:frame draw:name="AlarmChecker" draw:style-name="gr3" draw:text-style-name="P35" draw:layer="layout" svg:width="3.368cm" svg:height="0.738cm" svg:x="8.882cm" svg:y="0.9cm">
          <draw:text-box>
            <text:p><text:span text:style-name="T30">AlarmChecker</text:span></text:p>
          </draw:text-box>
        </draw:frame>
        <draw:frame draw:style-name="gr3" draw:text-style-name="P7" draw:layer="layout" svg:width="5.006cm" svg:height="1.807cm" svg:x="8.225cm" svg:y="1.374cm">
          <draw:text-box>
            <text:p><text:span text:style-name="T7">- получить список описаний</text:span></text:p>
            <text:p><text:span text:style-name="T7">- добавить</text:span></text:p>
            <text:p><text:span text:style-name="T7">- изменить</text:span></text:p>
            <text:p><text:span text:style-name="T7">- удалить </text:span></text:p>
          </draw:text-box>
        </draw:frame>
        <draw:frame draw:style-name="gr79" draw:text-style-name="P28" draw:layer="layout" svg:width="8.202cm" svg:height="0.675cm" svg:x="11.981cm" svg:y="3.964cm">
          <draw:text-box>
            <text:p><text:span text:style-name="T39">- получить список описаний (response)</text:span></text:p>
          </draw:text-box>
        </draw:frame>
        <draw:rect draw:style-name="gr76" draw:text-style-name="P1" draw:layer="layout" svg:width="19cm" svg:height="5.106cm" svg:x="1.006cm" svg:y="14.914cm">
          <text:p/>
        </draw:rect>
        <draw:frame draw:style-name="gr3" draw:text-style-name="P34" draw:layer="layout" svg:width="6.944cm" svg:height="4.067cm" svg:x="0.965cm" svg:y="15.138cm">
          <draw:text-box>
            <text:p><text:span text:style-name="T49">&lt;task_request&gt;</text:span></text:p>
            <text:p><text:span text:style-name="T50">&lt;task&gt;</text:span></text:p>
            <text:p><text:span text:style-name="T50"><text:tab/></text:span><text:span text:style-name="T50">&lt;alarm_checker&gt;</text:span></text:p>
            <text:p><text:span text:style-name="T50"><text:tab/></text:span><text:span text:style-name="T50"><text:tab/></text:span><text:span text:style-name="T50">&lt;id_modbus&gt;0&lt;/id_modbus&gt;</text:span></text:p>
            <text:p><text:span text:style-name="T50"><text:tab/></text:span><text:span text:style-name="T50"><text:tab/></text:span><text:span text:style-name="T50">&lt;register&gt; 5&lt;/register&gt;</text:span></text:p>
            <text:p><text:span text:style-name="T50"><text:tab/></text:span><text:span text:style-name="T50"><text:tab/></text:span><text:span text:style-name="T50">&lt;add&gt;</text:span></text:p>
            <text:p><text:span text:style-name="T50">&lt;!-- module_information_checker.id--&gt;</text:span></text:p>
            <text:p><text:span text:style-name="T50"><text:tab/></text:span><text:span text:style-name="T50"><text:tab/></text:span><text:span text:style-name="T50"><text:tab/></text:span><text:span text:style-name="T50">&lt;id_file&gt;214&lt;/id_file&gt;</text:span></text:p>
            <text:p><text:span text:style-name="T50"><text:tab/></text:span><text:span text:style-name="T50"><text:tab/></text:span><text:span text:style-name="T50">&lt;/add&gt;</text:span></text:p>
            <text:p><text:span text:style-name="T50"><text:tab/></text:span><text:span text:style-name="T50">&lt;/alarm_checker&gt;</text:span></text:p>
            <text:p><text:span text:style-name="T50">&lt;/task&gt;</text:span></text:p>
            <text:p><text:span text:style-name="T49">&lt;task_request&gt;</text:span></text:p>
          </draw:text-box>
        </draw:frame>
        <draw:frame draw:style-name="gr79" draw:text-style-name="P28" draw:layer="layout" svg:width="8.202cm" svg:height="0.675cm" svg:x="1.281cm" svg:y="14.763cm">
          <draw:text-box>
            <text:p><text:span text:style-name="T39">- добавить (request) </text:span></text:p>
          </draw:text-box>
        </draw:frame>
        <draw:frame draw:style-name="gr3" draw:text-style-name="P24" draw:layer="layout" svg:width="8.104cm" svg:height="3.878cm" svg:x="9.865cm" svg:y="14.973cm">
          <draw:text-box>
            <text:p><text:span text:style-name="T32">&lt;task_response&gt;</text:span></text:p>
            <text:p><text:span text:style-name="T32">&lt;task&gt;</text:span></text:p>
            <text:p><text:span text:style-name="T32"><text:tab/></text:span><text:span text:style-name="T32">&lt;id&gt; 21452 &lt;/id&gt;</text:span></text:p>
            <text:p><text:span text:style-name="T32"><text:tab/></text:span><text:span text:style-name="T32">&lt;value&gt;OK&lt;/value&gt;</text:span></text:p>
            <text:p><text:span text:style-name="T32"><text:tab/></text:span><text:span text:style-name="T32">&lt;alarm_checker&gt;</text:span></text:p>
            <text:p><text:span text:style-name="T32"><text:tab/></text:span><text:span text:style-name="T32"><text:tab/></text:span><text:span text:style-name="T32">&lt;id_modbus&gt;0&lt;/id_modbus&gt;</text:span></text:p>
            <text:p><text:span text:style-name="T32"><text:tab/></text:span><text:span text:style-name="T32"><text:tab/></text:span><text:span text:style-name="T32">&lt;add_confirm&gt;</text:span></text:p>
            <text:p><text:span text:style-name="T32"><text:tab/></text:span><text:span text:style-name="T32"><text:tab/></text:span><text:span text:style-name="T32"><text:tab/></text:span><text:span text:style-name="T32">&lt;register&gt;5&lt;/register&gt;</text:span></text:p>
            <text:p><text:span text:style-name="T32"><text:tab/></text:span><text:span text:style-name="T32"><text:tab/></text:span><text:span text:style-name="T32"><text:tab/></text:span><text:span text:style-name="T32">&lt;id_file&gt;214&lt;/id_file&gt;</text:span></text:p>
            <text:p><text:span text:style-name="T32"><text:tab/></text:span><text:span text:style-name="T32"><text:tab/></text:span><text:span text:style-name="T32"><text:tab/></text:span><text:span text:style-name="T32">&lt;id_on_module&gt;2&lt;/id_on_module&gt;</text:span></text:p>
            <text:p><text:span text:style-name="T32"><text:tab/></text:span><text:span text:style-name="T32"><text:tab/></text:span><text:span text:style-name="T32">&lt;/add_confirm&gt;</text:span></text:p>
            <text:p><text:span text:style-name="T32"><text:tab/></text:span><text:span text:style-name="T32">&lt;/alarm_checker&gt;</text:span></text:p>
            <text:p><text:span text:style-name="T32">&lt;/task&gt;&lt;/task_response&gt;</text:span></text:p>
          </draw:text-box>
        </draw:frame>
        <draw:frame draw:style-name="gr3" draw:text-style-name="P24" draw:layer="layout" svg:width="4.453cm" svg:height="1.646cm" svg:x="9.865cm" svg:y="18.56cm">
          <draw:text-box>
            <text:p><text:span text:style-name="T32">&lt;task_response&gt; &lt;task&gt;</text:span></text:p>
            <text:p><text:span text:style-name="T32"><text:tab/></text:span><text:span text:style-name="T32">&lt;id&gt; 21452 &lt;/id&gt;</text:span></text:p>
            <text:p><text:span text:style-name="T32"><text:tab/></text:span><text:span text:style-name="T32">&lt;value&gt;ERROR&lt;/value&gt;</text:span></text:p>
            <text:p><text:span text:style-name="T32">&lt;/task&gt;</text:span></text:p>
            <text:p><text:span text:style-name="T32">&lt;/task_response&gt;</text:span></text:p>
          </draw:text-box>
        </draw:frame>
        <draw:line draw:style-name="gr80" draw:text-style-name="P1" draw:layer="layout" svg:x1="10.886cm" svg:y1="18.722cm" svg:x2="19.663cm" svg:y2="18.722cm">
          <text:p/>
        </draw:line>
        <draw:frame draw:style-name="gr79" draw:text-style-name="P28" draw:layer="layout" svg:width="8.202cm" svg:height="0.675cm" svg:x="11.981cm" svg:y="14.764cm">
          <draw:text-box>
            <text:p><text:span text:style-name="T39">- добавить (response)</text:span></text:p>
          </draw:text-box>
        </draw:frame>
        <draw:rect draw:style-name="gr76" draw:text-style-name="P1" draw:layer="layout" svg:width="19cm" svg:height="4.488cm" svg:x="1.006cm" svg:y="20.125cm">
          <text:p/>
        </draw:rect>
        <draw:frame draw:style-name="gr3" draw:text-style-name="P34" draw:layer="layout" svg:width="9.007cm" svg:height="4.385cm" svg:x="0.965cm" svg:y="20.325cm">
          <draw:text-box>
            <text:p><text:span text:style-name="T49">&lt;task_request&gt;</text:span></text:p>
            <text:p><text:span text:style-name="T50">&lt;task&gt;</text:span></text:p>
            <text:p><text:span text:style-name="T50"><text:tab/></text:span><text:span text:style-name="T50">&lt;alarm_checker&gt;</text:span></text:p>
            <text:p><text:span text:style-name="T50"><text:tab/></text:span><text:span text:style-name="T50"><text:tab/></text:span><text:span text:style-name="T50">&lt;id_modbus&gt;0&lt;/id_sensor&gt;</text:span></text:p>
            <text:p><text:span text:style-name="T50"><text:tab/></text:span><text:span text:style-name="T50"><text:tab/></text:span><text:span text:style-name="T50">&lt;register&gt; 5&lt;/register&gt;</text:span></text:p>
            <text:p><text:span text:style-name="T50"><text:tab/></text:span><text:span text:style-name="T50"><text:tab/></text:span><text:span text:style-name="T50">&lt;replace&gt;</text:span></text:p>
            <text:p><text:span text:style-name="T50">&lt;!-- module_alarm_checker.id ( назначеный при чтении файла)--&gt;</text:span></text:p>
            <text:p><text:span text:style-name="T50"><text:tab/></text:span><text:span text:style-name="T50"><text:tab/></text:span><text:span text:style-name="T50"><text:tab/></text:span><text:span text:style-name="T50">&lt;id_checker&gt;214&lt;/id_checker&gt;</text:span></text:p>
            <text:p><text:span text:style-name="T50">&lt;!-- module_alarm_checker.id--&gt;</text:span></text:p>
            <text:p><text:span text:style-name="T50"><text:tab/></text:span><text:span text:style-name="T50"><text:tab/></text:span><text:span text:style-name="T50"><text:tab/></text:span><text:span text:style-name="T50">&lt;id_file&gt;214&lt;/id_file&gt;</text:span></text:p>
            <text:p><text:span text:style-name="T50"><text:tab/></text:span><text:span text:style-name="T50"><text:tab/></text:span><text:span text:style-name="T50">&lt;/replcace&gt;</text:span></text:p>
            <text:p><text:span text:style-name="T50"><text:tab/></text:span><text:span text:style-name="T50">&lt;/alarm_checker&gt;</text:span></text:p>
            <text:p><text:span text:style-name="T50">&lt;/task&gt;</text:span><text:span text:style-name="T49">&lt;/task_request&gt;</text:span></text:p>
          </draw:text-box>
        </draw:frame>
        <draw:frame draw:style-name="gr79" draw:text-style-name="P28" draw:layer="layout" svg:width="8.202cm" svg:height="0.675cm" svg:x="1.281cm" svg:y="19.95cm">
          <draw:text-box>
            <text:p><text:span text:style-name="T39">- изменить (request)</text:span></text:p>
          </draw:text-box>
        </draw:frame>
        <draw:frame draw:style-name="gr3" draw:text-style-name="P36" draw:layer="layout" svg:width="4.453cm" svg:height="1.367cm" svg:x="9.865cm" svg:y="23.427cm">
          <draw:text-box>
            <text:p><text:span text:style-name="T52">&lt;task_response&gt; &lt;task&gt;</text:span></text:p>
            <text:p><text:span text:style-name="T52"><text:tab/></text:span><text:span text:style-name="T52">&lt;id&gt; 21452 &lt;/id&gt;</text:span></text:p>
            <text:p><text:span text:style-name="T52"><text:tab/></text:span><text:span text:style-name="T52">&lt;value&gt;ERROR&lt;/value&gt;</text:span></text:p>
            <text:p><text:span text:style-name="T52">&lt;/task&gt;&lt;/task_response&gt;</text:span></text:p>
          </draw:text-box>
        </draw:frame>
        <draw:line draw:style-name="gr80" draw:text-style-name="P1" draw:layer="layout" svg:x1="10.886cm" svg:y1="23.573cm" svg:x2="19.663cm" svg:y2="23.573cm">
          <text:p/>
        </draw:line>
        <draw:frame draw:style-name="gr79" draw:text-style-name="P28" draw:layer="layout" svg:width="5.278cm" svg:height="0.675cm" svg:x="13.181cm" svg:y="19.951cm">
          <draw:text-box>
            <text:p><text:span text:style-name="T39">- изменить (response)</text:span></text:p>
          </draw:text-box>
        </draw:frame>
        <draw:rect draw:style-name="gr76" draw:text-style-name="P1" draw:layer="layout" svg:width="19cm" svg:height="3.976cm" svg:x="1.006cm" svg:y="24.727cm">
          <text:p/>
        </draw:rect>
        <draw:frame draw:style-name="gr3" draw:text-style-name="P34" draw:layer="layout" svg:width="9.007cm" svg:height="3.749cm" svg:x="0.965cm" svg:y="25.039cm">
          <draw:text-box>
            <text:p><text:span text:style-name="T49">&lt;task_request&gt;</text:span></text:p>
            <text:p><text:span text:style-name="T50">&lt;task&gt;</text:span></text:p>
            <text:p><text:span text:style-name="T50"><text:tab/></text:span><text:span text:style-name="T50">&lt;alarm_checker&gt;</text:span></text:p>
            <text:p><text:span text:style-name="T50"><text:tab/></text:span><text:span text:style-name="T50"><text:tab/></text:span><text:span text:style-name="T50">&lt;id_modbus&gt;0&lt;/id_sensor&gt;</text:span></text:p>
            <text:p><text:span text:style-name="T50"><text:tab/></text:span><text:span text:style-name="T50"><text:tab/></text:span><text:span text:style-name="T50">&lt;register&gt; 5&lt;/register&gt;</text:span></text:p>
            <text:p><text:span text:style-name="T50"><text:tab/></text:span><text:span text:style-name="T50"><text:tab/></text:span><text:span text:style-name="T50">&lt;remove&gt;</text:span></text:p>
            <text:p><text:span text:style-name="T50">&lt;!-- module_alarm_checker.id ( назначеный при чтении файла)--&gt;</text:span></text:p>
            <text:p><text:span text:style-name="T50"><text:tab/></text:span><text:span text:style-name="T50"><text:tab/></text:span><text:span text:style-name="T50"><text:tab/></text:span><text:span text:style-name="T50">&lt;id_checker&gt;2&lt;/id_checker&gt;</text:span></text:p>
            <text:p><text:span text:style-name="T50"><text:tab/></text:span><text:span text:style-name="T50"><text:tab/></text:span><text:span text:style-name="T50">&lt;/remove&gt;</text:span></text:p>
            <text:p><text:span text:style-name="T50"><text:tab/></text:span><text:span text:style-name="T50">&lt;/alarm_checker&gt;</text:span></text:p>
            <text:p><text:span text:style-name="T50">&lt;/task&gt;</text:span><text:span text:style-name="T49">&lt;/task_request&gt;</text:span></text:p>
          </draw:text-box>
        </draw:frame>
        <draw:frame draw:style-name="gr79" draw:text-style-name="P28" draw:layer="layout" svg:width="8.202cm" svg:height="0.675cm" svg:x="1.281cm" svg:y="24.564cm">
          <draw:text-box>
            <text:p><text:span text:style-name="T39">- удалить (request)</text:span></text:p>
          </draw:text-box>
        </draw:frame>
        <draw:frame draw:style-name="gr3" draw:text-style-name="P34" draw:layer="layout" svg:width="4.25cm" svg:height="1.523cm" svg:x="9.865cm" svg:y="25.24cm">
          <draw:text-box>
            <text:p><text:span text:style-name="T50">&lt;task_response&gt;&lt;task&gt;</text:span></text:p>
            <text:p><text:span text:style-name="T50"><text:tab/></text:span><text:span text:style-name="T50">&lt;id&gt; 21452 &lt;/id&gt;</text:span></text:p>
            <text:p><text:span text:style-name="T50"><text:tab/></text:span><text:span text:style-name="T50">&lt;value&gt;OK&lt;/value&gt;</text:span></text:p>
            <text:p><text:span text:style-name="T50">&lt;/task&gt;&lt;/task_response&gt;</text:span></text:p>
          </draw:text-box>
        </draw:frame>
        <draw:frame draw:style-name="gr3" draw:text-style-name="P34" draw:layer="layout" svg:width="4.859cm" svg:height="1.523cm" svg:x="9.865cm" svg:y="26.841cm">
          <draw:text-box>
            <text:p><text:span text:style-name="T50">&lt;task_response&gt;&lt;task&gt;</text:span></text:p>
            <text:p><text:span text:style-name="T50"><text:tab/></text:span><text:span text:style-name="T50">&lt;id&gt; 21452 &lt;/id&gt;</text:span></text:p>
            <text:p><text:span text:style-name="T50"><text:tab/></text:span><text:span text:style-name="T50">&lt;value&gt;ERROR&lt;/value&gt;</text:span></text:p>
            <text:p><text:span text:style-name="T50">&lt;/task&gt;&lt;/task_response&gt;</text:span></text:p>
          </draw:text-box>
        </draw:frame>
        <draw:line draw:style-name="gr80" draw:text-style-name="P1" draw:layer="layout" svg:x1="10.886cm" svg:y1="26.827cm" svg:x2="19.663cm" svg:y2="26.827cm">
          <text:p/>
        </draw:line>
        <draw:frame draw:style-name="gr79" draw:text-style-name="P28" draw:layer="layout" svg:width="8.202cm" svg:height="0.675cm" svg:x="11.981cm" svg:y="24.565cm">
          <draw:text-box>
            <text:p><text:span text:style-name="T39">- удалить (response)</text:span></text:p>
          </draw:text-box>
        </draw:frame>
        <draw:frame draw:style-name="gr3" draw:text-style-name="P2" draw:layer="layout" svg:width="5.044cm" svg:height="1.945cm" svg:x="1.226cm" svg:y="1.075cm">
          <draw:text-box>
            <text:p><text:span text:style-name="T1">&lt;id&gt; - module_task.id</text:span></text:p>
            <text:p><text:span text:style-name="T1">&lt;id_file&gt; - module_alarm_checker.id</text:span></text:p>
            <text:p><text:span text:style-name="T1">&lt;id_sensor&gt; - module_alarm_checker.id_sensor</text:span></text:p>
            <text:p><text:span text:style-name="T1"/></text:p>
            <text:p><text:span text:style-name="T1"/></text:p>
            <text:p><text:span text:style-name="T1">&lt;id_checker&gt; - module_alarm_checker.id</text:span></text:p>
            <text:p><text:span text:style-name="T1">( используется как синоним для &lt;id_file&gt; )</text:span></text:p>
          </draw:text-box>
        </draw:frame>
        <draw:frame draw:style-name="gr3" draw:text-style-name="P29" draw:layer="layout" svg:width="12cm" svg:height="0.603cm" svg:x="7.854cm" svg:y="2.882cm">
          <draw:text-box>
            <text:p><text:span text:style-name="T40">Module -&gt; fenomen.module.core.service_task.handler.TaskHandlerAlarmChecker</text:span></text:p>
          </draw:text-box>
        </draw:frame>
        <draw:line draw:style-name="gr82" draw:text-style-name="P1" draw:layer="layout" svg:x1="2.119cm" svg:y1="3.327cm" svg:x2="16.715cm" svg:y2="3.327cm">
          <text:p/>
        </draw:line>
        <draw:line draw:style-name="gr83" draw:text-style-name="P1" draw:layer="layout" svg:x1="16.715cm" svg:y1="3.727cm" svg:x2="2.119cm" svg:y2="3.727cm">
          <text:p/>
        </draw:line>
        <draw:frame draw:style-name="gr3" draw:text-style-name="P29" draw:layer="layout" svg:width="17.33cm" svg:height="0.603cm" svg:x="2.754cm" svg:y="3.283cm">
          <draw:text-box>
            <text:p><text:span text:style-name="T40">Server -&gt; fenomen.module.web_service.service_implementation.information_handler.InformationHandlerAlarmChecker</text:span></text:p>
          </draw:text-box>
        </draw:frame>
        <draw:frame draw:style-name="gr79" draw:text-style-name="P31" draw:layer="layout" svg:width="4.434cm" svg:height="0.675cm" svg:x="5.049cm" svg:y="14.826cm">
          <draw:text-box>
            <text:p><text:span text:style-name="T44">TaskDataAlarmCheckerAdd</text:span></text:p>
          </draw:text-box>
        </draw:frame>
        <draw:frame draw:style-name="gr79" draw:text-style-name="P28" draw:layer="layout" svg:width="4.223cm" svg:height="0.675cm" svg:x="1.281cm" svg:y="14.764cm">
          <draw:text-box>
            <text:p><text:span text:style-name="T39">- добавить (request) </text:span></text:p>
          </draw:text-box>
        </draw:frame>
        <draw:frame draw:style-name="gr79" draw:text-style-name="P31" draw:layer="layout" svg:width="4.434cm" svg:height="0.675cm" svg:x="5.049cm" svg:y="4.427cm">
          <draw:text-box>
            <text:p><text:span text:style-name="T44">TaskDataAlarmCheckerGetList</text:span></text:p>
          </draw:text-box>
        </draw:frame>
        <draw:frame draw:style-name="gr79" draw:text-style-name="P31" draw:layer="layout" svg:width="4.741cm" svg:height="0.675cm" svg:x="5.049cm" svg:y="20.013cm">
          <draw:text-box>
            <text:p><text:span text:style-name="T44">TaskDataAlarmCheckerReplace</text:span></text:p>
          </draw:text-box>
        </draw:frame>
        <draw:frame draw:style-name="gr79" draw:text-style-name="P31" draw:layer="layout" svg:width="4.741cm" svg:height="0.675cm" svg:x="4.95cm" svg:y="24.928cm">
          <draw:text-box>
            <text:p><text:span text:style-name="T44">TaskDataAlarmCheckerRemove</text:span></text:p>
          </draw:text-box>
        </draw:frame>
        <draw:frame draw:style-name="gr3" draw:text-style-name="P24" draw:layer="layout" svg:width="8.104cm" svg:height="3.599cm" svg:x="9.865cm" svg:y="20.073cm">
          <draw:text-box>
            <text:p><text:span text:style-name="T32">&lt;task_response&gt;&lt;task&gt;</text:span></text:p>
            <text:p><text:span text:style-name="T32"><text:tab/></text:span><text:span text:style-name="T32">&lt;id&gt; 21452 &lt;/id&gt;</text:span></text:p>
            <text:p><text:span text:style-name="T32"><text:tab/></text:span><text:span text:style-name="T32">&lt;value&gt;OK&lt;/value&gt;</text:span></text:p>
            <text:p><text:span text:style-name="T32"><text:tab/></text:span><text:span text:style-name="T32">&lt;alarm_checker&gt;</text:span></text:p>
            <text:p><text:span text:style-name="T32"><text:tab/></text:span><text:span text:style-name="T32"><text:tab/></text:span><text:span text:style-name="T32">&lt;id_modbus&gt;0&lt;/id_modbus&gt;</text:span></text:p>
            <text:p><text:span text:style-name="T32"><text:tab/></text:span><text:span text:style-name="T32"><text:tab/></text:span><text:span text:style-name="T32">&lt;add_confirm&gt;</text:span></text:p>
            <text:p><text:span text:style-name="T32"><text:tab/></text:span><text:span text:style-name="T32"><text:tab/></text:span><text:span text:style-name="T32"><text:tab/></text:span><text:span text:style-name="T32">&lt;register&gt;5&lt;/register&gt;</text:span></text:p>
            <text:p><text:span text:style-name="T32"><text:tab/></text:span><text:span text:style-name="T32"><text:tab/></text:span><text:span text:style-name="T32"><text:tab/></text:span><text:span text:style-name="T32">&lt;id_file&gt;214&lt;/id_file&gt;</text:span></text:p>
            <text:p><text:span text:style-name="T32"><text:tab/></text:span><text:span text:style-name="T32"><text:tab/></text:span><text:span text:style-name="T32"><text:tab/></text:span><text:span text:style-name="T32">&lt;id_on_module&gt;2&lt;/id_on_module&gt;</text:span></text:p>
            <text:p><text:span text:style-name="T32"><text:tab/></text:span><text:span text:style-name="T32"><text:tab/></text:span><text:span text:style-name="T32">&lt;/add_confirm&gt;</text:span></text:p>
            <text:p><text:span text:style-name="T32"><text:tab/></text:span><text:span text:style-name="T32">&lt;/alarm_checker&gt;</text:span></text:p>
            <text:p><text:span text:style-name="T32">&lt;/task&gt;&lt;/task_response&gt;</text:span></text:p>
          </draw:text-box>
        </draw:frame>
      </draw:page>
      <draw:page draw:name="page17" draw:style-name="dp1" draw:master-page-name="Обычный">
        <office:forms form:automatic-focus="false" form:apply-design-mode="false"/>
        <draw:frame draw:name="настройки ThreadHearBeat" draw:style-name="gr81" draw:text-style-name="P22" draw:layer="layout" svg:width="2.402cm" svg:height="0.657cm" svg:x="17.602cm" svg:y="1.003cm">
          <draw:text-box>
            <text:p><text:span text:style-name="T39"><text:a xlink:href="#Task description">Настройки</text:a></text:span></text:p>
          </draw:text-box>
        </draw:frame>
        <draw:rect draw:style-name="gr76" draw:text-style-name="P1" draw:layer="layout" svg:width="19cm" svg:height="11.111cm" svg:x="1.006cm" svg:y="4.227cm">
          <text:p/>
        </draw:rect>
        <draw:frame draw:style-name="gr3" draw:text-style-name="P34" draw:layer="layout" svg:width="6.677cm" svg:height="2.795cm" svg:x="0.965cm" svg:y="4.939cm">
          <draw:text-box>
            <text:p><text:span text:style-name="T49">&lt;task_request&gt;</text:span></text:p>
            <text:p><text:span text:style-name="T50">&lt;task&gt;</text:span></text:p>
            <text:p><text:span text:style-name="T50"><text:tab/></text:span><text:span text:style-name="T50">&lt;information_checker&gt;</text:span></text:p>
            <text:p><text:span text:style-name="T50"><text:tab/></text:span><text:span text:style-name="T50"><text:tab/></text:span><text:span text:style-name="T50">&lt;id_modbus&gt;0&lt;/id_modbus&gt;</text:span></text:p>
            <text:p><text:span text:style-name="T50"><text:tab/></text:span><text:span text:style-name="T50"><text:tab/></text:span><text:span text:style-name="T50">&lt;get_list /&gt;</text:span></text:p>
            <text:p><text:span text:style-name="T50"><text:tab/></text:span><text:span text:style-name="T50">&lt;/information_checker&gt;</text:span></text:p>
            <text:p><text:span text:style-name="T50">&lt;/task&gt;</text:span></text:p>
            <text:p><text:span text:style-name="T49">&lt;/task_request&gt;</text:span></text:p>
          </draw:text-box>
        </draw:frame>
        <draw:frame draw:style-name="gr79" draw:text-style-name="P28" draw:layer="layout" svg:width="8.202cm" svg:height="0.675cm" svg:x="1.281cm" svg:y="4.098cm">
          <draw:text-box>
            <text:p><text:span text:style-name="T39">- получить список описаний (request)</text:span></text:p>
          </draw:text-box>
        </draw:frame>
        <draw:frame draw:style-name="gr3" draw:text-style-name="P34" draw:layer="layout" svg:width="9.177cm" svg:height="8.837cm" svg:x="10.465cm" svg:y="4.54cm">
          <draw:text-box>
            <text:p><text:span text:style-name="T50">&lt;task_response&gt; &lt;task&gt;</text:span></text:p>
            <text:p><text:span text:style-name="T50"><text:tab/></text:span><text:span text:style-name="T50">&lt;id&gt; 21452 &lt;/id&gt;</text:span></text:p>
            <text:p><text:span text:style-name="T50"><text:tab/></text:span><text:span text:style-name="T50">&lt;value&gt;OK&lt;/value&gt;</text:span></text:p>
            <text:p><text:span text:style-name="T50"><text:tab/></text:span><text:span text:style-name="T50">&lt;information_checker&gt;</text:span></text:p>
            <text:p><text:span text:style-name="T50"><text:tab/></text:span><text:span text:style-name="T50"><text:tab/></text:span><text:span text:style-name="T50">&lt;id_modbus&gt;0&lt;/id_modbus&gt;</text:span></text:p>
            <text:p><text:span text:style-name="T50"><text:tab/></text:span><text:span text:style-name="T50"><text:tab/></text:span><text:span text:style-name="T50">&lt;list&gt;</text:span></text:p>
            <text:p><text:span text:style-name="T50"><text:tab/></text:span><text:span text:style-name="T50"><text:tab/></text:span><text:span text:style-name="T50"><text:tab/></text:span><text:span text:style-name="T50">&lt;checker&gt;</text:span></text:p>
            <text:p><text:span text:style-name="T50"><text:tab/></text:span><text:span text:style-name="T50"><text:tab/></text:span><text:span text:style-name="T50"><text:tab/></text:span><text:span text:style-name="T50"><text:tab/></text:span><text:span text:style-name="T50">&lt;id&gt;0&lt;/id&gt;</text:span></text:p>
            <text:p><text:span text:style-name="T50"><text:tab/></text:span><text:span text:style-name="T50"><text:tab/></text:span><text:span text:style-name="T50"><text:tab/></text:span><text:span text:style-name="T50"><text:tab/></text:span><text:span text:style-name="T50">&lt;id_modbus&gt;0&lt;/id_modbus&gt;</text:span></text:p>
            <text:p><text:span text:style-name="T50"><text:tab/></text:span><text:span text:style-name="T50"><text:tab/></text:span><text:span text:style-name="T50"><text:tab/></text:span><text:span text:style-name="T50"><text:tab/></text:span><text:span text:style-name="T50">&lt;register&gt;5&lt;/register&gt;</text:span></text:p>
            <text:p><text:span text:style-name="T50"><text:tab/></text:span><text:span text:style-name="T50"><text:tab/></text:span><text:span text:style-name="T50"><text:tab/></text:span><text:span text:style-name="T50"><text:tab/></text:span><text:span text:style-name="T51">&lt;id_file&gt;2345&lt;/id_file&gt;</text:span></text:p>
            <text:p><text:span text:style-name="T50"><text:tab/></text:span><text:span text:style-name="T50"><text:tab/></text:span><text:span text:style-name="T50"><text:tab/></text:span><text:span text:style-name="T50"><text:tab/></text:span><text:span text:style-name="T50">&lt;description&gt;</text:span></text:p>
            <text:p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описание №0</text:span></text:p>
            <text:p><text:span text:style-name="T50"><text:tab/></text:span><text:span text:style-name="T50"><text:tab/></text:span><text:span text:style-name="T50"><text:tab/></text:span><text:span text:style-name="T50"><text:tab/></text:span><text:span text:style-name="T50">&lt;/description&gt;</text:span></text:p>
            <text:p><text:span text:style-name="T50"><text:tab/></text:span><text:span text:style-name="T50"><text:tab/></text:span><text:span text:style-name="T50"><text:tab/></text:span><text:span text:style-name="T50">&lt;/checker&gt;</text:span></text:p>
            <text:p><text:span text:style-name="T50"><text:tab/></text:span><text:span text:style-name="T50"><text:tab/></text:span><text:span text:style-name="T50"><text:tab/></text:span><text:span text:style-name="T50">&lt;checker&gt;</text:span></text:p>
            <text:p><text:span text:style-name="T50"><text:tab/></text:span><text:span text:style-name="T50"><text:tab/></text:span><text:span text:style-name="T50"><text:tab/></text:span><text:span text:style-name="T50"><text:tab/></text:span><text:span text:style-name="T50">&lt;id&gt;1&lt;/id&gt;</text:span></text:p>
            <text:p><text:span text:style-name="T50"><text:tab/></text:span><text:span text:style-name="T50"><text:tab/></text:span><text:span text:style-name="T50"><text:tab/></text:span><text:span text:style-name="T50"><text:tab/></text:span><text:span text:style-name="T50">&lt;id_modbus&gt;0&lt;/id_modbus&gt;</text:span></text:p>
            <text:p><text:span text:style-name="T50"><text:tab/></text:span><text:span text:style-name="T50"><text:tab/></text:span><text:span text:style-name="T50"><text:tab/></text:span><text:span text:style-name="T50"><text:tab/></text:span><text:span text:style-name="T50">&lt;register&gt;5&lt;/register&gt;</text:span></text:p>
            <text:p><text:span text:style-name="T50"><text:tab/></text:span><text:span text:style-name="T50"><text:tab/></text:span><text:span text:style-name="T50"><text:tab/></text:span><text:span text:style-name="T50"><text:tab/></text:span><text:span text:style-name="T51">&lt;id_file&gt;4571&lt;/id_file&gt;</text:span></text:p>
            <text:p><text:span text:style-name="T50"><text:tab/></text:span><text:span text:style-name="T50"><text:tab/></text:span><text:span text:style-name="T50"><text:tab/></text:span><text:span text:style-name="T50"><text:tab/></text:span><text:span text:style-name="T50">&lt;description&gt;</text:span></text:p>
            <text:p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описание №1</text:span></text:p>
            <text:p><text:span text:style-name="T50"><text:tab/></text:span><text:span text:style-name="T50"><text:tab/></text:span><text:span text:style-name="T50"><text:tab/></text:span><text:span text:style-name="T50"><text:tab/></text:span><text:span text:style-name="T50">&lt;/description&gt;</text:span></text:p>
            <text:p><text:span text:style-name="T50"><text:tab/></text:span><text:span text:style-name="T50"><text:tab/></text:span><text:span text:style-name="T50"><text:tab/></text:span><text:span text:style-name="T50">&lt;/checker&gt;</text:span></text:p>
            <text:p><text:span text:style-name="T50"><text:tab/></text:span><text:span text:style-name="T50"><text:tab/></text:span><text:span text:style-name="T50">&lt;/list&gt;</text:span></text:p>
            <text:p><text:span text:style-name="T50"><text:tab/></text:span><text:span text:style-name="T50">&lt;/information_checker&gt;</text:span></text:p>
            <text:p><text:span text:style-name="T50">&lt;/task&gt; &lt;task_response&gt;</text:span></text:p>
          </draw:text-box>
        </draw:frame>
        <draw:frame draw:style-name="gr3" draw:text-style-name="P34" draw:layer="layout" svg:width="4.859cm" svg:height="2.159cm" svg:x="10.465cm" svg:y="13.279cm">
          <draw:text-box>
            <text:p><text:span text:style-name="T50">&lt;task_response&gt;</text:span></text:p>
            <text:p><text:span text:style-name="T50">&lt;task&gt;</text:span></text:p>
            <text:p><text:span text:style-name="T50"><text:tab/></text:span><text:span text:style-name="T50">&lt;id&gt; 21452 &lt;/id&gt;</text:span></text:p>
            <text:p><text:span text:style-name="T50"><text:tab/></text:span><text:span text:style-name="T50">&lt;value&gt;ERROR&lt;/value&gt;</text:span></text:p>
            <text:p><text:span text:style-name="T50">&lt;/task&gt;</text:span></text:p>
            <text:p><text:span text:style-name="T50">&lt;/task_response&gt;</text:span></text:p>
          </draw:text-box>
        </draw:frame>
        <draw:line draw:style-name="gr80" draw:text-style-name="P1" draw:layer="layout" svg:x1="10.886cm" svg:y1="13.372cm" svg:x2="19.663cm" svg:y2="13.372cm">
          <text:p/>
        </draw:line>
        <draw:frame draw:style-name="gr3" draw:text-style-name="P23" draw:layer="layout" svg:width="7.373cm" svg:height="0.725cm" svg:x="7.024cm" svg:y="0.174cm">
          <draw:text-box>
            <text:p><text:span text:style-name="T18">Пример информационного обмена</text:span></text:p>
          </draw:text-box>
        </draw:frame>
        <draw:frame draw:name="InformationChecker" draw:style-name="gr3" draw:text-style-name="P35" draw:layer="layout" svg:width="4.507cm" svg:height="0.738cm" svg:x="8.6cm" svg:y="0.905cm">
          <draw:text-box>
            <text:p><text:span text:style-name="T30">InformationChecker</text:span></text:p>
          </draw:text-box>
        </draw:frame>
        <draw:frame draw:style-name="gr3" draw:text-style-name="P7" draw:layer="layout" svg:width="5.006cm" svg:height="1.807cm" svg:x="8.225cm" svg:y="1.475cm">
          <draw:text-box>
            <text:p><text:span text:style-name="T7">- получить список описаний</text:span></text:p>
            <text:p><text:span text:style-name="T7">- добавить</text:span></text:p>
            <text:p><text:span text:style-name="T7">- изменить</text:span></text:p>
            <text:p><text:span text:style-name="T7">- удалить</text:span></text:p>
          </draw:text-box>
        </draw:frame>
        <draw:frame draw:style-name="gr79" draw:text-style-name="P28" draw:layer="layout" svg:width="8.202cm" svg:height="0.675cm" svg:x="11.981cm" svg:y="4.099cm">
          <draw:text-box>
            <text:p><text:span text:style-name="T39">- получить список описаний (response)</text:span></text:p>
          </draw:text-box>
        </draw:frame>
        <draw:rect draw:style-name="gr76" draw:text-style-name="P1" draw:layer="layout" svg:width="19cm" svg:height="4.321cm" svg:x="1.006cm" svg:y="15.527cm">
          <text:p/>
        </draw:rect>
        <draw:frame draw:style-name="gr3" draw:text-style-name="P34" draw:layer="layout" svg:width="6.944cm" svg:height="4.067cm" svg:x="0.965cm" svg:y="15.839cm">
          <draw:text-box>
            <text:p><text:span text:style-name="T49">&lt;task_request&gt;</text:span></text:p>
            <text:p><text:span text:style-name="T50">&lt;task&gt;</text:span></text:p>
            <text:p><text:span text:style-name="T50"><text:tab/></text:span><text:span text:style-name="T50">&lt;information_checker&gt;</text:span></text:p>
            <text:p><text:span text:style-name="T50"><text:tab/></text:span><text:span text:style-name="T50"><text:tab/></text:span><text:span text:style-name="T50">&lt;id_modbus&gt;0&lt;/id_modbus&gt;</text:span></text:p>
            <text:p><text:span text:style-name="T50"><text:tab/></text:span><text:span text:style-name="T50"><text:tab/></text:span><text:span text:style-name="T50">&lt;register&gt;5&lt;/register&gt;</text:span></text:p>
            <text:p><text:span text:style-name="T50"><text:tab/></text:span><text:span text:style-name="T50"><text:tab/></text:span><text:span text:style-name="T50">&lt;add&gt;</text:span></text:p>
            <text:p><text:span text:style-name="T50">&lt;!-- module_alarm_checker.id--&gt;</text:span></text:p>
            <text:p><text:span text:style-name="T50"><text:tab/></text:span><text:span text:style-name="T50"><text:tab/></text:span><text:span text:style-name="T50"><text:tab/></text:span><text:span text:style-name="T50">&lt;id_file&gt;214&lt;/id_file&gt;</text:span></text:p>
            <text:p><text:span text:style-name="T50"><text:tab/></text:span><text:span text:style-name="T50"><text:tab/></text:span><text:span text:style-name="T50">&lt;/add&gt;</text:span></text:p>
            <text:p><text:span text:style-name="T50"><text:tab/></text:span><text:span text:style-name="T50">&lt;/information_checker&gt;</text:span></text:p>
            <text:p><text:span text:style-name="T50">&lt;/task&gt;</text:span></text:p>
            <text:p><text:span text:style-name="T49">&lt;/task_request&gt;</text:span></text:p>
          </draw:text-box>
        </draw:frame>
        <draw:frame draw:style-name="gr79" draw:text-style-name="P28" draw:layer="layout" svg:width="8.202cm" svg:height="0.675cm" svg:x="1.281cm" svg:y="15.464cm">
          <draw:text-box>
            <text:p><text:span text:style-name="T39">- добавить (request)</text:span></text:p>
          </draw:text-box>
        </draw:frame>
        <draw:frame draw:style-name="gr3" draw:text-style-name="P34" draw:layer="layout" svg:width="4.25cm" svg:height="1.523cm" svg:x="10.465cm" svg:y="16.14cm">
          <draw:text-box>
            <text:p><text:span text:style-name="T50">&lt;task_response&gt;&lt;task&gt;</text:span></text:p>
            <text:p><text:span text:style-name="T50"><text:tab/></text:span><text:span text:style-name="T50">&lt;id&gt; 21452 &lt;/id&gt;</text:span></text:p>
            <text:p><text:span text:style-name="T50"><text:tab/></text:span><text:span text:style-name="T50">&lt;value&gt;OK&lt;/value&gt;</text:span></text:p>
            <text:p><text:span text:style-name="T50">&lt;/task&gt;&lt;/task_response&gt;</text:span></text:p>
          </draw:text-box>
        </draw:frame>
        <draw:frame draw:style-name="gr3" draw:text-style-name="P34" draw:layer="layout" svg:width="4.859cm" svg:height="1.523cm" svg:x="10.465cm" svg:y="18.041cm">
          <draw:text-box>
            <text:p><text:span text:style-name="T50">&lt;task_response&gt;&lt;task&gt;</text:span></text:p>
            <text:p><text:span text:style-name="T50"><text:tab/></text:span><text:span text:style-name="T50">&lt;id&gt; 21452 &lt;/id&gt;</text:span></text:p>
            <text:p><text:span text:style-name="T50"><text:tab/></text:span><text:span text:style-name="T50">&lt;value&gt;ERROR&lt;/value&gt;</text:span></text:p>
            <text:p><text:span text:style-name="T50">&lt;/task&gt;&lt;/task_response&gt;</text:span></text:p>
          </draw:text-box>
        </draw:frame>
        <draw:line draw:style-name="gr80" draw:text-style-name="P1" draw:layer="layout" svg:x1="10.886cm" svg:y1="17.927cm" svg:x2="19.663cm" svg:y2="17.927cm">
          <text:p/>
        </draw:line>
        <draw:frame draw:style-name="gr79" draw:text-style-name="P28" draw:layer="layout" svg:width="8.202cm" svg:height="0.675cm" svg:x="11.981cm" svg:y="15.465cm">
          <draw:text-box>
            <text:p><text:span text:style-name="T39">- добавить (response)</text:span></text:p>
          </draw:text-box>
        </draw:frame>
        <draw:rect draw:style-name="gr76" draw:text-style-name="P1" draw:layer="layout" svg:width="19cm" svg:height="4.581cm" svg:x="1.006cm" svg:y="19.928cm">
          <text:p/>
        </draw:rect>
        <draw:frame draw:style-name="gr3" draw:text-style-name="P34" draw:layer="layout" svg:width="7.893cm" svg:height="4.385cm" svg:x="0.965cm" svg:y="20.24cm">
          <draw:text-box>
            <text:p><text:span text:style-name="T49">&lt;task_request&gt;</text:span></text:p>
            <text:p><text:span text:style-name="T50">&lt;task&gt;</text:span></text:p>
            <text:p><text:span text:style-name="T50"><text:tab/></text:span><text:span text:style-name="T50">&lt;information_checker&gt;</text:span></text:p>
            <text:p><text:span text:style-name="T50"><text:tab/></text:span><text:span text:style-name="T50"><text:tab/></text:span><text:span text:style-name="T50">&lt;id_modbus&gt;0&lt;/id_modbus&gt;</text:span></text:p>
            <text:p><text:span text:style-name="T50"><text:tab/></text:span><text:span text:style-name="T50"><text:tab/></text:span><text:span text:style-name="T50">&lt;register&gt;5&lt;/register&gt;</text:span></text:p>
            <text:p><text:span text:style-name="T50"><text:tab/></text:span><text:span text:style-name="T50"><text:tab/></text:span><text:span text:style-name="T50">&lt;replace&gt;</text:span></text:p>
            <text:p><text:span text:style-name="T50"><text:tab/></text:span><text:span text:style-name="T50"><text:tab/></text:span><text:span text:style-name="T50"><text:tab/></text:span><text:span text:style-name="T50">&lt;id_checker&gt;2&lt;/id_checker&gt;</text:span></text:p>
            <text:p><text:span text:style-name="T50">&lt;!-- module_alarm_checker.id--&gt;</text:span></text:p>
            <text:p><text:span text:style-name="T50"><text:tab/></text:span><text:span text:style-name="T50"><text:tab/></text:span><text:span text:style-name="T50"><text:tab/></text:span><text:span text:style-name="T50">&lt;id_file&gt;214&lt;/id_file&gt;</text:span></text:p>
            <text:p><text:span text:style-name="T50"><text:tab/></text:span><text:span text:style-name="T50"><text:tab/></text:span><text:span text:style-name="T50">&lt;/replcace&gt;</text:span></text:p>
            <text:p><text:span text:style-name="T50"><text:tab/></text:span><text:span text:style-name="T50">&lt;/information_checker&gt;</text:span></text:p>
            <text:p><text:span text:style-name="T50">&lt;/task&gt;</text:span></text:p>
            <text:p><text:span text:style-name="T49">&lt;/task_request&gt;</text:span></text:p>
          </draw:text-box>
        </draw:frame>
        <draw:frame draw:style-name="gr79" draw:text-style-name="P28" draw:layer="layout" svg:width="8.202cm" svg:height="0.675cm" svg:x="1.281cm" svg:y="19.865cm">
          <draw:text-box>
            <text:p><text:span text:style-name="T39">- изменить (request)</text:span></text:p>
          </draw:text-box>
        </draw:frame>
        <draw:frame draw:style-name="gr3" draw:text-style-name="P34" draw:layer="layout" svg:width="4.25cm" svg:height="1.523cm" svg:x="10.465cm" svg:y="20.541cm">
          <draw:text-box>
            <text:p><text:span text:style-name="T50">&lt;task_response&gt;&lt;task&gt;</text:span></text:p>
            <text:p><text:span text:style-name="T50"><text:tab/></text:span><text:span text:style-name="T50">&lt;id&gt; 21452 &lt;/id&gt;</text:span></text:p>
            <text:p><text:span text:style-name="T50"><text:tab/></text:span><text:span text:style-name="T50">&lt;value&gt;OK&lt;/value&gt;</text:span></text:p>
            <text:p><text:span text:style-name="T50">&lt;/task&gt;&lt;/task_response&gt;</text:span></text:p>
          </draw:text-box>
        </draw:frame>
        <draw:frame draw:style-name="gr3" draw:text-style-name="P34" draw:layer="layout" svg:width="4.859cm" svg:height="1.523cm" svg:x="10.465cm" svg:y="22.442cm">
          <draw:text-box>
            <text:p><text:span text:style-name="T50">&lt;task_response&gt;&lt;task&gt;</text:span></text:p>
            <text:p><text:span text:style-name="T50"><text:tab/></text:span><text:span text:style-name="T50">&lt;id&gt; 21452 &lt;/id&gt;</text:span></text:p>
            <text:p><text:span text:style-name="T50"><text:tab/></text:span><text:span text:style-name="T50">&lt;value&gt;ERROR&lt;/value&gt;</text:span></text:p>
            <text:p><text:span text:style-name="T50">&lt;/task&gt;&lt;/task_response&gt;</text:span></text:p>
          </draw:text-box>
        </draw:frame>
        <draw:line draw:style-name="gr80" draw:text-style-name="P1" draw:layer="layout" svg:x1="10.886cm" svg:y1="22.328cm" svg:x2="19.663cm" svg:y2="22.328cm">
          <text:p/>
        </draw:line>
        <draw:frame draw:style-name="gr79" draw:text-style-name="P28" draw:layer="layout" svg:width="8.202cm" svg:height="0.675cm" svg:x="11.981cm" svg:y="19.866cm">
          <draw:text-box>
            <text:p><text:span text:style-name="T39">- изменить (response)</text:span></text:p>
          </draw:text-box>
        </draw:frame>
        <draw:rect draw:style-name="gr76" draw:text-style-name="P1" draw:layer="layout" svg:width="19cm" svg:height="4.037cm" svg:x="1.006cm" svg:y="24.628cm">
          <text:p/>
        </draw:rect>
        <draw:frame draw:style-name="gr3" draw:text-style-name="P34" draw:layer="layout" svg:width="7.893cm" svg:height="3.749cm" svg:x="0.965cm" svg:y="24.94cm">
          <draw:text-box>
            <text:p><text:span text:style-name="T49">&lt;task_request&gt;</text:span></text:p>
            <text:p><text:span text:style-name="T50">&lt;task&gt;</text:span></text:p>
            <text:p><text:span text:style-name="T50"><text:tab/></text:span><text:span text:style-name="T50">&lt;information_checker&gt;</text:span></text:p>
            <text:p><text:span text:style-name="T50"><text:tab/></text:span><text:span text:style-name="T50"><text:tab/></text:span><text:span text:style-name="T50">&lt;id_modbus&gt;0&lt;/id_modbus&gt;</text:span></text:p>
            <text:p><text:span text:style-name="T50"><text:tab/></text:span><text:span text:style-name="T50"><text:tab/></text:span><text:span text:style-name="T50">&lt;register&gt;5&lt;/register&gt;</text:span></text:p>
            <text:p><text:span text:style-name="T50"><text:tab/></text:span><text:span text:style-name="T50"><text:tab/></text:span><text:span text:style-name="T50">&lt;remove&gt;</text:span></text:p>
            <text:p><text:span text:style-name="T50"><text:tab/></text:span><text:span text:style-name="T50"><text:tab/></text:span><text:span text:style-name="T50"><text:tab/></text:span><text:span text:style-name="T50">&lt;id_checker&gt;2&lt;/id_checker&gt;</text:span></text:p>
            <text:p><text:span text:style-name="T50"><text:tab/></text:span><text:span text:style-name="T50"><text:tab/></text:span><text:span text:style-name="T50">&lt;/remove&gt;</text:span></text:p>
            <text:p><text:span text:style-name="T50"><text:tab/></text:span><text:span text:style-name="T50">&lt;/information_checker&gt;</text:span></text:p>
            <text:p><text:span text:style-name="T50">&lt;/task&gt;</text:span></text:p>
            <text:p><text:span text:style-name="T49">&lt;/task_request&gt;</text:span></text:p>
          </draw:text-box>
        </draw:frame>
        <draw:frame draw:style-name="gr79" draw:text-style-name="P28" draw:layer="layout" svg:width="8.202cm" svg:height="0.675cm" svg:x="1.281cm" svg:y="24.565cm">
          <draw:text-box>
            <text:p><text:span text:style-name="T39">- удалить (request)</text:span></text:p>
          </draw:text-box>
        </draw:frame>
        <draw:frame draw:style-name="gr3" draw:text-style-name="P34" draw:layer="layout" svg:width="4.25cm" svg:height="1.523cm" svg:x="10.465cm" svg:y="25.241cm">
          <draw:text-box>
            <text:p><text:span text:style-name="T50">&lt;task_response&gt;&lt;task&gt;</text:span></text:p>
            <text:p><text:span text:style-name="T50"><text:tab/></text:span><text:span text:style-name="T50">&lt;id&gt; 21452 &lt;/id&gt;</text:span></text:p>
            <text:p><text:span text:style-name="T50"><text:tab/></text:span><text:span text:style-name="T50">&lt;value&gt;OK&lt;/value&gt;</text:span></text:p>
            <text:p><text:span text:style-name="T50">&lt;/task&gt;&lt;/task_response&gt;</text:span></text:p>
          </draw:text-box>
        </draw:frame>
        <draw:frame draw:style-name="gr3" draw:text-style-name="P34" draw:layer="layout" svg:width="4.859cm" svg:height="1.523cm" svg:x="10.465cm" svg:y="27.142cm">
          <draw:text-box>
            <text:p><text:span text:style-name="T50">&lt;task_response&gt;&lt;task&gt;</text:span></text:p>
            <text:p><text:span text:style-name="T50"><text:tab/></text:span><text:span text:style-name="T50">&lt;id&gt; 21452 &lt;/id&gt;</text:span></text:p>
            <text:p><text:span text:style-name="T50"><text:tab/></text:span><text:span text:style-name="T50">&lt;value&gt;ERROR&lt;/value&gt;</text:span></text:p>
            <text:p><text:span text:style-name="T50">&lt;/task&gt;&lt;/task_response&gt;</text:span></text:p>
          </draw:text-box>
        </draw:frame>
        <draw:line draw:style-name="gr80" draw:text-style-name="P1" draw:layer="layout" svg:x1="10.886cm" svg:y1="27.028cm" svg:x2="19.663cm" svg:y2="27.028cm">
          <text:p/>
        </draw:line>
        <draw:frame draw:style-name="gr79" draw:text-style-name="P28" draw:layer="layout" svg:width="8.202cm" svg:height="0.675cm" svg:x="11.981cm" svg:y="24.566cm">
          <draw:text-box>
            <text:p><text:span text:style-name="T39">- удалить (response)</text:span></text:p>
          </draw:text-box>
        </draw:frame>
        <draw:frame draw:style-name="gr3" draw:text-style-name="P29" draw:layer="layout" svg:width="12.766cm" svg:height="0.603cm" svg:x="4.155cm" svg:y="3.082cm">
          <draw:text-box>
            <text:p><text:span text:style-name="T40">Module -&gt; fenomen.module.core.service_task.handler.TaskHandlerInformationChecker</text:span></text:p>
          </draw:text-box>
        </draw:frame>
        <draw:line draw:style-name="gr82" draw:text-style-name="P1" draw:layer="layout" svg:x1="2.52cm" svg:y1="3.527cm" svg:x2="17.116cm" svg:y2="3.527cm">
          <text:p/>
        </draw:line>
        <draw:line draw:style-name="gr83" draw:text-style-name="P1" draw:layer="layout" svg:x1="17.116cm" svg:y1="4.027cm" svg:x2="2.52cm" svg:y2="4.027cm">
          <text:p/>
        </draw:line>
        <draw:frame draw:style-name="gr3" draw:text-style-name="P29" draw:layer="layout" svg:width="18.096cm" svg:height="0.603cm" svg:x="1.655cm" svg:y="3.483cm">
          <draw:text-box>
            <text:p><text:span text:style-name="T40">Server -&gt; fenomen.module.web_service.service_implementation.information_handler.InformationHandlerInformationChecker</text:span></text:p>
          </draw:text-box>
        </draw:frame>
        <draw:frame draw:style-name="gr3" draw:text-style-name="P2" draw:layer="layout" svg:width="5.569cm" svg:height="1.945cm" svg:x="1.226cm" svg:y="1.076cm">
          <draw:text-box>
            <text:p><text:span text:style-name="T1">&lt;id&gt; - module_task.id</text:span></text:p>
            <text:p><text:span text:style-name="T1">&lt;id_file&gt; - module_information_checker.id</text:span></text:p>
            <text:p><text:span text:style-name="T1">&lt;id_sensor&gt; - module_information_checker.id_sensor</text:span></text:p>
            <text:p><text:span text:style-name="T1"/></text:p>
            <text:p><text:span text:style-name="T1"/></text:p>
            <text:p><text:span text:style-name="T1">&lt;id_checker&gt; - module_information_checker.id</text:span></text:p>
            <text:p><text:span text:style-name="T1">( используется как синоним для &lt;id_file&gt; )</text:span></text:p>
          </draw:text-box>
        </draw:frame>
        <draw:frame draw:style-name="gr79" draw:text-style-name="P31" draw:layer="layout" svg:width="5.931cm" svg:height="0.675cm" svg:x="5.049cm" svg:y="4.728cm">
          <draw:text-box>
            <text:p><text:span text:style-name="T44">TaskDataInformationCheckerGetList</text:span></text:p>
          </draw:text-box>
        </draw:frame>
        <draw:frame draw:style-name="gr79" draw:text-style-name="P31" draw:layer="layout" svg:width="5.931cm" svg:height="0.675cm" svg:x="5.05cm" svg:y="15.929cm">
          <draw:text-box>
            <text:p><text:span text:style-name="T44">TaskDataInformationCheckerAdd</text:span></text:p>
          </draw:text-box>
        </draw:frame>
        <draw:frame draw:style-name="gr79" draw:text-style-name="P31" draw:layer="layout" svg:width="5.931cm" svg:height="0.675cm" svg:x="5.051cm" svg:y="20.03cm">
          <draw:text-box>
            <text:p><text:span text:style-name="T44">TaskDataInformationCheckerReplace</text:span></text:p>
          </draw:text-box>
        </draw:frame>
        <draw:frame draw:style-name="gr79" draw:text-style-name="P31" draw:layer="layout" svg:width="5.931cm" svg:height="0.675cm" svg:x="5.052cm" svg:y="24.731cm">
          <draw:text-box>
            <text:p><text:span text:style-name="T44">TaskDataInformationCheckerRemove</text:span></text:p>
          </draw:text-box>
        </draw:frame>
      </draw:page>
      <draw:page draw:name="page18" draw:style-name="dp1" draw:master-page-name="Обычный">
        <office:forms form:automatic-focus="false" form:apply-design-mode="false"/>
        <draw:rect draw:style-name="gr76" draw:text-style-name="P1" draw:layer="layout" svg:width="19cm" svg:height="4.914cm" svg:x="1.001cm" svg:y="10.926cm">
          <text:p/>
        </draw:rect>
        <draw:rect draw:style-name="gr76" draw:text-style-name="P1" draw:layer="layout" svg:width="19cm" svg:height="6.028cm" svg:x="1.001cm" svg:y="4.025cm">
          <text:p/>
        </draw:rect>
        <draw:frame draw:style-name="gr77" draw:text-style-name="P21" draw:layer="layout" svg:width="13.646cm" svg:height="0.725cm" svg:x="3.501cm" svg:y="0.149cm">
          <draw:text-box>
            <text:p text:style-name="P20"><text:span text:style-name="T18">Примеры XML обмена ThreadSensor</text:span></text:p>
          </draw:text-box>
        </draw:frame>
        <draw:frame draw:name="ThreadSensor" draw:style-name="gr78" draw:text-style-name="P22" draw:layer="layout" svg:width="6.864cm" svg:height="1.824cm" svg:x="7.419cm" svg:y="1.22cm">
          <draw:text-box>
            <text:p><text:span text:style-name="T39">- настройки для ThreadSensor</text:span></text:p>
            <text:p><text:span text:style-name="T26"><text:tab/></text:span><text:span text:style-name="T26">- получить</text:span></text:p>
            <text:p><text:span text:style-name="T26"><text:tab/></text:span><text:span text:style-name="T26">- установить</text:span></text:p>
            <text:p><text:span text:style-name="T26"/></text:p>
          </draw:text-box>
        </draw:frame>
        <draw:frame draw:style-name="gr3" draw:text-style-name="P29" draw:layer="layout" svg:width="4.258cm" svg:height="2.715cm" svg:x="0.96cm" svg:y="4.637cm">
          <draw:text-box>
            <text:p><text:span text:style-name="T40">&lt;task_request&gt;</text:span></text:p>
            <text:p><text:span text:style-name="T41">&lt;task&gt;</text:span></text:p>
            <text:p><text:span text:style-name="T41"><text:tab/></text:span><text:span text:style-name="T41">&lt;sensor_thread&gt;</text:span></text:p>
            <text:p><text:span text:style-name="T41"><text:tab/></text:span><text:span text:style-name="T41"><text:tab/></text:span><text:span text:style-name="T41">&lt;get/&gt;</text:span></text:p>
            <text:p><text:span text:style-name="T41"><text:tab/></text:span><text:span text:style-name="T41">&lt;/sensor_thread&gt;</text:span></text:p>
            <text:p><text:span text:style-name="T41">&lt;/task&gt;</text:span></text:p>
            <text:p><text:span text:style-name="T40">&lt;/task_request&gt;</text:span></text:p>
          </draw:text-box>
        </draw:frame>
        <draw:frame draw:style-name="gr79" draw:text-style-name="P28" draw:layer="layout" svg:width="5.043cm" svg:height="0.675cm" svg:x="2.376cm" svg:y="3.962cm">
          <draw:text-box>
            <text:p><text:span text:style-name="T39">- получить (request)</text:span></text:p>
          </draw:text-box>
        </draw:frame>
        <draw:frame draw:style-name="gr3" draw:text-style-name="P29" draw:layer="layout" svg:width="7.151cm" svg:height="2.715cm" svg:x="11.36cm" svg:y="4.638cm">
          <draw:text-box>
            <text:p><text:span text:style-name="T41">&lt;task_response&gt;&lt;task&gt;</text:span></text:p>
            <text:p><text:span text:style-name="T41"><text:tab/></text:span><text:span text:style-name="T41">&lt;id&gt; 21452 &lt;/id&gt;</text:span></text:p>
            <text:p><text:span text:style-name="T41"><text:tab/></text:span><text:span text:style-name="T41">&lt;value&gt;OK&lt;/value&gt;</text:span></text:p>
            <text:p><text:span text:style-name="T41"><text:tab/></text:span><text:span text:style-name="T41">&lt;sensor_thread&gt;</text:span></text:p>
            <text:p><text:span text:style-name="T41"><text:tab/></text:span><text:span text:style-name="T41"><text:tab/></text:span><text:span text:style-name="T41">&lt;time_wait&gt; 250 &lt;time_wait&gt;</text:span></text:p>
            <text:p><text:span text:style-name="T41"><text:tab/></text:span><text:span text:style-name="T41">&lt;/sensor_thread&gt;</text:span></text:p>
            <text:p><text:span text:style-name="T41">&lt;/task&gt;&lt;/task_response&gt;</text:span></text:p>
          </draw:text-box>
        </draw:frame>
        <draw:frame draw:style-name="gr79" draw:text-style-name="P28" draw:layer="layout" svg:width="4.916cm" svg:height="0.675cm" svg:x="13.476cm" svg:y="3.963cm">
          <draw:text-box>
            <text:p><text:span text:style-name="T39">- получить (response)</text:span></text:p>
          </draw:text-box>
        </draw:frame>
        <draw:frame draw:style-name="gr3" draw:text-style-name="P29" draw:layer="layout" svg:width="8.49cm" svg:height="3.419cm" svg:x="0.96cm" svg:y="11.838cm">
          <draw:text-box>
            <text:p><text:span text:style-name="T40">&lt;task_request&gt;</text:span></text:p>
            <text:p><text:span text:style-name="T41">&lt;task&gt;</text:span></text:p>
            <text:p><text:span text:style-name="T41"><text:tab/></text:span><text:span text:style-name="T41">&lt;sensor_thread&gt;</text:span></text:p>
            <text:p><text:span text:style-name="T41"><text:tab/></text:span><text:span text:style-name="T41"><text:tab/></text:span><text:span text:style-name="T41">&lt;set&gt;</text:span></text:p>
            <text:p><text:span text:style-name="T41"><text:tab/></text:span><text:span text:style-name="T41"><text:tab/></text:span><text:span text:style-name="T41"><text:tab/></text:span><text:span text:style-name="T41">&lt;time_wait&gt;1500&lt;/time_wait&gt;</text:span></text:p>
            <text:p><text:span text:style-name="T41"><text:tab/></text:span><text:span text:style-name="T41"><text:tab/></text:span><text:span text:style-name="T41">&lt;/set&gt;</text:span></text:p>
            <text:p><text:span text:style-name="T41"><text:tab/></text:span><text:span text:style-name="T41">&lt;/sensor_thread&gt;</text:span></text:p>
            <text:p><text:span text:style-name="T41">&lt;/task&gt;</text:span></text:p>
            <text:p><text:span text:style-name="T40">&lt;/task_request&gt;</text:span></text:p>
          </draw:text-box>
        </draw:frame>
        <draw:frame draw:style-name="gr79" draw:text-style-name="P28" draw:layer="layout" svg:width="5.043cm" svg:height="0.675cm" svg:x="2.377cm" svg:y="11.063cm">
          <draw:text-box>
            <text:p><text:span text:style-name="T39">- установить (request)</text:span></text:p>
          </draw:text-box>
        </draw:frame>
        <draw:frame draw:style-name="gr79" draw:text-style-name="P28" draw:layer="layout" svg:width="5.043cm" svg:height="0.675cm" svg:x="13.878cm" svg:y="11.064cm">
          <draw:text-box>
            <text:p><text:span text:style-name="T39">- установить (response)</text:span></text:p>
          </draw:text-box>
        </draw:frame>
        <draw:frame draw:style-name="gr3" draw:text-style-name="P29" draw:layer="layout" svg:width="4.567cm" svg:height="1.659cm" svg:x="10.761cm" svg:y="11.838cm">
          <draw:text-box>
            <text:p><text:span text:style-name="T41">&lt;task_response&gt;&lt;task&gt;</text:span></text:p>
            <text:p><text:span text:style-name="T41"><text:tab/></text:span><text:span text:style-name="T41">&lt;id&gt; 215887 &lt;/id&gt;</text:span></text:p>
            <text:p><text:span text:style-name="T41"><text:tab/></text:span><text:span text:style-name="T41">&lt;value&gt;OK&lt;/value&gt;</text:span></text:p>
            <text:p><text:span text:style-name="T41">&lt;/task&gt;&lt;/task_response&gt;</text:span></text:p>
          </draw:text-box>
        </draw:frame>
        <draw:frame draw:style-name="gr3" draw:text-style-name="P29" draw:layer="layout" svg:width="5.253cm" svg:height="1.659cm" svg:x="11.36cm" svg:y="8.139cm">
          <draw:text-box>
            <text:p><text:span text:style-name="T41">&lt;task_response&gt;&lt;task&gt;</text:span></text:p>
            <text:p><text:span text:style-name="T41"><text:tab/></text:span><text:span text:style-name="T41">&lt;id&gt; 21452 &lt;/id&gt;</text:span></text:p>
            <text:p><text:span text:style-name="T41"><text:tab/></text:span><text:span text:style-name="T41">&lt;value&gt;ERROR&lt;/value&gt;</text:span></text:p>
            <text:p><text:span text:style-name="T41">&lt;/task&gt;&lt;/task_response&gt;</text:span></text:p>
          </draw:text-box>
        </draw:frame>
        <draw:line draw:style-name="gr80" draw:text-style-name="P1" draw:layer="layout" svg:x1="10.881cm" svg:y1="8.075cm" svg:x2="19.658cm" svg:y2="8.075cm">
          <text:p/>
        </draw:line>
        <draw:frame draw:style-name="gr3" draw:text-style-name="P29" draw:layer="layout" svg:width="5.253cm" svg:height="1.659cm" svg:x="10.762cm" svg:y="13.738cm">
          <draw:text-box>
            <text:p><text:span text:style-name="T41">&lt;task_response&gt;&lt;task&gt;</text:span></text:p>
            <text:p><text:span text:style-name="T41"><text:tab/></text:span><text:span text:style-name="T41">&lt;id&gt; 215887 &lt;/id&gt;</text:span></text:p>
            <text:p><text:span text:style-name="T41"><text:tab/></text:span><text:span text:style-name="T41">&lt;value&gt;ERROR&lt;/value&gt;</text:span></text:p>
            <text:p><text:span text:style-name="T41">&lt;/task&gt;&lt;/task_response&gt;</text:span></text:p>
          </draw:text-box>
        </draw:frame>
        <draw:line draw:style-name="gr80" draw:text-style-name="P1" draw:layer="layout" svg:x1="10.882cm" svg:y1="13.7cm" svg:x2="19.659cm" svg:y2="13.7cm">
          <text:p/>
        </draw:line>
        <draw:frame draw:name="настройки ThreadHearBeat" draw:style-name="gr81" draw:text-style-name="P22" draw:layer="layout" svg:width="2.402cm" svg:height="0.657cm" svg:x="17.602cm" svg:y="1.004cm">
          <draw:text-box>
            <text:p><text:span text:style-name="T39"><text:a xlink:href="#Task description">Настройки</text:a></text:span></text:p>
          </draw:text-box>
        </draw:frame>
        <draw:frame draw:style-name="gr3" draw:text-style-name="P29" draw:layer="layout" svg:width="11.996cm" svg:height="0.603cm" svg:x="4.155cm" svg:y="2.582cm">
          <draw:text-box>
            <text:p><text:span text:style-name="T40">Module -&gt; fenomen.module.core.service_task.handler.TaskHandlerSensorThread</text:span></text:p>
          </draw:text-box>
        </draw:frame>
        <draw:line draw:style-name="gr82" draw:text-style-name="P1" draw:layer="layout" svg:x1="2.52cm" svg:y1="3.127cm" svg:x2="17.116cm" svg:y2="3.127cm">
          <text:p/>
        </draw:line>
        <draw:line draw:style-name="gr83" draw:text-style-name="P1" draw:layer="layout" svg:x1="17.116cm" svg:y1="3.627cm" svg:x2="2.52cm" svg:y2="3.627cm">
          <text:p/>
        </draw:line>
        <draw:frame draw:style-name="gr3" draw:text-style-name="P29" draw:layer="layout" svg:width="17.473cm" svg:height="0.603cm" svg:x="1.655cm" svg:y="3.083cm">
          <draw:text-box>
            <text:p><text:span text:style-name="T40">Server -&gt; fenomen.module.web_service.service_implementation.information_handler.InformationHandlerSettingsSensor</text:span></text:p>
          </draw:text-box>
        </draw:frame>
        <draw:frame draw:style-name="gr79" draw:text-style-name="P31" draw:layer="layout" svg:width="5.931cm" svg:height="0.675cm" svg:x="5.05cm" svg:y="4.729cm">
          <draw:text-box>
            <text:p><text:span text:style-name="T44">TaskDataSensorThreadGet</text:span></text:p>
          </draw:text-box>
        </draw:frame>
        <draw:frame draw:style-name="gr79" draw:text-style-name="P31" draw:layer="layout" svg:width="5.931cm" svg:height="0.675cm" svg:x="5.051cm" svg:y="11.73cm">
          <draw:text-box>
            <text:p><text:span text:style-name="T44">TaskDataSensorThreadSet</text:span></text:p>
          </draw:text-box>
        </draw:frame>
      </draw:page>
      <draw:page draw:name="page19" draw:style-name="dp1" draw:master-page-name="Обычный">
        <office:forms form:automatic-focus="false" form:apply-design-mode="false"/>
        <draw:rect draw:style-name="gr76" draw:text-style-name="P1" draw:layer="layout" svg:width="19cm" svg:height="4.914cm" svg:x="0.998cm" svg:y="10.926cm">
          <text:p/>
        </draw:rect>
        <draw:rect draw:style-name="gr76" draw:text-style-name="P1" draw:layer="layout" svg:width="19cm" svg:height="6.028cm" svg:x="0.998cm" svg:y="4.025cm">
          <text:p/>
        </draw:rect>
        <draw:frame draw:style-name="gr77" draw:text-style-name="P21" draw:layer="layout" svg:width="13.646cm" svg:height="0.725cm" svg:x="3.501cm" svg:y="0.101cm">
          <draw:text-box>
            <text:p text:style-name="P20"><text:span text:style-name="T18">Примеры XML обмена ThreadSensor</text:span></text:p>
          </draw:text-box>
        </draw:frame>
        <draw:frame draw:name="ThreadSensor" draw:style-name="gr78" draw:text-style-name="P22" draw:layer="layout" svg:width="6.864cm" svg:height="1.824cm" svg:x="7.419cm" svg:y="1.22cm">
          <draw:text-box>
            <text:p><text:span text:style-name="T39">- настройки для ThreadSensor</text:span></text:p>
            <text:p><text:span text:style-name="T26"><text:tab/></text:span><text:span text:style-name="T26">- получить</text:span></text:p>
            <text:p><text:span text:style-name="T26"><text:tab/></text:span><text:span text:style-name="T26">- установить</text:span></text:p>
            <text:p><text:span text:style-name="T26"/></text:p>
          </draw:text-box>
        </draw:frame>
        <draw:frame draw:style-name="gr3" draw:text-style-name="P29" draw:layer="layout" svg:width="4.258cm" svg:height="2.715cm" svg:x="1.001cm" svg:y="4.637cm">
          <draw:text-box>
            <text:p><text:span text:style-name="T40">&lt;task_request&gt;</text:span></text:p>
            <text:p><text:span text:style-name="T41">&lt;task&gt;</text:span></text:p>
            <text:p><text:span text:style-name="T41"><text:tab/></text:span><text:span text:style-name="T41">&lt;sensor_thread&gt;</text:span></text:p>
            <text:p><text:span text:style-name="T41"><text:tab/></text:span><text:span text:style-name="T41"><text:tab/></text:span><text:span text:style-name="T41">&lt;get/&gt;</text:span></text:p>
            <text:p><text:span text:style-name="T41"><text:tab/></text:span><text:span text:style-name="T41">&lt;/sensor_thread&gt;</text:span></text:p>
            <text:p><text:span text:style-name="T41">&lt;/task&gt;</text:span></text:p>
            <text:p><text:span text:style-name="T40">&lt;/task_request&gt;</text:span></text:p>
          </draw:text-box>
        </draw:frame>
        <draw:frame draw:style-name="gr79" draw:text-style-name="P28" draw:layer="layout" svg:width="5.043cm" svg:height="0.675cm" svg:x="2.376cm" svg:y="3.962cm">
          <draw:text-box>
            <text:p><text:span text:style-name="T39">- получить (request)</text:span></text:p>
          </draw:text-box>
        </draw:frame>
        <draw:frame draw:style-name="gr3" draw:text-style-name="P29" draw:layer="layout" svg:width="7.151cm" svg:height="2.715cm" svg:x="11.36cm" svg:y="4.638cm">
          <draw:text-box>
            <text:p><text:span text:style-name="T41">&lt;task_response&gt;&lt;task&gt;</text:span></text:p>
            <text:p><text:span text:style-name="T41"><text:tab/></text:span><text:span text:style-name="T41">&lt;id&gt; 21452 &lt;/id&gt;</text:span></text:p>
            <text:p><text:span text:style-name="T41"><text:tab/></text:span><text:span text:style-name="T41">&lt;value&gt;OK&lt;/value&gt;</text:span></text:p>
            <text:p><text:span text:style-name="T41"><text:tab/></text:span><text:span text:style-name="T41">&lt;sensor_thread&gt;</text:span></text:p>
            <text:p><text:span text:style-name="T41"><text:tab/></text:span><text:span text:style-name="T41"><text:tab/></text:span><text:span text:style-name="T41">&lt;time_wait&gt; 250 &lt;time_wait&gt;</text:span></text:p>
            <text:p><text:span text:style-name="T41"><text:tab/></text:span><text:span text:style-name="T41">&lt;/sensor_thread&gt;</text:span></text:p>
            <text:p><text:span text:style-name="T41">&lt;/task&gt;&lt;/task_response&gt;</text:span></text:p>
          </draw:text-box>
        </draw:frame>
        <draw:frame draw:style-name="gr79" draw:text-style-name="P28" draw:layer="layout" svg:width="4.916cm" svg:height="0.675cm" svg:x="13.476cm" svg:y="3.963cm">
          <draw:text-box>
            <text:p><text:span text:style-name="T39">- получить (response)</text:span></text:p>
          </draw:text-box>
        </draw:frame>
        <draw:frame draw:style-name="gr3" draw:text-style-name="P29" draw:layer="layout" svg:width="8.49cm" svg:height="3.419cm" svg:x="1.001cm" svg:y="11.838cm">
          <draw:text-box>
            <text:p><text:span text:style-name="T40">&lt;task_request&gt;</text:span></text:p>
            <text:p><text:span text:style-name="T41">&lt;task&gt;</text:span></text:p>
            <text:p><text:span text:style-name="T41"><text:tab/></text:span><text:span text:style-name="T41">&lt;sensor_thread&gt;</text:span></text:p>
            <text:p><text:span text:style-name="T41"><text:tab/></text:span><text:span text:style-name="T41"><text:tab/></text:span><text:span text:style-name="T41">&lt;set&gt;</text:span></text:p>
            <text:p><text:span text:style-name="T41"><text:tab/></text:span><text:span text:style-name="T41"><text:tab/></text:span><text:span text:style-name="T41"><text:tab/></text:span><text:span text:style-name="T41">&lt;time_wait&gt;1500&lt;/time_wait&gt;</text:span></text:p>
            <text:p><text:span text:style-name="T41"><text:tab/></text:span><text:span text:style-name="T41"><text:tab/></text:span><text:span text:style-name="T41">&lt;/set&gt;</text:span></text:p>
            <text:p><text:span text:style-name="T41"><text:tab/></text:span><text:span text:style-name="T41">&lt;/sensor_thread&gt;</text:span></text:p>
            <text:p><text:span text:style-name="T41">&lt;/task&gt;</text:span></text:p>
            <text:p><text:span text:style-name="T40">&lt;/task_request&gt;</text:span></text:p>
          </draw:text-box>
        </draw:frame>
        <draw:frame draw:style-name="gr79" draw:text-style-name="P28" draw:layer="layout" svg:width="5.043cm" svg:height="0.675cm" svg:x="2.377cm" svg:y="11.063cm">
          <draw:text-box>
            <text:p><text:span text:style-name="T39">- установить (request)</text:span></text:p>
          </draw:text-box>
        </draw:frame>
        <draw:frame draw:style-name="gr79" draw:text-style-name="P28" draw:layer="layout" svg:width="5.043cm" svg:height="0.675cm" svg:x="13.878cm" svg:y="11.064cm">
          <draw:text-box>
            <text:p><text:span text:style-name="T39">- установить (response)</text:span></text:p>
          </draw:text-box>
        </draw:frame>
        <draw:frame draw:style-name="gr3" draw:text-style-name="P29" draw:layer="layout" svg:width="4.567cm" svg:height="1.659cm" svg:x="10.761cm" svg:y="11.838cm">
          <draw:text-box>
            <text:p><text:span text:style-name="T41">&lt;task_response&gt;&lt;task&gt;</text:span></text:p>
            <text:p><text:span text:style-name="T41"><text:tab/></text:span><text:span text:style-name="T41">&lt;id&gt; 215887 &lt;/id&gt;</text:span></text:p>
            <text:p><text:span text:style-name="T41"><text:tab/></text:span><text:span text:style-name="T41">&lt;value&gt;OK&lt;/value&gt;</text:span></text:p>
            <text:p><text:span text:style-name="T41">&lt;/task&gt;&lt;/task_response&gt;</text:span></text:p>
          </draw:text-box>
        </draw:frame>
        <draw:frame draw:style-name="gr3" draw:text-style-name="P29" draw:layer="layout" svg:width="5.253cm" svg:height="1.659cm" svg:x="11.36cm" svg:y="8.139cm">
          <draw:text-box>
            <text:p><text:span text:style-name="T41">&lt;task_response&gt;&lt;task&gt;</text:span></text:p>
            <text:p><text:span text:style-name="T41"><text:tab/></text:span><text:span text:style-name="T41">&lt;id&gt; 21452 &lt;/id&gt;</text:span></text:p>
            <text:p><text:span text:style-name="T41"><text:tab/></text:span><text:span text:style-name="T41">&lt;value&gt;ERROR&lt;/value&gt;</text:span></text:p>
            <text:p><text:span text:style-name="T41">&lt;/task&gt;&lt;/task_response&gt;</text:span></text:p>
          </draw:text-box>
        </draw:frame>
        <draw:line draw:style-name="gr80" draw:text-style-name="P1" draw:layer="layout" svg:x1="10.881cm" svg:y1="8.075cm" svg:x2="19.658cm" svg:y2="8.075cm">
          <text:p/>
        </draw:line>
        <draw:frame draw:style-name="gr3" draw:text-style-name="P29" draw:layer="layout" svg:width="5.253cm" svg:height="1.659cm" svg:x="10.762cm" svg:y="13.738cm">
          <draw:text-box>
            <text:p><text:span text:style-name="T41">&lt;task_response&gt;&lt;task&gt;</text:span></text:p>
            <text:p><text:span text:style-name="T41"><text:tab/></text:span><text:span text:style-name="T41">&lt;id&gt; 215887 &lt;/id&gt;</text:span></text:p>
            <text:p><text:span text:style-name="T41"><text:tab/></text:span><text:span text:style-name="T41">&lt;value&gt;ERROR&lt;/value&gt;</text:span></text:p>
            <text:p><text:span text:style-name="T41">&lt;/task&gt;&lt;/task_response&gt;</text:span></text:p>
          </draw:text-box>
        </draw:frame>
        <draw:line draw:style-name="gr80" draw:text-style-name="P1" draw:layer="layout" svg:x1="10.882cm" svg:y1="13.7cm" svg:x2="19.659cm" svg:y2="13.7cm">
          <text:p/>
        </draw:line>
        <draw:frame draw:name="настройки ThreadHearBeat" draw:style-name="gr81" draw:text-style-name="P22" draw:layer="layout" svg:width="2.402cm" svg:height="0.657cm" svg:x="17.596cm" svg:y="1.004cm">
          <draw:text-box>
            <text:p><text:span text:style-name="T39"><text:a xlink:href="#Task description">Настройки</text:a></text:span></text:p>
          </draw:text-box>
        </draw:frame>
        <draw:frame draw:style-name="gr3" draw:text-style-name="P29" draw:layer="layout" svg:width="10.988cm" svg:height="0.603cm" svg:x="4.155cm" svg:y="2.582cm">
          <draw:text-box>
            <text:p><text:span text:style-name="T40">Module -&gt; fenomen.module.core.service_task.handler.TaskHandlerSensor</text:span></text:p>
          </draw:text-box>
        </draw:frame>
        <draw:line draw:style-name="gr82" draw:text-style-name="P1" draw:layer="layout" svg:x1="2.52cm" svg:y1="3.127cm" svg:x2="17.116cm" svg:y2="3.127cm">
          <text:p/>
        </draw:line>
        <draw:line draw:style-name="gr83" draw:text-style-name="P1" draw:layer="layout" svg:x1="17.116cm" svg:y1="3.627cm" svg:x2="2.52cm" svg:y2="3.627cm">
          <text:p/>
        </draw:line>
        <draw:frame draw:style-name="gr3" draw:text-style-name="P29" draw:layer="layout" svg:width="18.096cm" svg:height="0.603cm" svg:x="1.655cm" svg:y="3.083cm">
          <draw:text-box>
            <text:p><text:span text:style-name="T40">Server -&gt; fenomen.module.web_service.service_implementation.information_handler.InformationHandlerInformationChecker</text:span></text:p>
          </draw:text-box>
        </draw:frame>
        <draw:frame draw:style-name="gr79" draw:text-style-name="P31" draw:layer="layout" svg:width="5.931cm" svg:height="0.675cm" svg:x="5.05cm" svg:y="4.529cm">
          <draw:text-box>
            <text:p><text:span text:style-name="T44">TaskDataSensorThreadGet</text:span></text:p>
          </draw:text-box>
        </draw:frame>
        <draw:frame draw:style-name="gr79" draw:text-style-name="P31" draw:layer="layout" svg:width="5.931cm" svg:height="0.675cm" svg:x="5.051cm" svg:y="11.63cm">
          <draw:text-box>
            <text:p><text:span text:style-name="T44">TaskDataSensorThreadSet</text:span></text:p>
          </draw:text-box>
        </draw:frame>
      </draw:page>
      <draw:page draw:name="page20" draw:style-name="dp1" draw:master-page-name="Обычный">
        <office:forms form:automatic-focus="false" form:apply-design-mode="false"/>
        <draw:frame draw:style-name="gr85" draw:text-style-name="P21" draw:layer="layout" svg:width="13.646cm" svg:height="0.725cm" svg:x="3.501cm" svg:y="0.102cm">
          <draw:text-box>
            <text:p text:style-name="P20"><text:span text:style-name="T18">Система настроек удаленных модулей</text:span></text:p>
          </draw:text-box>
        </draw:frame>
        <draw:rect draw:style-name="gr86" draw:text-style-name="P1" draw:layer="layout" svg:width="4.392cm" svg:height="1.696cm" svg:x="1.349cm" svg:y="1.508cm">
          <text:p/>
        </draw:rect>
        <draw:rect draw:style-name="gr19" draw:text-style-name="P3" draw:id="id106" draw:layer="layout" svg:width="4.115cm" svg:height="0.701cm" svg:x="1.481cm" svg:y="1.612cm">
          <text:p text:style-name="P1"><text:span text:style-name="T1">Модули</text:span></text:p>
          <text:p text:style-name="P1"><text:span text:style-name="T1">(добавить/редактировать/удалить)</text:span></text:p>
        </draw:rect>
        <draw:rect draw:style-name="gr19" draw:text-style-name="P3" draw:id="id108" draw:layer="layout" svg:width="4.115cm" svg:height="0.701cm" svg:x="1.482cm" svg:y="2.413cm">
          <text:p text:style-name="P1"><text:span text:style-name="T1">Настройки/Информация</text:span></text:p>
        </draw:rect>
        <draw:rect draw:style-name="gr86" draw:text-style-name="P1" draw:id="id107" draw:layer="layout" svg:width="4.392cm" svg:height="2.112cm" svg:x="15.008cm" svg:y="1.5cm">
          <text:p/>
        </draw:rect>
        <draw:rect draw:style-name="gr13" draw:text-style-name="P3" draw:layer="layout" svg:width="2.724cm" svg:height="0.304cm" svg:x="3.017cm" svg:y="1.204cm">
          <text:p text:style-name="P1"><text:span text:style-name="T1">Главное меню</text:span></text:p>
        </draw:rect>
        <draw:rect draw:style-name="gr13" draw:text-style-name="P3" draw:layer="layout" svg:width="2.724cm" svg:height="0.304cm" svg:x="16.676cm" svg:y="1.196cm">
          <text:p text:style-name="P1"><text:span text:style-name="T1">Модули в системе</text:span></text:p>
        </draw:rect>
        <draw:rect draw:style-name="gr19" draw:text-style-name="P3" draw:layer="layout" svg:width="1.893cm" svg:height="0.34cm" svg:x="15.306cm" svg:y="3.149cm">
          <text:p text:style-name="P1"><text:span text:style-name="T1">Добавить модуль</text:span></text:p>
        </draw:rect>
        <draw:rect draw:style-name="gr19" draw:text-style-name="P3" draw:layer="layout" svg:width="1.893cm" svg:height="0.34cm" svg:x="17.307cm" svg:y="3.149cm">
          <text:p text:style-name="P1"><text:span text:style-name="T1">Закрыть</text:span></text:p>
        </draw:rect>
        <draw:rect draw:style-name="gr20" draw:text-style-name="P3" draw:layer="layout" svg:width="4.101cm" svg:height="0.529cm" svg:x="15.163cm" svg:y="1.614cm">
          <text:p text:style-name="P1"><text:span text:style-name="T1">№</text:span><text:span text:style-name="T1">, адрес модуля <text:s text:c="35"/></text:span></text:p>
        </draw:rect>
        <draw:rect draw:style-name="gr19" draw:text-style-name="P3" draw:layer="layout" svg:width="0.756cm" svg:height="0.34cm" svg:x="17.31cm" svg:y="1.697cm">
          <text:p text:style-name="P1"><text:span text:style-name="T1">edit</text:span></text:p>
        </draw:rect>
        <draw:rect draw:style-name="gr19" draw:text-style-name="P3" draw:layer="layout" svg:width="0.941cm" svg:height="0.34cm" svg:x="18.21cm" svg:y="1.697cm">
          <text:p text:style-name="P1"><text:span text:style-name="T1">delete</text:span></text:p>
        </draw:rect>
        <draw:rect draw:style-name="gr20" draw:text-style-name="P3" draw:layer="layout" svg:width="4.101cm" svg:height="0.529cm" svg:x="15.164cm" svg:y="2.215cm">
          <text:p text:style-name="P1"><text:span text:style-name="T1">№</text:span><text:span text:style-name="T1">, адрес модуля <text:s text:c="35"/></text:span></text:p>
        </draw:rect>
        <draw:rect draw:style-name="gr19" draw:text-style-name="P3" draw:layer="layout" svg:width="0.756cm" svg:height="0.34cm" svg:x="17.311cm" svg:y="2.298cm">
          <text:p text:style-name="P1"><text:span text:style-name="T1">edit</text:span></text:p>
        </draw:rect>
        <draw:rect draw:style-name="gr19" draw:text-style-name="P3" draw:layer="layout" svg:width="0.941cm" svg:height="0.34cm" svg:x="18.211cm" svg:y="2.298cm">
          <text:p text:style-name="P1"><text:span text:style-name="T1">delete</text:span></text:p>
        </draw:rect>
        <draw:connector draw:style-name="gr87" draw:text-style-name="P1" draw:layer="layout" draw:type="line" svg:x1="5.596cm" svg:y1="1.962cm" svg:x2="15.008cm" svg:y2="2.556cm" draw:start-shape="id106" draw:start-glue-point="1" draw:end-shape="id107" svg:d="m5596 1962 9412 594">
          <text:p/>
        </draw:connector>
        <draw:rect draw:style-name="gr86" draw:text-style-name="P1" draw:id="id109" draw:layer="layout" svg:width="4.392cm" svg:height="1.409cm" svg:x="6.501cm" svg:y="3.706cm">
          <text:p/>
        </draw:rect>
        <draw:rect draw:style-name="gr13" draw:text-style-name="P3" draw:layer="layout" svg:width="2.724cm" svg:height="0.304cm" svg:x="8.169cm" svg:y="3.402cm">
          <text:p text:style-name="P1"><text:span text:style-name="T1">Модули в системе</text:span></text:p>
        </draw:rect>
        <draw:rect draw:style-name="gr20" draw:text-style-name="P3" draw:layer="layout" svg:width="4.101cm" svg:height="0.529cm" svg:x="6.656cm" svg:y="3.82cm">
          <text:p text:style-name="P1"><text:span text:style-name="T1">№</text:span><text:span text:style-name="T1">, идентификатор, адрес модуля</text:span></text:p>
        </draw:rect>
        <draw:rect draw:style-name="gr20" draw:text-style-name="P3" draw:id="id110" draw:layer="layout" svg:width="4.101cm" svg:height="0.529cm" svg:x="6.657cm" svg:y="4.421cm">
          <text:p text:style-name="P1"><text:span text:style-name="T1">№</text:span><text:span text:style-name="T1">, идентификатор, адрес модуля </text:span></text:p>
        </draw:rect>
        <draw:connector draw:style-name="gr87" draw:text-style-name="P1" draw:layer="layout" draw:type="line" svg:x1="5.597cm" svg:y1="2.763cm" svg:x2="6.501cm" svg:y2="4.41cm" draw:start-shape="id108" draw:start-glue-point="1" draw:end-shape="id109" draw:end-glue-point="3" svg:d="m5597 2763 904 1647">
          <text:p/>
        </draw:connector>
        <draw:rect draw:style-name="gr86" draw:text-style-name="P1" draw:id="id111" draw:layer="layout" svg:width="4.392cm" svg:height="1.409cm" svg:x="6.501cm" svg:y="6.107cm">
          <text:p/>
        </draw:rect>
        <draw:rect draw:style-name="gr13" draw:text-style-name="P3" draw:layer="layout" svg:width="2.724cm" svg:height="0.304cm" svg:x="8.169cm" svg:y="5.803cm">
          <text:p text:style-name="P1"><text:span text:style-name="T1">Модуль</text:span></text:p>
        </draw:rect>
        <draw:rect draw:style-name="gr19" draw:text-style-name="P3" draw:id="id112" draw:layer="layout" svg:width="4.101cm" svg:height="0.529cm" svg:x="6.656cm" svg:y="6.22cm">
          <text:p text:style-name="P1"><text:span text:style-name="T1">Настройка рабочих потоков</text:span></text:p>
        </draw:rect>
        <draw:rect draw:style-name="gr19" draw:text-style-name="P3" draw:id="id114" draw:layer="layout" svg:width="4.101cm" svg:height="0.529cm" svg:x="6.657cm" svg:y="6.821cm">
          <text:p text:style-name="P1"><text:span text:style-name="T1">Настройка датчиков </text:span></text:p>
        </draw:rect>
        <draw:rect draw:style-name="gr9" draw:text-style-name="P37" draw:layer="layout" svg:width="2.724cm" svg:height="0.207cm" svg:x="8.169cm" svg:y="5.115cm">
          <text:p text:style-name="P1"><text:span text:style-name="T53">client.view.settings</text:span></text:p>
        </draw:rect>
        <draw:connector draw:style-name="gr87" draw:text-style-name="P1" draw:layer="layout" draw:type="curve" svg:x1="8.707cm" svg:y1="4.95cm" svg:x2="6.501cm" svg:y2="6.811cm" draw:start-shape="id110" draw:start-glue-point="2" draw:end-shape="id111" draw:end-glue-point="3" svg:d="m8707 4950c0 868-1354 723-2093 971s-864 890-113 890">
          <text:p/>
        </draw:connector>
        <draw:rect draw:style-name="gr86" draw:text-style-name="P1" draw:id="id113" draw:layer="layout" svg:width="4.392cm" svg:height="4.728cm" svg:x="14.901cm" svg:y="6.108cm">
          <text:p/>
        </draw:rect>
        <draw:rect draw:style-name="gr13" draw:text-style-name="P3" draw:layer="layout" svg:width="3.164cm" svg:height="0.304cm" svg:x="16.129cm" svg:y="5.804cm">
          <text:p text:style-name="P1"><text:span text:style-name="T1">Настройка рабочих потоков</text:span></text:p>
        </draw:rect>
        <draw:rect draw:style-name="gr15" draw:text-style-name="P3" draw:layer="layout" svg:width="3.24cm" svg:height="0.34cm" svg:x="15.511cm" svg:y="6.198cm">
          <text:p text:style-name="P1"><text:span text:style-name="T1">HeartBeat</text:span></text:p>
        </draw:rect>
        <draw:rect draw:style-name="gr15" draw:text-style-name="P3" draw:layer="layout" svg:width="3.24cm" svg:height="0.34cm" svg:x="15.511cm" svg:y="7.298cm">
          <text:p text:style-name="P1"><text:span text:style-name="T1">Information</text:span></text:p>
        </draw:rect>
        <draw:rect draw:style-name="gr15" draw:text-style-name="P3" draw:layer="layout" svg:width="3.24cm" svg:height="0.34cm" svg:x="15.511cm" svg:y="8.698cm">
          <text:p text:style-name="P1"><text:span text:style-name="T1">Alarm</text:span></text:p>
        </draw:rect>
        <draw:rect draw:style-name="gr15" draw:text-style-name="P3" draw:layer="layout" svg:width="3.24cm" svg:height="0.34cm" svg:x="15.511cm" svg:y="10.098cm">
          <text:p text:style-name="P1"><text:span text:style-name="T1">Sensor</text:span></text:p>
        </draw:rect>
        <draw:connector draw:style-name="gr87" draw:text-style-name="P1" draw:layer="layout" draw:type="line" svg:x1="10.757cm" svg:y1="6.484cm" svg:x2="14.901cm" svg:y2="8.472cm" draw:start-shape="id112" draw:start-glue-point="1" draw:end-shape="id113" draw:end-glue-point="3" svg:d="m10757 6484 4144 1988">
          <text:p/>
        </draw:connector>
        <draw:rect draw:style-name="gr19" draw:text-style-name="P3" draw:layer="layout" svg:width="2.445cm" svg:height="0.3cm" svg:x="16.306cm" svg:y="6.538cm">
          <text:p text:style-name="P1"><text:span text:style-name="T1">time_wait</text:span></text:p>
        </draw:rect>
        <draw:rect draw:style-name="gr19" draw:text-style-name="P3" draw:layer="layout" svg:width="2.445cm" svg:height="0.3cm" svg:x="16.307cm" svg:y="6.838cm">
          <text:p text:style-name="P1"><text:span text:style-name="T1">time_error</text:span></text:p>
        </draw:rect>
        <draw:rect draw:style-name="gr19" draw:text-style-name="P3" draw:layer="layout" svg:width="2.445cm" svg:height="0.3cm" svg:x="16.306cm" svg:y="7.638cm">
          <text:p text:style-name="P1"><text:span text:style-name="T1">time_wait</text:span></text:p>
        </draw:rect>
        <draw:rect draw:style-name="gr19" draw:text-style-name="P3" draw:layer="layout" svg:width="2.445cm" svg:height="0.3cm" svg:x="16.307cm" svg:y="7.938cm">
          <text:p text:style-name="P1"><text:span text:style-name="T1">time_error</text:span></text:p>
        </draw:rect>
        <draw:rect draw:style-name="gr19" draw:text-style-name="P3" draw:layer="layout" svg:width="2.445cm" svg:height="0.3cm" svg:x="16.308cm" svg:y="8.238cm">
          <text:p text:style-name="P1"><text:span text:style-name="T1">max_count</text:span></text:p>
        </draw:rect>
        <draw:rect draw:style-name="gr19" draw:text-style-name="P3" draw:layer="layout" svg:width="2.445cm" svg:height="0.3cm" svg:x="16.307cm" svg:y="9.038cm">
          <text:p text:style-name="P1"><text:span text:style-name="T1">time_wait</text:span></text:p>
        </draw:rect>
        <draw:rect draw:style-name="gr19" draw:text-style-name="P3" draw:layer="layout" svg:width="2.445cm" svg:height="0.3cm" svg:x="16.308cm" svg:y="9.338cm">
          <text:p text:style-name="P1"><text:span text:style-name="T1">time_error</text:span></text:p>
        </draw:rect>
        <draw:rect draw:style-name="gr19" draw:text-style-name="P3" draw:layer="layout" svg:width="2.445cm" svg:height="0.3cm" svg:x="16.309cm" svg:y="9.638cm">
          <text:p text:style-name="P1"><text:span text:style-name="T1">max_count</text:span></text:p>
        </draw:rect>
        <draw:rect draw:style-name="gr19" draw:text-style-name="P3" draw:layer="layout" svg:width="2.445cm" svg:height="0.3cm" svg:x="16.308cm" svg:y="10.438cm">
          <text:p text:style-name="P1"><text:span text:style-name="T1">time_wait</text:span></text:p>
        </draw:rect>
        <draw:rect draw:style-name="gr86" draw:text-style-name="P1" draw:layer="layout" svg:width="4.392cm" svg:height="4.728cm" svg:x="1.401cm" svg:y="8.108cm">
          <text:p/>
        </draw:rect>
        <draw:rect draw:style-name="gr88" draw:text-style-name="P1" draw:layer="layout" svg:width="3.675cm" svg:height="1.96cm" svg:x="1.786cm" svg:y="8.908cm">
          <text:p/>
        </draw:rect>
        <draw:rect draw:style-name="gr13" draw:text-style-name="P3" draw:id="id115" draw:layer="layout" svg:width="3.164cm" svg:height="0.304cm" svg:x="2.629cm" svg:y="7.804cm">
          <text:p text:style-name="P1"><text:span text:style-name="T1">Устройства</text:span></text:p>
        </draw:rect>
        <draw:rect draw:style-name="gr19" draw:text-style-name="P3" draw:layer="layout" svg:width="3.05cm" svg:height="0.41cm" svg:x="2.103cm" svg:y="8.238cm">
          <text:p text:style-name="P1"><text:span text:style-name="T1">Прочесть все устройства</text:span></text:p>
        </draw:rect>
        <draw:rect draw:style-name="gr9" draw:text-style-name="P37" draw:layer="layout" svg:width="2.724cm" svg:height="0.207cm" svg:x="3.017cm" svg:y="3.204cm">
          <text:p text:style-name="P1"><text:span text:style-name="T53">client.view.main_menu</text:span></text:p>
        </draw:rect>
        <draw:rect draw:style-name="gr9" draw:text-style-name="P37" draw:layer="layout" svg:width="2.724cm" svg:height="0.207cm" svg:x="16.676cm" svg:y="3.612cm">
          <text:p text:style-name="P1"><text:span text:style-name="T53">client.view.modules</text:span></text:p>
        </draw:rect>
        <draw:rect draw:style-name="gr9" draw:text-style-name="P37" draw:layer="layout" svg:width="2.724cm" svg:height="0.207cm" svg:x="8.169cm" svg:y="7.516cm">
          <text:p text:style-name="P1"><text:span text:style-name="T53">client.view.settings.module.ModuleMenu</text:span></text:p>
        </draw:rect>
        <draw:rect draw:style-name="gr9" draw:text-style-name="P37" draw:layer="layout" svg:width="3.286cm" svg:height="0.207cm" svg:x="16.007cm" svg:y="10.836cm">
          <text:p text:style-name="P1"><text:span text:style-name="T53">client.view.settings.module.thread_settings_window</text:span></text:p>
        </draw:rect>
        <draw:rect draw:style-name="gr9" draw:text-style-name="P37" draw:layer="layout" svg:width="4.191cm" svg:height="0.207cm" svg:x="1.602cm" svg:y="12.836cm">
          <text:p text:style-name="P1"><text:span text:style-name="T53">client.view.settings.module.sensor_window.ModuleSensorWindow</text:span></text:p>
        </draw:rect>
        <draw:connector draw:style-name="gr87" draw:text-style-name="P1" draw:layer="layout" draw:type="line" svg:x1="6.657cm" svg:y1="7.085cm" svg:x2="5.793cm" svg:y2="7.956cm" draw:start-shape="id114" draw:start-glue-point="3" draw:end-shape="id115" draw:end-glue-point="1" svg:d="m6657 7085-864 871">
          <text:p/>
        </draw:connector>
        <draw:rect draw:style-name="gr20" draw:text-style-name="P3" draw:layer="layout" svg:width="3.673cm" svg:height="0.401cm" svg:x="1.786cm" svg:y="8.908cm">
          <text:p text:style-name="P1"><text:span text:style-name="T1">Устройство № _</text:span></text:p>
        </draw:rect>
        <draw:rect draw:style-name="gr20" draw:text-style-name="P3" draw:layer="layout" svg:width="3.673cm" svg:height="0.401cm" svg:x="1.787cm" svg:y="11.009cm">
          <text:p text:style-name="P1"><text:span text:style-name="T1">Устройство № _</text:span></text:p>
        </draw:rect>
        <draw:rect draw:style-name="gr20" draw:text-style-name="P3" draw:layer="layout" svg:width="3.673cm" svg:height="0.401cm" svg:x="1.788cm" svg:y="11.51cm">
          <text:p text:style-name="P1"><text:span text:style-name="T1">Устройство № _</text:span></text:p>
        </draw:rect>
        <draw:rect draw:style-name="gr86" draw:text-style-name="P1" draw:id="id117" draw:layer="layout" svg:width="7.807cm" svg:height="4.728cm" svg:x="6.157cm" svg:y="10.076cm">
          <text:p/>
        </draw:rect>
        <draw:rect draw:style-name="gr89" draw:text-style-name="P1" draw:layer="layout" svg:width="4.654cm" svg:height="4.221cm" svg:x="9.169cm" svg:y="10.249cm">
          <text:p/>
        </draw:rect>
        <draw:rect draw:style-name="gr13" draw:text-style-name="P3" draw:layer="layout" svg:width="3.164cm" svg:height="0.304cm" svg:x="10.8cm" svg:y="9.772cm">
          <text:p text:style-name="P1"><text:span text:style-name="T1">Регистр</text:span></text:p>
        </draw:rect>
        <draw:rect draw:style-name="gr9" draw:text-style-name="P37" draw:layer="layout" svg:width="5.469cm" svg:height="0.207cm" svg:x="8.495cm" svg:y="14.804cm">
          <text:p text:style-name="P1"><text:span text:style-name="T53">client.view.settings.module.sensor_window.sensor_panel.RegisterWindow</text:span></text:p>
        </draw:rect>
        <draw:line draw:style-name="gr2" draw:text-style-name="P1" draw:layer="layout" svg:x1="9.068cm" svg:y1="10.076cm" svg:x2="9.068cm" svg:y2="14.804cm">
          <text:p/>
        </draw:line>
        <draw:rect draw:style-name="gr88" draw:text-style-name="P1" draw:layer="layout" svg:width="2.706cm" svg:height="4.221cm" svg:x="6.271cm" svg:y="10.248cm">
          <text:p/>
        </draw:rect>
        <draw:rect draw:style-name="gr15" draw:text-style-name="P3" draw:layer="layout" svg:width="2.3cm" svg:height="0.34cm" svg:x="6.463cm" svg:y="10.246cm">
          <text:p text:style-name="P1"><text:span text:style-name="T1">Текущее значение</text:span></text:p>
        </draw:rect>
        <draw:rect draw:style-name="gr15" draw:text-style-name="P3" draw:layer="layout" svg:width="3.24cm" svg:height="0.34cm" svg:x="9.911cm" svg:y="10.246cm">
          <text:p text:style-name="P1"><text:span text:style-name="T1">Checker-ы ПО ДАТЧИКУ</text:span></text:p>
        </draw:rect>
        <draw:rect draw:style-name="gr19" draw:text-style-name="P3" draw:layer="layout" svg:width="2.127cm" svg:height="0.425cm" svg:x="6.509cm" svg:y="10.825cm">
          <text:p text:style-name="P1"><text:span text:style-name="T1">Получить из модуля</text:span></text:p>
        </draw:rect>
        <draw:rect draw:style-name="gr19" draw:text-style-name="P3" draw:layer="layout" svg:width="2.127cm" svg:height="0.425cm" svg:x="6.51cm" svg:y="12.026cm">
          <text:p text:style-name="P1"><text:span text:style-name="T1">Установить</text:span></text:p>
        </draw:rect>
        <draw:rect draw:style-name="gr10" draw:text-style-name="P3" draw:layer="layout" svg:width="2.127cm" svg:height="0.425cm" svg:x="6.511cm" svg:y="11.427cm">
          <text:p text:style-name="P1"><text:span text:style-name="T1">Значение регистра</text:span></text:p>
        </draw:rect>
        <draw:connector draw:style-name="gr87" draw:text-style-name="P1" draw:layer="layout" draw:type="line" svg:x1="5.461cm" svg:y1="9.859cm" svg:x2="6.157cm" svg:y2="12.44cm" draw:start-shape="id116" draw:start-glue-point="1" draw:end-shape="id117" svg:d="m5461 9859 696 2581">
          <text:p/>
        </draw:connector>
        <draw:rect draw:style-name="gr20" draw:text-style-name="P3" draw:layer="layout" svg:width="2.621cm" svg:height="0.3cm" svg:x="2.839cm" svg:y="9.409cm">
          <text:p text:style-name="P1"><text:span text:style-name="T1">регистр № _._</text:span></text:p>
        </draw:rect>
        <draw:rect draw:style-name="gr20" draw:text-style-name="P3" draw:id="id116" draw:layer="layout" svg:width="2.621cm" svg:height="0.3cm" svg:x="2.84cm" svg:y="9.709cm">
          <text:p text:style-name="P1"><text:span text:style-name="T1">регистр № _._</text:span></text:p>
        </draw:rect>
        <draw:rect draw:style-name="gr20" draw:text-style-name="P3" draw:layer="layout" svg:width="2.621cm" svg:height="0.3cm" svg:x="2.841cm" svg:y="10.009cm">
          <text:p text:style-name="P1"><text:span text:style-name="T1">регистр № _._</text:span></text:p>
        </draw:rect>
        <draw:rect draw:style-name="gr20" draw:text-style-name="P3" draw:layer="layout" svg:width="2.621cm" svg:height="0.3cm" svg:x="2.842cm" svg:y="10.309cm">
          <text:p text:style-name="P1"><text:span text:style-name="T1">регистр № _._</text:span></text:p>
        </draw:rect>
        <draw:rect draw:style-name="gr9" draw:text-style-name="P37" draw:layer="layout" svg:width="4.392cm" svg:height="0.207cm" svg:x="1.401cm" svg:y="10.657cm">
          <text:p text:style-name="P1"><text:span text:style-name="T53">client.view.settings.module.sensor_window.sensor_panel.DevicePanel</text:span></text:p>
        </draw:rect>
        <draw:rect draw:style-name="gr9" draw:text-style-name="P37" draw:layer="layout" svg:width="2.706cm" svg:height="0.529cm" svg:x="6.271cm" svg:y="13.94cm">
          <text:p text:style-name="P38"><text:span text:style-name="T54">client.view.settings.module.</text:span></text:p>
          <text:p text:style-name="P38"><text:span text:style-name="T54">sensor_window.sensor_panel.</text:span></text:p>
          <text:p text:style-name="P38"><text:span text:style-name="T54">value_panel.RegisterValuePanel</text:span></text:p>
        </draw:rect>
        <draw:rect draw:style-name="gr9" draw:text-style-name="P37" draw:layer="layout" svg:width="2.52cm" svg:height="0.757cm" svg:x="11.309cm" svg:y="13.712cm">
          <text:p text:style-name="P38"><text:span text:style-name="T54">client.view.settings.module.</text:span></text:p>
          <text:p text:style-name="P38"><text:span text:style-name="T54">sensor_window.sensor_panel.</text:span></text:p>
          <text:p text:style-name="P38"><text:span text:style-name="T54">alarm_checker_panel.</text:span></text:p>
          <text:p text:style-name="P38"><text:span text:style-name="T54">RegisterAlarmCheckerPanel</text:span></text:p>
        </draw:rect>
        <draw:rect draw:style-name="gr19" draw:text-style-name="P3" draw:id="id118" draw:layer="layout" svg:width="2.127cm" svg:height="0.294cm" svg:x="9.278cm" svg:y="13.338cm">
          <text:p text:style-name="P1"><text:span text:style-name="T1">Добавить</text:span></text:p>
        </draw:rect>
        <draw:rect draw:style-name="gr20" draw:text-style-name="P3" draw:layer="layout" svg:width="4.275cm" svg:height="0.3cm" svg:x="9.303cm" svg:y="10.84cm">
          <text:p text:style-name="P1"><text:span text:style-name="T1">alarm checker</text:span></text:p>
        </draw:rect>
        <draw:rect draw:style-name="gr20" draw:text-style-name="P3" draw:id="id120" draw:layer="layout" svg:width="4.275cm" svg:height="0.3cm" svg:x="9.304cm" svg:y="11.24cm">
          <text:p text:style-name="P1"><text:span text:style-name="T1">alarm checker</text:span></text:p>
        </draw:rect>
        <draw:rect draw:style-name="gr20" draw:text-style-name="P3" draw:layer="layout" svg:width="4.275cm" svg:height="0.3cm" svg:x="9.305cm" svg:y="11.64cm">
          <text:p text:style-name="P1"><text:span text:style-name="T1">alarm checker</text:span></text:p>
        </draw:rect>
        <draw:rect draw:style-name="gr86" draw:text-style-name="P1" draw:layer="layout" svg:width="6.388cm" svg:height="4.728cm" svg:x="13.577cm" svg:y="15.777cm">
          <text:p/>
        </draw:rect>
        <draw:rect draw:style-name="gr13" draw:text-style-name="P3" draw:id="id119" draw:layer="layout" svg:width="4.156cm" svg:height="0.304cm" svg:x="15.809cm" svg:y="15.473cm">
          <text:p text:style-name="P1"><text:span text:style-name="T1">Добавить/Редактировать AlarmChecker</text:span></text:p>
        </draw:rect>
        <draw:rect draw:style-name="gr9" draw:text-style-name="P37" draw:layer="layout" svg:width="5.469cm" svg:height="0.207cm" svg:x="14.496cm" svg:y="20.505cm">
          <text:p text:style-name="P1"><text:span text:style-name="T53">client.view.settings.module.sensor_window.sensor_panel.RegisterWindow</text:span></text:p>
        </draw:rect>
        <draw:connector draw:style-name="gr87" draw:text-style-name="P1" draw:layer="layout" draw:type="line" svg:x1="11.405cm" svg:y1="13.485cm" svg:x2="15.809cm" svg:y2="15.625cm" draw:start-shape="id118" draw:start-glue-point="1" draw:end-shape="id119" draw:end-glue-point="3" svg:d="m11405 13485 4404 2140">
          <text:p/>
        </draw:connector>
        <draw:rect draw:style-name="gr86" draw:text-style-name="P1" draw:id="id121" draw:layer="layout" svg:width="4.306cm" svg:height="0.449cm" svg:x="14.674cm" svg:y="11.908cm">
          <text:p/>
        </draw:rect>
        <draw:connector draw:style-name="gr90" draw:text-style-name="P1" draw:layer="layout" draw:type="line" svg:x1="13.579cm" svg:y1="11.39cm" svg:x2="14.674cm" svg:y2="12.132cm" draw:start-shape="id120" draw:start-glue-point="1" draw:end-shape="id121" draw:end-glue-point="3" svg:d="m13579 11390 1095 742">
          <text:p/>
        </draw:connector>
        <draw:rect draw:style-name="gr19" draw:text-style-name="P3" draw:id="id122" draw:layer="layout" svg:width="1.968cm" svg:height="0.294cm" svg:x="14.779cm" svg:y="11.978cm">
          <text:p text:style-name="P1"><text:span text:style-name="T1">Редактировать</text:span></text:p>
        </draw:rect>
        <draw:rect draw:style-name="gr19" draw:text-style-name="P3" draw:layer="layout" svg:width="1.968cm" svg:height="0.294cm" svg:x="16.879cm" svg:y="11.978cm">
          <text:p text:style-name="P1"><text:span text:style-name="T1">Удалить</text:span></text:p>
        </draw:rect>
        <draw:connector draw:style-name="gr87" draw:text-style-name="P1" draw:layer="layout" draw:type="line" svg:x1="15.763cm" svg:y1="12.272cm" svg:x2="17.887cm" svg:y2="15.473cm" draw:start-shape="id122" draw:start-glue-point="2" draw:end-shape="id119" draw:end-glue-point="0" svg:d="m15763 12272 2124 3201">
          <text:p/>
        </draw:connector>
        <draw:rect draw:style-name="gr19" draw:text-style-name="P3" draw:layer="layout" svg:width="2.82cm" svg:height="0.294cm" svg:x="13.915cm" svg:y="19.979cm">
          <text:p text:style-name="P1"><text:span text:style-name="T1">Сохранить</text:span></text:p>
        </draw:rect>
        <draw:rect draw:style-name="gr19" draw:text-style-name="P3" draw:layer="layout" svg:width="2.82cm" svg:height="0.294cm" svg:x="17.015cm" svg:y="19.979cm">
          <text:p text:style-name="P1"><text:span text:style-name="T1">Отменить</text:span></text:p>
        </draw:rect>
      </draw:page>
      <draw:page draw:name="page21" draw:style-name="dp1" draw:master-page-name="Обычный">
        <office:forms form:automatic-focus="false" form:apply-design-mode="false"/>
        <draw:frame draw:style-name="gr85" draw:text-style-name="P21" draw:layer="layout" svg:width="13.646cm" svg:height="0.725cm" svg:x="3.501cm" svg:y="0.104cm">
          <draw:text-box>
            <text:p text:style-name="P20"><text:span text:style-name="T18">FenomenMonitorManager</text:span></text:p>
          </draw:text-box>
        </draw:frame>
        <draw:rect draw:style-name="gr86" draw:text-style-name="P1" draw:layer="layout" svg:width="4.392cm" svg:height="1.696cm" svg:x="1.749cm" svg:y="1.51cm">
          <text:p/>
        </draw:rect>
        <draw:rect draw:style-name="gr19" draw:text-style-name="P3" draw:id="id128" draw:layer="layout" svg:width="4.115cm" svg:height="0.701cm" svg:x="1.881cm" svg:y="1.614cm">
          <text:p text:style-name="P1"><text:span text:style-name="T1">Редактировать доступные <text:s/>мониторы</text:span></text:p>
        </draw:rect>
        <draw:rect draw:style-name="gr13" draw:text-style-name="P3" draw:layer="layout" svg:width="2.724cm" svg:height="0.304cm" svg:x="3.417cm" svg:y="1.206cm">
          <text:p text:style-name="P1"><text:span text:style-name="T1">Главное меню</text:span></text:p>
        </draw:rect>
        <draw:rect draw:style-name="gr9" draw:text-style-name="P37" draw:layer="layout" svg:width="2.724cm" svg:height="0.207cm" svg:x="3.417cm" svg:y="3.206cm">
          <text:p text:style-name="P1"><text:span text:style-name="T53">MainMenu</text:span></text:p>
        </draw:rect>
        <draw:rect draw:style-name="gr86" draw:text-style-name="P1" draw:id="id129" draw:layer="layout" svg:width="5.742cm" svg:height="5.282cm" svg:x="7.149cm" svg:y="1.511cm">
          <text:p/>
        </draw:rect>
        <draw:rect draw:style-name="gr13" draw:text-style-name="P3" draw:layer="layout" svg:width="2.998cm" svg:height="0.304cm" svg:x="9.893cm" svg:y="1.207cm">
          <text:p text:style-name="P1"><text:span text:style-name="T1">список мониторов</text:span></text:p>
        </draw:rect>
        <draw:rect draw:style-name="gr9" draw:text-style-name="P37" draw:layer="layout" svg:width="2.724cm" svg:height="0.207cm" svg:x="10.167cm" svg:y="6.793cm">
          <text:p text:style-name="P1"><text:span text:style-name="T53">monitor_list.MonitorList</text:span></text:p>
        </draw:rect>
        <draw:rect draw:style-name="gr19" draw:text-style-name="P3" draw:id="id125" draw:layer="layout" svg:width="4.115cm" svg:height="0.413cm" svg:x="8.187cm" svg:y="6.209cm">
          <text:p text:style-name="P1"><text:span text:style-name="T1">Добавить модуль</text:span></text:p>
        </draw:rect>
        <draw:rect draw:style-name="gr91" draw:text-style-name="P1" draw:layer="layout" svg:width="5.383cm" svg:height="0.933cm" svg:x="7.324cm" svg:y="1.712cm">
          <text:p/>
        </draw:rect>
        <draw:rect draw:style-name="gr19" draw:text-style-name="P3" draw:id="id123" draw:layer="layout" svg:width="1.172cm" svg:height="0.413cm" svg:x="11.431cm" svg:y="2.01cm">
          <text:p text:style-name="P1"><text:span text:style-name="T1">Удалить</text:span></text:p>
        </draw:rect>
        <draw:rect draw:style-name="gr19" draw:text-style-name="P3" draw:id="id127" draw:layer="layout" svg:width="1.621cm" svg:height="0.413cm" svg:x="7.431cm" svg:y="1.996cm">
          <text:p text:style-name="P1"><text:span text:style-name="T1">Редактировать</text:span></text:p>
        </draw:rect>
        <draw:rect draw:style-name="gr15" draw:text-style-name="P3" draw:layer="layout" svg:width="1.621cm" svg:height="0.413cm" svg:x="9.532cm" svg:y="1.997cm">
          <text:p text:style-name="P1"><text:span text:style-name="T1">Monitor</text:span></text:p>
        </draw:rect>
        <draw:rect draw:style-name="gr91" draw:text-style-name="P1" draw:layer="layout" svg:width="5.383cm" svg:height="0.933cm" svg:x="7.325cm" svg:y="2.713cm">
          <text:p/>
        </draw:rect>
        <draw:rect draw:style-name="gr19" draw:text-style-name="P3" draw:layer="layout" svg:width="1.172cm" svg:height="0.413cm" svg:x="11.432cm" svg:y="3.011cm">
          <text:p text:style-name="P1"><text:span text:style-name="T1">Удалить</text:span></text:p>
        </draw:rect>
        <draw:rect draw:style-name="gr19" draw:text-style-name="P3" draw:layer="layout" svg:width="1.621cm" svg:height="0.413cm" svg:x="7.432cm" svg:y="2.997cm">
          <text:p text:style-name="P1"><text:span text:style-name="T1">Редактировать</text:span></text:p>
        </draw:rect>
        <draw:rect draw:style-name="gr15" draw:text-style-name="P3" draw:layer="layout" svg:width="1.621cm" svg:height="0.413cm" svg:x="9.533cm" svg:y="2.998cm">
          <text:p text:style-name="P1"><text:span text:style-name="T1">Monitor</text:span></text:p>
        </draw:rect>
        <draw:rect draw:style-name="gr91" draw:text-style-name="P1" draw:layer="layout" svg:width="5.383cm" svg:height="0.933cm" svg:x="7.326cm" svg:y="3.714cm">
          <text:p/>
        </draw:rect>
        <draw:rect draw:style-name="gr19" draw:text-style-name="P3" draw:layer="layout" svg:width="1.172cm" svg:height="0.413cm" svg:x="11.433cm" svg:y="4.012cm">
          <text:p text:style-name="P1"><text:span text:style-name="T1">Удалить</text:span></text:p>
        </draw:rect>
        <draw:rect draw:style-name="gr19" draw:text-style-name="P3" draw:layer="layout" svg:width="1.621cm" svg:height="0.413cm" svg:x="7.433cm" svg:y="3.998cm">
          <text:p text:style-name="P1"><text:span text:style-name="T1">Редактировать</text:span></text:p>
        </draw:rect>
        <draw:rect draw:style-name="gr15" draw:text-style-name="P3" draw:layer="layout" svg:width="1.621cm" svg:height="0.413cm" svg:x="9.534cm" svg:y="3.999cm">
          <text:p text:style-name="P1"><text:span text:style-name="T1">Monitor</text:span></text:p>
        </draw:rect>
        <draw:rect draw:style-name="gr91" draw:text-style-name="P1" draw:layer="layout" svg:width="5.383cm" svg:height="0.933cm" svg:x="7.327cm" svg:y="4.715cm">
          <text:p/>
        </draw:rect>
        <draw:rect draw:style-name="gr19" draw:text-style-name="P3" draw:layer="layout" svg:width="1.172cm" svg:height="0.413cm" svg:x="11.434cm" svg:y="5.013cm">
          <text:p text:style-name="P1"><text:span text:style-name="T1">Удалить</text:span></text:p>
        </draw:rect>
        <draw:rect draw:style-name="gr19" draw:text-style-name="P3" draw:layer="layout" svg:width="1.621cm" svg:height="0.413cm" svg:x="7.434cm" svg:y="4.999cm">
          <text:p text:style-name="P1"><text:span text:style-name="T1">Редактировать</text:span></text:p>
        </draw:rect>
        <draw:rect draw:style-name="gr15" draw:text-style-name="P3" draw:layer="layout" svg:width="1.621cm" svg:height="0.413cm" svg:x="9.535cm" svg:y="5cm">
          <text:p text:style-name="P1"><text:span text:style-name="T1">Monitor</text:span></text:p>
        </draw:rect>
        <draw:rect draw:style-name="gr86" draw:text-style-name="P1" draw:id="id124" draw:layer="layout" svg:width="5.742cm" svg:height="1.372cm" svg:x="13.449cm" svg:y="1.512cm">
          <text:p/>
        </draw:rect>
        <draw:rect draw:style-name="gr13" draw:text-style-name="P3" draw:layer="layout" svg:width="2.998cm" svg:height="0.304cm" svg:x="16.193cm" svg:y="1.208cm">
          <text:p text:style-name="P1"><text:span text:style-name="T1">Подтверждение</text:span></text:p>
        </draw:rect>
        <draw:rect draw:style-name="gr1" draw:text-style-name="P37" draw:layer="layout" svg:width="2.724cm" svg:height="0.207cm" svg:x="16.467cm" svg:y="2.884cm">
          <text:p/>
        </draw:rect>
        <draw:rect draw:style-name="gr15" draw:text-style-name="P3" draw:layer="layout" svg:width="5.261cm" svg:height="0.413cm" svg:x="13.733cm" svg:y="1.698cm">
          <text:p text:style-name="P1"><text:span text:style-name="T1">Уверены в удалении ?</text:span></text:p>
        </draw:rect>
        <draw:connector draw:style-name="gr92" draw:text-style-name="P1" draw:layer="layout" draw:type="line" svg:x1="12.603cm" svg:y1="2.216cm" svg:x2="13.449cm" svg:y2="2.198cm" draw:start-shape="id123" draw:start-glue-point="1" draw:end-shape="id124" draw:end-glue-point="3" svg:d="m12603 2216 846-18">
          <text:p/>
        </draw:connector>
        <draw:rect draw:style-name="gr19" draw:text-style-name="P3" draw:layer="layout" svg:width="1.172cm" svg:height="0.413cm" svg:x="14.632cm" svg:y="2.312cm">
          <text:p text:style-name="P1"><text:span text:style-name="T1">Удалить</text:span></text:p>
        </draw:rect>
        <draw:rect draw:style-name="gr19" draw:text-style-name="P3" draw:layer="layout" svg:width="1.172cm" svg:height="0.413cm" svg:x="16.832cm" svg:y="2.313cm">
          <text:p text:style-name="P1"><text:span text:style-name="T1">Отменить</text:span></text:p>
        </draw:rect>
        <draw:rect draw:style-name="gr86" draw:text-style-name="P1" draw:id="id126" draw:layer="layout" svg:width="5.742cm" svg:height="5.068cm" svg:x="13.449cm" svg:y="3.913cm">
          <text:p/>
        </draw:rect>
        <draw:rect draw:style-name="gr13" draw:text-style-name="P3" draw:layer="layout" svg:width="2.998cm" svg:height="0.304cm" svg:x="16.193cm" svg:y="3.609cm">
          <text:p text:style-name="P1"><text:span text:style-name="T1">Редактировать/Добавить</text:span></text:p>
        </draw:rect>
        <draw:rect draw:style-name="gr9" draw:text-style-name="P37" draw:layer="layout" svg:width="2.724cm" svg:height="0.207cm" svg:x="16.467cm" svg:y="8.981cm">
          <text:p text:style-name="P1"><text:span text:style-name="T53">monitor_list.MonitorEditWindow</text:span></text:p>
        </draw:rect>
        <draw:rect draw:style-name="gr15" draw:text-style-name="P3" draw:layer="layout" svg:width="1.834cm" svg:height="0.413cm" svg:x="14.033cm" svg:y="4.019cm">
          <text:p text:style-name="P1"><text:span text:style-name="T1">Логин</text:span></text:p>
        </draw:rect>
        <draw:rect draw:style-name="gr19" draw:text-style-name="P3" draw:layer="layout" svg:width="1.172cm" svg:height="0.413cm" svg:x="14.628cm" svg:y="8.4cm">
          <text:p text:style-name="P1"><text:span text:style-name="T1">Сохранить</text:span></text:p>
        </draw:rect>
        <draw:rect draw:style-name="gr19" draw:text-style-name="P3" draw:layer="layout" svg:width="1.172cm" svg:height="0.413cm" svg:x="16.828cm" svg:y="8.401cm">
          <text:p text:style-name="P1"><text:span text:style-name="T1">Отменить</text:span></text:p>
        </draw:rect>
        <draw:rect draw:style-name="gr10" draw:text-style-name="P3" draw:layer="layout" svg:width="1.834cm" svg:height="0.413cm" svg:x="16.533cm" svg:y="4.02cm">
          <text:p text:style-name="P1"><text:span text:style-name="T1">Логин</text:span></text:p>
        </draw:rect>
        <draw:rect draw:style-name="gr15" draw:text-style-name="P3" draw:layer="layout" svg:width="1.834cm" svg:height="0.413cm" svg:x="14.033cm" svg:y="4.519cm">
          <text:p text:style-name="P1"><text:span text:style-name="T1">Пароль</text:span></text:p>
        </draw:rect>
        <draw:rect draw:style-name="gr10" draw:text-style-name="P3" draw:layer="layout" svg:width="1.834cm" svg:height="0.413cm" svg:x="16.533cm" svg:y="4.52cm">
          <text:p text:style-name="P1"><text:span text:style-name="T1">Пароль</text:span></text:p>
        </draw:rect>
        <draw:connector draw:style-name="gr92" draw:text-style-name="P1" draw:layer="layout" draw:type="line" svg:x1="12.302cm" svg:y1="6.415cm" svg:x2="13.449cm" svg:y2="6.447cm" draw:start-shape="id125" draw:start-glue-point="1" draw:end-shape="id126" svg:d="m12302 6415 1147 32">
          <text:p/>
        </draw:connector>
        <draw:connector draw:style-name="gr92" draw:text-style-name="P1" draw:layer="layout" draw:type="line" svg:x1="9.052cm" svg:y1="2.202cm" svg:x2="13.449cm" svg:y2="6.447cm" draw:start-shape="id127" draw:start-glue-point="1" draw:end-shape="id126" draw:end-glue-point="3" svg:d="m9052 2202 4397 4245">
          <text:p/>
        </draw:connector>
        <draw:connector draw:style-name="gr92" draw:text-style-name="P1" draw:layer="layout" draw:type="line" svg:x1="5.996cm" svg:y1="1.964cm" svg:x2="7.149cm" svg:y2="4.152cm" draw:start-shape="id128" draw:start-glue-point="1" draw:end-shape="id129" draw:end-glue-point="3" svg:d="m5996 1964 1153 2188">
          <text:p/>
        </draw:connector>
        <draw:rect draw:style-name="gr15" draw:text-style-name="P3" draw:layer="layout" svg:width="1.834cm" svg:height="0.413cm" svg:x="14.033cm" svg:y="5.019cm">
          <text:p text:style-name="P1"><text:span text:style-name="T1">Описание</text:span></text:p>
        </draw:rect>
        <draw:rect draw:style-name="gr10" draw:text-style-name="P3" draw:layer="layout" svg:width="1.834cm" svg:height="0.413cm" svg:x="16.533cm" svg:y="5.02cm">
          <text:p text:style-name="P1"><text:span text:style-name="T1">Описание</text:span></text:p>
        </draw:rect>
        <draw:rect draw:style-name="gr15" draw:text-style-name="P3" draw:layer="layout" svg:width="1.834cm" svg:height="0.413cm" svg:x="14.033cm" svg:y="5.819cm">
          <text:p text:style-name="P1"><text:span text:style-name="T1">Jabber.Url</text:span></text:p>
        </draw:rect>
        <draw:rect draw:style-name="gr10" draw:text-style-name="P3" draw:layer="layout" svg:width="1.834cm" svg:height="0.413cm" svg:x="16.533cm" svg:y="5.82cm">
          <text:p text:style-name="P1"><text:span text:style-name="T1">Jabber.Url</text:span></text:p>
        </draw:rect>
        <draw:rect draw:style-name="gr15" draw:text-style-name="P3" draw:layer="layout" svg:width="1.834cm" svg:height="0.413cm" svg:x="14.033cm" svg:y="6.319cm">
          <text:p text:style-name="P1"><text:span text:style-name="T1">Jabber.Port</text:span></text:p>
        </draw:rect>
        <draw:rect draw:style-name="gr10" draw:text-style-name="P3" draw:layer="layout" svg:width="1.834cm" svg:height="0.413cm" svg:x="16.533cm" svg:y="6.32cm">
          <text:p text:style-name="P1"><text:span text:style-name="T1">Jabber.Port</text:span></text:p>
        </draw:rect>
        <draw:rect draw:style-name="gr15" draw:text-style-name="P3" draw:layer="layout" svg:width="1.834cm" svg:height="0.413cm" svg:x="14.033cm" svg:y="6.819cm">
          <text:p text:style-name="P1"><text:span text:style-name="T1">Jabber.Proxy</text:span></text:p>
        </draw:rect>
        <draw:rect draw:style-name="gr10" draw:text-style-name="P3" draw:layer="layout" svg:width="1.834cm" svg:height="0.413cm" svg:x="16.533cm" svg:y="6.82cm">
          <text:p text:style-name="P1"><text:span text:style-name="T1">Jabber.Proxy</text:span></text:p>
        </draw:rect>
        <draw:rect draw:style-name="gr15" draw:text-style-name="P3" draw:layer="layout" svg:width="1.834cm" svg:height="0.413cm" svg:x="14.033cm" svg:y="7.319cm">
          <text:p text:style-name="P1"><text:span text:style-name="T1">Jabber.Login</text:span></text:p>
        </draw:rect>
        <draw:rect draw:style-name="gr10" draw:text-style-name="P3" draw:layer="layout" svg:width="1.834cm" svg:height="0.413cm" svg:x="16.533cm" svg:y="7.32cm">
          <text:p text:style-name="P1"><text:span text:style-name="T1">Jabber.Login</text:span></text:p>
        </draw:rect>
        <draw:rect draw:style-name="gr15" draw:text-style-name="P3" draw:layer="layout" svg:width="1.834cm" svg:height="0.413cm" svg:x="14.033cm" svg:y="7.819cm">
          <text:p text:style-name="P1"><text:span text:style-name="T1">Jabber.Password</text:span></text:p>
        </draw:rect>
        <draw:rect draw:style-name="gr10" draw:text-style-name="P3" draw:layer="layout" svg:width="1.834cm" svg:height="0.413cm" svg:x="16.533cm" svg:y="7.82cm">
          <text:p text:style-name="P1"><text:span text:style-name="T1">Jabber.Password</text:span></text:p>
        </draw:rect>
      </draw:page>
      <draw:page draw:name="page22" draw:style-name="dp1" draw:master-page-name="Обычный">
        <office:forms form:automatic-focus="false" form:apply-design-mode="false"/>
        <draw:rect draw:style-name="gr93" draw:text-style-name="P1" draw:layer="layout" svg:width="11.249cm" svg:height="5.615cm" svg:x="8.586cm" svg:y="16.073cm">
          <text:p/>
        </draw:rect>
        <draw:rect draw:style-name="gr94" draw:text-style-name="P1" draw:layer="layout" svg:width="13.867cm" svg:height="5.245cm" svg:x="3.813cm" svg:y="5.26cm">
          <text:p/>
        </draw:rect>
        <draw:frame draw:style-name="gr85" draw:text-style-name="P21" draw:layer="layout" svg:width="13.646cm" svg:height="0.725cm" svg:x="3.501cm" svg:y="0.103cm">
          <draw:text-box>
            <text:p text:style-name="P20"><text:span text:style-name="T18">Система удаленного оповещения клиентов (FenomerMonitor)</text:span></text:p>
          </draw:text-box>
        </draw:frame>
        <draw:rect draw:style-name="gr20" draw:text-style-name="P12" draw:id="id130" draw:layer="layout" svg:width="2.163cm" svg:height="1.678cm" svg:x="1.188cm" svg:y="7.131cm">
          <text:p text:style-name="P1"><text:span text:style-name="T18">модуль</text:span><text:span text:style-name="T55">1</text:span></text:p>
        </draw:rect>
        <draw:rect draw:style-name="gr95" draw:text-style-name="P39" draw:id="id131" draw:layer="layout" svg:width="0.727cm" svg:height="0.727cm" svg:x="4.384cm" svg:y="7.617cm">
          <text:p text:style-name="P1"><text:span text:style-name="T56">E</text:span><text:span text:style-name="T57">1</text:span></text:p>
        </draw:rect>
        <draw:connector draw:style-name="gr87" draw:text-style-name="P1" draw:layer="layout" draw:type="line" svg:x1="3.351cm" svg:y1="7.97cm" svg:x2="4.384cm" svg:y2="7.98cm" draw:start-shape="id130" draw:start-glue-point="1" draw:end-shape="id131" draw:end-glue-point="3" svg:d="m3351 7970 1033 10">
          <text:p/>
        </draw:connector>
        <draw:rect draw:style-name="gr65" draw:text-style-name="P10" draw:id="id136" draw:layer="layout" svg:width="1.864cm" svg:height="0.824cm" svg:x="18.092cm" svg:y="5.738cm">
          <text:p text:style-name="P1"><text:span text:style-name="T7">monitor</text:span><text:span text:style-name="T58">1</text:span></text:p>
        </draw:rect>
        <draw:rect draw:style-name="gr65" draw:text-style-name="P10" draw:layer="layout" svg:width="1.864cm" svg:height="0.824cm" svg:x="18.092cm" svg:y="7.496cm">
          <text:p text:style-name="P1"><text:span text:style-name="T7">monitor</text:span><text:span text:style-name="T58">2</text:span></text:p>
        </draw:rect>
        <draw:rect draw:style-name="gr65" draw:text-style-name="P10" draw:id="id137" draw:layer="layout" svg:width="1.864cm" svg:height="0.824cm" svg:x="18.092cm" svg:y="9.196cm">
          <text:p text:style-name="P1"><text:span text:style-name="T7">monitor</text:span><text:span text:style-name="T58">3</text:span></text:p>
        </draw:rect>
        <draw:rect draw:style-name="gr10" draw:text-style-name="P10" draw:id="id132" draw:layer="layout" svg:width="2.36cm" svg:height="0.97cm" svg:x="5.638cm" svg:y="7.503cm">
          <text:p text:style-name="P1"><text:span text:style-name="T7">EventFilter</text:span></text:p>
          <text:p text:style-name="P1"><text:span text:style-name="T59">fenomen.monitor.notifier</text:span></text:p>
        </draw:rect>
        <draw:connector draw:style-name="gr87" draw:text-style-name="P1" draw:layer="layout" draw:type="line" svg:x1="5.111cm" svg:y1="7.98cm" svg:x2="5.638cm" svg:y2="7.988cm" draw:start-shape="id131" draw:start-glue-point="1" svg:d="m5111 7980 527 8">
          <text:p/>
        </draw:connector>
        <draw:rect draw:style-name="gr22" draw:text-style-name="P39" draw:id="id133" draw:layer="layout" svg:width="1.228cm" svg:height="0.727cm" svg:x="8.984cm" svg:y="5.798cm">
          <text:p text:style-name="P1"><text:span text:style-name="T56">M</text:span><text:span text:style-name="T57">1</text:span><text:span text:style-name="T56">E</text:span><text:span text:style-name="T57">1</text:span></text:p>
        </draw:rect>
        <draw:rect draw:style-name="gr22" draw:text-style-name="P39" draw:id="id134" draw:layer="layout" svg:width="1.228cm" svg:height="0.727cm" svg:x="8.484cm" svg:y="9.3cm">
          <text:p text:style-name="P1"><text:span text:style-name="T56">M</text:span><text:span text:style-name="T57">3</text:span><text:span text:style-name="T56">E</text:span><text:span text:style-name="T57">1</text:span></text:p>
        </draw:rect>
        <draw:connector draw:style-name="gr96" draw:text-style-name="P16" draw:layer="layout" draw:type="line" svg:x1="7.998cm" svg:y1="7.988cm" svg:x2="8.984cm" svg:y2="6.161cm" draw:start-shape="id132" draw:start-glue-point="1" draw:end-shape="id133" draw:end-glue-point="3" svg:d="m7998 7988 986-1827">
          <text:p text:style-name="P1"><text:span text:style-name="T22">добавляет</text:span></text:p>
        </draw:connector>
        <draw:connector draw:style-name="gr87" draw:text-style-name="P1" draw:layer="layout" draw:type="line" svg:x1="7.998cm" svg:y1="7.988cm" svg:x2="8.484cm" svg:y2="9.663cm" draw:start-shape="id132" draw:start-glue-point="1" draw:end-shape="id134" draw:end-glue-point="3" svg:d="m7998 7988 486 1675">
          <text:p/>
        </draw:connector>
        <draw:rect draw:style-name="gr8" draw:text-style-name="P10" draw:id="id142" draw:layer="layout" svg:width="2.294cm" svg:height="1.029cm" svg:x="11.553cm" svg:y="5.651cm">
          <text:p text:style-name="P1"><text:span text:style-name="T7">monitor</text:span></text:p>
          <text:p text:style-name="P1"><text:span text:style-name="T7">worker</text:span><text:span text:style-name="T58">1</text:span></text:p>
        </draw:rect>
        <draw:rect draw:style-name="gr8" draw:text-style-name="P10" draw:layer="layout" svg:width="2.294cm" svg:height="1.029cm" svg:x="10.853cm" svg:y="7.452cm">
          <text:p text:style-name="P1"><text:span text:style-name="T60">monitor</text:span></text:p>
          <text:p text:style-name="P1"><text:span text:style-name="T60">worker</text:span><text:span text:style-name="T58">2</text:span></text:p>
        </draw:rect>
        <draw:rect draw:style-name="gr8" draw:text-style-name="P10" draw:id="id143" draw:layer="layout" svg:width="2.294cm" svg:height="1.029cm" svg:x="11.553cm" svg:y="9.169cm">
          <text:p text:style-name="P1"><text:span text:style-name="T7">monitor</text:span></text:p>
          <text:p text:style-name="P1"><text:span text:style-name="T7">worker</text:span><text:span text:style-name="T58">3</text:span></text:p>
        </draw:rect>
        <draw:rect draw:style-name="gr97" draw:text-style-name="P10" draw:id="id135" draw:layer="layout" svg:width="2.323cm" svg:height="1.136cm" svg:x="15.022cm" svg:y="7.335cm">
          <draw:glue-point draw:id="4" svg:x="3.232cm" svg:y="5cm"/>
          <text:p text:style-name="P1"><text:span text:style-name="T7">jabber</text:span></text:p>
          <text:p text:style-name="P1"><text:span text:style-name="T7">sender</text:span></text:p>
        </draw:rect>
        <draw:connector draw:style-name="gr87" draw:text-style-name="P1" draw:layer="layout" draw:type="line" svg:x1="17.345cm" svg:y1="7.903cm" svg:x2="18.092cm" svg:y2="6.15cm" draw:start-shape="id135" draw:start-glue-point="1" draw:end-shape="id136" draw:end-glue-point="3" svg:d="m17345 7903 747-1753">
          <text:p/>
        </draw:connector>
        <draw:connector draw:style-name="gr87" draw:text-style-name="P1" draw:layer="layout" draw:type="line" svg:x1="17.345cm" svg:y1="7.903cm" svg:x2="18.092cm" svg:y2="9.608cm" draw:start-shape="id135" draw:start-glue-point="1" draw:end-shape="id137" draw:end-glue-point="3" svg:d="m17345 7903 747 1705">
          <text:p/>
        </draw:connector>
        <draw:custom-shape draw:style-name="gr98" draw:text-style-name="P15" draw:id="id138" draw:layer="layout" svg:width="1.504cm" svg:height="1.267cm" svg:x="1.141cm" svg:y="1.43cm">
          <text:p text:style-name="P1"><text:span text:style-name="T21">Удаленный</text:span></text:p>
          <text:p text:style-name="P1"><text:span text:style-name="T21">модуль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99" draw:text-style-name="P1" draw:layer="layout" draw:type="line" svg:x1="1.892cm" svg:y1="2.697cm" svg:x2="2.269cm" svg:y2="7.131cm" draw:start-shape="id138" draw:start-glue-point="6" draw:end-shape="id130" svg:d="m1892 2697 377 4434">
          <text:p/>
        </draw:connector>
        <draw:custom-shape draw:style-name="gr98" draw:text-style-name="P15" draw:id="id139" draw:layer="layout" svg:width="2.171cm" svg:height="1.695cm" svg:x="2.425cm" svg:y="3.305cm">
          <text:p text:style-name="P1"><text:span text:style-name="T21">сгенерированное</text:span></text:p>
          <text:p text:style-name="P1"><text:span text:style-name="T21">событий</text:span></text:p>
          <text:p text:style-name="P1"><text:span text:style-name="T21">(alarm, info,</text:span></text:p>
          <text:p text:style-name="P1"><text:span text:style-name="T21">heart_beat,</text:span></text:p>
          <text:p text:style-name="P1"><text:span text:style-name="T21">restart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99" draw:text-style-name="P1" draw:layer="layout" draw:type="line" svg:x1="3.51cm" svg:y1="5cm" svg:x2="4.747cm" svg:y2="7.617cm" draw:start-shape="id139" draw:start-glue-point="6" draw:end-shape="id131" svg:d="m3510 5000 1237 2617">
          <text:p/>
        </draw:connector>
        <draw:custom-shape draw:style-name="gr98" draw:text-style-name="P15" draw:id="id140" draw:layer="layout" svg:width="3.593cm" svg:height="4.909cm" svg:x="4.918cm" svg:y="1.485cm">
          <text:p text:style-name="P1"><text:span text:style-name="T21">фильтр-настройки</text:span></text:p>
          <text:p text:style-name="P1"><text:span text:style-name="T21">по каждому модулю</text:span></text:p>
          <text:p text:style-name="P1"><text:span text:style-name="T21">из таблиц базы</text:span></text:p>
          <text:p text:style-name="P1"><text:span text:style-name="T21">(monitor_settings_alarm,</text:span></text:p>
          <text:p text:style-name="P1"><text:span text:style-name="T21">monitor_settings_heart_beat,</text:span></text:p>
          <text:p text:style-name="P1"><text:span text:style-name="T21">monitor_settings_restart,</text:span></text:p>
          <text:p text:style-name="P1"><text:span text:style-name="T21">monitor_settings_information)</text:span></text:p>
          <text:p text:style-name="P1"><text:span text:style-name="T21"/></text:p>
          <text:p text:style-name="P1"><text:span text:style-name="T21">размножает событие</text:span></text:p>
          <text:p text:style-name="P1"><text:span text:style-name="T21">по кол-ву модулей</text:span></text:p>
          <text:p text:style-name="P1"><text:span text:style-name="T21">в таблицы базы</text:span></text:p>
          <text:p text:style-name="P1"><text:span text:style-name="T21">monitor_event_alarm,</text:span></text:p>
          <text:p text:style-name="P1"><text:span text:style-name="T21">monitor_event_heart_beat,</text:span></text:p>
          <text:p text:style-name="P1"><text:span text:style-name="T21">monitor_event_information,</text:span></text:p>
          <text:p text:style-name="P1"><text:span text:style-name="T21">monitor_event_restart</text:span></text:p>
          <draw:enhanced-geometry svg:viewBox="0 0 21600 21600" draw:glue-points="10800 0 0 10800 10800 21600 21600 10800" draw:text-areas="0 0 21600 ?f11" draw:type="paper" draw:modifiers="20139.565943238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99" draw:text-style-name="P1" draw:layer="layout" draw:type="line" svg:x1="6.714cm" svg:y1="6.394cm" svg:x2="6.818cm" svg:y2="7.503cm" draw:start-shape="id140" draw:start-glue-point="6" draw:end-shape="id132" draw:end-glue-point="0" svg:d="m6714 6394 104 1109">
          <text:p/>
        </draw:connector>
        <draw:custom-shape draw:style-name="gr98" draw:text-style-name="P15" draw:id="id141" draw:layer="layout" svg:width="4.498cm" svg:height="1.998cm" svg:x="10.102cm" svg:y="1cm">
          <text:p text:style-name="P1"><text:span text:style-name="T21">Поток, просматривающий события по </text:span></text:p>
          <text:p text:style-name="P1"><text:span text:style-name="T21">мониторам и отправляющий их через </text:span></text:p>
          <text:p text:style-name="P1"><text:span text:style-name="T21">jabber</text:span></text:p>
          <text:p text:style-name="P1"><text:span text:style-name="T21">жизненный цикл <text:s/>контроллируется </text:span></text:p>
          <text:p text:style-name="P1"><text:span text:style-name="T21">входами/выходами в/из сети</text:span></text:p>
          <text:p text:style-name="P1"><text:span text:style-name="T21">jabber мониторов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99" draw:text-style-name="P1" draw:layer="layout" draw:type="line" svg:x1="12.35cm" svg:y1="2.998cm" svg:x2="12.7cm" svg:y2="5.651cm" draw:start-shape="id141" draw:start-glue-point="6" draw:end-shape="id142" svg:d="m12350 2998 350 2653">
          <text:p/>
        </draw:connector>
        <draw:connector draw:style-name="gr100" draw:text-style-name="P16" draw:layer="layout" draw:type="line" svg:x1="13.847cm" svg:y1="6.165cm" svg:x2="16.183cm" svg:y2="7.335cm" draw:start-shape="id142" draw:start-glue-point="1" draw:end-shape="id135" draw:end-glue-point="0" svg:d="m13847 6165 2336 1170">
          <text:p text:style-name="P1"><text:span text:style-name="T22">добавляет</text:span></text:p>
          <text:p text:style-name="P1"><text:span text:style-name="T22">event</text:span></text:p>
        </draw:connector>
        <draw:connector draw:style-name="gr100" draw:text-style-name="P16" draw:layer="layout" draw:type="line" svg:x1="13.847cm" svg:y1="9.683cm" svg:x2="16.183cm" svg:y2="8.471cm" draw:start-shape="id143" draw:start-glue-point="1" draw:end-shape="id135" draw:end-glue-point="2" svg:d="m13847 9683 2336-1212">
          <text:p text:style-name="P1"><text:span text:style-name="T22">ставит в очередь </text:span></text:p>
          <text:p text:style-name="P1"><text:span text:style-name="T22">событие для отправки</text:span></text:p>
        </draw:connector>
        <draw:connector draw:style-name="gr100" draw:text-style-name="P16" draw:layer="layout" draw:type="line" svg:x1="15.022cm" svg:y1="7.903cm" svg:x2="12.7cm" svg:y2="6.68cm" draw:start-shape="id135" draw:start-glue-point="3" draw:end-shape="id142" draw:end-glue-point="2" svg:d="m15022 7903-2322-1223">
          <text:p text:style-name="P1"><text:span text:style-name="T22">оповещает</text:span></text:p>
          <text:p text:style-name="P1"><text:span text:style-name="T22">о получении</text:span></text:p>
          <text:p text:style-name="P1"><text:span text:style-name="T22">сообщений</text:span></text:p>
        </draw:connector>
        <draw:connector draw:style-name="gr100" draw:text-style-name="P16" draw:layer="layout" draw:type="line" svg:x1="15.022cm" svg:y1="7.903cm" svg:x2="12.7cm" svg:y2="9.169cm" draw:start-shape="id135" draw:start-glue-point="3" draw:end-shape="id143" draw:end-glue-point="0" svg:d="m15022 7903-2322 1266">
          <text:p text:style-name="P1"><text:span text:style-name="T22">оповещает</text:span></text:p>
          <text:p text:style-name="P1"><text:span text:style-name="T22">о получении</text:span></text:p>
          <text:p text:style-name="P1"><text:span text:style-name="T22">сообщений</text:span></text:p>
        </draw:connector>
        <draw:custom-shape draw:style-name="gr98" draw:text-style-name="P15" draw:id="id144" draw:layer="layout" svg:width="1.504cm" svg:height="0.741cm" svg:x="18.496cm" svg:y="1.155cm">
          <text:p text:style-name="P1"><text:span text:style-name="T21">Монитор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99" draw:text-style-name="P1" draw:layer="layout" draw:type="line" svg:x1="19.247cm" svg:y1="1.894cm" svg:x2="19.024cm" svg:y2="5.738cm" draw:start-shape="id144" draw:start-glue-point="6" draw:end-shape="id136" draw:end-glue-point="0" svg:d="m19247 1894-223 3844">
          <text:p/>
        </draw:connector>
        <draw:custom-shape draw:style-name="gr98" draw:text-style-name="P15" draw:id="id145" draw:layer="layout" svg:width="2.26cm" svg:height="1.267cm" svg:x="14.35cm" svg:y="3.438cm">
          <text:p text:style-name="P1"><text:span text:style-name="T21">Jabber</text:span></text:p>
          <text:p text:style-name="P1"><text:span text:style-name="T21">контроллер</text:span></text:p>
          <text:p text:style-name="P1"><text:span text:style-name="T21">по общению </text:span></text:p>
          <text:p text:style-name="P1"><text:span text:style-name="T21">с мониторами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99" draw:text-style-name="P1" draw:layer="layout" draw:type="line" svg:x1="15.479cm" svg:y1="4.705cm" svg:x2="16.183cm" svg:y2="7.335cm" draw:start-shape="id145" draw:start-glue-point="6" draw:end-shape="id135" svg:d="m15479 4705 704 2630">
          <text:p/>
        </draw:connector>
        <draw:frame draw:style-name="gr101" draw:text-style-name="P40" draw:layer="layout" svg:width="4.013cm" svg:height="0.772cm" svg:x="14.171cm" svg:y="9.683cm">
          <draw:text-box>
            <text:p><text:span text:style-name="T61">FenomenServer</text:span></text:p>
          </draw:text-box>
        </draw:frame>
        <draw:custom-shape draw:style-name="gr98" draw:text-style-name="P15" draw:id="id146" draw:layer="layout" svg:width="2.171cm" svg:height="1.695cm" svg:x="8.851cm" svg:y="3.152cm">
          <text:p text:style-name="P1"><text:span text:style-name="T21">событие из базы</text:span></text:p>
          <text:p text:style-name="P1"><text:span text:style-name="T21">для передачи </text:span></text:p>
          <text:p text:style-name="P1"><text:span text:style-name="T21">на монитор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99" draw:text-style-name="P1" draw:layer="layout" draw:type="line" svg:x1="9.936cm" svg:y1="4.847cm" svg:x2="9.598cm" svg:y2="5.798cm" draw:start-shape="id146" draw:start-glue-point="6" draw:end-shape="id133" draw:end-glue-point="0" svg:d="m9936 4847-338 951">
          <text:p/>
        </draw:connector>
        <draw:connector draw:style-name="gr102" draw:text-style-name="P1" draw:id="id148" draw:layer="layout" draw:type="curve" draw:line-skew="0.472cm" svg:x1="19.024cm" svg:y1="5.738cm" svg:x2="16.183cm" svg:y2="7.335cm" draw:start-shape="id136" draw:start-glue-point="0" draw:end-shape="id135" draw:end-glue-point="0" svg:d="m19024 5738c0-43-2841-842-2841 1597">
          <text:p/>
        </draw:connector>
        <draw:custom-shape draw:style-name="gr98" draw:text-style-name="P15" draw:id="id147" draw:layer="layout" svg:width="1.741cm" svg:height="0.963cm" svg:x="16.559cm" svg:y="2.256cm">
          <text:p text:style-name="P1"><text:span text:style-name="T21">оповещение</text:span></text:p>
          <text:p text:style-name="P1"><text:span text:style-name="T21">о разрешении</text:span></text:p>
          <text:p text:style-name="P1"><text:span text:style-name="T21">проблемы 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99" draw:text-style-name="P1" draw:layer="layout" draw:type="line" svg:x1="17.429cm" svg:y1="3.219cm" svg:x2="17.603cm" svg:y2="5.579cm" draw:start-shape="id147" draw:start-glue-point="6" draw:end-shape="id148" draw:end-glue-point="0" svg:d="m17429 3219 174 2360">
          <text:p/>
        </draw:connector>
        <draw:custom-shape draw:style-name="gr63" draw:text-style-name="P1" draw:id="id149" draw:layer="layout" svg:width="1.371cm" svg:height="2.261cm" svg:x="9.519cm" svg:y="11.208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3" draw:text-style-name="P1" draw:layer="layout" draw:type="line" svg:x1="9.098cm" svg:y1="10.027cm" svg:x2="10.204cm" svg:y2="11.208cm" draw:start-shape="id134" draw:start-glue-point="2" draw:end-shape="id149" svg:d="m9098 10027 1106 1181">
          <text:p/>
        </draw:connector>
        <draw:connector draw:style-name="gr103" draw:text-style-name="P1" draw:layer="layout" draw:type="line" svg:x1="9.598cm" svg:y1="6.525cm" svg:x2="10.204cm" svg:y2="11.208cm" draw:start-shape="id133" draw:start-glue-point="2" draw:end-shape="id149" svg:d="m9598 6525 606 4683">
          <text:p/>
        </draw:connector>
        <draw:rect draw:style-name="gr13" draw:text-style-name="P10" draw:id="id150" draw:layer="layout" svg:width="4.658cm" svg:height="2.04cm" svg:x="13.406cm" svg:y="11.814cm">
          <draw:glue-point draw:id="4" svg:x="2.625cm" svg:y="-5cm"/>
          <text:p text:style-name="P1"><text:span text:style-name="T7">WorkerFactory</text:span></text:p>
        </draw:rect>
        <draw:connector draw:style-name="gr104" draw:text-style-name="P16" draw:layer="layout" draw:type="line" svg:x1="7.998cm" svg:y1="7.988cm" svg:x2="13.406cm" svg:y2="12.834cm" draw:start-shape="id132" draw:start-glue-point="1" draw:end-shape="id150" draw:end-glue-point="3" svg:d="m7998 7988 5408 4846">
          <text:p text:style-name="P1"><text:span text:style-name="T22">оповещает</text:span></text:p>
          <text:p text:style-name="P1"><text:span text:style-name="T22">о наличии</text:span></text:p>
          <text:p text:style-name="P1"><text:span text:style-name="T22">ME объектов</text:span></text:p>
          <text:p text:style-name="P1"><text:span text:style-name="T22">для </text:span></text:p>
          <text:p text:style-name="P1"><text:span text:style-name="T22">оповещения</text:span></text:p>
          <text:p text:style-name="P1"><text:span text:style-name="T22">мониторов</text:span></text:p>
        </draw:connector>
        <draw:connector draw:style-name="gr105" draw:text-style-name="P16" draw:layer="layout" draw:type="line" svg:x1="15.735cm" svg:y1="11.814cm" svg:x2="12.7cm" svg:y2="10.198cm" draw:start-shape="id150" draw:start-glue-point="0" draw:end-shape="id143" draw:end-glue-point="2" svg:d="m15735 11814-3035-1616">
          <text:p text:style-name="P1"><text:span text:style-name="T22">оповещает</text:span></text:p>
          <text:p text:style-name="P1"><text:span text:style-name="T22">отдельные worker-ы</text:span></text:p>
          <text:p text:style-name="P1"><text:span text:style-name="T22">о наличии объектов</text:span></text:p>
          <text:p text:style-name="P1"><text:span text:style-name="T22">для обработки</text:span></text:p>
        </draw:connector>
        <draw:connector draw:style-name="gr106" draw:text-style-name="P1" draw:layer="layout" draw:type="line" svg:x1="15.735cm" svg:y1="11.814cm" svg:x2="12.7cm" svg:y2="6.68cm" draw:start-shape="id150" draw:start-glue-point="0" draw:end-shape="id142" draw:end-glue-point="2" svg:d="m15735 11814-3035-5134">
          <text:p/>
        </draw:connector>
        <draw:connector draw:style-name="gr107" draw:text-style-name="P1" draw:layer="layout" draw:type="line" svg:x1="12.7cm" svg:y1="10.198cm" svg:x2="10.89cm" svg:y2="12.338cm" draw:start-shape="id143" draw:start-glue-point="2" draw:end-shape="id149" draw:end-glue-point="8" svg:d="m12700 10198-1810 2140">
          <text:p/>
        </draw:connector>
        <draw:connector draw:style-name="gr107" draw:text-style-name="P1" draw:layer="layout" draw:type="line" svg:x1="12.7cm" svg:y1="6.68cm" svg:x2="10.89cm" svg:y2="12.338cm" draw:start-shape="id142" draw:start-glue-point="2" draw:end-shape="id149" draw:end-glue-point="8" svg:d="m12700 6680-1810 5658">
          <text:p/>
        </draw:connector>
        <draw:connector draw:style-name="gr108" draw:text-style-name="P16" draw:layer="layout" draw:type="line" svg:x1="16.933cm" svg:y1="8.471cm" svg:x2="16.957cm" svg:y2="11.814cm" draw:start-shape="id135" draw:start-glue-point="4" draw:end-shape="id150" draw:end-glue-point="4" svg:d="m16933 8471 24 3343">
          <text:p text:style-name="P1"><text:span text:style-name="T22">include</text:span></text:p>
        </draw:connector>
        <draw:rect draw:style-name="gr97" draw:text-style-name="P10" draw:id="id151" draw:layer="layout" svg:width="2.323cm" svg:height="1.136cm" svg:x="8.889cm" svg:y="16.38cm">
          <draw:glue-point draw:id="4" svg:x="3.232cm" svg:y="5cm"/>
          <text:p text:style-name="P1"><text:span text:style-name="T7">jabber</text:span></text:p>
          <text:p text:style-name="P1"><text:span text:style-name="T7">sender</text:span></text:p>
        </draw:rect>
        <draw:rect draw:style-name="gr65" draw:text-style-name="P10" draw:id="id152" draw:layer="layout" svg:width="1.864cm" svg:height="0.824cm" svg:x="17.538cm" svg:y="16.541cm">
          <text:p text:style-name="P1"><text:span text:style-name="T7">monitor</text:span><text:span text:style-name="T58">1</text:span></text:p>
        </draw:rect>
        <draw:connector draw:style-name="gr109" draw:text-style-name="P16" draw:layer="layout" draw:type="line" svg:x1="11.212cm" svg:y1="16.948cm" svg:x2="17.538cm" svg:y2="16.953cm" draw:start-shape="id151" draw:start-glue-point="1" draw:end-shape="id152" draw:end-glue-point="3" svg:d="m11212 16948 6326 5">
          <text:p text:style-name="P1"><text:span text:style-name="T22">оповещение монитора</text:span></text:p>
          <text:p text:style-name="P1"><text:span text:style-name="T22">о новом событии</text:span></text:p>
        </draw:connector>
        <draw:frame draw:style-name="gr3" draw:text-style-name="P41" draw:layer="layout" svg:width="6.411cm" svg:height="2.042cm" svg:x="11.212cm" svg:y="16.953cm">
          <draw:text-box>
            <text:p><text:span text:style-name="T22">&lt;message&gt;</text:span></text:p>
            <text:p><text:span text:style-name="T22"><text:s text:c="3"/></text:span><text:span text:style-name="T22">&lt;id&gt;уникальный идентификатор из базы данных monitor_event_*&lt;/id&gt;</text:span></text:p>
            <text:p><text:span text:style-name="T22"><text:s text:c="3"/></text:span><text:span text:style-name="T22">&lt;type&gt; alarm или information или restart или heart_beat&lt;/type&gt;</text:span></text:p>
            <text:p><text:span text:style-name="T22"><text:s text:c="3"/></text:span><text:span text:style-name="T22">&lt;time_write&gt; yyyy.MM.dd HH:mm:ss &lt;/time_write&gt;</text:span></text:p>
            <text:p><text:span text:style-name="T22"><text:s text:c="3"/></text:span><text:span text:style-name="T22">&lt;description&gt; описание события &lt;/description&gt;</text:span></text:p>
            <text:p><text:span text:style-name="T22"><text:s text:c="3"/></text:span><text:span text:style-name="T22">&lt;module_name&gt; имя модуля &lt;/module_name&gt;</text:span></text:p>
            <text:p><text:span text:style-name="T22"><text:s text:c="3"/></text:span><text:span text:style-name="T22">&lt;module_address&gt; адрес модуля &lt;/module_address&gt;</text:span></text:p>
            <text:p><text:span text:style-name="T22"><text:s text:c="3"/></text:span><text:span text:style-name="T22">&lt;notify /&gt;</text:span></text:p>
            <text:p><text:span text:style-name="T22">&lt;/message&gt;</text:span></text:p>
          </draw:text-box>
        </draw:frame>
        <draw:rect draw:style-name="gr97" draw:text-style-name="P10" draw:id="id153" draw:layer="layout" svg:width="2.323cm" svg:height="1.136cm" svg:x="8.89cm" svg:y="19.48cm">
          <draw:glue-point draw:id="4" svg:x="3.232cm" svg:y="5cm"/>
          <text:p text:style-name="P1"><text:span text:style-name="T7">jabber</text:span></text:p>
          <text:p text:style-name="P1"><text:span text:style-name="T7">sender</text:span></text:p>
        </draw:rect>
        <draw:rect draw:style-name="gr65" draw:text-style-name="P10" draw:id="id154" draw:layer="layout" svg:width="1.864cm" svg:height="0.824cm" svg:x="17.539cm" svg:y="19.641cm">
          <text:p text:style-name="P1"><text:span text:style-name="T7">monitor</text:span><text:span text:style-name="T58">1</text:span></text:p>
        </draw:rect>
        <draw:connector draw:style-name="gr110" draw:text-style-name="P16" draw:layer="layout" draw:type="line" svg:x1="11.213cm" svg:y1="20.048cm" svg:x2="17.539cm" svg:y2="20.053cm" draw:start-shape="id153" draw:start-glue-point="1" draw:end-shape="id154" draw:end-glue-point="3" svg:d="m11213 20048 6326 5">
          <text:p text:style-name="P1"><text:span text:style-name="T22">ответ монитора о </text:span></text:p>
          <text:p text:style-name="P1"><text:span text:style-name="T22">приеме сообщения</text:span></text:p>
        </draw:connector>
        <draw:frame draw:style-name="gr3" draw:text-style-name="P41" draw:layer="layout" svg:width="6.411cm" svg:height="1.246cm" svg:x="11.213cm" svg:y="20.354cm">
          <draw:text-box>
            <text:p><text:span text:style-name="T22">&lt;message&gt;</text:span></text:p>
            <text:p><text:span text:style-name="T22"><text:s text:c="3"/></text:span><text:span text:style-name="T22">&lt;id&gt;уникальный идентификатор из базы данных monitor_event_*&lt;/id&gt;</text:span></text:p>
            <text:p><text:span text:style-name="T22"><text:s text:c="3"/></text:span><text:span text:style-name="T22">&lt;type&gt; alarm или information или restart или heart_beat&lt;/type&gt;</text:span></text:p>
            <text:p><text:span text:style-name="T22"><text:s text:c="3"/></text:span><text:span text:style-name="T22">&lt;confirm /&gt;</text:span></text:p>
            <text:p><text:span text:style-name="T22">&lt;/message&gt;</text:span></text:p>
          </draw:text-box>
        </draw:frame>
        <draw:rect draw:style-name="gr97" draw:text-style-name="P10" draw:id="id155" draw:layer="layout" svg:width="2.323cm" svg:height="1.136cm" svg:x="8.891cm" svg:y="21.98cm">
          <draw:glue-point draw:id="4" svg:x="3.232cm" svg:y="5cm"/>
          <text:p text:style-name="P1"><text:span text:style-name="T7">jabber</text:span></text:p>
          <text:p text:style-name="P1"><text:span text:style-name="T7">sender</text:span></text:p>
        </draw:rect>
        <draw:rect draw:style-name="gr65" draw:text-style-name="P10" draw:id="id156" draw:layer="layout" svg:width="1.864cm" svg:height="0.824cm" svg:x="17.54cm" svg:y="22.141cm">
          <text:p text:style-name="P1"><text:span text:style-name="T7">monitor</text:span><text:span text:style-name="T58">1</text:span></text:p>
        </draw:rect>
        <draw:connector draw:style-name="gr110" draw:text-style-name="P16" draw:layer="layout" draw:type="line" svg:x1="11.214cm" svg:y1="22.548cm" svg:x2="17.54cm" svg:y2="22.553cm" draw:start-shape="id155" draw:start-glue-point="1" draw:end-shape="id156" draw:end-glue-point="3" svg:d="m11214 22548 6326 5">
          <text:p text:style-name="P1"><text:span text:style-name="T22">монитор оповещает </text:span></text:p>
          <text:p text:style-name="P1"><text:span text:style-name="T22">о решении проблемы</text:span></text:p>
        </draw:connector>
        <draw:frame draw:style-name="gr3" draw:text-style-name="P41" draw:layer="layout" svg:width="6.411cm" svg:height="1.843cm" svg:x="11.214cm" svg:y="22.854cm">
          <draw:text-box>
            <text:p><text:span text:style-name="T22">&lt;message&gt;</text:span></text:p>
            <text:p><text:span text:style-name="T22"><text:s text:c="3"/></text:span><text:span text:style-name="T22">&lt;id&gt;уникальный идентификатор из базы данных monitor_event_*&lt;/id&gt;</text:span></text:p>
            <text:p><text:span text:style-name="T22"><text:s text:c="3"/></text:span><text:span text:style-name="T22">&lt;type&gt; alarm или information или restart или heart_beat&lt;/type&gt;</text:span></text:p>
            <text:p><text:span text:style-name="T22"><text:s text:c="3"/></text:span><text:span text:style-name="T22">&lt;resolve&gt;</text:span></text:p>
            <text:p><text:span text:style-name="T22"><text:s text:c="6"/></text:span><text:span text:style-name="T22">&lt;id&gt;код из таблицы в базе данных monitor_event_resolve &lt;/id&gt;</text:span></text:p>
            <text:p><text:span text:style-name="T22"><text:s text:c="6"/></text:span><text:span text:style-name="T22">&lt;name&gt; нестандартный ответ &lt;/name&gt;</text:span></text:p>
            <text:p><text:span text:style-name="T22"><text:s text:c="3"/></text:span><text:span text:style-name="T22">&lt;/resolve&gt;</text:span></text:p>
            <text:p><text:span text:style-name="T22">&lt;/message&gt;</text:span></text:p>
          </draw:text-box>
        </draw:frame>
        <draw:frame draw:style-name="gr3" draw:text-style-name="P41" draw:layer="layout" svg:width="2.716cm" svg:height="0.649cm" svg:x="8.714cm" svg:y="20.554cm">
          <draw:text-box>
            <text:p><text:span text:style-name="T22">подтверждение о доставке</text:span></text:p>
            <text:p><text:span text:style-name="T22">monitor_event_state=3</text:span></text:p>
          </draw:text-box>
        </draw:frame>
        <draw:frame draw:style-name="gr3" draw:text-style-name="P41" draw:layer="layout" svg:width="2.318cm" svg:height="0.649cm" svg:x="8.714cm" svg:y="23.055cm">
          <draw:text-box>
            <text:p><text:span text:style-name="T22">проблема разрешена</text:span></text:p>
            <text:p><text:span text:style-name="T22">monitor_event_state=4</text:span></text:p>
          </draw:text-box>
        </draw:frame>
        <draw:frame draw:style-name="gr3" draw:text-style-name="P41" draw:layer="layout" svg:width="2.318cm" svg:height="0.649cm" svg:x="8.714cm" svg:y="17.455cm">
          <draw:text-box>
            <text:p><text:span text:style-name="T22">новое сообщение</text:span></text:p>
            <text:p><text:span text:style-name="T22">monitor_event_state=1</text:span></text:p>
          </draw:text-box>
        </draw:frame>
        <draw:frame draw:style-name="gr3" draw:text-style-name="P41" draw:layer="layout" svg:width="2.995cm" svg:height="0.649cm" svg:x="8.714cm" svg:y="17.956cm">
          <draw:text-box>
            <text:p><text:span text:style-name="T22">взято для отправки на модуль</text:span></text:p>
            <text:p><text:span text:style-name="T22">monitor_event_state=2</text:span></text:p>
          </draw:text-box>
        </draw:frame>
        <draw:rect draw:style-name="gr93" draw:text-style-name="P1" draw:layer="layout" svg:width="11.249cm" svg:height="5.615cm" svg:x="8.587cm" svg:y="21.874cm">
          <text:p/>
        </draw:rect>
        <draw:frame draw:style-name="gr3" draw:text-style-name="P41" draw:layer="layout" svg:width="2.31cm" svg:height="0.649cm" svg:x="8.714cm" svg:y="23.556cm">
          <draw:text-box>
            <text:p><text:span text:style-name="T22">monitor_event_resolve</text:span></text:p>
            <text:p><text:span text:style-name="T22">=&lt;resolve.id&gt;</text:span></text:p>
          </draw:text-box>
        </draw:frame>
        <draw:rect draw:style-name="gr97" draw:text-style-name="P10" draw:id="id157" draw:layer="layout" svg:width="2.323cm" svg:height="1.136cm" svg:x="8.891cm" svg:y="24.581cm">
          <draw:glue-point draw:id="4" svg:x="3.232cm" svg:y="5cm"/>
          <text:p text:style-name="P1"><text:span text:style-name="T7">jabber</text:span></text:p>
          <text:p text:style-name="P1"><text:span text:style-name="T7">sender</text:span></text:p>
        </draw:rect>
        <draw:rect draw:style-name="gr65" draw:text-style-name="P10" draw:id="id158" draw:layer="layout" svg:width="1.864cm" svg:height="0.824cm" svg:x="17.54cm" svg:y="24.742cm">
          <text:p text:style-name="P1"><text:span text:style-name="T7">monitor</text:span><text:span text:style-name="T58">1</text:span></text:p>
        </draw:rect>
        <draw:connector draw:style-name="gr111" draw:text-style-name="P16" draw:layer="layout" draw:type="line" svg:x1="11.214cm" svg:y1="25.149cm" svg:x2="17.54cm" svg:y2="25.154cm" draw:start-shape="id157" draw:start-glue-point="1" draw:end-shape="id158" draw:end-glue-point="3" svg:d="m11214 25149 6326 5">
          <text:p text:style-name="P1"><text:span text:style-name="T22">jabber sender</text:span></text:p>
          <text:p text:style-name="P1"><text:span text:style-name="T22">оповещает о выполнении</text:span></text:p>
        </draw:connector>
        <draw:frame draw:style-name="gr3" draw:text-style-name="P41" draw:layer="layout" svg:width="6.411cm" svg:height="1.246cm" svg:x="11.214cm" svg:y="25.455cm">
          <draw:text-box>
            <text:p><text:span text:style-name="T22">&lt;message&gt;</text:span></text:p>
            <text:p><text:span text:style-name="T22"><text:s text:c="3"/></text:span><text:span text:style-name="T22">&lt;id&gt;уникальный идентификатор из базы данных monitor_event_*&lt;/id&gt;</text:span></text:p>
            <text:p><text:span text:style-name="T22"><text:s text:c="3"/></text:span><text:span text:style-name="T22">&lt;type&gt; alarm или information или restart или heart_beat&lt;/type&gt;</text:span></text:p>
            <text:p><text:span text:style-name="T22"><text:s text:c="3"/></text:span><text:span text:style-name="T22">&lt;confirm /&gt;</text:span></text:p>
            <text:p><text:span text:style-name="T22">&lt;/message&gt;</text:span></text:p>
          </draw:text-box>
        </draw:frame>
        <draw:frame draw:style-name="gr3" draw:text-style-name="P41" draw:layer="layout" svg:width="2.318cm" svg:height="0.649cm" svg:x="8.714cm" svg:y="25.656cm">
          <draw:text-box>
            <text:p><text:span text:style-name="T22">проблема разрешена</text:span></text:p>
            <text:p><text:span text:style-name="T22">monitor_event_state=4</text:span></text:p>
          </draw:text-box>
        </draw:frame>
        <draw:frame draw:style-name="gr3" draw:text-style-name="P41" draw:layer="layout" svg:width="2.31cm" svg:height="0.649cm" svg:x="8.714cm" svg:y="26.157cm">
          <draw:text-box>
            <text:p><text:span text:style-name="T22">monitor_event_resolve</text:span></text:p>
            <text:p><text:span text:style-name="T22">=&lt;resolve.id&gt;</text:span></text:p>
          </draw:text-box>
        </draw:frame>
      </draw:page>
      <draw:page draw:name="page23" draw:style-name="dp1" draw:master-page-name="Обычный">
        <office:forms form:automatic-focus="false" form:apply-design-mode="false"/>
        <draw:rect draw:style-name="gr86" draw:text-style-name="P1" draw:layer="layout" svg:width="2.833cm" svg:height="2.934cm" svg:x="16.551cm" svg:y="3.913cm">
          <text:p/>
        </draw:rect>
        <draw:rect draw:style-name="gr9" draw:text-style-name="P37" draw:layer="layout" svg:width="2.797cm" svg:height="0.207cm" svg:x="16.587cm" svg:y="6.847cm">
          <text:p text:style-name="P1"><text:span text:style-name="T53">menu_settings.restart.RestartSettins</text:span></text:p>
        </draw:rect>
        <draw:rect draw:style-name="gr86" draw:text-style-name="P1" draw:layer="layout" svg:width="2.833cm" svg:height="2.934cm" svg:x="13.65cm" svg:y="3.912cm">
          <text:p/>
        </draw:rect>
        <draw:rect draw:style-name="gr9" draw:text-style-name="P37" draw:layer="layout" svg:width="2.797cm" svg:height="0.207cm" svg:x="13.686cm" svg:y="6.846cm">
          <text:p text:style-name="P1"><text:span text:style-name="T53">menu_settings.information.InformationSettings</text:span></text:p>
        </draw:rect>
        <draw:frame draw:style-name="gr85" draw:text-style-name="P21" draw:layer="layout" svg:width="13.646cm" svg:height="0.725cm" svg:x="3.501cm" svg:y="0.104cm">
          <draw:text-box>
            <text:p text:style-name="P20"><text:span text:style-name="T18">FenomenMonitor</text:span></text:p>
          </draw:text-box>
        </draw:frame>
        <draw:rect draw:style-name="gr86" draw:text-style-name="P1" draw:layer="layout" svg:width="4.392cm" svg:height="1.696cm" svg:x="1.349cm" svg:y="3.909cm">
          <text:p/>
        </draw:rect>
        <draw:rect draw:style-name="gr19" draw:text-style-name="P3" draw:id="id161" draw:layer="layout" svg:width="4.115cm" svg:height="0.701cm" svg:x="1.481cm" svg:y="4.013cm">
          <text:p text:style-name="P1"><text:span text:style-name="T1">Настройки оповещения</text:span></text:p>
        </draw:rect>
        <draw:rect draw:style-name="gr19" draw:text-style-name="P3" draw:id="id163" draw:layer="layout" svg:width="4.115cm" svg:height="0.701cm" svg:x="1.482cm" svg:y="4.814cm">
          <text:p text:style-name="P1"><text:span text:style-name="T1">Монитор оповещения</text:span></text:p>
        </draw:rect>
        <draw:rect draw:style-name="gr13" draw:text-style-name="P3" draw:layer="layout" svg:width="2.724cm" svg:height="0.304cm" svg:x="3.017cm" svg:y="3.605cm">
          <text:p text:style-name="P1"><text:span text:style-name="T1">Главное меню</text:span></text:p>
        </draw:rect>
        <draw:rect draw:style-name="gr1" draw:text-style-name="P37" draw:layer="layout" svg:width="2.724cm" svg:height="0.207cm" svg:x="3.017cm" svg:y="5.605cm">
          <text:p/>
        </draw:rect>
        <draw:rect draw:style-name="gr86" draw:text-style-name="P1" draw:id="id162" draw:layer="layout" svg:width="2.958cm" svg:height="2.934cm" svg:x="7.749cm" svg:y="3.91cm">
          <text:p/>
        </draw:rect>
        <draw:rect draw:style-name="gr86" draw:text-style-name="P1" draw:layer="layout" svg:width="2.833cm" svg:height="2.934cm" svg:x="10.749cm" svg:y="3.911cm">
          <text:p/>
        </draw:rect>
        <draw:rect draw:style-name="gr9" draw:text-style-name="P37" draw:layer="layout" svg:width="2.724cm" svg:height="0.207cm" svg:x="10.858cm" svg:y="6.845cm">
          <text:p text:style-name="P1"><text:span text:style-name="T53">menu_settings.alarm.AlarmSettings</text:span></text:p>
        </draw:rect>
        <draw:rect draw:style-name="gr9" draw:text-style-name="P37" draw:layer="layout" svg:width="2.724cm" svg:height="0.207cm" svg:x="7.983cm" svg:y="6.844cm">
          <text:p text:style-name="P1"><text:span text:style-name="T53">menu_settings.heart_beat.HeartBeatSettings</text:span></text:p>
        </draw:rect>
        <draw:rect draw:style-name="gr88" draw:text-style-name="P1" draw:layer="layout" svg:width="2.706cm" svg:height="2.237cm" svg:x="7.896cm" svg:y="4.037cm">
          <text:p/>
        </draw:rect>
        <draw:rect draw:style-name="gr15" draw:text-style-name="P3" draw:layer="layout" svg:width="2.3cm" svg:height="0.34cm" svg:x="8.088cm" svg:y="4.035cm">
          <text:p text:style-name="P1"><text:span text:style-name="T1">Сердцебиение</text:span></text:p>
        </draw:rect>
        <draw:rect draw:style-name="gr91" draw:text-style-name="P16" draw:layer="layout" svg:width="2.568cm" svg:height="0.427cm" svg:x="7.967cm" svg:y="4.464cm">
          <text:p/>
        </draw:rect>
        <draw:rect draw:style-name="gr15" draw:text-style-name="P3" draw:layer="layout" svg:width="0.863cm" svg:height="0.261cm" svg:x="8.025cm" svg:y="4.552cm">
          <text:p text:style-name="P1"><text:span text:style-name="T1">module</text:span></text:p>
        </draw:rect>
        <draw:rect draw:style-name="gr10" draw:text-style-name="P3" draw:layer="layout" svg:width="0.728cm" svg:height="0.261cm" svg:x="8.925cm" svg:y="4.553cm">
          <text:p text:style-name="P1"><text:span text:style-name="T22">enabled</text:span></text:p>
        </draw:rect>
        <draw:rect draw:style-name="gr10" draw:text-style-name="P3" draw:id="id160" draw:layer="layout" svg:width="0.8cm" svg:height="0.261cm" svg:x="9.689cm" svg:y="4.554cm">
          <text:p text:style-name="P1"><text:span text:style-name="T22">time_wait</text:span></text:p>
        </draw:rect>
        <draw:rect draw:style-name="gr91" draw:text-style-name="P16" draw:layer="layout" svg:width="2.568cm" svg:height="0.427cm" svg:x="7.967cm" svg:y="4.965cm">
          <text:p/>
        </draw:rect>
        <draw:rect draw:style-name="gr15" draw:text-style-name="P3" draw:layer="layout" svg:width="0.863cm" svg:height="0.261cm" svg:x="8.025cm" svg:y="5.053cm">
          <text:p text:style-name="P1"><text:span text:style-name="T1">module</text:span></text:p>
        </draw:rect>
        <draw:rect draw:style-name="gr10" draw:text-style-name="P3" draw:layer="layout" svg:width="0.728cm" svg:height="0.261cm" svg:x="8.925cm" svg:y="5.054cm">
          <text:p text:style-name="P1"><text:span text:style-name="T22">enabled</text:span></text:p>
        </draw:rect>
        <draw:rect draw:style-name="gr10" draw:text-style-name="P3" draw:layer="layout" svg:width="0.8cm" svg:height="0.261cm" svg:x="9.689cm" svg:y="5.055cm">
          <text:p text:style-name="P1"><text:span text:style-name="T22">time_wait</text:span></text:p>
        </draw:rect>
        <draw:rect draw:style-name="gr91" draw:text-style-name="P16" draw:layer="layout" svg:width="2.568cm" svg:height="0.427cm" svg:x="7.967cm" svg:y="5.466cm">
          <text:p/>
        </draw:rect>
        <draw:rect draw:style-name="gr15" draw:text-style-name="P3" draw:layer="layout" svg:width="0.863cm" svg:height="0.261cm" svg:x="8.025cm" svg:y="5.554cm">
          <text:p text:style-name="P1"><text:span text:style-name="T1">module</text:span></text:p>
        </draw:rect>
        <draw:rect draw:style-name="gr10" draw:text-style-name="P3" draw:layer="layout" svg:width="0.728cm" svg:height="0.261cm" svg:x="8.925cm" svg:y="5.555cm">
          <text:p text:style-name="P1"><text:span text:style-name="T22">enabled</text:span></text:p>
        </draw:rect>
        <draw:rect draw:style-name="gr10" draw:text-style-name="P3" draw:layer="layout" svg:width="0.8cm" svg:height="0.261cm" svg:x="9.689cm" svg:y="5.556cm">
          <text:p text:style-name="P1"><text:span text:style-name="T22">time_wait</text:span></text:p>
        </draw:rect>
        <draw:custom-shape draw:style-name="gr35" draw:text-style-name="P16" draw:id="id159" draw:layer="layout" svg:width="2.307cm" svg:height="1.096cm" svg:x="8.976cm" svg:y="1.547cm">
          <text:p text:style-name="P1"><text:span text:style-name="T22">Время, через</text:span></text:p>
          <text:p text:style-name="P1"><text:span text:style-name="T22">которое будет </text:span></text:p>
          <text:p text:style-name="P1"><text:span text:style-name="T22">выдано тревожное </text:span></text:p>
          <text:p text:style-name="P1"><text:span text:style-name="T22">сообщение, в случае </text:span></text:p>
          <text:p text:style-name="P1"><text:span text:style-name="T22">не получения сигнала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91" draw:text-style-name="P1" draw:layer="layout" draw:type="line" svg:x1="10.129cm" svg:y1="2.643cm" svg:x2="10.089cm" svg:y2="4.554cm" draw:start-shape="id159" draw:start-glue-point="6" draw:end-shape="id160" draw:end-glue-point="0" svg:d="m10129 2643-40 1911">
          <text:p/>
        </draw:connector>
        <draw:rect draw:style-name="gr88" draw:text-style-name="P1" draw:layer="layout" svg:width="2.706cm" svg:height="2.237cm" svg:x="10.796cm" svg:y="4.038cm">
          <text:p/>
        </draw:rect>
        <draw:rect draw:style-name="gr15" draw:text-style-name="P3" draw:layer="layout" svg:width="2.3cm" svg:height="0.34cm" svg:x="10.988cm" svg:y="4.036cm">
          <text:p text:style-name="P1"><text:span text:style-name="T1">Тревожные сообщения</text:span></text:p>
        </draw:rect>
        <draw:rect draw:style-name="gr88" draw:text-style-name="P1" draw:layer="layout" svg:width="2.706cm" svg:height="2.237cm" svg:x="13.696cm" svg:y="4.039cm">
          <text:p/>
        </draw:rect>
        <draw:rect draw:style-name="gr15" draw:text-style-name="P3" draw:layer="layout" svg:width="2.3cm" svg:height="0.429cm" svg:x="13.888cm" svg:y="4.037cm">
          <text:p text:style-name="P1"><text:span text:style-name="T1">Информационные </text:span></text:p>
          <text:p text:style-name="P1"><text:span text:style-name="T1">сообщения</text:span></text:p>
        </draw:rect>
        <draw:rect draw:style-name="gr88" draw:text-style-name="P1" draw:layer="layout" svg:width="2.706cm" svg:height="2.237cm" svg:x="16.596cm" svg:y="4.04cm">
          <text:p/>
        </draw:rect>
        <draw:rect draw:style-name="gr15" draw:text-style-name="P3" draw:layer="layout" svg:width="2.3cm" svg:height="0.34cm" svg:x="16.788cm" svg:y="4.038cm">
          <text:p text:style-name="P1"><text:span text:style-name="T1">Restart</text:span></text:p>
        </draw:rect>
        <draw:rect draw:style-name="gr91" draw:text-style-name="P16" draw:layer="layout" svg:width="2.568cm" svg:height="0.427cm" svg:x="10.867cm" svg:y="4.465cm">
          <text:p/>
        </draw:rect>
        <draw:rect draw:style-name="gr15" draw:text-style-name="P3" draw:layer="layout" svg:width="0.863cm" svg:height="0.261cm" svg:x="11.325cm" svg:y="4.553cm">
          <text:p text:style-name="P1"><text:span text:style-name="T1">module</text:span></text:p>
        </draw:rect>
        <draw:rect draw:style-name="gr10" draw:text-style-name="P3" draw:layer="layout" svg:width="0.728cm" svg:height="0.261cm" svg:x="12.295cm" svg:y="4.554cm">
          <text:p text:style-name="P1"><text:span text:style-name="T22">enabled</text:span></text:p>
        </draw:rect>
        <draw:rect draw:style-name="gr91" draw:text-style-name="P16" draw:layer="layout" svg:width="2.568cm" svg:height="0.427cm" svg:x="10.867cm" svg:y="4.966cm">
          <text:p/>
        </draw:rect>
        <draw:rect draw:style-name="gr15" draw:text-style-name="P3" draw:layer="layout" svg:width="0.863cm" svg:height="0.261cm" svg:x="11.325cm" svg:y="5.054cm">
          <text:p text:style-name="P1"><text:span text:style-name="T1">module</text:span></text:p>
        </draw:rect>
        <draw:rect draw:style-name="gr10" draw:text-style-name="P3" draw:layer="layout" svg:width="0.728cm" svg:height="0.261cm" svg:x="12.295cm" svg:y="5.055cm">
          <text:p text:style-name="P1"><text:span text:style-name="T22">enabled</text:span></text:p>
        </draw:rect>
        <draw:rect draw:style-name="gr91" draw:text-style-name="P16" draw:layer="layout" svg:width="2.568cm" svg:height="0.427cm" svg:x="10.867cm" svg:y="5.467cm">
          <text:p/>
        </draw:rect>
        <draw:rect draw:style-name="gr15" draw:text-style-name="P3" draw:layer="layout" svg:width="0.863cm" svg:height="0.261cm" svg:x="11.325cm" svg:y="5.555cm">
          <text:p text:style-name="P1"><text:span text:style-name="T1">module</text:span></text:p>
        </draw:rect>
        <draw:rect draw:style-name="gr10" draw:text-style-name="P3" draw:layer="layout" svg:width="0.728cm" svg:height="0.261cm" svg:x="12.295cm" svg:y="5.556cm">
          <text:p text:style-name="P1"><text:span text:style-name="T22">enabled</text:span></text:p>
        </draw:rect>
        <draw:rect draw:style-name="gr91" draw:text-style-name="P16" draw:layer="layout" svg:width="2.568cm" svg:height="0.427cm" svg:x="13.767cm" svg:y="4.466cm">
          <text:p/>
        </draw:rect>
        <draw:rect draw:style-name="gr15" draw:text-style-name="P3" draw:layer="layout" svg:width="0.863cm" svg:height="0.261cm" svg:x="14.225cm" svg:y="4.554cm">
          <text:p text:style-name="P1"><text:span text:style-name="T1">module</text:span></text:p>
        </draw:rect>
        <draw:rect draw:style-name="gr10" draw:text-style-name="P3" draw:layer="layout" svg:width="0.728cm" svg:height="0.261cm" svg:x="15.195cm" svg:y="4.555cm">
          <text:p text:style-name="P1"><text:span text:style-name="T22">enabled</text:span></text:p>
        </draw:rect>
        <draw:rect draw:style-name="gr91" draw:text-style-name="P16" draw:layer="layout" svg:width="2.568cm" svg:height="0.427cm" svg:x="13.767cm" svg:y="4.967cm">
          <text:p/>
        </draw:rect>
        <draw:rect draw:style-name="gr15" draw:text-style-name="P3" draw:layer="layout" svg:width="0.863cm" svg:height="0.261cm" svg:x="14.225cm" svg:y="5.055cm">
          <text:p text:style-name="P1"><text:span text:style-name="T1">module</text:span></text:p>
        </draw:rect>
        <draw:rect draw:style-name="gr10" draw:text-style-name="P3" draw:layer="layout" svg:width="0.728cm" svg:height="0.261cm" svg:x="15.195cm" svg:y="5.056cm">
          <text:p text:style-name="P1"><text:span text:style-name="T22">enabled</text:span></text:p>
        </draw:rect>
        <draw:rect draw:style-name="gr91" draw:text-style-name="P16" draw:layer="layout" svg:width="2.568cm" svg:height="0.427cm" svg:x="13.767cm" svg:y="5.468cm">
          <text:p/>
        </draw:rect>
        <draw:rect draw:style-name="gr15" draw:text-style-name="P3" draw:layer="layout" svg:width="0.863cm" svg:height="0.261cm" svg:x="14.225cm" svg:y="5.556cm">
          <text:p text:style-name="P1"><text:span text:style-name="T1">module</text:span></text:p>
        </draw:rect>
        <draw:rect draw:style-name="gr10" draw:text-style-name="P3" draw:layer="layout" svg:width="0.728cm" svg:height="0.261cm" svg:x="15.195cm" svg:y="5.557cm">
          <text:p text:style-name="P1"><text:span text:style-name="T22">enabled</text:span></text:p>
        </draw:rect>
        <draw:rect draw:style-name="gr91" draw:text-style-name="P16" draw:layer="layout" svg:width="2.568cm" svg:height="0.427cm" svg:x="16.667cm" svg:y="4.467cm">
          <text:p/>
        </draw:rect>
        <draw:rect draw:style-name="gr15" draw:text-style-name="P3" draw:layer="layout" svg:width="0.863cm" svg:height="0.261cm" svg:x="17.125cm" svg:y="4.555cm">
          <text:p text:style-name="P1"><text:span text:style-name="T1">module</text:span></text:p>
        </draw:rect>
        <draw:rect draw:style-name="gr10" draw:text-style-name="P3" draw:layer="layout" svg:width="0.728cm" svg:height="0.261cm" svg:x="18.095cm" svg:y="4.556cm">
          <text:p text:style-name="P1"><text:span text:style-name="T22">enabled</text:span></text:p>
        </draw:rect>
        <draw:rect draw:style-name="gr91" draw:text-style-name="P16" draw:layer="layout" svg:width="2.568cm" svg:height="0.427cm" svg:x="16.667cm" svg:y="4.968cm">
          <text:p/>
        </draw:rect>
        <draw:rect draw:style-name="gr15" draw:text-style-name="P3" draw:layer="layout" svg:width="0.863cm" svg:height="0.261cm" svg:x="17.125cm" svg:y="5.056cm">
          <text:p text:style-name="P1"><text:span text:style-name="T1">module</text:span></text:p>
        </draw:rect>
        <draw:rect draw:style-name="gr10" draw:text-style-name="P3" draw:layer="layout" svg:width="0.728cm" svg:height="0.261cm" svg:x="18.095cm" svg:y="5.057cm">
          <text:p text:style-name="P1"><text:span text:style-name="T22">enabled</text:span></text:p>
        </draw:rect>
        <draw:rect draw:style-name="gr91" draw:text-style-name="P16" draw:layer="layout" svg:width="2.568cm" svg:height="0.427cm" svg:x="16.667cm" svg:y="5.469cm">
          <text:p/>
        </draw:rect>
        <draw:rect draw:style-name="gr15" draw:text-style-name="P3" draw:layer="layout" svg:width="0.863cm" svg:height="0.261cm" svg:x="17.125cm" svg:y="5.557cm">
          <text:p text:style-name="P1"><text:span text:style-name="T1">module</text:span></text:p>
        </draw:rect>
        <draw:rect draw:style-name="gr10" draw:text-style-name="P3" draw:layer="layout" svg:width="0.728cm" svg:height="0.261cm" svg:x="18.095cm" svg:y="5.558cm">
          <text:p text:style-name="P1"><text:span text:style-name="T22">enabled</text:span></text:p>
        </draw:rect>
        <draw:connector draw:style-name="gr92" draw:text-style-name="P1" draw:layer="layout" draw:type="line" svg:x1="5.596cm" svg:y1="4.363cm" svg:x2="7.749cm" svg:y2="5.377cm" draw:start-shape="id161" draw:start-glue-point="1" draw:end-shape="id162" draw:end-glue-point="3" svg:d="m5596 4363 2153 1014">
          <text:p/>
        </draw:connector>
        <draw:rect draw:style-name="gr86" draw:text-style-name="P1" draw:layer="layout" svg:width="4.392cm" svg:height="1.696cm" svg:x="1.349cm" svg:y="1.41cm">
          <text:p/>
        </draw:rect>
        <draw:rect draw:style-name="gr19" draw:text-style-name="P3" draw:layer="layout" svg:width="1.97cm" svg:height="0.343cm" svg:x="1.528cm" svg:y="2.648cm">
          <text:p text:style-name="P1"><text:span text:style-name="T1">Вход</text:span></text:p>
        </draw:rect>
        <draw:rect draw:style-name="gr13" draw:text-style-name="P3" draw:layer="layout" svg:width="2.724cm" svg:height="0.304cm" svg:x="3.017cm" svg:y="1.106cm">
          <text:p text:style-name="P1"><text:span text:style-name="T1">Логин/Парль</text:span></text:p>
        </draw:rect>
        <draw:rect draw:style-name="gr1" draw:text-style-name="P37" draw:layer="layout" svg:width="2.724cm" svg:height="0.207cm" svg:x="3.017cm" svg:y="3.106cm">
          <text:p/>
        </draw:rect>
        <draw:rect draw:style-name="gr19" draw:text-style-name="P3" draw:layer="layout" svg:width="1.97cm" svg:height="0.343cm" svg:x="3.628cm" svg:y="2.649cm">
          <text:p text:style-name="P1"><text:span text:style-name="T1">Отмена</text:span></text:p>
        </draw:rect>
        <draw:rect draw:style-name="gr15" draw:text-style-name="P3" draw:layer="layout" svg:width="1.339cm" svg:height="0.444cm" svg:x="2.225cm" svg:y="1.552cm">
          <text:p text:style-name="P1"><text:span text:style-name="T1">Login</text:span></text:p>
        </draw:rect>
        <draw:rect draw:style-name="gr10" draw:text-style-name="P3" draw:layer="layout" svg:width="1.13cm" svg:height="0.444cm" svg:x="3.921cm" svg:y="1.554cm">
          <text:p text:style-name="P1"><text:span text:style-name="T22">Login</text:span></text:p>
        </draw:rect>
        <draw:rect draw:style-name="gr15" draw:text-style-name="P3" draw:layer="layout" svg:width="1.339cm" svg:height="0.444cm" svg:x="2.225cm" svg:y="2.052cm">
          <text:p text:style-name="P1"><text:span text:style-name="T1">Password</text:span></text:p>
        </draw:rect>
        <draw:rect draw:style-name="gr10" draw:text-style-name="P3" draw:layer="layout" svg:width="1.13cm" svg:height="0.444cm" svg:x="3.921cm" svg:y="2.054cm">
          <text:p text:style-name="P1"><text:span text:style-name="T22">Password</text:span></text:p>
        </draw:rect>
        <draw:rect draw:style-name="gr86" draw:text-style-name="P1" draw:id="id164" draw:layer="layout" svg:width="3.116cm" svg:height="2.243cm" svg:x="7.598cm" svg:y="10.731cm">
          <text:p/>
        </draw:rect>
        <draw:rect draw:style-name="gr13" draw:text-style-name="P3" draw:layer="layout" svg:width="2.724cm" svg:height="0.304cm" svg:x="7.99cm" svg:y="10.427cm">
          <text:p text:style-name="P1"><text:span text:style-name="T1">Монитор оповещения</text:span></text:p>
        </draw:rect>
        <draw:rect draw:style-name="gr9" draw:text-style-name="P37" draw:layer="layout" svg:width="2.724cm" svg:height="0.207cm" svg:x="7.99cm" svg:y="12.974cm">
          <text:p text:style-name="P1"><text:span text:style-name="T53">menu_notifier.MenuNotifier</text:span></text:p>
        </draw:rect>
        <draw:connector draw:style-name="gr92" draw:text-style-name="P1" draw:layer="layout" draw:type="line" svg:x1="5.597cm" svg:y1="5.164cm" svg:x2="7.598cm" svg:y2="11.852cm" draw:start-shape="id163" draw:start-glue-point="1" draw:end-shape="id164" draw:end-glue-point="3" svg:d="m5597 5164 2001 6688">
          <text:p/>
        </draw:connector>
        <draw:rect draw:style-name="gr91" draw:text-style-name="P16" draw:id="id165" draw:layer="layout" svg:width="2.665cm" svg:height="0.427cm" svg:x="7.925cm" svg:y="10.794cm">
          <text:p/>
        </draw:rect>
        <draw:rect draw:style-name="gr15" draw:text-style-name="P3" draw:layer="layout" svg:width="0.863cm" svg:height="0.261cm" svg:x="8.684cm" svg:y="10.881cm">
          <text:p text:style-name="P1"><text:span text:style-name="T1">module</text:span></text:p>
        </draw:rect>
        <draw:rect draw:style-name="gr15" draw:text-style-name="P3" draw:layer="layout" svg:width="0.604cm" svg:height="0.261cm" svg:x="8.009cm" svg:y="10.882cm">
          <text:p text:style-name="P1"><text:span text:style-name="T1">type</text:span></text:p>
        </draw:rect>
        <draw:rect draw:style-name="gr15" draw:text-style-name="P3" draw:layer="layout" svg:width="0.863cm" svg:height="0.261cm" svg:x="9.585cm" svg:y="10.882cm">
          <text:p text:style-name="P1"><text:span text:style-name="T1">time</text:span></text:p>
        </draw:rect>
        <draw:rect draw:style-name="gr86" draw:text-style-name="P1" draw:id="id166" draw:layer="layout" svg:width="3.116cm" svg:height="2.243cm" svg:x="13.098cm" svg:y="7.831cm">
          <text:p/>
        </draw:rect>
        <draw:rect draw:style-name="gr13" draw:text-style-name="P3" draw:layer="layout" svg:width="2.724cm" svg:height="0.304cm" svg:x="13.49cm" svg:y="7.527cm">
          <text:p text:style-name="P1"><text:span text:style-name="T1">решение оповещения</text:span></text:p>
        </draw:rect>
        <draw:rect draw:style-name="gr1" draw:text-style-name="P37" draw:layer="layout" svg:width="2.724cm" svg:height="0.207cm" svg:x="13.49cm" svg:y="10.074cm">
          <text:p/>
        </draw:rect>
        <draw:connector draw:style-name="gr92" draw:text-style-name="P1" draw:layer="layout" draw:type="line" svg:x1="10.59cm" svg:y1="11.007cm" svg:x2="13.098cm" svg:y2="8.952cm" draw:start-shape="id165" draw:start-glue-point="1" draw:end-shape="id166" draw:end-glue-point="3" svg:d="m10590 11007 2508-2055">
          <text:p/>
        </draw:connector>
        <draw:rect draw:style-name="gr19" draw:text-style-name="P3" draw:layer="layout" svg:width="1.343cm" svg:height="0.345cm" svg:x="13.233cm" svg:y="9.588cm">
          <text:p text:style-name="P1"><text:span text:style-name="T1">OK</text:span></text:p>
        </draw:rect>
        <draw:rect draw:style-name="gr19" draw:text-style-name="P3" draw:layer="layout" svg:width="1.343cm" svg:height="0.345cm" svg:x="14.734cm" svg:y="9.589cm">
          <text:p text:style-name="P1"><text:span text:style-name="T1">Cancel</text:span></text:p>
        </draw:rect>
        <draw:rect draw:style-name="gr10" draw:text-style-name="P3" draw:layer="layout" svg:width="1.145cm" svg:height="0.261cm" svg:x="13.418cm" svg:y="7.923cm">
          <text:p text:style-name="P1"><text:span text:style-name="T22">variant 1</text:span></text:p>
        </draw:rect>
        <draw:rect draw:style-name="gr10" draw:text-style-name="P3" draw:layer="layout" svg:width="1.145cm" svg:height="0.261cm" svg:x="13.419cm" svg:y="8.224cm">
          <text:p text:style-name="P1"><text:span text:style-name="T22">variant 2</text:span></text:p>
        </draw:rect>
        <draw:rect draw:style-name="gr10" draw:text-style-name="P3" draw:layer="layout" svg:width="1.145cm" svg:height="0.261cm" svg:x="13.42cm" svg:y="8.525cm">
          <text:p text:style-name="P1"><text:span text:style-name="T22">variant 3</text:span></text:p>
        </draw:rect>
        <draw:rect draw:style-name="gr10" draw:text-style-name="P3" draw:layer="layout" svg:width="1.145cm" svg:height="0.261cm" svg:x="13.421cm" svg:y="8.826cm">
          <text:p text:style-name="P1"><text:span text:style-name="T22">variant 4</text:span></text:p>
        </draw:rect>
        <draw:rect draw:style-name="gr10" draw:text-style-name="P3" draw:layer="layout" svg:width="1.402cm" svg:height="0.261cm" svg:x="13.422cm" svg:y="9.127cm">
          <text:p text:style-name="P1"><text:span text:style-name="T22">variant another</text:span></text:p>
        </draw:rect>
        <draw:rect draw:style-name="gr10" draw:text-style-name="P3" draw:layer="layout" svg:width="1.182cm" svg:height="0.261cm" svg:x="14.922cm" svg:y="9.128cm">
          <text:p text:style-name="P1"><text:span text:style-name="T22">text another</text:span></text:p>
        </draw:rect>
        <draw:rect draw:style-name="gr65" draw:text-style-name="P3" draw:layer="layout" svg:width="1.155cm" svg:height="0.32cm" svg:x="10.918cm" svg:y="6.406cm">
          <text:p text:style-name="P1"><text:span text:style-name="T1">Save</text:span></text:p>
        </draw:rect>
        <draw:rect draw:style-name="gr65" draw:text-style-name="P3" draw:layer="layout" svg:width="1.155cm" svg:height="0.32cm" svg:x="12.219cm" svg:y="6.406cm">
          <text:p text:style-name="P1"><text:span text:style-name="T1">Cancel</text:span></text:p>
        </draw:rect>
        <draw:rect draw:style-name="gr65" draw:text-style-name="P3" draw:layer="layout" svg:width="1.155cm" svg:height="0.32cm" svg:x="13.818cm" svg:y="6.406cm">
          <text:p text:style-name="P1"><text:span text:style-name="T1">Save</text:span></text:p>
        </draw:rect>
        <draw:rect draw:style-name="gr65" draw:text-style-name="P3" draw:layer="layout" svg:width="1.155cm" svg:height="0.32cm" svg:x="15.119cm" svg:y="6.406cm">
          <text:p text:style-name="P1"><text:span text:style-name="T1">Cancel</text:span></text:p>
        </draw:rect>
        <draw:rect draw:style-name="gr65" draw:text-style-name="P3" draw:layer="layout" svg:width="1.155cm" svg:height="0.32cm" svg:x="16.718cm" svg:y="6.406cm">
          <text:p text:style-name="P1"><text:span text:style-name="T1">Save</text:span></text:p>
        </draw:rect>
        <draw:rect draw:style-name="gr65" draw:text-style-name="P3" draw:layer="layout" svg:width="1.155cm" svg:height="0.32cm" svg:x="18.019cm" svg:y="6.406cm">
          <text:p text:style-name="P1"><text:span text:style-name="T1">Cancel</text:span></text:p>
        </draw:rect>
        <draw:rect draw:style-name="gr65" draw:text-style-name="P3" draw:layer="layout" svg:width="1.155cm" svg:height="0.32cm" svg:x="8.018cm" svg:y="6.406cm">
          <text:p text:style-name="P1"><text:span text:style-name="T1">Save</text:span></text:p>
        </draw:rect>
        <draw:rect draw:style-name="gr65" draw:text-style-name="P3" draw:layer="layout" svg:width="1.155cm" svg:height="0.32cm" svg:x="9.319cm" svg:y="6.406cm">
          <text:p text:style-name="P1"><text:span text:style-name="T1">Cancel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marker draw:name="Double_20_Arrow" draw:display-name="Double Arrow" svg:viewBox="0 0 1131 1918" svg:d="m737 1131h394l-564-1131-567 1131h398l-398 787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Vitaliy Geleznyak</meta:initial-creator>
    <meta:creation-date>2009-11-09T13:02:20.28</meta:creation-date>
    <dc:date>2010-03-28T12:46:20.81</dc:date>
    <dc:creator>Vitaliy Geleznyak</dc:creator>
    <meta:editing-duration>PT929H19M02S</meta:editing-duration>
    <meta:editing-cycles>190</meta:editing-cycles>
    <meta:generator>OpenOffice.org/3.1$Win32 OpenOffice.org_project/310m11$Build-9399</meta:generator>
    <meta:document-statistic meta:object-count="1143"/>
  </office:meta>
</office:document-meta>
</file>